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0C0000000CB636CCB85045C2C4.gif" manifest:media-type="image/gif"/>
  <manifest:file-entry manifest:full-path="Object 1/Pictures/100002000000000B0000000B7D1422FA29DDF7D5.gif" manifest:media-type="image/gif"/>
  <manifest:file-entry manifest:full-path="Object 1/Pictures/1000020000000010000000104D3C6998AE6D5F97.gif" manifest:media-type="image/gif"/>
  <manifest:file-entry manifest:full-path="Object 1/Pictures/100002000000000E0000000782FA037329863FC1.gif" manifest:media-type="image/gif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0A0000000A5CBD833091249E98.gif" manifest:media-type="image/gif"/>
  <manifest:file-entry manifest:full-path="Object 2/Pictures/100002000000000A0000000A06DA059B56D9B274.gif" manifest:media-type="image/gif"/>
  <manifest:file-entry manifest:full-path="Object 2/Pictures/100002000000000A0000000AF7389912097AF89E.gif" manifest:media-type="image/gif"/>
  <manifest:file-entry manifest:full-path="Object 2/Pictures/100002000000000B0000000B7D1422FA29DDF7D5.gif" manifest:media-type="image/gif"/>
  <manifest:file-entry manifest:full-path="Object 2/Pictures/100002000000000A0000000A1585BE0ADBF974D6.gif" manifest:media-type="image/gif"/>
  <manifest:file-entry manifest:full-path="Object 2/Pictures/100002000000000A0000000A5C2E3F6F1846279A.gif" manifest:media-type="image/gif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00E0000000782FA037329863FC1.gif" manifest:media-type="image/gif"/>
  <manifest:file-entry manifest:full-path="Object 4/Pictures/100002000000000B0000000B7D1422FA29DDF7D5.gif" manifest:media-type="image/gif"/>
  <manifest:file-entry manifest:full-path="Object 4/Pictures/100002000000000C0000000CB636CCB85045C2C4.gif" manifest:media-type="image/gif"/>
  <manifest:file-entry manifest:full-path="Object 4/Pictures/1000020000000010000000104D3C6998AE6D5F97.gif" manifest:media-type="image/gif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mm"/>
    </style:style>
    <style:style style:name="co3" style:family="table-column">
      <style:table-column-properties fo:break-before="auto" style:column-width="80.65mm"/>
    </style:style>
    <style:style style:name="co4" style:family="table-column">
      <style:table-column-properties fo:break-before="auto" style:column-width="71.4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60.82mm"/>
    </style:style>
    <style:style style:name="co9" style:family="table-column">
      <style:table-column-properties fo:break-before="auto" style:column-width="33.32mm"/>
    </style:style>
    <style:style style:name="co10" style:family="table-column">
      <style:table-column-properties fo:break-before="auto" style:column-width="77.52mm"/>
    </style:style>
    <style:style style:name="co11" style:family="table-column">
      <style:table-column-properties fo:break-before="auto" style:column-width="73.36mm"/>
    </style:style>
    <style:style style:name="co12" style:family="table-column">
      <style:table-column-properties fo:break-before="auto" style:column-width="39.16mm"/>
    </style:style>
    <style:style style:name="co13" style:family="table-column">
      <style:table-column-properties fo:break-before="auto" style:column-width="33.1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26.78mm"/>
    </style:style>
    <style:style style:name="co16" style:family="table-column">
      <style:table-column-properties fo:break-before="auto" style:column-width="24.25mm"/>
    </style:style>
    <style:style style:name="co17" style:family="table-column">
      <style:table-column-properties fo:break-before="auto" style:column-width="19.4mm"/>
    </style:style>
    <style:style style:name="co18" style:family="table-column">
      <style:table-column-properties fo:break-before="auto" style:column-width="26.97mm"/>
    </style:style>
    <style:style style:name="co19" style:family="table-column">
      <style:table-column-properties fo:break-before="auto" style:column-width="42.67mm"/>
    </style:style>
    <style:style style:name="co20" style:family="table-column">
      <style:table-column-properties fo:break-before="auto" style:column-width="50.61mm"/>
    </style:style>
    <style:style style:name="co21" style:family="table-column">
      <style:table-column-properties fo:break-before="auto" style:column-width="49.02mm"/>
    </style:style>
    <style:style style:name="co22" style:family="table-column">
      <style:table-column-properties fo:break-before="auto" style:column-width="56.89mm"/>
    </style:style>
    <style:style style:name="co23" style:family="table-column">
      <style:table-column-properties fo:break-before="auto" style:column-width="13.12mm"/>
    </style:style>
    <style:style style:name="co24" style:family="table-column">
      <style:table-column-properties fo:break-before="auto" style:column-width="14.15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49.76mm"/>
    </style:style>
    <style:style style:name="co27" style:family="table-column">
      <style:table-column-properties fo:break-before="auto" style:column-width="30.37mm"/>
    </style:style>
    <style:style style:name="co28" style:family="table-column">
      <style:table-column-properties fo:break-before="auto" style:column-width="60.89mm"/>
    </style:style>
    <style:style style:name="co29" style:family="table-column">
      <style:table-column-properties fo:break-before="auto" style:column-width="46.28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3.19mm"/>
    </style:style>
    <style:style style:name="co32" style:family="table-column">
      <style:table-column-properties fo:break-before="auto" style:column-width="17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47.73mm"/>
    </style:style>
    <style:style style:name="co35" style:family="table-column">
      <style:table-column-properties fo:break-before="auto" style:column-width="51.98mm"/>
    </style:style>
    <style:style style:name="co36" style:family="table-column">
      <style:table-column-properties fo:break-before="auto" style:column-width="25.54mm"/>
    </style:style>
    <style:style style:name="co37" style:family="table-column">
      <style:table-column-properties fo:break-before="auto" style:column-width="22.7mm"/>
    </style:style>
    <style:style style:name="co38" style:family="table-column">
      <style:table-column-properties fo:break-before="auto" style:column-width="22.68mm"/>
    </style:style>
    <style:style style:name="co39" style:family="table-column">
      <style:table-column-properties fo:break-before="auto" style:column-width="24.8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3.09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22.23mm" fo:break-before="auto" style:use-optimal-row-height="true"/>
    </style:style>
    <style:style style:name="ro9" style:family="table-row">
      <style:table-row-properties style:row-height="15.43mm" fo:break-before="auto" style:use-optimal-row-height="false"/>
    </style:style>
    <style:style style:name="ro10" style:family="table-row">
      <style:table-row-properties style:row-height="25.79mm" fo:break-before="auto" style:use-optimal-row-height="false"/>
    </style:style>
    <style:style style:name="ro11" style:family="table-row">
      <style:table-row-properties style:row-height="16.49mm" fo:break-before="auto" style:use-optimal-row-height="false"/>
    </style:style>
    <style:style style:name="ro12" style:family="table-row">
      <style:table-row-properties style:row-height="18.04mm" fo:break-before="auto" style:use-optimal-row-height="false"/>
    </style:style>
    <style:style style:name="ro13" style:family="table-row">
      <style:table-row-properties style:row-height="20.23mm" fo:break-before="auto" style:use-optimal-row-height="false"/>
    </style:style>
    <style:style style:name="ro14" style:family="table-row">
      <style:table-row-properties style:row-height="15.28mm" fo:break-before="auto" style:use-optimal-row-height="true"/>
    </style:style>
    <style:style style:name="ro15" style:family="table-row">
      <style:table-row-properties style:row-height="24.52mm" fo:break-before="auto" style:use-optimal-row-height="false"/>
    </style:style>
    <style:style style:name="ro16" style:family="table-row">
      <style:table-row-properties style:row-height="29.51mm" fo:break-before="auto" style:use-optimal-row-height="false"/>
    </style:style>
    <style:style style:name="ro17" style:family="table-row">
      <style:table-row-properties style:row-height="12.63mm" fo:break-before="auto" style:use-optimal-row-height="false"/>
    </style:style>
    <style:style style:name="ro18" style:family="table-row">
      <style:table-row-properties style:row-height="30.34mm" fo:break-before="auto" style:use-optimal-row-height="false"/>
    </style:style>
    <style:style style:name="ro19" style:family="table-row">
      <style:table-row-properties style:row-height="6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70">
      <number:fraction number:min-integer-digits="0" number:min-numerator-digits="1" number:min-denominato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0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" style:family="table-cell" style:parent-style-name="Default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3]=&quot;VRAI&quot;))" style:apply-style-name="VRAI" style:base-cell-address="'Radian en degré'.D3"/>
      <style:map style:condition="is-true-formula(IF([.D3]=&quot;FAUX&quot;))" style:apply-style-name="FAUX" style:base-cell-address="'Radian en degré'.D3"/>
    </style:style>
    <style:style style:name="ce3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4]=&quot;VRAI&quot;))" style:apply-style-name="VRAI" style:base-cell-address="'Radian en degré'.D4"/>
      <style:map style:condition="is-true-formula(IF([.D4]=&quot;FAUX&quot;))" style:apply-style-name="FAUX" style:base-cell-address="'Radian en degré'.D4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5]=&quot;VRAI&quot;))" style:apply-style-name="VRAI" style:base-cell-address="'Radian en degré'.D5"/>
      <style:map style:condition="is-true-formula(IF([.D5]=&quot;FAUX&quot;))" style:apply-style-name="FAUX" style:base-cell-address="'Radian en degré'.D5"/>
    </style:style>
    <style:style style:name="ce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6]=&quot;VRAI&quot;))" style:apply-style-name="VRAI" style:base-cell-address="'Radian en degré'.D6"/>
      <style:map style:condition="is-true-formula(IF([.D6]=&quot;FAUX&quot;))" style:apply-style-name="FAUX" style:base-cell-address="'Radian en degré'.D6"/>
    </style:style>
    <style:style style:name="ce3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&quot;VRAI&quot;))" style:apply-style-name="VRAI" style:base-cell-address="'Radian en degré'.D7"/>
      <style:map style:condition="is-true-formula(IF([.D7]=&quot;FAUX&quot;))" style:apply-style-name="FAUX" style:base-cell-address="'Radian en degré'.D7"/>
    </style:style>
    <style:style style:name="ce3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8]=&quot;VRAI&quot;))" style:apply-style-name="VRAI" style:base-cell-address="'Radian en degré'.D8"/>
      <style:map style:condition="is-true-formula(IF([.D8]=&quot;FAUX&quot;))" style:apply-style-name="FAUX" style:base-cell-address="'Radian en degré'.D8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9]=&quot;VRAI&quot;))" style:apply-style-name="VRAI" style:base-cell-address="'Radian en degré'.D9"/>
      <style:map style:condition="is-true-formula(IF([.D9]=&quot;FAUX&quot;))" style:apply-style-name="FAUX" style:base-cell-address="'Radian en degré'.D9"/>
    </style:style>
    <style:style style:name="ce4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0]=&quot;VRAI&quot;))" style:apply-style-name="VRAI" style:base-cell-address="'Radian en degré'.D10"/>
      <style:map style:condition="is-true-formula(IF([.D10]=&quot;FAUX&quot;))" style:apply-style-name="FAUX" style:base-cell-address="'Radian en degré'.D10"/>
    </style:style>
    <style:style style:name="ce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1]=&quot;VRAI&quot;))" style:apply-style-name="VRAI" style:base-cell-address="'Radian en degré'.D11"/>
      <style:map style:condition="is-true-formula(IF([.D11]=&quot;FAUX&quot;))" style:apply-style-name="FAUX" style:base-cell-address="'Radian en degré'.D11"/>
    </style:style>
    <style:style style:name="ce4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&quot;VRAI&quot;))" style:apply-style-name="VRAI" style:base-cell-address="'Radian en degré'.D12"/>
      <style:map style:condition="is-true-formula(IF([.D12]=&quot;FAUX&quot;))" style:apply-style-name="FAUX" style:base-cell-address="'Radian en degré'.D12"/>
    </style:style>
    <style:style style:name="ce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&quot;VRAI&quot;))" style:apply-style-name="VRAI" style:base-cell-address="'Radian en degré'.D13"/>
      <style:map style:condition="is-true-formula(IF([.D13]=&quot;FAUX&quot;))" style:apply-style-name="FAUX" style:base-cell-address="'Radian en degré'.D13"/>
    </style:style>
    <style:style style:name="ce4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4]=&quot;VRAI&quot;))" style:apply-style-name="VRAI" style:base-cell-address="'Radian en degré'.D14"/>
      <style:map style:condition="is-true-formula(IF([.D14]=&quot;FAUX&quot;))" style:apply-style-name="FAUX" style:base-cell-address="'Radian en degré'.D14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5]=&quot;VRAI&quot;))" style:apply-style-name="VRAI" style:base-cell-address="'Radian en degré'.D15"/>
      <style:map style:condition="is-true-formula(IF([.D15]=&quot;FAUX&quot;))" style:apply-style-name="FAUX" style:base-cell-address="'Radian en degré'.D15"/>
    </style:style>
    <style:style style:name="ce4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&quot;VRAI&quot;))" style:apply-style-name="VRAI" style:base-cell-address="'Radian en degré'.D16"/>
      <style:map style:condition="is-true-formula(IF([.D16]=&quot;FAUX&quot;))" style:apply-style-name="FAUX" style:base-cell-address="'Radian en degré'.D16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7]=&quot;VRAI&quot;))" style:apply-style-name="VRAI" style:base-cell-address="'Radian en degré'.D17"/>
      <style:map style:condition="is-true-formula(IF([.D17]=&quot;FAUX&quot;))" style:apply-style-name="FAUX" style:base-cell-address="'Radian en degré'.D17"/>
    </style:style>
    <style:style style:name="ce4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3]=&quot;VRAI&quot;))" style:apply-style-name="VRAI" style:base-cell-address="'Radian en degré'.E3"/>
      <style:map style:condition="is-true-formula(IF([.D3]=&quot;FAUX&quot;))" style:apply-style-name="FAUX" style:base-cell-address="'Radian en degré'.E3"/>
    </style:style>
    <style:style style:name="ce5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4]=&quot;VRAI&quot;))" style:apply-style-name="VRAI" style:base-cell-address="'Radian en degré'.E4"/>
      <style:map style:condition="is-true-formula(IF([.D4]=&quot;FAUX&quot;))" style:apply-style-name="FAUX" style:base-cell-address="'Radian en degré'.E4"/>
    </style:style>
    <style:style style:name="ce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5]=&quot;VRAI&quot;))" style:apply-style-name="VRAI" style:base-cell-address="'Radian en degré'.E5"/>
      <style:map style:condition="is-true-formula(IF([.D5]=&quot;FAUX&quot;))" style:apply-style-name="FAUX" style:base-cell-address="'Radian en degré'.E5"/>
    </style:style>
    <style:style style:name="ce5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6]=&quot;VRAI&quot;))" style:apply-style-name="VRAI" style:base-cell-address="'Radian en degré'.E6"/>
      <style:map style:condition="is-true-formula(IF([.D6]=&quot;FAUX&quot;))" style:apply-style-name="FAUX" style:base-cell-address="'Radian en degré'.E6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7]=&quot;VRAI&quot;))" style:apply-style-name="VRAI" style:base-cell-address="'Radian en degré'.E7"/>
      <style:map style:condition="is-true-formula(IF([.D7]=&quot;FAUX&quot;))" style:apply-style-name="FAUX" style:base-cell-address="'Radian en degré'.E7"/>
    </style:style>
    <style:style style:name="ce5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8]=&quot;VRAI&quot;))" style:apply-style-name="VRAI" style:base-cell-address="'Radian en degré'.E8"/>
      <style:map style:condition="is-true-formula(IF([.D8]=&quot;FAUX&quot;))" style:apply-style-name="FAUX" style:base-cell-address="'Radian en degré'.E8"/>
    </style:style>
    <style:style style:name="ce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9]=&quot;VRAI&quot;))" style:apply-style-name="VRAI" style:base-cell-address="'Radian en degré'.E9"/>
      <style:map style:condition="is-true-formula(IF([.D9]=&quot;FAUX&quot;))" style:apply-style-name="FAUX" style:base-cell-address="'Radian en degré'.E9"/>
    </style:style>
    <style:style style:name="ce5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0]=&quot;VRAI&quot;))" style:apply-style-name="VRAI" style:base-cell-address="'Radian en degré'.E10"/>
      <style:map style:condition="is-true-formula(IF([.D10]=&quot;FAUX&quot;))" style:apply-style-name="FAUX" style:base-cell-address="'Radian en degré'.E10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1]=&quot;VRAI&quot;))" style:apply-style-name="VRAI" style:base-cell-address="'Radian en degré'.E11"/>
      <style:map style:condition="is-true-formula(IF([.D11]=&quot;FAUX&quot;))" style:apply-style-name="FAUX" style:base-cell-address="'Radian en degré'.E11"/>
    </style:style>
    <style:style style:name="ce5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2]=&quot;VRAI&quot;))" style:apply-style-name="VRAI" style:base-cell-address="'Radian en degré'.E12"/>
      <style:map style:condition="is-true-formula(IF([.D12]=&quot;FAUX&quot;))" style:apply-style-name="FAUX" style:base-cell-address="'Radian en degré'.E12"/>
    </style:style>
    <style:style style:name="ce5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3]=&quot;VRAI&quot;))" style:apply-style-name="VRAI" style:base-cell-address="'Radian en degré'.E13"/>
      <style:map style:condition="is-true-formula(IF([.D13]=&quot;FAUX&quot;))" style:apply-style-name="FAUX" style:base-cell-address="'Radian en degré'.E13"/>
    </style:style>
    <style:style style:name="ce6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4]=&quot;VRAI&quot;))" style:apply-style-name="VRAI" style:base-cell-address="'Radian en degré'.E14"/>
      <style:map style:condition="is-true-formula(IF([.D14]=&quot;FAUX&quot;))" style:apply-style-name="FAUX" style:base-cell-address="'Radian en degré'.E14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5]=&quot;VRAI&quot;))" style:apply-style-name="VRAI" style:base-cell-address="'Radian en degré'.E15"/>
      <style:map style:condition="is-true-formula(IF([.D15]=&quot;FAUX&quot;))" style:apply-style-name="FAUX" style:base-cell-address="'Radian en degré'.E15"/>
    </style:style>
    <style:style style:name="ce6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6]=&quot;VRAI&quot;))" style:apply-style-name="VRAI" style:base-cell-address="'Radian en degré'.E16"/>
      <style:map style:condition="is-true-formula(IF([.D16]=&quot;FAUX&quot;))" style:apply-style-name="FAUX" style:base-cell-address="'Radian en degré'.E16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D17]=&quot;VRAI&quot;))" style:apply-style-name="VRAI" style:base-cell-address="'Radian en degré'.E17"/>
      <style:map style:condition="is-true-formula(IF([.D17]=&quot;FAUX&quot;))" style:apply-style-name="FAUX" style:base-cell-address="'Radian en degré'.E17"/>
    </style:style>
    <style:style style:name="ce64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6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67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6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71" style:family="table-cell" style:parent-style-name="Default" style:data-style-name="N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72" style:family="table-cell" style:parent-style-name="Default" style:data-style-name="N7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3" style:family="table-cell" style:parent-style-name="Default" style:data-style-name="N7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3]=&quot;VRAI&quot;))" style:apply-style-name="VRAI" style:base-cell-address="'Degré en radian'.F3"/>
      <style:map style:condition="is-true-formula(IF([.F3]=&quot;FAUX&quot;))" style:apply-style-name="FAUX" style:base-cell-address="'Degré en radian'.F3"/>
    </style:style>
    <style:style style:name="ce7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Degré en radian'.F4"/>
      <style:map style:condition="is-true-formula(IF([.F4]=&quot;FAUX&quot;))" style:apply-style-name="FAUX" style:base-cell-address="'Degré en radian'.F4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Degré en radian'.F5"/>
      <style:map style:condition="is-true-formula(IF([.F5]=&quot;FAUX&quot;))" style:apply-style-name="FAUX" style:base-cell-address="'Degré en radian'.F5"/>
    </style:style>
    <style:style style:name="ce7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Degré en radian'.F6"/>
      <style:map style:condition="is-true-formula(IF([.F6]=&quot;FAUX&quot;))" style:apply-style-name="FAUX" style:base-cell-address="'Degré en radian'.F6"/>
    </style:style>
    <style:style style:name="ce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Degré en radian'.F7"/>
      <style:map style:condition="is-true-formula(IF([.F7]=&quot;FAUX&quot;))" style:apply-style-name="FAUX" style:base-cell-address="'Degré en radian'.F7"/>
    </style:style>
    <style:style style:name="ce8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Degré en radian'.F8"/>
      <style:map style:condition="is-true-formula(IF([.F8]=&quot;FAUX&quot;))" style:apply-style-name="FAUX" style:base-cell-address="'Degré en radian'.F8"/>
    </style:style>
    <style:style style:name="ce8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Degré en radian'.F9"/>
      <style:map style:condition="is-true-formula(IF([.F9]=&quot;FAUX&quot;))" style:apply-style-name="FAUX" style:base-cell-address="'Degré en radian'.F9"/>
    </style:style>
    <style:style style:name="ce8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Degré en radian'.F10"/>
      <style:map style:condition="is-true-formula(IF([.F10]=&quot;FAUX&quot;))" style:apply-style-name="FAUX" style:base-cell-address="'Degré en radian'.F10"/>
    </style:style>
    <style:style style:name="ce8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Degré en radian'.F11"/>
      <style:map style:condition="is-true-formula(IF([.F11]=&quot;FAUX&quot;))" style:apply-style-name="FAUX" style:base-cell-address="'Degré en radian'.F11"/>
    </style:style>
    <style:style style:name="ce8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Degré en radian'.F12"/>
      <style:map style:condition="is-true-formula(IF([.F12]=&quot;FAUX&quot;))" style:apply-style-name="FAUX" style:base-cell-address="'Degré en radian'.F12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Degré en radian'.F13"/>
      <style:map style:condition="is-true-formula(IF([.F13]=&quot;FAUX&quot;))" style:apply-style-name="FAUX" style:base-cell-address="'Degré en radian'.F13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4]=&quot;VRAI&quot;))" style:apply-style-name="VRAI" style:base-cell-address="'Degré en radian'.F14"/>
      <style:map style:condition="is-true-formula(IF([.F14]=&quot;FAUX&quot;))" style:apply-style-name="FAUX" style:base-cell-address="'Degré en radian'.F14"/>
    </style:style>
    <style:style style:name="ce8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5]=&quot;VRAI&quot;))" style:apply-style-name="VRAI" style:base-cell-address="'Degré en radian'.F15"/>
      <style:map style:condition="is-true-formula(IF([.F15]=&quot;FAUX&quot;))" style:apply-style-name="FAUX" style:base-cell-address="'Degré en radian'.F15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&quot;VRAI&quot;))" style:apply-style-name="VRAI" style:base-cell-address="'Degré en radian'.F16"/>
      <style:map style:condition="is-true-formula(IF([.F16]=&quot;FAUX&quot;))" style:apply-style-name="FAUX" style:base-cell-address="'Degré en radian'.F16"/>
    </style:style>
    <style:style style:name="ce8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7]=&quot;VRAI&quot;))" style:apply-style-name="VRAI" style:base-cell-address="'Degré en radian'.F17"/>
      <style:map style:condition="is-true-formula(IF([.F17]=&quot;FAUX&quot;))" style:apply-style-name="FAUX" style:base-cell-address="'Degré en radian'.F17"/>
    </style:style>
    <style:style style:name="ce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3]=&quot;VRAI&quot;))" style:apply-style-name="VRAI" style:base-cell-address="'Degré en radian'.G3"/>
      <style:map style:condition="is-true-formula(IF([.F3]=&quot;FAUX&quot;))" style:apply-style-name="FAUX" style:base-cell-address="'Degré en radian'.G3"/>
    </style:style>
    <style:style style:name="ce9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4]=&quot;VRAI&quot;))" style:apply-style-name="VRAI" style:base-cell-address="'Degré en radian'.G4"/>
      <style:map style:condition="is-true-formula(IF([.F4]=&quot;FAUX&quot;))" style:apply-style-name="FAUX" style:base-cell-address="'Degré en radian'.G4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5]=&quot;VRAI&quot;))" style:apply-style-name="VRAI" style:base-cell-address="'Degré en radian'.G5"/>
      <style:map style:condition="is-true-formula(IF([.F5]=&quot;FAUX&quot;))" style:apply-style-name="FAUX" style:base-cell-address="'Degré en radian'.G5"/>
    </style:style>
    <style:style style:name="ce9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6]=&quot;VRAI&quot;))" style:apply-style-name="VRAI" style:base-cell-address="'Degré en radian'.G6"/>
      <style:map style:condition="is-true-formula(IF([.F6]=&quot;FAUX&quot;))" style:apply-style-name="FAUX" style:base-cell-address="'Degré en radian'.G6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7]=&quot;VRAI&quot;))" style:apply-style-name="VRAI" style:base-cell-address="'Degré en radian'.G7"/>
      <style:map style:condition="is-true-formula(IF([.F7]=&quot;FAUX&quot;))" style:apply-style-name="FAUX" style:base-cell-address="'Degré en radian'.G7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8]=&quot;VRAI&quot;))" style:apply-style-name="VRAI" style:base-cell-address="'Degré en radian'.G8"/>
      <style:map style:condition="is-true-formula(IF([.F8]=&quot;FAUX&quot;))" style:apply-style-name="FAUX" style:base-cell-address="'Degré en radian'.G8"/>
    </style:style>
    <style:style style:name="ce9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9]=&quot;VRAI&quot;))" style:apply-style-name="VRAI" style:base-cell-address="'Degré en radian'.G9"/>
      <style:map style:condition="is-true-formula(IF([.F9]=&quot;FAUX&quot;))" style:apply-style-name="FAUX" style:base-cell-address="'Degré en radian'.G9"/>
    </style:style>
    <style:style style:name="ce9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0]=&quot;VRAI&quot;))" style:apply-style-name="VRAI" style:base-cell-address="'Degré en radian'.G10"/>
      <style:map style:condition="is-true-formula(IF([.F10]=&quot;FAUX&quot;))" style:apply-style-name="FAUX" style:base-cell-address="'Degré en radian'.G10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1]=&quot;VRAI&quot;))" style:apply-style-name="VRAI" style:base-cell-address="'Degré en radian'.G11"/>
      <style:map style:condition="is-true-formula(IF([.F11]=&quot;FAUX&quot;))" style:apply-style-name="FAUX" style:base-cell-address="'Degré en radian'.G11"/>
    </style:style>
    <style:style style:name="ce9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2]=&quot;VRAI&quot;))" style:apply-style-name="VRAI" style:base-cell-address="'Degré en radian'.G12"/>
      <style:map style:condition="is-true-formula(IF([.F12]=&quot;FAUX&quot;))" style:apply-style-name="FAUX" style:base-cell-address="'Degré en radian'.G12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3]=&quot;VRAI&quot;))" style:apply-style-name="VRAI" style:base-cell-address="'Degré en radian'.G13"/>
      <style:map style:condition="is-true-formula(IF([.F13]=&quot;FAUX&quot;))" style:apply-style-name="FAUX" style:base-cell-address="'Degré en radian'.G13"/>
    </style:style>
    <style:style style:name="ce10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4]=&quot;VRAI&quot;))" style:apply-style-name="VRAI" style:base-cell-address="'Degré en radian'.G14"/>
      <style:map style:condition="is-true-formula(IF([.F14]=&quot;FAUX&quot;))" style:apply-style-name="FAUX" style:base-cell-address="'Degré en radian'.G14"/>
    </style:style>
    <style:style style:name="ce1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5]=&quot;VRAI&quot;))" style:apply-style-name="VRAI" style:base-cell-address="'Degré en radian'.G15"/>
      <style:map style:condition="is-true-formula(IF([.F15]=&quot;FAUX&quot;))" style:apply-style-name="FAUX" style:base-cell-address="'Degré en radian'.G15"/>
    </style:style>
    <style:style style:name="ce10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6]=&quot;VRAI&quot;))" style:apply-style-name="VRAI" style:base-cell-address="'Degré en radian'.G16"/>
      <style:map style:condition="is-true-formula(IF([.F16]=&quot;FAUX&quot;))" style:apply-style-name="FAUX" style:base-cell-address="'Degré en radian'.G16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style:font-size-asian="28pt" style:font-size-complex="28pt"/>
      <style:map style:condition="is-true-formula(IF([.F17]=&quot;VRAI&quot;))" style:apply-style-name="VRAI" style:base-cell-address="'Degré en radian'.G17"/>
      <style:map style:condition="is-true-formula(IF([.F17]=&quot;FAUX&quot;))" style:apply-style-name="FAUX" style:base-cell-address="'Degré en radian'.G17"/>
    </style:style>
    <style:style style:name="ce10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7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0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size="28pt" style:font-size-asian="28pt" style:font-size-complex="28pt"/>
    </style:style>
    <style:style style:name="ce10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1" style:family="table-cell" style:parent-style-name="Default" style:data-style-name="N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>
      <style:table-cell-properties fo:background-color="#dddddd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4" style:family="table-cell" style:parent-style-name="Default" style:data-style-name="N70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5" style:family="table-cell" style:parent-style-name="Default" style:data-style-name="N70">
      <style:table-cell-properties fo:background-color="#c0c0c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6" style:family="table-cell" style:parent-style-name="Default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3]=&quot;VRAI&quot;))" style:apply-style-name="VRAI" style:base-cell-address="'Mesure principale'.F3"/>
      <style:map style:condition="is-true-formula(IF([.F3]=&quot;FAUX&quot;))" style:apply-style-name="FAUX" style:base-cell-address="'Mesure principale'.F3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4]=&quot;VRAI&quot;))" style:apply-style-name="VRAI" style:base-cell-address="'Mesure principale'.F4"/>
      <style:map style:condition="is-true-formula(IF([.F4]=&quot;FAUX&quot;))" style:apply-style-name="FAUX" style:base-cell-address="'Mesure principale'.F4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5]=&quot;VRAI&quot;))" style:apply-style-name="VRAI" style:base-cell-address="'Mesure principale'.F5"/>
      <style:map style:condition="is-true-formula(IF([.F5]=&quot;FAUX&quot;))" style:apply-style-name="FAUX" style:base-cell-address="'Mesure principale'.F5"/>
    </style:style>
    <style:style style:name="ce12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6]=&quot;VRAI&quot;))" style:apply-style-name="VRAI" style:base-cell-address="'Mesure principale'.F6"/>
      <style:map style:condition="is-true-formula(IF([.F6]=&quot;FAUX&quot;))" style:apply-style-name="FAUX" style:base-cell-address="'Mesure principale'.F6"/>
    </style:style>
    <style:style style:name="ce12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7]=&quot;VRAI&quot;))" style:apply-style-name="VRAI" style:base-cell-address="'Mesure principale'.F7"/>
      <style:map style:condition="is-true-formula(IF([.F7]=&quot;FAUX&quot;))" style:apply-style-name="FAUX" style:base-cell-address="'Mesure principale'.F7"/>
    </style:style>
    <style:style style:name="ce12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8]=&quot;VRAI&quot;))" style:apply-style-name="VRAI" style:base-cell-address="'Mesure principale'.F8"/>
      <style:map style:condition="is-true-formula(IF([.F8]=&quot;FAUX&quot;))" style:apply-style-name="FAUX" style:base-cell-address="'Mesure principale'.F8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9]=&quot;VRAI&quot;))" style:apply-style-name="VRAI" style:base-cell-address="'Mesure principale'.F9"/>
      <style:map style:condition="is-true-formula(IF([.F9]=&quot;FAUX&quot;))" style:apply-style-name="FAUX" style:base-cell-address="'Mesure principale'.F9"/>
    </style:style>
    <style:style style:name="ce12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0]=&quot;VRAI&quot;))" style:apply-style-name="VRAI" style:base-cell-address="'Mesure principale'.F10"/>
      <style:map style:condition="is-true-formula(IF([.F10]=&quot;FAUX&quot;))" style:apply-style-name="FAUX" style:base-cell-address="'Mesure principale'.F10"/>
    </style:style>
    <style:style style:name="ce12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1]=&quot;VRAI&quot;))" style:apply-style-name="VRAI" style:base-cell-address="'Mesure principale'.F11"/>
      <style:map style:condition="is-true-formula(IF([.F11]=&quot;FAUX&quot;))" style:apply-style-name="FAUX" style:base-cell-address="'Mesure principale'.F11"/>
    </style:style>
    <style:style style:name="ce12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2]=&quot;VRAI&quot;))" style:apply-style-name="VRAI" style:base-cell-address="'Mesure principale'.F12"/>
      <style:map style:condition="is-true-formula(IF([.F12]=&quot;FAUX&quot;))" style:apply-style-name="FAUX" style:base-cell-address="'Mesure principale'.F12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3]=&quot;VRAI&quot;))" style:apply-style-name="VRAI" style:base-cell-address="'Mesure principale'.F13"/>
      <style:map style:condition="is-true-formula(IF([.F13]=&quot;FAUX&quot;))" style:apply-style-name="FAUX" style:base-cell-address="'Mesure principale'.F13"/>
    </style:style>
    <style:style style:name="ce12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4]=&quot;VRAI&quot;))" style:apply-style-name="VRAI" style:base-cell-address="'Mesure principale'.F14"/>
      <style:map style:condition="is-true-formula(IF([.F14]=&quot;FAUX&quot;))" style:apply-style-name="FAUX" style:base-cell-address="'Mesure principale'.F14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5]=&quot;VRAI&quot;))" style:apply-style-name="VRAI" style:base-cell-address="'Mesure principale'.F15"/>
      <style:map style:condition="is-true-formula(IF([.F15]=&quot;FAUX&quot;))" style:apply-style-name="FAUX" style:base-cell-address="'Mesure principale'.F15"/>
    </style:style>
    <style:style style:name="ce13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6]=&quot;VRAI&quot;))" style:apply-style-name="VRAI" style:base-cell-address="'Mesure principale'.F16"/>
      <style:map style:condition="is-true-formula(IF([.F16]=&quot;FAUX&quot;))" style:apply-style-name="FAUX" style:base-cell-address="'Mesure principale'.F16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7]=&quot;VRAI&quot;))" style:apply-style-name="VRAI" style:base-cell-address="'Mesure principale'.F17"/>
      <style:map style:condition="is-true-formula(IF([.F17]=&quot;FAUX&quot;))" style:apply-style-name="FAUX" style:base-cell-address="'Mesure principale'.F17"/>
    </style:style>
    <style:style style:name="ce13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8]=&quot;VRAI&quot;))" style:apply-style-name="VRAI" style:base-cell-address="'Mesure principale'.F18"/>
      <style:map style:condition="is-true-formula(IF([.F18]=&quot;FAUX&quot;))" style:apply-style-name="FAUX" style:base-cell-address="'Mesure principale'.F18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3]=&quot;VRAI&quot;))" style:apply-style-name="VRAI" style:base-cell-address="'Mesure principale'.G3"/>
      <style:map style:condition="is-true-formula(IF([.F3]=&quot;FAUX&quot;))" style:apply-style-name="FAUX" style:base-cell-address="'Mesure principale'.G3"/>
    </style:style>
    <style:style style:name="ce13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4]=&quot;VRAI&quot;))" style:apply-style-name="VRAI" style:base-cell-address="'Mesure principale'.G4"/>
      <style:map style:condition="is-true-formula(IF([.F4]=&quot;FAUX&quot;))" style:apply-style-name="FAUX" style:base-cell-address="'Mesure principale'.G4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5]=&quot;VRAI&quot;))" style:apply-style-name="VRAI" style:base-cell-address="'Mesure principale'.G5"/>
      <style:map style:condition="is-true-formula(IF([.F5]=&quot;FAUX&quot;))" style:apply-style-name="FAUX" style:base-cell-address="'Mesure principale'.G5"/>
    </style:style>
    <style:style style:name="ce13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6]=&quot;VRAI&quot;))" style:apply-style-name="VRAI" style:base-cell-address="'Mesure principale'.G6"/>
      <style:map style:condition="is-true-formula(IF([.F6]=&quot;FAUX&quot;))" style:apply-style-name="FAUX" style:base-cell-address="'Mesure principale'.G6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7]=&quot;VRAI&quot;))" style:apply-style-name="VRAI" style:base-cell-address="'Mesure principale'.G7"/>
      <style:map style:condition="is-true-formula(IF([.F7]=&quot;FAUX&quot;))" style:apply-style-name="FAUX" style:base-cell-address="'Mesure principale'.G7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8]=&quot;VRAI&quot;))" style:apply-style-name="VRAI" style:base-cell-address="'Mesure principale'.G8"/>
      <style:map style:condition="is-true-formula(IF([.F8]=&quot;FAUX&quot;))" style:apply-style-name="FAUX" style:base-cell-address="'Mesure principale'.G8"/>
    </style:style>
    <style:style style:name="ce14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9]=&quot;VRAI&quot;))" style:apply-style-name="VRAI" style:base-cell-address="'Mesure principale'.G9"/>
      <style:map style:condition="is-true-formula(IF([.F9]=&quot;FAUX&quot;))" style:apply-style-name="FAUX" style:base-cell-address="'Mesure principale'.G9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0]=&quot;VRAI&quot;))" style:apply-style-name="VRAI" style:base-cell-address="'Mesure principale'.G10"/>
      <style:map style:condition="is-true-formula(IF([.F10]=&quot;FAUX&quot;))" style:apply-style-name="FAUX" style:base-cell-address="'Mesure principale'.G10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1]=&quot;VRAI&quot;))" style:apply-style-name="VRAI" style:base-cell-address="'Mesure principale'.G11"/>
      <style:map style:condition="is-true-formula(IF([.F11]=&quot;FAUX&quot;))" style:apply-style-name="FAUX" style:base-cell-address="'Mesure principale'.G11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2]=&quot;VRAI&quot;))" style:apply-style-name="VRAI" style:base-cell-address="'Mesure principale'.G12"/>
      <style:map style:condition="is-true-formula(IF([.F12]=&quot;FAUX&quot;))" style:apply-style-name="FAUX" style:base-cell-address="'Mesure principale'.G12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3]=&quot;VRAI&quot;))" style:apply-style-name="VRAI" style:base-cell-address="'Mesure principale'.G13"/>
      <style:map style:condition="is-true-formula(IF([.F13]=&quot;FAUX&quot;))" style:apply-style-name="FAUX" style:base-cell-address="'Mesure principale'.G13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4]=&quot;VRAI&quot;))" style:apply-style-name="VRAI" style:base-cell-address="'Mesure principale'.G14"/>
      <style:map style:condition="is-true-formula(IF([.F14]=&quot;FAUX&quot;))" style:apply-style-name="FAUX" style:base-cell-address="'Mesure principale'.G14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5]=&quot;VRAI&quot;))" style:apply-style-name="VRAI" style:base-cell-address="'Mesure principale'.G15"/>
      <style:map style:condition="is-true-formula(IF([.F15]=&quot;FAUX&quot;))" style:apply-style-name="FAUX" style:base-cell-address="'Mesure principale'.G15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6]=&quot;VRAI&quot;))" style:apply-style-name="VRAI" style:base-cell-address="'Mesure principale'.G16"/>
      <style:map style:condition="is-true-formula(IF([.F16]=&quot;FAUX&quot;))" style:apply-style-name="FAUX" style:base-cell-address="'Mesure principale'.G16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7]=&quot;VRAI&quot;))" style:apply-style-name="VRAI" style:base-cell-address="'Mesure principale'.G17"/>
      <style:map style:condition="is-true-formula(IF([.F17]=&quot;FAUX&quot;))" style:apply-style-name="FAUX" style:base-cell-address="'Mesure principale'.G17"/>
    </style:style>
    <style:style style:name="ce14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is-true-formula(IF([.F18]=&quot;VRAI&quot;))" style:apply-style-name="VRAI" style:base-cell-address="'Mesure principale'.G18"/>
      <style:map style:condition="is-true-formula(IF([.F18]=&quot;FAUX&quot;))" style:apply-style-name="FAUX" style:base-cell-address="'Mesure principale'.G18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protected formula-hidden" style:print-content="true"/>
      <style:text-properties fo:color="#ffffff"/>
    </style:style>
    <style:style style:name="ce1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5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56" style:family="table-cell" style:parent-style-name="Default" style:data-style-name="N7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157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159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/>
    </style:style>
    <style:style style:name="ce16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16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62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16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4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5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7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8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69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0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1" style:family="table-cell" style:parent-style-name="Default">
      <style:table-cell-properties style:cell-protect="protected formula-hidden" style:print-content="true"/>
      <style:text-properties fo:color="#000000"/>
    </style:style>
    <style:style style:name="ce1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weight="bold" style:font-size-asian="28pt" style:font-weight-asian="bold" style:font-size-complex="28pt" style:font-weight-complex="bold"/>
    </style:style>
    <style:style style:name="ce173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weight="bold" style:font-size-asian="28pt" style:font-weight-asian="bold" style:font-size-complex="28pt" style:font-weight-complex="bold"/>
    </style:style>
    <style:style style:name="ce175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weight="bold" style:font-size-asian="28pt" style:font-weight-asian="bold" style:font-size-complex="28pt" style:font-weight-complex="bold"/>
    </style:style>
    <style:style style:name="ce178" style:family="table-cell" style:parent-style-name="Default" style:data-style-name="N70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179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10000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81" style:family="table-cell" style:parent-style-name="Default" style:data-style-name="N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84" style:family="table-cell" style:parent-style-name="Default" style:data-style-name="N7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85" style:family="table-cell" style:parent-style-name="Default" style:data-style-name="N7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86" style:family="table-cell" style:parent-style-name="Default" style:data-style-name="N7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99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87" style:family="table-cell" style:parent-style-name="Default" style:data-style-name="N7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88" style:family="table-cell" style:parent-style-name="Default" style:data-style-name="N7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89" style:family="table-cell" style:parent-style-name="Default" style:data-style-name="N7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0" style:family="table-cell" style:parent-style-name="Default" style:data-style-name="N7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1" style:family="table-cell" style:parent-style-name="Default" style:data-style-name="N7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2" style:family="table-cell" style:parent-style-name="Default" style:data-style-name="N70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4d1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3" style:family="table-cell" style:parent-style-name="Default" style:data-style-name="N70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9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19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1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200" style:family="table-cell" style:parent-style-name="Default" style:data-style-name="N7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/>
    </style:style>
    <style:style style:name="ce201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style:font-name-asian="Microsoft YaHei" style:font-size-asian="10.5pt" style:language-asian="fr" style:country-asian="FR" style:font-size-complex="10.5pt" style:language-complex="ar" style:country-complex="SA"/>
    </style:style>
    <style:style style:name="ce20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04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9pt" style:font-name-asian="Microsoft YaHei" style:font-size-asian="9pt" style:language-asian="fr" style:country-asian="FR" style:font-size-complex="9pt" style:language-complex="ar" style:country-complex="SA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 style:data-style-name="N99">
      <style:table-cell-properties style:cell-protect="protected formula-hidden" style:print-content="true"/>
    </style:style>
    <style:style style:name="ce212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13" style:family="table-cell" style:parent-style-name="Default" style:data-style-name="N14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weight="bold" style:font-size-asian="28pt" style:font-weight-asian="bold" style:font-size-complex="28pt" style:font-weight-complex="bold"/>
    </style:style>
    <style:style style:name="ce214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 style:data-style-name="N14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 style:data-style-name="N14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17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fo:font-weight="bold" style:font-size-asian="28pt" style:font-weight-asian="bold" style:font-size-complex="28pt" style:font-weight-complex="bold"/>
    </style:style>
    <style:style style:name="ce218" style:family="table-cell" style:parent-style-name="Default" style:data-style-name="N139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1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2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225" style:family="table-cell" style:parent-style-name="Default" style:data-style-name="N134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0.5pt" fo:font-weight="normal" style:font-name-asian="Microsoft YaHei" style:font-size-asian="10.5pt" style:language-asian="fr" style:country-asian="FR" style:font-weight-asian="normal" style:font-size-complex="10.5pt" style:language-complex="ar" style:country-complex="SA" style:font-weight-complex="normal"/>
    </style:style>
    <style:style style:name="ce2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9pt" fo:font-weight="normal" style:font-name-asian="Microsoft YaHei" style:font-size-asian="9pt" style:language-asian="fr" style:country-asian="FR" style:font-weight-asian="normal" style:font-size-complex="9pt" style:language-complex="ar" style:country-complex="SA" style:font-weight-complex="normal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6600" style:font-name="Times New Roman" fo:font-size="28pt" fo:font-weight="bold" style:font-size-asian="28pt" style:font-weight-asian="bold" style:font-size-complex="28pt" style:font-weight-complex="bold"/>
    </style:style>
    <style:style style:name="ce22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23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ff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8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950e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3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24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24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ackground-color="#0000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fo:background-color="#0000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>
      <style:table-cell-properties style:cell-protect="hidden-and-protected" style:print-content="true"/>
    </style:style>
    <style:style style:name="ce25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 style:data-style-name="N7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7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 style:data-style-name="N7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 style:data-style-name="N7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7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 style:data-style-name="N7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 style:data-style-name="N7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7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 style:data-style-name="N7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7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>
      <style:table-cell-properties fo:background-color="#000000" style:cell-protect="hidden-and-protected" style:print-content="true"/>
      <style:text-properties fo:color="#ffffff"/>
    </style:style>
    <style:style style:name="ce27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2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3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4" style:family="table-cell" style:parent-style-name="Default" style:data-style-name="N10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 style:data-style-name="N10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6" style:family="table-cell" style:parent-style-name="Default" style:data-style-name="N10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10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1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12pt" fo:font-weight="bold" style:font-size-asian="12pt" style:font-weight-asian="bold" style:font-size-complex="12pt" style:font-weight-complex="bold"/>
    </style:style>
    <style:style style:name="ce284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c5c00" style:font-name="Times New Roman"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ff" style:font-name="Times New Roman"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99e0" style:font-name="Times New Roman"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8080" style:font-name="Times New Roman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10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6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7" style:family="table-cell" style:parent-style-name="Default" style:data-style-name="N134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0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3" style:family="table-cell" style:parent-style-name="Default" style:data-style-name="N134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4" style:family="table-cell" style:parent-style-name="Default" style:data-style-name="N134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fo:background-color="#c0c0c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7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8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1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3" style:family="table-cell" style:parent-style-name="Default">
      <style:table-cell-properties style:cell-protect="hidden-and-protected" style:print-content="true"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gr5" style:family="graphic">
      <style:graphic-properties draw:textarea-vertical-align="middle" fo:background-color="#dc23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"/>
    </style:style>
    <style:style style:name="T8" style:family="text">
      <style:text-properties fo:font-style="normal" style:text-position="sub" style:font-style-asian="normal" style:font-style-complex="normal"/>
    </style:style>
    <style:style style:name="T9" style:family="text">
      <style:text-properties fo:font-style="italic" style:font-style-asian="italic" style:font-style-complex="italic" style:text-position="sub"/>
    </style:style>
    <style:style style:name="T10" style:family="text">
      <style:text-properties style:font-name="Times New Roman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"/>
    </style:style>
    <style:style style:name="T14" style:family="text">
      <style:text-properties fo:color="#ffffff" style:font-name="Times New Roman" fo:font-weight="bold" style:text-underline-style="none" style:text-underline-color="font-color" style:text-line-through-type="none" fo:font-style="normal" style:text-outline="false" fo:text-shadow="none" style:text-position="sub" style:text-line-through-mode="continuous" fo:country="none" style:country-asian="none" style:country-complex="none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Symbo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Symbol" style:font-name-complex="Symbo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ymbol" style:font-name-complex="Symbol" style:font-size-asian="10pt" style:font-size-complex="10pt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Symbol" fo:font-size="10pt" style:font-name-asian="Symbol" style:font-name-complex="Symbol" style:font-size-asian="10pt" style:font-size-complex="10pt"/>
    </style:style>
    <style:style style:name="T21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ff" style:font-name="Times New Roman" fo:font-size="28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"/>
    </style:style>
  </office:automatic-styles>
  <office:body>
    <office:spreadsheet>
      <table:content-validations>
        <table:content-validation table:name="val1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2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J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3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4" table:condition="of:cell-content-is-in-list(&quot;-1&quot;;&quot;-√3/2&quot;;&quot;-√2/2&quot;;&quot;-1/2&quot;;&quot;0&quot;;&quot;1/2&quot;;&quot;√2/2&quot;;&quot;√3/2&quot;;&quot;1&quot;)" table:allow-empty-cell="true" table:display-list="unsorted" table:base-cell-address="'Cos Sin Tan'.K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5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4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  <table:content-validation table:name="val6" table:condition="of:cell-content-is-in-list(&quot;-√3&quot;;&quot;-1&quot;;&quot;-√3/3&quot;;&quot;0&quot;;&quot;√3/3&quot;;&quot;1&quot;;&quot;√3&quot;;&quot;Impossible&quot;;&quot;&quot;)" table:allow-empty-cell="true" table:display-list="unsorted" table:base-cell-address="'Cos Sin Tan'.L5">
          <table:help-message table:display="true">
            <text:p>Dérouler la liste puis choisir une valeur</text:p>
          </table:help-message>
          <table:error-message table:message-type="stop" table:display="true"/>
        </table:content-validation>
      </table:content-validations>
      <table:table table:name="Aide" table:style-name="ta1" table:protected="true" table:protection-key="Lf2QvPkGjles2FQvcalRpv1OZL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2"/>
          <table:covered-table-cell table:style-name="ce15"/>
          <table:covered-table-cell table:number-columns-repeated="5" table:style-name="ce16"/>
          <table:table-cell table:style-name="ce18"/>
          <table:table-cell table:style-name="ce20" table:number-columns-repeated="1013"/>
          <table:table-cell table:style-name="ce21" table:number-columns-repeated="2"/>
        </table:table-row>
        <table:table-row table:style-name="ro2">
          <table:table-cell table:style-name="ce1"/>
          <table:table-cell table:style-name="ce12"/>
          <table:table-cell table:style-name="ce15"/>
          <table:table-cell table:style-name="ce16" table:number-columns-repeated="5"/>
          <table:table-cell table:style-name="ce18"/>
          <table:table-cell table:style-name="ce20" table:number-columns-repeated="1013"/>
          <table:table-cell table:style-name="ce2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3"/>
          <table:table-cell table:style-name="ce1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3"/>
          <table:table-cell table:style-name="ce19" table:number-columns-repeated="1016"/>
        </table:table-row>
        <table:table-row table:style-name="ro2">
          <table:table-cell table:style-name="ce2"/>
          <table:table-cell table:style-name="ce13" table:number-columns-repeated="7"/>
          <table:table-cell table:style-name="ce19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13"/>
          <table:table-cell table:style-name="ce19" table:number-columns-repeated="1016"/>
        </table:table-row>
        <table:table-row table:style-name="ro2">
          <table:covered-table-cell table:style-name="ce2"/>
          <table:covered-table-cell table:number-columns-repeated="7" table:style-name="ce13"/>
          <table:table-cell table:style-name="ce19" table:number-columns-repeated="1016"/>
        </table:table-row>
        <table:table-row table:style-name="ro2">
          <table:table-cell table:style-name="ce2"/>
          <table:table-cell table:style-name="ce13" table:number-columns-repeated="7"/>
          <table:table-cell table:style-name="ce19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2mm" svg:height="8.22mm" svg:x="10.63mm" svg:y="3.5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mm" svg:x="2.69mm" svg:y="3.5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 calcext:value-type="string" table:number-columns-spanned="6" table:number-rows-spanned="1">
            <text:p>Barème</text:p>
          </table:table-cell>
          <table:covered-table-cell table:number-columns-repeated="5" table:style-name="ce14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2" table:number-rows-spanned="1">
            <text:p>Bonne réponse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Mauvaise réponse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Absence de réponse</text:p>
          </table:table-cell>
          <table:covered-table-cell table:style-name="ce14"/>
          <table:table-cell table:number-columns-repeated="1018"/>
        </table:table-row>
        <table:table-row table:style-name="ro3">
          <table:table-cell table:style-name="ce11" office:value-type="string" calcext:value-type="string" table:number-columns-spanned="2" table:number-rows-spanned="1">
            <text:p>+ 1 poin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- 0,5 poin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0 point</text:p>
          </table:table-cell>
          <table:covered-table-cell table:style-name="ce14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dian en degré" table:style-name="ta1" table:protected="true" table:protection-key="Lf2QvPkGjles2FQvcalRpv1OZL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3" form:id="control3" form:label="Résultat" form:linked-cell="'Radian en degré'.F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Radian en degré'.F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338.8mm" svg:y="12.37mm" draw:control="control3"/>
          <draw:control draw:z-index="1" draw:style-name="gr3" draw:text-style-name="P3" svg:width="70.02mm" svg:height="20.09mm" svg:x="338.81mm" svg:y="59.69mm" draw:control="control4"/>
        </table:shapes>
        <table:table-column table:style-name="co2" table:default-cell-style-name="ce28"/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1" table:number-columns-repeated="1017" table:default-cell-style-name="ce28"/>
        <table:table-row table:style-name="ro6">
          <table:table-cell table:style-name="ce22" office:value-type="string" calcext:value-type="string" table:number-columns-spanned="4" table:number-rows-spanned="1">
            <text:p>KELLER Stéphane - Lycée agricole Louis Pasteur</text:p>
          </table:table-cell>
          <table:covered-table-cell table:number-columns-repeated="2" table:style-name="ce23"/>
          <table:covered-table-cell table:style-name="ce32"/>
          <table:table-cell table:style-name="ce48" office:value-type="string" calcext:value-type="string">
            <text:p>Nouveau test :</text:p>
            <text:p>Ctrl + Shift + F9</text:p>
          </table:table-cell>
          <table:table-cell table:style-name="ce64"/>
          <table:table-cell table:number-columns-repeated="1018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En radian</text:p>
          </table:table-cell>
          <table:table-cell table:style-name="ce23" office:value-type="string" calcext:value-type="string">
            <text:p>En degré</text:p>
          </table:table-cell>
          <table:table-cell table:style-name="ce32" office:value-type="string" calcext:value-type="string">
            <text:p>Vrai ou Faux</text:p>
          </table:table-cell>
          <table:table-cell table:style-name="ce23" office:value-type="string" calcext:value-type="string">
            <text:p>Réponse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table:formula="of:=INDEX([$Données.$E$3:$Données.$E$19];[$Données.I3])" office:value-type="string" office:string-value="4π/3" calcext:value-type="string">
            <text:p>4π/3</text:p>
          </table:table-cell>
          <table:table-cell table:style-name="ce31"/>
          <table:table-cell table:style-name="ce33" table:formula="of:=IF([.$F$2];IF(ISBLANK([.C3]);&quot;&quot;;IF([.C3]=INDEX([$Données.$D$3:$Données.$D$19];[$Données.I3]);&quot;VRAI&quot;;&quot;FAUX&quot;));&quot;&quot;)">
            <text:p/>
          </table:table-cell>
          <table:table-cell table:style-name="ce49" table:formula="of:=IF(AND([.$F$2];[.$F$5]);INDEX([$Données.$D$3:$Données.$D$19];[$Données.I3]);&quot;&quot;)">
            <text:p/>
          </table:table-cell>
          <table:table-cell table:style-name="ce66" table:formula="of:=IF([.$F$2];IF(COUNTIF([.D$1:.D$1048576];&quot;VRAI&quot;)*4/3-COUNTIF([.D$1:.D$1048576];&quot;FAUX&quot;)*2/3&lt;0;0;COUNTIF([.D$1:.D$1048576];&quot;VRAI&quot;)*4/3-COUNTIF([.D$1:.D$1048576];&quot;FAUX&quot;)*2/3);&quot;&quot;)" table:number-columns-spanned="1" table:number-rows-spanned="2">
            <text:p/>
          </table:table-cell>
          <table:table-cell table:style-name="ce68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30" table:formula="of:=INDEX([$Données.$E$3:$Données.$E$19];[$Données.I4])" office:value-type="string" office:string-value="π" calcext:value-type="string">
            <text:p>π</text:p>
          </table:table-cell>
          <table:table-cell table:style-name="ce31"/>
          <table:table-cell table:style-name="ce34" table:formula="of:=IF([.$F$2];IF(ISBLANK([.C4]);&quot;&quot;;IF([.C4]=INDEX([$Données.$D$3:$Données.$D$19];[$Données.I4]);&quot;VRAI&quot;;&quot;FAUX&quot;));&quot;&quot;)">
            <text:p/>
          </table:table-cell>
          <table:table-cell table:style-name="ce50" table:formula="of:=IF(AND([.$F$2];[.$F$5]);INDEX([$Données.$D$3:$Données.$D$19];[$Données.I4]);&quot;&quot;)">
            <text:p/>
          </table:table-cell>
          <table:covered-table-cell table:style-name="ce7"/>
          <table:covered-table-cell/>
          <table:table-cell table:number-columns-repeated="1017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9" table:formula="of:=INDEX([$Données.$E$3:$Données.$E$19];[$Données.I5])" office:value-type="string" office:string-value="7π/4" calcext:value-type="string">
            <text:p>7π/4</text:p>
          </table:table-cell>
          <table:table-cell table:style-name="ce31"/>
          <table:table-cell table:style-name="ce35" table:formula="of:=IF([.$F$2];IF(ISBLANK([.C5]);&quot;&quot;;IF([.C5]=INDEX([$Données.$D$3:$Données.$D$19];[$Données.I5]);&quot;VRAI&quot;;&quot;FAUX&quot;));&quot;&quot;)">
            <text:p/>
          </table:table-cell>
          <table:table-cell table:style-name="ce51" table:formula="of:=IF(AND([.$F$2];[.$F$5]);INDEX([$Données.$D$3:$Données.$D$19];[$Données.I5]);&quot;&quot;)">
            <text:p/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8"/>
        </table:table-row>
        <table:table-row table:style-name="ro7">
          <table:table-cell table:style-name="ce25" office:value-type="float" office:value="4" calcext:value-type="float">
            <text:p>4</text:p>
          </table:table-cell>
          <table:table-cell table:style-name="ce30" table:formula="of:=INDEX([$Données.$E$3:$Données.$E$19];[$Données.I6])" office:value-type="string" office:string-value="π/3" calcext:value-type="string">
            <text:p>π/3</text:p>
          </table:table-cell>
          <table:table-cell table:style-name="ce31"/>
          <table:table-cell table:style-name="ce36" table:formula="of:=IF([.$F$2];IF(ISBLANK([.C6]);&quot;&quot;;IF([.C6]=INDEX([$Données.$D$3:$Données.$D$19];[$Données.I6]);&quot;VRAI&quot;;&quot;FAUX&quot;));&quot;&quot;)">
            <text:p/>
          </table:table-cell>
          <table:table-cell table:style-name="ce52" table:formula="of:=IF(AND([.$F$2];[.$F$5]);INDEX([$Données.$D$3:$Données.$D$19];[$Données.I6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9" table:formula="of:=INDEX([$Données.$E$3:$Données.$E$19];[$Données.I7])" office:value-type="string" office:string-value="π/6" calcext:value-type="string">
            <text:p>π/6</text:p>
          </table:table-cell>
          <table:table-cell table:style-name="ce31"/>
          <table:table-cell table:style-name="ce37" table:formula="of:=IF([.$F$2];IF(ISBLANK([.C7]);&quot;&quot;;IF([.C7]=INDEX([$Données.$D$3:$Données.$D$19];[$Données.I7]);&quot;VRAI&quot;;&quot;FAUX&quot;));&quot;&quot;)">
            <text:p/>
          </table:table-cell>
          <table:table-cell table:style-name="ce53" table:formula="of:=IF(AND([.$F$2];[.$F$5]);INDEX([$Données.$D$3:$Données.$D$19];[$Données.I7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6" calcext:value-type="float">
            <text:p>6</text:p>
          </table:table-cell>
          <table:table-cell table:style-name="ce30" table:formula="of:=INDEX([$Données.$E$3:$Données.$E$19];[$Données.I8])" office:value-type="string" office:string-value="3π/2" calcext:value-type="string">
            <text:p>3π/2</text:p>
          </table:table-cell>
          <table:table-cell table:style-name="ce31"/>
          <table:table-cell table:style-name="ce38" table:formula="of:=IF([.$F$2];IF(ISBLANK([.C8]);&quot;&quot;;IF([.C8]=INDEX([$Données.$D$3:$Données.$D$19];[$Données.I8]);&quot;VRAI&quot;;&quot;FAUX&quot;));&quot;&quot;)">
            <text:p/>
          </table:table-cell>
          <table:table-cell table:style-name="ce54" table:formula="of:=IF(AND([.$F$2];[.$F$5]);INDEX([$Données.$D$3:$Données.$D$19];[$Données.I8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9" table:formula="of:=INDEX([$Données.$E$3:$Données.$E$19];[$Données.I9])" office:value-type="string" office:string-value="π/4" calcext:value-type="string">
            <text:p>π/4</text:p>
          </table:table-cell>
          <table:table-cell table:style-name="ce31"/>
          <table:table-cell table:style-name="ce39" table:formula="of:=IF([.$F$2];IF(ISBLANK([.C9]);&quot;&quot;;IF([.C9]=INDEX([$Données.$D$3:$Données.$D$19];[$Données.I9]);&quot;VRAI&quot;;&quot;FAUX&quot;));&quot;&quot;)">
            <text:p/>
          </table:table-cell>
          <table:table-cell table:style-name="ce55" table:formula="of:=IF(AND([.$F$2];[.$F$5]);INDEX([$Données.$D$3:$Données.$D$19];[$Données.I9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formula="of:=INDEX([$Données.$E$3:$Données.$E$19];[$Données.I10])" office:value-type="string" office:string-value="π/2" calcext:value-type="string">
            <text:p>π/2</text:p>
          </table:table-cell>
          <table:table-cell table:style-name="ce31"/>
          <table:table-cell table:style-name="ce40" table:formula="of:=IF([.$F$2];IF(ISBLANK([.C10]);&quot;&quot;;IF([.C10]=INDEX([$Données.$D$3:$Données.$D$19];[$Données.I10]);&quot;VRAI&quot;;&quot;FAUX&quot;));&quot;&quot;)">
            <text:p/>
          </table:table-cell>
          <table:table-cell table:style-name="ce56" table:formula="of:=IF(AND([.$F$2];[.$F$5]);INDEX([$Données.$D$3:$Données.$D$19];[$Données.I10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29" table:formula="of:=INDEX([$Données.$E$3:$Données.$E$19];[$Données.I11])" office:value-type="string" office:string-value="11π/6" calcext:value-type="string">
            <text:p>11π/6</text:p>
          </table:table-cell>
          <table:table-cell table:style-name="ce31"/>
          <table:table-cell table:style-name="ce41" table:formula="of:=IF([.$F$2];IF(ISBLANK([.C11]);&quot;&quot;;IF([.C11]=INDEX([$Données.$D$3:$Données.$D$19];[$Données.I11]);&quot;VRAI&quot;;&quot;FAUX&quot;));&quot;&quot;)">
            <text:p/>
          </table:table-cell>
          <table:table-cell table:style-name="ce57" table:formula="of:=IF(AND([.$F$2];[.$F$5]);INDEX([$Données.$D$3:$Données.$D$19];[$Données.I11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10" calcext:value-type="float">
            <text:p>10</text:p>
          </table:table-cell>
          <table:table-cell table:style-name="ce30" table:formula="of:=INDEX([$Données.$E$3:$Données.$E$19];[$Données.I12])" office:value-type="string" office:string-value="5π/4" calcext:value-type="string">
            <text:p>5π/4</text:p>
          </table:table-cell>
          <table:table-cell table:style-name="ce31"/>
          <table:table-cell table:style-name="ce42" table:formula="of:=IF([.$F$2];IF(ISBLANK([.C12]);&quot;&quot;;IF([.C12]=INDEX([$Données.$D$3:$Données.$D$19];[$Données.I12]);&quot;VRAI&quot;;&quot;FAUX&quot;));&quot;&quot;)">
            <text:p/>
          </table:table-cell>
          <table:table-cell table:style-name="ce58" table:formula="of:=IF(AND([.$F$2];[.$F$5]);INDEX([$Données.$D$3:$Données.$D$19];[$Données.I12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29" table:formula="of:=INDEX([$Données.$E$3:$Données.$E$19];[$Données.I13])" office:value-type="float" office:value="0" calcext:value-type="float">
            <text:p>0</text:p>
          </table:table-cell>
          <table:table-cell table:style-name="ce31"/>
          <table:table-cell table:style-name="ce43" table:formula="of:=IF([.$F$2];IF(ISBLANK([.C13]);&quot;&quot;;IF([.C13]=INDEX([$Données.$D$3:$Données.$D$19];[$Données.I13]);&quot;VRAI&quot;;&quot;FAUX&quot;));&quot;&quot;)">
            <text:p/>
          </table:table-cell>
          <table:table-cell table:style-name="ce59" table:formula="of:=IF(AND([.$F$2];[.$F$5]);INDEX([$Données.$D$3:$Données.$D$19];[$Données.I13]);&quot;&quot;)">
            <text:p/>
          </table:table-cell>
          <table:table-cell table:style-name="ce67"/>
          <table:table-cell table:number-columns-repeated="1018"/>
        </table:table-row>
        <table:table-row table:style-name="ro7">
          <table:table-cell table:style-name="ce25" office:value-type="float" office:value="12" calcext:value-type="float">
            <text:p>12</text:p>
          </table:table-cell>
          <table:table-cell table:style-name="ce30" table:formula="of:=INDEX([$Données.$E$3:$Données.$E$19];[$Données.I14])" office:value-type="string" office:string-value="3π/4" calcext:value-type="string">
            <text:p>3π/4</text:p>
          </table:table-cell>
          <table:table-cell table:style-name="ce31"/>
          <table:table-cell table:style-name="ce44" table:formula="of:=IF([.$F$2];IF(ISBLANK([.C14]);&quot;&quot;;IF([.C14]=INDEX([$Données.$D$3:$Données.$D$19];[$Données.I14]);&quot;VRAI&quot;;&quot;FAUX&quot;));&quot;&quot;)">
            <text:p/>
          </table:table-cell>
          <table:table-cell table:style-name="ce60" table:formula="of:=IF(AND([.$F$2];[.$F$5]);INDEX([$Données.$D$3:$Données.$D$19];[$Données.I14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13" calcext:value-type="float">
            <text:p>13</text:p>
          </table:table-cell>
          <table:table-cell table:style-name="ce29" table:formula="of:=INDEX([$Données.$E$3:$Données.$E$19];[$Données.I15])" office:value-type="string" office:string-value="5π/6" calcext:value-type="string">
            <text:p>5π/6</text:p>
          </table:table-cell>
          <table:table-cell table:style-name="ce31"/>
          <table:table-cell table:style-name="ce45" table:formula="of:=IF([.$F$2];IF(ISBLANK([.C15]);&quot;&quot;;IF([.C15]=INDEX([$Données.$D$3:$Données.$D$19];[$Données.I15]);&quot;VRAI&quot;;&quot;FAUX&quot;));&quot;&quot;)">
            <text:p/>
          </table:table-cell>
          <table:table-cell table:style-name="ce61" table:formula="of:=IF(AND([.$F$2];[.$F$5]);INDEX([$Données.$D$3:$Données.$D$19];[$Données.I15]);&quot;&quot;)">
            <text:p/>
          </table:table-cell>
          <table:table-cell table:number-columns-repeated="1019"/>
        </table:table-row>
        <table:table-row table:style-name="ro7">
          <table:table-cell table:style-name="ce25" office:value-type="float" office:value="14" calcext:value-type="float">
            <text:p>14</text:p>
          </table:table-cell>
          <table:table-cell table:style-name="ce30" table:formula="of:=INDEX([$Données.$E$3:$Données.$E$19];[$Données.I16])" office:value-type="string" office:string-value="2π" calcext:value-type="string">
            <text:p>2π</text:p>
          </table:table-cell>
          <table:table-cell table:style-name="ce31"/>
          <table:table-cell table:style-name="ce46" table:formula="of:=IF([.$F$2];IF(ISBLANK([.C16]);&quot;&quot;;IF([.C16]=INDEX([$Données.$D$3:$Données.$D$19];[$Données.I16]);&quot;VRAI&quot;;&quot;FAUX&quot;));&quot;&quot;)">
            <text:p/>
          </table:table-cell>
          <table:table-cell table:style-name="ce62" table:formula="of:=IF(AND([.$F$2];[.$F$5]);INDEX([$Données.$D$3:$Données.$D$19];[$Données.I16]);&quot;&quot;)">
            <text:p/>
          </table:table-cell>
          <table:table-cell table:number-columns-repeated="1019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29" table:formula="of:=INDEX([$Données.$E$3:$Données.$E$19];[$Données.I17])" office:value-type="string" office:string-value="2π/3" calcext:value-type="string">
            <text:p>2π/3</text:p>
          </table:table-cell>
          <table:table-cell table:style-name="ce31"/>
          <table:table-cell table:style-name="ce47" table:formula="of:=IF([.$F$2];IF(ISBLANK([.C17]);&quot;&quot;;IF([.C17]=INDEX([$Données.$D$3:$Données.$D$19];[$Données.I17]);&quot;VRAI&quot;;&quot;FAUX&quot;));&quot;&quot;)">
            <text:p/>
          </table:table-cell>
          <table:table-cell table:style-name="ce63" table:formula="of:=IF(AND([.$F$2];[.$F$5]);INDEX([$Données.$D$3:$Données.$D$19];[$Données.I17]);&quot;&quot;)">
            <text:p/>
          </table:table-cell>
          <table:table-cell table:number-columns-repeated="1019"/>
        </table:table-row>
        <table:table-row table:style-name="ro7">
          <table:table-cell table:style-name="ce26" table:number-columns-repeated="2"/>
          <table:table-cell table:number-columns-repeated="1022"/>
        </table:table-row>
        <table:table-row table:style-name="ro7"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ce26"/>
          <table:covered-table-cell table:number-columns-repeated="3"/>
          <table:table-cell table:number-columns-repeated="1019"/>
        </table:table-row>
        <table:table-row table:style-name="ro7" table:number-rows-repeated="63">
          <table:table-cell table:style-name="ce26" table:number-columns-repeated="2"/>
          <table:table-cell table:number-columns-repeated="1022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adian en degré'.D3:'Radian en degré'.D3">
            <calcext:condition calcext:apply-style-name="VRAI" calcext:value="formula-is(IF([.D3]=&quot;VRAI&quot;))" calcext:base-cell-address="'Radian en degré'.D3"/>
            <calcext:condition calcext:apply-style-name="FAUX" calcext:value="formula-is(IF([.D3]=&quot;FAUX&quot;))" calcext:base-cell-address="'Radian en degré'.D3"/>
          </calcext:conditional-format>
          <calcext:conditional-format calcext:target-range-address="'Radian en degré'.E3:'Radian en degré'.E3">
            <calcext:condition calcext:apply-style-name="VRAI" calcext:value="formula-is(IF([.D3]=&quot;VRAI&quot;))" calcext:base-cell-address="'Radian en degré'.E3"/>
            <calcext:condition calcext:apply-style-name="FAUX" calcext:value="formula-is(IF([.D3]=&quot;FAUX&quot;))" calcext:base-cell-address="'Radian en degré'.E3"/>
          </calcext:conditional-format>
          <calcext:conditional-format calcext:target-range-address="'Radian en degré'.D4:'Radian en degré'.D4">
            <calcext:condition calcext:apply-style-name="VRAI" calcext:value="formula-is(IF([.D4]=&quot;VRAI&quot;))" calcext:base-cell-address="'Radian en degré'.D4"/>
            <calcext:condition calcext:apply-style-name="FAUX" calcext:value="formula-is(IF([.D4]=&quot;FAUX&quot;))" calcext:base-cell-address="'Radian en degré'.D4"/>
          </calcext:conditional-format>
          <calcext:conditional-format calcext:target-range-address="'Radian en degré'.E4:'Radian en degré'.E4">
            <calcext:condition calcext:apply-style-name="VRAI" calcext:value="formula-is(IF([.D4]=&quot;VRAI&quot;))" calcext:base-cell-address="'Radian en degré'.E4"/>
            <calcext:condition calcext:apply-style-name="FAUX" calcext:value="formula-is(IF([.D4]=&quot;FAUX&quot;))" calcext:base-cell-address="'Radian en degré'.E4"/>
          </calcext:conditional-format>
          <calcext:conditional-format calcext:target-range-address="'Radian en degré'.D5:'Radian en degré'.D5">
            <calcext:condition calcext:apply-style-name="VRAI" calcext:value="formula-is(IF([.D5]=&quot;VRAI&quot;))" calcext:base-cell-address="'Radian en degré'.D5"/>
            <calcext:condition calcext:apply-style-name="FAUX" calcext:value="formula-is(IF([.D5]=&quot;FAUX&quot;))" calcext:base-cell-address="'Radian en degré'.D5"/>
          </calcext:conditional-format>
          <calcext:conditional-format calcext:target-range-address="'Radian en degré'.E5:'Radian en degré'.E5">
            <calcext:condition calcext:apply-style-name="VRAI" calcext:value="formula-is(IF([.D5]=&quot;VRAI&quot;))" calcext:base-cell-address="'Radian en degré'.E5"/>
            <calcext:condition calcext:apply-style-name="FAUX" calcext:value="formula-is(IF([.D5]=&quot;FAUX&quot;))" calcext:base-cell-address="'Radian en degré'.E5"/>
          </calcext:conditional-format>
          <calcext:conditional-format calcext:target-range-address="'Radian en degré'.D6:'Radian en degré'.D6">
            <calcext:condition calcext:apply-style-name="VRAI" calcext:value="formula-is(IF([.D6]=&quot;VRAI&quot;))" calcext:base-cell-address="'Radian en degré'.D6"/>
            <calcext:condition calcext:apply-style-name="FAUX" calcext:value="formula-is(IF([.D6]=&quot;FAUX&quot;))" calcext:base-cell-address="'Radian en degré'.D6"/>
          </calcext:conditional-format>
          <calcext:conditional-format calcext:target-range-address="'Radian en degré'.E6:'Radian en degré'.E6">
            <calcext:condition calcext:apply-style-name="VRAI" calcext:value="formula-is(IF([.D6]=&quot;VRAI&quot;))" calcext:base-cell-address="'Radian en degré'.E6"/>
            <calcext:condition calcext:apply-style-name="FAUX" calcext:value="formula-is(IF([.D6]=&quot;FAUX&quot;))" calcext:base-cell-address="'Radian en degré'.E6"/>
          </calcext:conditional-format>
          <calcext:conditional-format calcext:target-range-address="'Radian en degré'.D7:'Radian en degré'.D7">
            <calcext:condition calcext:apply-style-name="VRAI" calcext:value="formula-is(IF([.D7]=&quot;VRAI&quot;))" calcext:base-cell-address="'Radian en degré'.D7"/>
            <calcext:condition calcext:apply-style-name="FAUX" calcext:value="formula-is(IF([.D7]=&quot;FAUX&quot;))" calcext:base-cell-address="'Radian en degré'.D7"/>
          </calcext:conditional-format>
          <calcext:conditional-format calcext:target-range-address="'Radian en degré'.E7:'Radian en degré'.E7">
            <calcext:condition calcext:apply-style-name="VRAI" calcext:value="formula-is(IF([.D7]=&quot;VRAI&quot;))" calcext:base-cell-address="'Radian en degré'.E7"/>
            <calcext:condition calcext:apply-style-name="FAUX" calcext:value="formula-is(IF([.D7]=&quot;FAUX&quot;))" calcext:base-cell-address="'Radian en degré'.E7"/>
          </calcext:conditional-format>
          <calcext:conditional-format calcext:target-range-address="'Radian en degré'.D8:'Radian en degré'.D8">
            <calcext:condition calcext:apply-style-name="VRAI" calcext:value="formula-is(IF([.D8]=&quot;VRAI&quot;))" calcext:base-cell-address="'Radian en degré'.D8"/>
            <calcext:condition calcext:apply-style-name="FAUX" calcext:value="formula-is(IF([.D8]=&quot;FAUX&quot;))" calcext:base-cell-address="'Radian en degré'.D8"/>
          </calcext:conditional-format>
          <calcext:conditional-format calcext:target-range-address="'Radian en degré'.E8:'Radian en degré'.E8">
            <calcext:condition calcext:apply-style-name="VRAI" calcext:value="formula-is(IF([.D8]=&quot;VRAI&quot;))" calcext:base-cell-address="'Radian en degré'.E8"/>
            <calcext:condition calcext:apply-style-name="FAUX" calcext:value="formula-is(IF([.D8]=&quot;FAUX&quot;))" calcext:base-cell-address="'Radian en degré'.E8"/>
          </calcext:conditional-format>
          <calcext:conditional-format calcext:target-range-address="'Radian en degré'.D9:'Radian en degré'.D9">
            <calcext:condition calcext:apply-style-name="VRAI" calcext:value="formula-is(IF([.D9]=&quot;VRAI&quot;))" calcext:base-cell-address="'Radian en degré'.D9"/>
            <calcext:condition calcext:apply-style-name="FAUX" calcext:value="formula-is(IF([.D9]=&quot;FAUX&quot;))" calcext:base-cell-address="'Radian en degré'.D9"/>
          </calcext:conditional-format>
          <calcext:conditional-format calcext:target-range-address="'Radian en degré'.E9:'Radian en degré'.E9">
            <calcext:condition calcext:apply-style-name="VRAI" calcext:value="formula-is(IF([.D9]=&quot;VRAI&quot;))" calcext:base-cell-address="'Radian en degré'.E9"/>
            <calcext:condition calcext:apply-style-name="FAUX" calcext:value="formula-is(IF([.D9]=&quot;FAUX&quot;))" calcext:base-cell-address="'Radian en degré'.E9"/>
          </calcext:conditional-format>
          <calcext:conditional-format calcext:target-range-address="'Radian en degré'.D10:'Radian en degré'.D10">
            <calcext:condition calcext:apply-style-name="VRAI" calcext:value="formula-is(IF([.D10]=&quot;VRAI&quot;))" calcext:base-cell-address="'Radian en degré'.D10"/>
            <calcext:condition calcext:apply-style-name="FAUX" calcext:value="formula-is(IF([.D10]=&quot;FAUX&quot;))" calcext:base-cell-address="'Radian en degré'.D10"/>
          </calcext:conditional-format>
          <calcext:conditional-format calcext:target-range-address="'Radian en degré'.E10:'Radian en degré'.E10">
            <calcext:condition calcext:apply-style-name="VRAI" calcext:value="formula-is(IF([.D10]=&quot;VRAI&quot;))" calcext:base-cell-address="'Radian en degré'.E10"/>
            <calcext:condition calcext:apply-style-name="FAUX" calcext:value="formula-is(IF([.D10]=&quot;FAUX&quot;))" calcext:base-cell-address="'Radian en degré'.E10"/>
          </calcext:conditional-format>
          <calcext:conditional-format calcext:target-range-address="'Radian en degré'.D11:'Radian en degré'.D11">
            <calcext:condition calcext:apply-style-name="VRAI" calcext:value="formula-is(IF([.D11]=&quot;VRAI&quot;))" calcext:base-cell-address="'Radian en degré'.D11"/>
            <calcext:condition calcext:apply-style-name="FAUX" calcext:value="formula-is(IF([.D11]=&quot;FAUX&quot;))" calcext:base-cell-address="'Radian en degré'.D11"/>
          </calcext:conditional-format>
          <calcext:conditional-format calcext:target-range-address="'Radian en degré'.E11:'Radian en degré'.E11">
            <calcext:condition calcext:apply-style-name="VRAI" calcext:value="formula-is(IF([.D11]=&quot;VRAI&quot;))" calcext:base-cell-address="'Radian en degré'.E11"/>
            <calcext:condition calcext:apply-style-name="FAUX" calcext:value="formula-is(IF([.D11]=&quot;FAUX&quot;))" calcext:base-cell-address="'Radian en degré'.E11"/>
          </calcext:conditional-format>
          <calcext:conditional-format calcext:target-range-address="'Radian en degré'.D12:'Radian en degré'.D12">
            <calcext:condition calcext:apply-style-name="VRAI" calcext:value="formula-is(IF([.D12]=&quot;VRAI&quot;))" calcext:base-cell-address="'Radian en degré'.D12"/>
            <calcext:condition calcext:apply-style-name="FAUX" calcext:value="formula-is(IF([.D12]=&quot;FAUX&quot;))" calcext:base-cell-address="'Radian en degré'.D12"/>
          </calcext:conditional-format>
          <calcext:conditional-format calcext:target-range-address="'Radian en degré'.E12:'Radian en degré'.E12">
            <calcext:condition calcext:apply-style-name="VRAI" calcext:value="formula-is(IF([.D12]=&quot;VRAI&quot;))" calcext:base-cell-address="'Radian en degré'.E12"/>
            <calcext:condition calcext:apply-style-name="FAUX" calcext:value="formula-is(IF([.D12]=&quot;FAUX&quot;))" calcext:base-cell-address="'Radian en degré'.E12"/>
          </calcext:conditional-format>
          <calcext:conditional-format calcext:target-range-address="'Radian en degré'.D13:'Radian en degré'.D13">
            <calcext:condition calcext:apply-style-name="VRAI" calcext:value="formula-is(IF([.D13]=&quot;VRAI&quot;))" calcext:base-cell-address="'Radian en degré'.D13"/>
            <calcext:condition calcext:apply-style-name="FAUX" calcext:value="formula-is(IF([.D13]=&quot;FAUX&quot;))" calcext:base-cell-address="'Radian en degré'.D13"/>
          </calcext:conditional-format>
          <calcext:conditional-format calcext:target-range-address="'Radian en degré'.E13:'Radian en degré'.E13">
            <calcext:condition calcext:apply-style-name="VRAI" calcext:value="formula-is(IF([.D13]=&quot;VRAI&quot;))" calcext:base-cell-address="'Radian en degré'.E13"/>
            <calcext:condition calcext:apply-style-name="FAUX" calcext:value="formula-is(IF([.D13]=&quot;FAUX&quot;))" calcext:base-cell-address="'Radian en degré'.E13"/>
          </calcext:conditional-format>
          <calcext:conditional-format calcext:target-range-address="'Radian en degré'.D14:'Radian en degré'.D14">
            <calcext:condition calcext:apply-style-name="VRAI" calcext:value="formula-is(IF([.D14]=&quot;VRAI&quot;))" calcext:base-cell-address="'Radian en degré'.D14"/>
            <calcext:condition calcext:apply-style-name="FAUX" calcext:value="formula-is(IF([.D14]=&quot;FAUX&quot;))" calcext:base-cell-address="'Radian en degré'.D14"/>
          </calcext:conditional-format>
          <calcext:conditional-format calcext:target-range-address="'Radian en degré'.E14:'Radian en degré'.E14">
            <calcext:condition calcext:apply-style-name="VRAI" calcext:value="formula-is(IF([.D14]=&quot;VRAI&quot;))" calcext:base-cell-address="'Radian en degré'.E14"/>
            <calcext:condition calcext:apply-style-name="FAUX" calcext:value="formula-is(IF([.D14]=&quot;FAUX&quot;))" calcext:base-cell-address="'Radian en degré'.E14"/>
          </calcext:conditional-format>
          <calcext:conditional-format calcext:target-range-address="'Radian en degré'.D15:'Radian en degré'.D15">
            <calcext:condition calcext:apply-style-name="VRAI" calcext:value="formula-is(IF([.D15]=&quot;VRAI&quot;))" calcext:base-cell-address="'Radian en degré'.D15"/>
            <calcext:condition calcext:apply-style-name="FAUX" calcext:value="formula-is(IF([.D15]=&quot;FAUX&quot;))" calcext:base-cell-address="'Radian en degré'.D15"/>
          </calcext:conditional-format>
          <calcext:conditional-format calcext:target-range-address="'Radian en degré'.E15:'Radian en degré'.E15">
            <calcext:condition calcext:apply-style-name="VRAI" calcext:value="formula-is(IF([.D15]=&quot;VRAI&quot;))" calcext:base-cell-address="'Radian en degré'.E15"/>
            <calcext:condition calcext:apply-style-name="FAUX" calcext:value="formula-is(IF([.D15]=&quot;FAUX&quot;))" calcext:base-cell-address="'Radian en degré'.E15"/>
          </calcext:conditional-format>
          <calcext:conditional-format calcext:target-range-address="'Radian en degré'.D16:'Radian en degré'.D16">
            <calcext:condition calcext:apply-style-name="VRAI" calcext:value="formula-is(IF([.D16]=&quot;VRAI&quot;))" calcext:base-cell-address="'Radian en degré'.D16"/>
            <calcext:condition calcext:apply-style-name="FAUX" calcext:value="formula-is(IF([.D16]=&quot;FAUX&quot;))" calcext:base-cell-address="'Radian en degré'.D16"/>
          </calcext:conditional-format>
          <calcext:conditional-format calcext:target-range-address="'Radian en degré'.E16:'Radian en degré'.E16">
            <calcext:condition calcext:apply-style-name="VRAI" calcext:value="formula-is(IF([.D16]=&quot;VRAI&quot;))" calcext:base-cell-address="'Radian en degré'.E16"/>
            <calcext:condition calcext:apply-style-name="FAUX" calcext:value="formula-is(IF([.D16]=&quot;FAUX&quot;))" calcext:base-cell-address="'Radian en degré'.E16"/>
          </calcext:conditional-format>
          <calcext:conditional-format calcext:target-range-address="'Radian en degré'.D17:'Radian en degré'.D17">
            <calcext:condition calcext:apply-style-name="VRAI" calcext:value="formula-is(IF([.D17]=&quot;VRAI&quot;))" calcext:base-cell-address="'Radian en degré'.D17"/>
            <calcext:condition calcext:apply-style-name="FAUX" calcext:value="formula-is(IF([.D17]=&quot;FAUX&quot;))" calcext:base-cell-address="'Radian en degré'.D17"/>
          </calcext:conditional-format>
          <calcext:conditional-format calcext:target-range-address="'Radian en degré'.E17:'Radian en degré'.E17">
            <calcext:condition calcext:apply-style-name="VRAI" calcext:value="formula-is(IF([.D17]=&quot;VRAI&quot;))" calcext:base-cell-address="'Radian en degré'.E17"/>
            <calcext:condition calcext:apply-style-name="FAUX" calcext:value="formula-is(IF([.D17]=&quot;FAUX&quot;))" calcext:base-cell-address="'Radian en degré'.E17"/>
          </calcext:conditional-format>
        </calcext:conditional-formats>
      </table:table>
      <table:table table:name="Degré en radian" table:style-name="ta1" table:protected="true" table:protection-key="Lf2QvPkGjles2FQvcalRpv1OZL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Degré en radian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Degré en radian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6mm" svg:height="19.91mm" svg:x="340.25mm" svg:y="10.09mm" draw:control="control5"/>
          <draw:control draw:z-index="1" draw:style-name="gr3" draw:text-style-name="P3" svg:width="69.9mm" svg:height="19.99mm" svg:x="340.28mm" svg:y="65.08mm" draw:control="control6"/>
        </table:shapes>
        <table:table-column table:style-name="co7" table:default-cell-style-name="ce28"/>
        <table:table-column table:style-name="co8" table:default-cell-style-name="ce28"/>
        <table:table-column table:style-name="co9" table:number-columns-repeated="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" table:default-cell-style-name="ce28"/>
        <table:table-column table:style-name="co13" table:default-cell-style-name="ce28"/>
        <table:table-column table:style-name="co1" table:number-columns-repeated="1011" table:default-cell-style-name="ce28"/>
        <table:table-column table:style-name="co1" table:number-columns-repeated="2" table:default-cell-style-name="ce108"/>
        <table:table-column table:style-name="co1" table:default-cell-style-name="ce7"/>
        <table:table-row table:style-name="ro6"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3" table:style-name="ce23"/>
          <table:covered-table-cell table:style-name="ce23" office:value-type="string" calcext:value-type="string">
            <text:p>Nouveau test :</text:p>
            <text:p>Crtl + Shift + F9</text:p>
          </table:covered-table-cell>
          <table:covered-table-cell table:style-name="ce32"/>
          <table:table-cell table:style-name="ce48" office:value-type="string" calcext:value-type="string">
            <text:p>Nouveau test :</text:p>
            <text:p>Ctrl + Shift + F9</text:p>
          </table:table-cell>
          <table:table-cell table:number-columns-repeated="101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23" office:value-type="string" calcext:value-type="string">
            <text:p>En degré</text:p>
          </table:table-cell>
          <table:table-cell table:style-name="ce23" office:value-type="string" calcext:value-type="string" table:number-columns-spanned="3" table:number-rows-spanned="1">
            <text:p>En radian</text:p>
          </table:table-cell>
          <table:covered-table-cell table:number-columns-repeated="2" table:style-name="ce7"/>
          <table:table-cell table:style-name="ce32" office:value-type="string" calcext:value-type="string">
            <text:p>Vrai ou Faux</text:p>
          </table:table-cell>
          <table:table-cell table:style-name="ce23" office:value-type="string" calcext:value-type="string">
            <text:p>Réponse</text:p>
          </table:table-cell>
          <table:table-cell table:style-name="ce107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table:formula="of:=INDEX([$Données.$D$3:$Données.$D$19];[$Données.J3])" office:value-type="float" office:value="30" calcext:value-type="float">
            <text:p>30</text:p>
          </table:table-cell>
          <table:table-cell table:style-name="ce71"/>
          <table:table-cell table:style-name="ce72" table:formula="of:=IF(AND(ISBLANK([.C3])=0;[.C3]=0);&quot;&quot;;IF(ISBLANK([.E3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5" table:formula="of:=IF([.$H$2];IF(AND(ISBLANK([.C3]);ISBLANK([.E3]);IF([.B3]&lt;&gt;180));&quot;&quot;;IF(OR(IF([.C3]=&quot;&quot;;1;[.C3])*180/IF([.E3]=&quot;&quot;;1;[.E3])=[.B3];[.B3]=180);&quot;VRAI&quot;;&quot;FAUX&quot;));&quot;&quot;)">
            <text:p/>
          </table:table-cell>
          <table:table-cell table:style-name="ce90" table:formula="of:=IF(AND([.$H$2];[.$H$5]);INDEX([$Données.$E$3:$Données.$E$19];[$Données.J3]);&quot;&quot;)">
            <text:p/>
          </table:table-cell>
          <table:table-cell table:style-name="ce66" table:formula="of:=IF([.$H$2];IF(COUNTIF([.F$1:.F$1048576];&quot;VRAI&quot;)*4/3-COUNTIF([.F$1:.F$1048576];&quot;FAUX&quot;)*2/3&lt;0;0;COUNTIF([.F$1:.F$1048576];&quot;VRAI&quot;)*4/3-COUNTIF([.F$1:.F$1048576];&quot;FAUX&quot;)*2/3);&quot;&quot;)" table:number-columns-spanned="1" table:number-rows-spanned="2">
            <text:p/>
          </table:table-cell>
          <table:table-cell table:style-name="ce68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30" table:formula="of:=INDEX([$Données.$D$3:$Données.$D$19];[$Données.J4])" office:value-type="float" office:value="90" calcext:value-type="float">
            <text:p>90</text:p>
          </table:table-cell>
          <table:table-cell table:style-name="ce71"/>
          <table:table-cell table:style-name="ce73" table:formula="of:=IF(AND(ISBLANK([.C4])=0;[.C4]=0);&quot;&quot;;IF(ISBLANK([.E4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6" table:formula="of:=IF([.$H$2];IF(AND(ISBLANK([.C4]);ISBLANK([.E4]);IF([.B4]&lt;&gt;180));&quot;&quot;;IF(OR(IF([.C4]=&quot;&quot;;1;[.C4])*180/IF([.E4]=&quot;&quot;;1;[.E4])=[.B4];[.B4]=180);&quot;VRAI&quot;;&quot;FAUX&quot;));&quot;&quot;)">
            <text:p/>
          </table:table-cell>
          <table:table-cell table:style-name="ce91" table:formula="of:=IF(AND([.$H$2];[.$H$5]);INDEX([$Données.$E$3:$Données.$E$19];[$Données.J4]);&quot;&quot;)">
            <text:p/>
          </table:table-cell>
          <table:covered-table-cell table:style-name="ce48"/>
          <table:covered-table-cell table:style-name="ce7"/>
          <table:table-cell table:number-columns-repeated="1015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9" table:formula="of:=INDEX([$Données.$D$3:$Données.$D$19];[$Données.J5])" office:value-type="float" office:value="210" calcext:value-type="float">
            <text:p>210</text:p>
          </table:table-cell>
          <table:table-cell table:style-name="ce71"/>
          <table:table-cell table:style-name="ce72" table:formula="of:=IF(AND(ISBLANK([.C5])=0;[.C5]=0);&quot;&quot;;IF(ISBLANK([.E5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7" table:formula="of:=IF([.$H$2];IF(AND(ISBLANK([.C5]);ISBLANK([.E5]);IF([.B5]&lt;&gt;180));&quot;&quot;;IF(OR(IF([.C5]=&quot;&quot;;1;[.C5])*180/IF([.E5]=&quot;&quot;;1;[.E5])=[.B5];[.B5]=180);&quot;VRAI&quot;;&quot;FAUX&quot;));&quot;&quot;)">
            <text:p/>
          </table:table-cell>
          <table:table-cell table:style-name="ce92" table:formula="of:=IF(AND([.$H$2];[.$H$5]);INDEX([$Données.$E$3:$Données.$E$19];[$Données.J5]);&quot;&quot;)">
            <text:p/>
          </table:table-cell>
          <table:table-cell table:style-name="ce107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5" office:value-type="float" office:value="4" calcext:value-type="float">
            <text:p>4</text:p>
          </table:table-cell>
          <table:table-cell table:style-name="ce30" table:formula="of:=INDEX([$Données.$D$3:$Données.$D$19];[$Données.J6])" office:value-type="float" office:value="150" calcext:value-type="float">
            <text:p>150</text:p>
          </table:table-cell>
          <table:table-cell table:style-name="ce71"/>
          <table:table-cell table:style-name="ce73" table:formula="of:=IF(AND(ISBLANK([.C6])=0;[.C6]=0);&quot;&quot;;IF(ISBLANK([.E6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8" table:formula="of:=IF([.$H$2];IF(AND(ISBLANK([.C6]);ISBLANK([.E6]);IF([.B6]&lt;&gt;180));&quot;&quot;;IF(OR(IF([.C6]=&quot;&quot;;1;[.C6])*180/IF([.E6]=&quot;&quot;;1;[.E6])=[.B6];[.B6]=180);&quot;VRAI&quot;;&quot;FAUX&quot;));&quot;&quot;)">
            <text:p/>
          </table:table-cell>
          <table:table-cell table:style-name="ce93" table:formula="of:=IF(AND([.$H$2];[.$H$5]);INDEX([$Données.$E$3:$Données.$E$19];[$Données.J6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9" table:formula="of:=INDEX([$Données.$D$3:$Données.$D$19];[$Données.J7])" office:value-type="float" office:value="60" calcext:value-type="float">
            <text:p>60</text:p>
          </table:table-cell>
          <table:table-cell table:style-name="ce71"/>
          <table:table-cell table:style-name="ce72" table:formula="of:=IF(AND(ISBLANK([.C7])=0;[.C7]=0);&quot;&quot;;IF(ISBLANK([.E7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79" table:formula="of:=IF([.$H$2];IF(AND(ISBLANK([.C7]);ISBLANK([.E7]);IF([.B7]&lt;&gt;180));&quot;&quot;;IF(OR(IF([.C7]=&quot;&quot;;1;[.C7])*180/IF([.E7]=&quot;&quot;;1;[.E7])=[.B7];[.B7]=180);&quot;VRAI&quot;;&quot;FAUX&quot;));&quot;&quot;)">
            <text:p/>
          </table:table-cell>
          <table:table-cell table:style-name="ce94" table:formula="of:=IF(AND([.$H$2];[.$H$5]);INDEX([$Données.$E$3:$Données.$E$19];[$Données.J7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6" calcext:value-type="float">
            <text:p>6</text:p>
          </table:table-cell>
          <table:table-cell table:style-name="ce30" table:formula="of:=INDEX([$Données.$D$3:$Données.$D$19];[$Données.J8])" office:value-type="float" office:value="0" calcext:value-type="float">
            <text:p>0</text:p>
          </table:table-cell>
          <table:table-cell table:style-name="ce71"/>
          <table:table-cell table:style-name="ce73" table:formula="of:=IF(AND(ISBLANK([.C8])=0;[.C8]=0);&quot;&quot;;IF(ISBLANK([.E8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0" table:formula="of:=IF([.$H$2];IF(AND(ISBLANK([.C8]);ISBLANK([.E8]);IF([.B8]&lt;&gt;180));&quot;&quot;;IF(OR(IF([.C8]=&quot;&quot;;1;[.C8])*180/IF([.E8]=&quot;&quot;;1;[.E8])=[.B8];[.B8]=180);&quot;VRAI&quot;;&quot;FAUX&quot;));&quot;&quot;)">
            <text:p/>
          </table:table-cell>
          <table:table-cell table:style-name="ce95" table:formula="of:=IF(AND([.$H$2];[.$H$5]);INDEX([$Données.$E$3:$Données.$E$19];[$Données.J8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9" table:formula="of:=INDEX([$Données.$D$3:$Données.$D$19];[$Données.J9])" office:value-type="float" office:value="135" calcext:value-type="float">
            <text:p>135</text:p>
          </table:table-cell>
          <table:table-cell table:style-name="ce71"/>
          <table:table-cell table:style-name="ce72" table:formula="of:=IF(AND(ISBLANK([.C9])=0;[.C9]=0);&quot;&quot;;IF(ISBLANK([.E9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1" table:formula="of:=IF([.$H$2];IF(AND(ISBLANK([.C9]);ISBLANK([.E9]);IF([.B9]&lt;&gt;180));&quot;&quot;;IF(OR(IF([.C9]=&quot;&quot;;1;[.C9])*180/IF([.E9]=&quot;&quot;;1;[.E9])=[.B9];[.B9]=180);&quot;VRAI&quot;;&quot;FAUX&quot;));&quot;&quot;)">
            <text:p/>
          </table:table-cell>
          <table:table-cell table:style-name="ce96" table:formula="of:=IF(AND([.$H$2];[.$H$5]);INDEX([$Données.$E$3:$Données.$E$19];[$Données.J9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formula="of:=INDEX([$Données.$D$3:$Données.$D$19];[$Données.J10])" office:value-type="float" office:value="45" calcext:value-type="float">
            <text:p>45</text:p>
          </table:table-cell>
          <table:table-cell table:style-name="ce71"/>
          <table:table-cell table:style-name="ce73" table:formula="of:=IF(AND(ISBLANK([.C10])=0;[.C10]=0);&quot;&quot;;IF(ISBLANK([.E10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2" table:formula="of:=IF([.$H$2];IF(AND(ISBLANK([.C10]);ISBLANK([.E10]);IF([.B10]&lt;&gt;180));&quot;&quot;;IF(OR(IF([.C10]=&quot;&quot;;1;[.C10])*180/IF([.E10]=&quot;&quot;;1;[.E10])=[.B10];[.B10]=180);&quot;VRAI&quot;;&quot;FAUX&quot;));&quot;&quot;)">
            <text:p/>
          </table:table-cell>
          <table:table-cell table:style-name="ce97" table:formula="of:=IF(AND([.$H$2];[.$H$5]);INDEX([$Données.$E$3:$Données.$E$19];[$Données.J10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29" table:formula="of:=INDEX([$Données.$D$3:$Données.$D$19];[$Données.J11])" office:value-type="float" office:value="240" calcext:value-type="float">
            <text:p>240</text:p>
          </table:table-cell>
          <table:table-cell table:style-name="ce71"/>
          <table:table-cell table:style-name="ce72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3" table:formula="of:=IF([.$H$2];IF(AND(ISBLANK([.C11]);ISBLANK([.E11]);IF([.B11]&lt;&gt;180));&quot;&quot;;IF(OR(IF([.C11]=&quot;&quot;;1;[.C11])*180/IF([.E11]=&quot;&quot;;1;[.E11])=[.B11];[.B11]=180);&quot;VRAI&quot;;&quot;FAUX&quot;));&quot;&quot;)">
            <text:p/>
          </table:table-cell>
          <table:table-cell table:style-name="ce98" table:formula="of:=IF(AND([.$H$2];[.$H$5]);INDEX([$Données.$E$3:$Données.$E$19];[$Données.J11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10" calcext:value-type="float">
            <text:p>10</text:p>
          </table:table-cell>
          <table:table-cell table:style-name="ce30" table:formula="of:=INDEX([$Données.$D$3:$Données.$D$19];[$Données.J12])" office:value-type="float" office:value="315" calcext:value-type="float">
            <text:p>315</text:p>
          </table:table-cell>
          <table:table-cell table:style-name="ce71"/>
          <table:table-cell table:style-name="ce73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4" table:formula="of:=IF([.$H$2];IF(AND(ISBLANK([.C12]);ISBLANK([.E12]);IF([.B12]&lt;&gt;180));&quot;&quot;;IF(OR(IF([.C12]=&quot;&quot;;1;[.C12])*180/IF([.E12]=&quot;&quot;;1;[.E12])=[.B12];[.B12]=180);&quot;VRAI&quot;;&quot;FAUX&quot;));&quot;&quot;)">
            <text:p/>
          </table:table-cell>
          <table:table-cell table:style-name="ce99" table:formula="of:=IF(AND([.$H$2];[.$H$5]);INDEX([$Données.$E$3:$Données.$E$19];[$Données.J12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29" table:formula="of:=INDEX([$Données.$D$3:$Données.$D$19];[$Données.J13])" office:value-type="float" office:value="225" calcext:value-type="float">
            <text:p>225</text:p>
          </table:table-cell>
          <table:table-cell table:style-name="ce71"/>
          <table:table-cell table:style-name="ce72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5" table:formula="of:=IF([.$H$2];IF(AND(ISBLANK([.C13]);ISBLANK([.E13]);IF([.B13]&lt;&gt;180));&quot;&quot;;IF(OR(IF([.C13]=&quot;&quot;;1;[.C13])*180/IF([.E13]=&quot;&quot;;1;[.E13])=[.B13];[.B13]=180);&quot;VRAI&quot;;&quot;FAUX&quot;));&quot;&quot;)">
            <text:p/>
          </table:table-cell>
          <table:table-cell table:style-name="ce100" table:formula="of:=IF(AND([.$H$2];[.$H$5]);INDEX([$Données.$E$3:$Données.$E$19];[$Données.J13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12" calcext:value-type="float">
            <text:p>12</text:p>
          </table:table-cell>
          <table:table-cell table:style-name="ce30" table:formula="of:=INDEX([$Données.$D$3:$Données.$D$19];[$Données.J14])" office:value-type="float" office:value="300" calcext:value-type="float">
            <text:p>300</text:p>
          </table:table-cell>
          <table:table-cell table:style-name="ce71"/>
          <table:table-cell table:style-name="ce73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6" table:formula="of:=IF([.$H$2];IF(AND(ISBLANK([.C14]);ISBLANK([.E14]);IF([.B14]&lt;&gt;180));&quot;&quot;;IF(OR(IF([.C14]=&quot;&quot;;1;[.C14])*180/IF([.E14]=&quot;&quot;;1;[.E14])=[.B14];[.B14]=180);&quot;VRAI&quot;;&quot;FAUX&quot;));&quot;&quot;)">
            <text:p/>
          </table:table-cell>
          <table:table-cell table:style-name="ce101" table:formula="of:=IF(AND([.$H$2];[.$H$5]);INDEX([$Données.$E$3:$Données.$E$19];[$Données.J14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13" calcext:value-type="float">
            <text:p>13</text:p>
          </table:table-cell>
          <table:table-cell table:style-name="ce29" table:formula="of:=INDEX([$Données.$D$3:$Données.$D$19];[$Données.J15])" office:value-type="float" office:value="120" calcext:value-type="float">
            <text:p>120</text:p>
          </table:table-cell>
          <table:table-cell table:style-name="ce71"/>
          <table:table-cell table:style-name="ce72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7" table:formula="of:=IF([.$H$2];IF(AND(ISBLANK([.C15]);ISBLANK([.E15]);IF([.B15]&lt;&gt;180));&quot;&quot;;IF(OR(IF([.C15]=&quot;&quot;;1;[.C15])*180/IF([.E15]=&quot;&quot;;1;[.E15])=[.B15];[.B15]=180);&quot;VRAI&quot;;&quot;FAUX&quot;));&quot;&quot;)">
            <text:p/>
          </table:table-cell>
          <table:table-cell table:style-name="ce102" table:formula="of:=IF(AND([.$H$2];[.$H$5]);INDEX([$Données.$E$3:$Données.$E$19];[$Données.J15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14" calcext:value-type="float">
            <text:p>14</text:p>
          </table:table-cell>
          <table:table-cell table:style-name="ce30" table:formula="of:=INDEX([$Données.$D$3:$Données.$D$19];[$Données.J16])" office:value-type="float" office:value="360" calcext:value-type="float">
            <text:p>360</text:p>
          </table:table-cell>
          <table:table-cell table:style-name="ce71"/>
          <table:table-cell table:style-name="ce73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8" table:formula="of:=IF([.$H$2];IF(AND(ISBLANK([.C16]);ISBLANK([.E16]);IF([.B16]&lt;&gt;180));&quot;&quot;;IF(OR(IF([.C16]=&quot;&quot;;1;[.C16])*180/IF([.E16]=&quot;&quot;;1;[.E16])=[.B16];[.B16]=180);&quot;VRAI&quot;;&quot;FAUX&quot;));&quot;&quot;)">
            <text:p/>
          </table:table-cell>
          <table:table-cell table:style-name="ce103" table:formula="of:=IF(AND([.$H$2];[.$H$5]);INDEX([$Données.$E$3:$Données.$E$19];[$Données.J16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29" table:formula="of:=INDEX([$Données.$D$3:$Données.$D$19];[$Données.J17])" office:value-type="float" office:value="270" calcext:value-type="float">
            <text:p>270</text:p>
          </table:table-cell>
          <table:table-cell table:style-name="ce71"/>
          <table:table-cell table:style-name="ce72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71"/>
          <table:table-cell table:style-name="ce89" table:formula="of:=IF([.$H$2];IF(AND(ISBLANK([.C17]);ISBLANK([.E17]);IF([.B17]&lt;&gt;180));&quot;&quot;;IF(OR(IF([.C17]=&quot;&quot;;1;[.C17])*180/IF([.E17]=&quot;&quot;;1;[.E17])=[.B17];[.B17]=180);&quot;VRAI&quot;;&quot;FAUX&quot;));&quot;&quot;)">
            <text:p/>
          </table:table-cell>
          <table:table-cell table:style-name="ce104" table:formula="of:=IF(AND([.$H$2];[.$H$5]);INDEX([$Données.$E$3:$Données.$E$19];[$Données.J17]);&quot;&quot;)">
            <text:p/>
          </table:table-cell>
          <table:table-cell table:number-columns-repeated="1017"/>
        </table:table-row>
        <table:table-row table:style-name="ro7">
          <table:table-cell table:style-name="ce69"/>
          <table:table-cell table:style-name="ce70" table:number-columns-repeated="3"/>
          <table:table-cell table:number-columns-repeated="1020"/>
        </table:table-row>
        <table:table-row table:style-name="ro7"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3" table:style-name="ce70"/>
          <table:covered-table-cell/>
          <table:table-cell table:number-columns-repeated="1019"/>
        </table:table-row>
        <table:table-row table:style-name="ro7">
          <table:table-cell table:style-name="ce69"/>
          <table:table-cell table:style-name="ce70" table:number-columns-repeated="3"/>
          <table:table-cell table:number-columns-repeated="1020"/>
        </table:table-row>
        <table:table-row table:style-name="ro7">
          <table:table-cell table:style-name="ce69"/>
          <table:table-cell table:style-name="ce70" table:number-columns-repeated="2"/>
          <table:table-cell table:style-name="ce74"/>
          <table:table-cell table:number-columns-repeated="2"/>
          <table:table-cell table:style-name="ce105"/>
          <table:table-cell table:number-columns-repeated="1017"/>
        </table:table-row>
        <table:table-row table:style-name="ro7">
          <table:table-cell table:style-name="ce69"/>
          <table:table-cell table:style-name="ce70" table:number-columns-repeated="3"/>
          <table:table-cell table:number-columns-repeated="2"/>
          <table:table-cell table:style-name="ce106"/>
          <table:table-cell table:number-columns-repeated="1017"/>
        </table:table-row>
        <table:table-row table:style-name="ro7" table:number-rows-repeated="2">
          <table:table-cell table:style-name="ce69"/>
          <table:table-cell table:style-name="ce70" table:number-columns-repeated="3"/>
          <table:table-cell table:number-columns-repeated="1020"/>
        </table:table-row>
        <table:table-row table:style-name="ro7">
          <table:table-cell table:style-name="ce69"/>
          <table:table-cell table:style-name="ce70" table:number-columns-repeated="3"/>
          <table:table-cell table:number-columns-repeated="2"/>
          <table:table-cell table:style-name="ce106"/>
          <table:table-cell table:number-columns-repeated="1017"/>
        </table:table-row>
        <table:table-row table:style-name="ro7" table:number-rows-repeated="62">
          <table:table-cell table:style-name="ce69"/>
          <table:table-cell table:style-name="ce70" table:number-columns-repeated="3"/>
          <table:table-cell table:number-columns-repeated="1020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Degré en radian'.F4:'Degré en radian'.F4">
            <calcext:condition calcext:apply-style-name="VRAI" calcext:value="formula-is(IF([.F4]=&quot;VRAI&quot;))" calcext:base-cell-address="'Degré en radian'.F4"/>
            <calcext:condition calcext:apply-style-name="FAUX" calcext:value="formula-is(IF([.F4]=&quot;FAUX&quot;))" calcext:base-cell-address="'Degré en radian'.F4"/>
          </calcext:conditional-format>
          <calcext:conditional-format calcext:target-range-address="'Degré en radian'.F5:'Degré en radian'.F5">
            <calcext:condition calcext:apply-style-name="VRAI" calcext:value="formula-is(IF([.F5]=&quot;VRAI&quot;))" calcext:base-cell-address="'Degré en radian'.F5"/>
            <calcext:condition calcext:apply-style-name="FAUX" calcext:value="formula-is(IF([.F5]=&quot;FAUX&quot;))" calcext:base-cell-address="'Degré en radian'.F5"/>
          </calcext:conditional-format>
          <calcext:conditional-format calcext:target-range-address="'Degré en radian'.F6:'Degré en radian'.F6">
            <calcext:condition calcext:apply-style-name="VRAI" calcext:value="formula-is(IF([.F6]=&quot;VRAI&quot;))" calcext:base-cell-address="'Degré en radian'.F6"/>
            <calcext:condition calcext:apply-style-name="FAUX" calcext:value="formula-is(IF([.F6]=&quot;FAUX&quot;))" calcext:base-cell-address="'Degré en radian'.F6"/>
          </calcext:conditional-format>
          <calcext:conditional-format calcext:target-range-address="'Degré en radian'.F7:'Degré en radian'.F7">
            <calcext:condition calcext:apply-style-name="VRAI" calcext:value="formula-is(IF([.F7]=&quot;VRAI&quot;))" calcext:base-cell-address="'Degré en radian'.F7"/>
            <calcext:condition calcext:apply-style-name="FAUX" calcext:value="formula-is(IF([.F7]=&quot;FAUX&quot;))" calcext:base-cell-address="'Degré en radian'.F7"/>
          </calcext:conditional-format>
          <calcext:conditional-format calcext:target-range-address="'Degré en radian'.F8:'Degré en radian'.F8">
            <calcext:condition calcext:apply-style-name="VRAI" calcext:value="formula-is(IF([.F8]=&quot;VRAI&quot;))" calcext:base-cell-address="'Degré en radian'.F8"/>
            <calcext:condition calcext:apply-style-name="FAUX" calcext:value="formula-is(IF([.F8]=&quot;FAUX&quot;))" calcext:base-cell-address="'Degré en radian'.F8"/>
          </calcext:conditional-format>
          <calcext:conditional-format calcext:target-range-address="'Degré en radian'.F9:'Degré en radian'.F9">
            <calcext:condition calcext:apply-style-name="VRAI" calcext:value="formula-is(IF([.F9]=&quot;VRAI&quot;))" calcext:base-cell-address="'Degré en radian'.F9"/>
            <calcext:condition calcext:apply-style-name="FAUX" calcext:value="formula-is(IF([.F9]=&quot;FAUX&quot;))" calcext:base-cell-address="'Degré en radian'.F9"/>
          </calcext:conditional-format>
          <calcext:conditional-format calcext:target-range-address="'Degré en radian'.F10:'Degré en radian'.F10">
            <calcext:condition calcext:apply-style-name="VRAI" calcext:value="formula-is(IF([.F10]=&quot;VRAI&quot;))" calcext:base-cell-address="'Degré en radian'.F10"/>
            <calcext:condition calcext:apply-style-name="FAUX" calcext:value="formula-is(IF([.F10]=&quot;FAUX&quot;))" calcext:base-cell-address="'Degré en radian'.F10"/>
          </calcext:conditional-format>
          <calcext:conditional-format calcext:target-range-address="'Degré en radian'.F11:'Degré en radian'.F11">
            <calcext:condition calcext:apply-style-name="VRAI" calcext:value="formula-is(IF([.F11]=&quot;VRAI&quot;))" calcext:base-cell-address="'Degré en radian'.F11"/>
            <calcext:condition calcext:apply-style-name="FAUX" calcext:value="formula-is(IF([.F11]=&quot;FAUX&quot;))" calcext:base-cell-address="'Degré en radian'.F11"/>
          </calcext:conditional-format>
          <calcext:conditional-format calcext:target-range-address="'Degré en radian'.F12:'Degré en radian'.F12">
            <calcext:condition calcext:apply-style-name="VRAI" calcext:value="formula-is(IF([.F12]=&quot;VRAI&quot;))" calcext:base-cell-address="'Degré en radian'.F12"/>
            <calcext:condition calcext:apply-style-name="FAUX" calcext:value="formula-is(IF([.F12]=&quot;FAUX&quot;))" calcext:base-cell-address="'Degré en radian'.F12"/>
          </calcext:conditional-format>
          <calcext:conditional-format calcext:target-range-address="'Degré en radian'.F13:'Degré en radian'.F13">
            <calcext:condition calcext:apply-style-name="VRAI" calcext:value="formula-is(IF([.F13]=&quot;VRAI&quot;))" calcext:base-cell-address="'Degré en radian'.F13"/>
            <calcext:condition calcext:apply-style-name="FAUX" calcext:value="formula-is(IF([.F13]=&quot;FAUX&quot;))" calcext:base-cell-address="'Degré en radian'.F13"/>
          </calcext:conditional-format>
          <calcext:conditional-format calcext:target-range-address="'Degré en radian'.F14:'Degré en radian'.F14">
            <calcext:condition calcext:apply-style-name="VRAI" calcext:value="formula-is(IF([.F14]=&quot;VRAI&quot;))" calcext:base-cell-address="'Degré en radian'.F14"/>
            <calcext:condition calcext:apply-style-name="FAUX" calcext:value="formula-is(IF([.F14]=&quot;FAUX&quot;))" calcext:base-cell-address="'Degré en radian'.F14"/>
          </calcext:conditional-format>
          <calcext:conditional-format calcext:target-range-address="'Degré en radian'.F15:'Degré en radian'.F15">
            <calcext:condition calcext:apply-style-name="VRAI" calcext:value="formula-is(IF([.F15]=&quot;VRAI&quot;))" calcext:base-cell-address="'Degré en radian'.F15"/>
            <calcext:condition calcext:apply-style-name="FAUX" calcext:value="formula-is(IF([.F15]=&quot;FAUX&quot;))" calcext:base-cell-address="'Degré en radian'.F15"/>
          </calcext:conditional-format>
          <calcext:conditional-format calcext:target-range-address="'Degré en radian'.F16:'Degré en radian'.F16">
            <calcext:condition calcext:apply-style-name="VRAI" calcext:value="formula-is(IF([.F16]=&quot;VRAI&quot;))" calcext:base-cell-address="'Degré en radian'.F16"/>
            <calcext:condition calcext:apply-style-name="FAUX" calcext:value="formula-is(IF([.F16]=&quot;FAUX&quot;))" calcext:base-cell-address="'Degré en radian'.F16"/>
          </calcext:conditional-format>
          <calcext:conditional-format calcext:target-range-address="'Degré en radian'.F17:'Degré en radian'.F17">
            <calcext:condition calcext:apply-style-name="VRAI" calcext:value="formula-is(IF([.F17]=&quot;VRAI&quot;))" calcext:base-cell-address="'Degré en radian'.F17"/>
            <calcext:condition calcext:apply-style-name="FAUX" calcext:value="formula-is(IF([.F17]=&quot;FAUX&quot;))" calcext:base-cell-address="'Degré en radian'.F17"/>
          </calcext:conditional-format>
          <calcext:conditional-format calcext:target-range-address="'Degré en radian'.G3:'Degré en radian'.G3">
            <calcext:condition calcext:apply-style-name="VRAI" calcext:value="formula-is(IF([.F3]=&quot;VRAI&quot;))" calcext:base-cell-address="'Degré en radian'.G3"/>
            <calcext:condition calcext:apply-style-name="FAUX" calcext:value="formula-is(IF([.F3]=&quot;FAUX&quot;))" calcext:base-cell-address="'Degré en radian'.G3"/>
          </calcext:conditional-format>
          <calcext:conditional-format calcext:target-range-address="'Degré en radian'.G4:'Degré en radian'.G4">
            <calcext:condition calcext:apply-style-name="VRAI" calcext:value="formula-is(IF([.F4]=&quot;VRAI&quot;))" calcext:base-cell-address="'Degré en radian'.G4"/>
            <calcext:condition calcext:apply-style-name="FAUX" calcext:value="formula-is(IF([.F4]=&quot;FAUX&quot;))" calcext:base-cell-address="'Degré en radian'.G4"/>
          </calcext:conditional-format>
          <calcext:conditional-format calcext:target-range-address="'Degré en radian'.G5:'Degré en radian'.G5">
            <calcext:condition calcext:apply-style-name="VRAI" calcext:value="formula-is(IF([.F5]=&quot;VRAI&quot;))" calcext:base-cell-address="'Degré en radian'.G5"/>
            <calcext:condition calcext:apply-style-name="FAUX" calcext:value="formula-is(IF([.F5]=&quot;FAUX&quot;))" calcext:base-cell-address="'Degré en radian'.G5"/>
          </calcext:conditional-format>
          <calcext:conditional-format calcext:target-range-address="'Degré en radian'.G6:'Degré en radian'.G6">
            <calcext:condition calcext:apply-style-name="VRAI" calcext:value="formula-is(IF([.F6]=&quot;VRAI&quot;))" calcext:base-cell-address="'Degré en radian'.G6"/>
            <calcext:condition calcext:apply-style-name="FAUX" calcext:value="formula-is(IF([.F6]=&quot;FAUX&quot;))" calcext:base-cell-address="'Degré en radian'.G6"/>
          </calcext:conditional-format>
          <calcext:conditional-format calcext:target-range-address="'Degré en radian'.G7:'Degré en radian'.G7">
            <calcext:condition calcext:apply-style-name="VRAI" calcext:value="formula-is(IF([.F7]=&quot;VRAI&quot;))" calcext:base-cell-address="'Degré en radian'.G7"/>
            <calcext:condition calcext:apply-style-name="FAUX" calcext:value="formula-is(IF([.F7]=&quot;FAUX&quot;))" calcext:base-cell-address="'Degré en radian'.G7"/>
          </calcext:conditional-format>
          <calcext:conditional-format calcext:target-range-address="'Degré en radian'.G8:'Degré en radian'.G8">
            <calcext:condition calcext:apply-style-name="VRAI" calcext:value="formula-is(IF([.F8]=&quot;VRAI&quot;))" calcext:base-cell-address="'Degré en radian'.G8"/>
            <calcext:condition calcext:apply-style-name="FAUX" calcext:value="formula-is(IF([.F8]=&quot;FAUX&quot;))" calcext:base-cell-address="'Degré en radian'.G8"/>
          </calcext:conditional-format>
          <calcext:conditional-format calcext:target-range-address="'Degré en radian'.G9:'Degré en radian'.G9">
            <calcext:condition calcext:apply-style-name="VRAI" calcext:value="formula-is(IF([.F9]=&quot;VRAI&quot;))" calcext:base-cell-address="'Degré en radian'.G9"/>
            <calcext:condition calcext:apply-style-name="FAUX" calcext:value="formula-is(IF([.F9]=&quot;FAUX&quot;))" calcext:base-cell-address="'Degré en radian'.G9"/>
          </calcext:conditional-format>
          <calcext:conditional-format calcext:target-range-address="'Degré en radian'.G10:'Degré en radian'.G10">
            <calcext:condition calcext:apply-style-name="VRAI" calcext:value="formula-is(IF([.F10]=&quot;VRAI&quot;))" calcext:base-cell-address="'Degré en radian'.G10"/>
            <calcext:condition calcext:apply-style-name="FAUX" calcext:value="formula-is(IF([.F10]=&quot;FAUX&quot;))" calcext:base-cell-address="'Degré en radian'.G10"/>
          </calcext:conditional-format>
          <calcext:conditional-format calcext:target-range-address="'Degré en radian'.G11:'Degré en radian'.G11">
            <calcext:condition calcext:apply-style-name="VRAI" calcext:value="formula-is(IF([.F11]=&quot;VRAI&quot;))" calcext:base-cell-address="'Degré en radian'.G11"/>
            <calcext:condition calcext:apply-style-name="FAUX" calcext:value="formula-is(IF([.F11]=&quot;FAUX&quot;))" calcext:base-cell-address="'Degré en radian'.G11"/>
          </calcext:conditional-format>
          <calcext:conditional-format calcext:target-range-address="'Degré en radian'.G12:'Degré en radian'.G12">
            <calcext:condition calcext:apply-style-name="VRAI" calcext:value="formula-is(IF([.F12]=&quot;VRAI&quot;))" calcext:base-cell-address="'Degré en radian'.G12"/>
            <calcext:condition calcext:apply-style-name="FAUX" calcext:value="formula-is(IF([.F12]=&quot;FAUX&quot;))" calcext:base-cell-address="'Degré en radian'.G12"/>
          </calcext:conditional-format>
          <calcext:conditional-format calcext:target-range-address="'Degré en radian'.G13:'Degré en radian'.G13">
            <calcext:condition calcext:apply-style-name="VRAI" calcext:value="formula-is(IF([.F13]=&quot;VRAI&quot;))" calcext:base-cell-address="'Degré en radian'.G13"/>
            <calcext:condition calcext:apply-style-name="FAUX" calcext:value="formula-is(IF([.F13]=&quot;FAUX&quot;))" calcext:base-cell-address="'Degré en radian'.G13"/>
          </calcext:conditional-format>
          <calcext:conditional-format calcext:target-range-address="'Degré en radian'.G14:'Degré en radian'.G14">
            <calcext:condition calcext:apply-style-name="VRAI" calcext:value="formula-is(IF([.F14]=&quot;VRAI&quot;))" calcext:base-cell-address="'Degré en radian'.G14"/>
            <calcext:condition calcext:apply-style-name="FAUX" calcext:value="formula-is(IF([.F14]=&quot;FAUX&quot;))" calcext:base-cell-address="'Degré en radian'.G14"/>
          </calcext:conditional-format>
          <calcext:conditional-format calcext:target-range-address="'Degré en radian'.G15:'Degré en radian'.G15">
            <calcext:condition calcext:apply-style-name="VRAI" calcext:value="formula-is(IF([.F15]=&quot;VRAI&quot;))" calcext:base-cell-address="'Degré en radian'.G15"/>
            <calcext:condition calcext:apply-style-name="FAUX" calcext:value="formula-is(IF([.F15]=&quot;FAUX&quot;))" calcext:base-cell-address="'Degré en radian'.G15"/>
          </calcext:conditional-format>
          <calcext:conditional-format calcext:target-range-address="'Degré en radian'.G16:'Degré en radian'.G16">
            <calcext:condition calcext:apply-style-name="VRAI" calcext:value="formula-is(IF([.F16]=&quot;VRAI&quot;))" calcext:base-cell-address="'Degré en radian'.G16"/>
            <calcext:condition calcext:apply-style-name="FAUX" calcext:value="formula-is(IF([.F16]=&quot;FAUX&quot;))" calcext:base-cell-address="'Degré en radian'.G16"/>
          </calcext:conditional-format>
          <calcext:conditional-format calcext:target-range-address="'Degré en radian'.G17:'Degré en radian'.G17">
            <calcext:condition calcext:apply-style-name="VRAI" calcext:value="formula-is(IF([.F17]=&quot;VRAI&quot;))" calcext:base-cell-address="'Degré en radian'.G17"/>
            <calcext:condition calcext:apply-style-name="FAUX" calcext:value="formula-is(IF([.F17]=&quot;FAUX&quot;))" calcext:base-cell-address="'Degré en radian'.G17"/>
          </calcext:conditional-format>
          <calcext:conditional-format calcext:target-range-address="'Degré en radian'.F3:'Degré en radian'.F3">
            <calcext:condition calcext:apply-style-name="VRAI" calcext:value="formula-is(IF([.F3]=&quot;VRAI&quot;))" calcext:base-cell-address="'Degré en radian'.F3"/>
            <calcext:condition calcext:apply-style-name="FAUX" calcext:value="formula-is(IF([.F3]=&quot;FAUX&quot;))" calcext:base-cell-address="'Degré en radian'.F3"/>
          </calcext:conditional-format>
        </calcext:conditional-formats>
      </table:table>
      <table:table table:name="Mesure principale" table:style-name="ta1" table:protected="true" table:protection-key="Lf2QvPkGjles2FQvcalRpv1OZL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Mesure principale'.H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Mesure principale'.H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70.04mm" svg:height="17.63mm" svg:x="298.8mm" svg:y="14.37mm" draw:control="control7"/>
          <draw:control draw:z-index="1" draw:style-name="gr3" draw:text-style-name="P3" svg:width="70.02mm" svg:height="20.09mm" svg:x="298.81mm" svg:y="60.69mm" draw:control="control8"/>
        </table:shapes>
        <table:table-column table:style-name="co2" table:default-cell-style-name="ce28"/>
        <table:table-column table:style-name="co14" table:default-cell-style-name="ce28"/>
        <table:table-column table:style-name="co15" table:number-columns-repeated="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1" table:number-columns-repeated="1015" table:default-cell-style-name="ce28"/>
        <table:table-row table:style-name="ro8"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23"/>
          <table:covered-table-cell table:style-name="ce32"/>
          <table:table-cell table:style-name="ce48" office:value-type="string" calcext:value-type="string">
            <text:p>Nouveau test :</text:p>
            <text:p>Ctrl + Shift + F9</text:p>
          </table:table-cell>
          <table:table-cell table:style-name="ce64"/>
          <table:table-cell table:number-columns-repeated="1016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Angle</text:p>
          </table:table-cell>
          <table:table-cell table:style-name="ce23" office:value-type="string" calcext:value-type="string" table:number-columns-spanned="3" table:number-rows-spanned="1">
            <text:p>Mesure principale</text:p>
          </table:table-cell>
          <table:covered-table-cell table:style-name="ce23"/>
          <table:covered-table-cell table:style-name="ce23" office:value-type="string" calcext:value-type="string">
            <text:p>Mesure principale</text:p>
          </table:covered-table-cell>
          <table:table-cell table:style-name="ce32" office:value-type="string" calcext:value-type="string">
            <text:p>Vrai ou Faux</text:p>
          </table:table-cell>
          <table:table-cell table:style-name="ce23" office:value-type="string" calcext:value-type="string">
            <text:p>Réponse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29" table:formula="of:=INDEX([$Données.$R$38:$Données.$R$69];[$Données.T38])" office:value-type="float" office:value="-270" calcext:value-type="float">
            <text:p>-270</text:p>
          </table:table-cell>
          <table:table-cell table:style-name="ce111" table:number-columns-spanned="3" table:number-rows-spanned="1"/>
          <table:covered-table-cell table:style-name="ce112"/>
          <table:covered-table-cell table:style-name="ce116"/>
          <table:table-cell table:style-name="ce117" table:formula="of:=IF([.$H$2];IF(AND(ISBLANK([.C3]);MOD([.B3];360)&lt;&gt;0);&quot;&quot;;IF(OR([.B3]=0;[.C3]=INDEX([$Données.$S$38:$Données.$S$69];[$Données.T38]));&quot;VRAI&quot;;&quot;FAUX&quot;));&quot;&quot;)">
            <text:p/>
          </table:table-cell>
          <table:table-cell table:style-name="ce134" table:formula="of:=IF(AND([.$H$2];[.$H$5]);INDEX([$Données.$S$38:$Données.$S$69];[$Données.T38]);&quot;&quot;)">
            <text:p/>
          </table:table-cell>
          <table:table-cell table:style-name="ce66" table:formula="of:=IF([.$H$2];IF(COUNTIF([.F$1:.F$1048576];&quot;VRAI&quot;)*5/4-COUNTIF([.F$1:.F$1048576];&quot;FAUX&quot;)*5/8&lt;0;0;COUNTIF([.F$1:.F$1048576];&quot;VRAI&quot;)*5/4-COUNTIF([.F$1:.F$1048576];&quot;FAUX&quot;)*5/8);&quot;&quot;)" table:number-columns-spanned="1" table:number-rows-spanned="2">
            <text:p/>
          </table:table-cell>
          <table:table-cell table:style-name="ce68" office:value-type="string" calcext:value-type="string" table:number-columns-spanned="1" table:number-rows-spanned="2">
            <text:p>/20</text:p>
          </table:table-cell>
          <table:table-cell table:number-columns-repeated="1015"/>
        </table:table-row>
        <table:table-row table:style-name="ro7">
          <table:table-cell table:style-name="ce25" office:value-type="float" office:value="2" calcext:value-type="float">
            <text:p>2</text:p>
          </table:table-cell>
          <table:table-cell table:style-name="ce30" table:formula="of:=INDEX([$Données.$R$38:$Données.$R$69];[$Données.T39])" office:value-type="float" office:value="-135" calcext:value-type="float">
            <text:p>-135</text:p>
          </table:table-cell>
          <table:table-cell table:style-name="ce111" table:number-columns-spanned="3" table:number-rows-spanned="1"/>
          <table:covered-table-cell table:style-name="ce113"/>
          <table:covered-table-cell table:style-name="ce116"/>
          <table:table-cell table:style-name="ce118" table:formula="of:=IF([.$H$2];IF(AND(ISBLANK([.C4]);MOD([.B4];360)&lt;&gt;0);&quot;&quot;;IF(OR([.B4]=0;[.C4]=INDEX([$Données.$S$38:$Données.$S$69];[$Données.T39]));&quot;VRAI&quot;;&quot;FAUX&quot;));&quot;&quot;)">
            <text:p/>
          </table:table-cell>
          <table:table-cell table:style-name="ce135" table:formula="of:=IF(AND([.$H$2];[.$H$5]);INDEX([$Données.$S$38:$Données.$S$69];[$Données.T39]);&quot;&quot;)">
            <text:p/>
          </table:table-cell>
          <table:covered-table-cell table:style-name="ce7"/>
          <table:covered-table-cell/>
          <table:table-cell table:number-columns-repeated="1015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9" table:formula="of:=INDEX([$Données.$R$38:$Données.$R$69];[$Données.T40])" office:value-type="float" office:value="-180" calcext:value-type="float">
            <text:p>-180</text:p>
          </table:table-cell>
          <table:table-cell table:style-name="ce111" table:number-columns-spanned="3" table:number-rows-spanned="1"/>
          <table:covered-table-cell table:style-name="ce112"/>
          <table:covered-table-cell table:style-name="ce116"/>
          <table:table-cell table:style-name="ce119" table:formula="of:=IF([.$H$2];IF(AND(ISBLANK([.C5]);MOD([.B5];360)&lt;&gt;0);&quot;&quot;;IF(OR([.B5]=0;[.C5]=INDEX([$Données.$S$38:$Données.$S$69];[$Données.T40]));&quot;VRAI&quot;;&quot;FAUX&quot;));&quot;&quot;)">
            <text:p/>
          </table:table-cell>
          <table:table-cell table:style-name="ce136" table:formula="of:=IF(AND([.$H$2];[.$H$5]);INDEX([$Données.$S$38:$Données.$S$69];[$Données.T40]);&quot;&quot;)">
            <text:p/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6"/>
        </table:table-row>
        <table:table-row table:style-name="ro7">
          <table:table-cell table:style-name="ce25" office:value-type="float" office:value="4" calcext:value-type="float">
            <text:p>4</text:p>
          </table:table-cell>
          <table:table-cell table:style-name="ce30" table:formula="of:=INDEX([$Données.$R$38:$Données.$R$69];[$Données.T41])" office:value-type="float" office:value="0" calcext:value-type="float">
            <text:p>0</text:p>
          </table:table-cell>
          <table:table-cell table:style-name="ce111" table:number-columns-spanned="3" table:number-rows-spanned="1"/>
          <table:covered-table-cell table:style-name="ce113"/>
          <table:covered-table-cell table:style-name="ce116"/>
          <table:table-cell table:style-name="ce120" table:formula="of:=IF([.$H$2];IF(AND(ISBLANK([.C6]);MOD([.B6];360)&lt;&gt;0);&quot;&quot;;IF(OR([.B6]=0;[.C6]=INDEX([$Données.$S$38:$Données.$S$69];[$Données.T41]));&quot;VRAI&quot;;&quot;FAUX&quot;));&quot;&quot;)">
            <text:p/>
          </table:table-cell>
          <table:table-cell table:style-name="ce137" table:formula="of:=IF(AND([.$H$2];[.$H$5]);INDEX([$Données.$S$38:$Données.$S$69];[$Données.T41]);&quot;&quot;)">
            <text:p/>
          </table:table-cell>
          <table:table-cell table:style-name="ce106"/>
          <table:table-cell table:number-columns-repeated="1016"/>
        </table:table-row>
        <table:table-row table:style-name="ro7">
          <table:table-cell table:style-name="ce24" office:value-type="float" office:value="5" calcext:value-type="float">
            <text:p>5</text:p>
          </table:table-cell>
          <table:table-cell table:style-name="ce29" table:formula="of:=INDEX([$Données.$R$38:$Données.$R$69];[$Données.T42])" office:value-type="float" office:value="45" calcext:value-type="float">
            <text:p>45</text:p>
          </table:table-cell>
          <table:table-cell table:style-name="ce111" table:number-columns-spanned="3" table:number-rows-spanned="1"/>
          <table:covered-table-cell table:style-name="ce112"/>
          <table:covered-table-cell table:style-name="ce116"/>
          <table:table-cell table:style-name="ce121" table:formula="of:=IF([.$H$2];IF(AND(ISBLANK([.C7]);MOD([.B7];360)&lt;&gt;0);&quot;&quot;;IF(OR([.B7]=0;[.C7]=INDEX([$Données.$S$38:$Données.$S$69];[$Données.T42]));&quot;VRAI&quot;;&quot;FAUX&quot;));&quot;&quot;)">
            <text:p/>
          </table:table-cell>
          <table:table-cell table:style-name="ce138" table:formula="of:=IF(AND([.$H$2];[.$H$5]);INDEX([$Données.$S$38:$Données.$S$69];[$Données.T42]);&quot;&quot;)">
            <text:p/>
          </table:table-cell>
          <table:table-cell table:style-name="ce106"/>
          <table:table-cell table:number-columns-repeated="1016"/>
        </table:table-row>
        <table:table-row table:style-name="ro7">
          <table:table-cell table:style-name="ce25" office:value-type="float" office:value="6" calcext:value-type="float">
            <text:p>6</text:p>
          </table:table-cell>
          <table:table-cell table:style-name="ce30" table:formula="of:=INDEX([$Données.$R$38:$Données.$R$69];[$Données.T43])" office:value-type="float" office:value="135" calcext:value-type="float">
            <text:p>135</text:p>
          </table:table-cell>
          <table:table-cell table:style-name="ce111" table:number-columns-spanned="3" table:number-rows-spanned="1"/>
          <table:covered-table-cell table:style-name="ce113"/>
          <table:covered-table-cell table:style-name="ce116"/>
          <table:table-cell table:style-name="ce122" table:formula="of:=IF([.$H$2];IF(AND(ISBLANK([.C8]);MOD([.B8];360)&lt;&gt;0);&quot;&quot;;IF(OR([.B8]=0;[.C8]=INDEX([$Données.$S$38:$Données.$S$69];[$Données.T43]));&quot;VRAI&quot;;&quot;FAUX&quot;));&quot;&quot;)">
            <text:p/>
          </table:table-cell>
          <table:table-cell table:style-name="ce139" table:formula="of:=IF(AND([.$H$2];[.$H$5]);INDEX([$Données.$S$38:$Données.$S$69];[$Données.T43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7" calcext:value-type="float">
            <text:p>7</text:p>
          </table:table-cell>
          <table:table-cell table:style-name="ce29" table:formula="of:=INDEX([$Données.$R$38:$Données.$R$69];[$Données.T44])" office:value-type="float" office:value="150" calcext:value-type="float">
            <text:p>150</text:p>
          </table:table-cell>
          <table:table-cell table:style-name="ce111" table:number-columns-spanned="3" table:number-rows-spanned="1"/>
          <table:covered-table-cell table:style-name="ce112"/>
          <table:covered-table-cell table:style-name="ce116"/>
          <table:table-cell table:style-name="ce123" table:formula="of:=IF([.$H$2];IF(AND(ISBLANK([.C9]);MOD([.B9];360)&lt;&gt;0);&quot;&quot;;IF(OR([.B9]=0;[.C9]=INDEX([$Données.$S$38:$Données.$S$69];[$Données.T44]));&quot;VRAI&quot;;&quot;FAUX&quot;));&quot;&quot;)">
            <text:p/>
          </table:table-cell>
          <table:table-cell table:style-name="ce140" table:formula="of:=IF(AND([.$H$2];[.$H$5]);INDEX([$Données.$S$38:$Données.$S$69];[$Données.T44]);&quot;&quot;)">
            <text:p/>
          </table:table-cell>
          <table:table-cell table:number-columns-repeated="1017"/>
        </table:table-row>
        <table:table-row table:style-name="ro7">
          <table:table-cell table:style-name="ce25" office:value-type="float" office:value="8" calcext:value-type="float">
            <text:p>8</text:p>
          </table:table-cell>
          <table:table-cell table:style-name="ce30" table:formula="of:=INDEX([$Données.$R$38:$Données.$R$69];[$Données.T45])" office:value-type="float" office:value="330" calcext:value-type="float">
            <text:p>330</text:p>
          </table:table-cell>
          <table:table-cell table:style-name="ce111" table:number-columns-spanned="3" table:number-rows-spanned="1"/>
          <table:covered-table-cell table:style-name="ce114"/>
          <table:covered-table-cell table:style-name="ce111"/>
          <table:table-cell table:style-name="ce124" table:formula="of:=IF([.$H$2];IF(AND(ISBLANK([.C10]);MOD([.B10];360)&lt;&gt;0);&quot;&quot;;IF(OR([.B10]=0;[.C10]=INDEX([$Données.$S$38:$Données.$S$69];[$Données.T45]));&quot;VRAI&quot;;&quot;FAUX&quot;));&quot;&quot;)">
            <text:p/>
          </table:table-cell>
          <table:table-cell table:style-name="ce141" table:formula="of:=IF(AND([.$H$2];[.$H$5]);INDEX([$Données.$S$38:$Données.$S$69];[$Données.T45]);&quot;&quot;)">
            <text:p/>
          </table:table-cell>
          <table:table-cell table:number-columns-repeated="1017"/>
        </table:table-row>
        <table:table-row table:style-name="ro7">
          <table:table-cell table:style-name="ce24" office:value-type="float" office:value="9" calcext:value-type="float">
            <text:p>9</text:p>
          </table:table-cell>
          <table:table-cell table:style-name="ce109" table:formula="of:=INDEX([$Données.$R$3:$Données.$R$35];[$Données.W3])" office:value-type="string" office:string-value="2π/3" calcext:value-type="string">
            <text:p>2π/3</text:p>
          </table:table-cell>
          <table:table-cell table:style-name="ce111"/>
          <table:table-cell table:style-name="ce72" table:formula="of:=IF(AND(ISBLANK([.C11])=0;[.C11]=0);&quot;&quot;;IF(ISBLANK([.E11]);&quot;π&quot;;&quot;π /&quot;))" office:value-type="string" office:string-value="π" calcext:value-type="string">
            <text:p>π</text:p>
          </table:table-cell>
          <table:table-cell table:style-name="ce111"/>
          <table:table-cell table:style-name="ce125" table:formula="of:=IF([.$H$2];IF(AND(ISBLANK([.C11]);ISBLANK([.E11]);[.B11]&lt;&gt;[$Données.$R$11];[.B11]&lt;&gt;[$Données.$R$28]);&quot;&quot;;IF(IF([.C11]=&quot;-&quot;;-1;IF([.C11]=&quot;&quot;;1;[.C11]))*180/IF([.E11]=&quot;&quot;;1;[.E11])=INDEX([$Données.$T$3:$Données.$T$35];[$Données.W3]);&quot;VRAI&quot;;&quot;FAUX&quot;));&quot;&quot;)">
            <text:p/>
          </table:table-cell>
          <table:table-cell table:style-name="ce142" table:formula="of:=IF(AND([.$H$2];[.$H$5]);INDEX([$Données.$S$3:$Données.$S$35];[$Données.W3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0" calcext:value-type="float">
            <text:p>10</text:p>
          </table:table-cell>
          <table:table-cell table:style-name="ce110" table:formula="of:=INDEX([$Données.$R$3:$Données.$R$35];[$Données.W4])" office:value-type="string" office:string-value="π/4" calcext:value-type="string">
            <text:p>π/4</text:p>
          </table:table-cell>
          <table:table-cell table:style-name="ce111"/>
          <table:table-cell table:style-name="ce115" table:formula="of:=IF(AND(ISBLANK([.C12])=0;[.C12]=0);&quot;&quot;;IF(ISBLANK([.E12]);&quot;π&quot;;&quot;π /&quot;))" office:value-type="string" office:string-value="π" calcext:value-type="string">
            <text:p>π</text:p>
          </table:table-cell>
          <table:table-cell table:style-name="ce111"/>
          <table:table-cell table:style-name="ce126" table:formula="of:=IF([.$H$2];IF(AND(ISBLANK([.C12]);ISBLANK([.E12]);[.B12]&lt;&gt;[$Données.$R$11];[.B12]&lt;&gt;[$Données.$R$28]);&quot;&quot;;IF(IF([.C12]=&quot;-&quot;;-1;IF([.C12]=&quot;&quot;;1;[.C12]))*180/IF([.E12]=&quot;&quot;;1;[.E12])=INDEX([$Données.$T$3:$Données.$T$35];[$Données.W4]);&quot;VRAI&quot;;&quot;FAUX&quot;));&quot;&quot;)">
            <text:p/>
          </table:table-cell>
          <table:table-cell table:style-name="ce143" table:formula="of:=IF(AND([.$H$2];[.$H$5]);INDEX([$Données.$S$3:$Données.$S$35];[$Données.W4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4" office:value-type="float" office:value="11" calcext:value-type="float">
            <text:p>11</text:p>
          </table:table-cell>
          <table:table-cell table:style-name="ce109" table:formula="of:=INDEX([$Données.$R$3:$Données.$R$35];[$Données.W5])" office:value-type="string" office:string-value="-π/4" calcext:value-type="string">
            <text:p>-π/4</text:p>
          </table:table-cell>
          <table:table-cell table:style-name="ce111"/>
          <table:table-cell table:style-name="ce72" table:formula="of:=IF(AND(ISBLANK([.C13])=0;[.C13]=0);&quot;&quot;;IF(ISBLANK([.E13]);&quot;π&quot;;&quot;π /&quot;))" office:value-type="string" office:string-value="π" calcext:value-type="string">
            <text:p>π</text:p>
          </table:table-cell>
          <table:table-cell table:style-name="ce111"/>
          <table:table-cell table:style-name="ce127" table:formula="of:=IF([.$H$2];IF(AND(ISBLANK([.C13]);ISBLANK([.E13]);[.B13]&lt;&gt;[$Données.$R$11];[.B13]&lt;&gt;[$Données.$R$28]);&quot;&quot;;IF(IF([.C13]=&quot;-&quot;;-1;IF([.C13]=&quot;&quot;;1;[.C13]))*180/IF([.E13]=&quot;&quot;;1;[.E13])=INDEX([$Données.$T$3:$Données.$T$35];[$Données.W5]);&quot;VRAI&quot;;&quot;FAUX&quot;));&quot;&quot;)">
            <text:p/>
          </table:table-cell>
          <table:table-cell table:style-name="ce144" table:formula="of:=IF(AND([.$H$2];[.$H$5]);INDEX([$Données.$S$3:$Données.$S$35];[$Données.W5]);&quot;&quot;)">
            <text:p/>
          </table:table-cell>
          <table:table-cell table:style-name="ce67"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2" calcext:value-type="float">
            <text:p>12</text:p>
          </table:table-cell>
          <table:table-cell table:style-name="ce110" table:formula="of:=INDEX([$Données.$R$3:$Données.$R$35];[$Données.W6])" office:value-type="string" office:string-value="π/2" calcext:value-type="string">
            <text:p>π/2</text:p>
          </table:table-cell>
          <table:table-cell table:style-name="ce111"/>
          <table:table-cell table:style-name="ce115" table:formula="of:=IF(AND(ISBLANK([.C14])=0;[.C14]=0);&quot;&quot;;IF(ISBLANK([.E14]);&quot;π&quot;;&quot;π /&quot;))" office:value-type="string" office:string-value="π" calcext:value-type="string">
            <text:p>π</text:p>
          </table:table-cell>
          <table:table-cell table:style-name="ce111"/>
          <table:table-cell table:style-name="ce128" table:formula="of:=IF([.$H$2];IF(AND(ISBLANK([.C14]);ISBLANK([.E14]);[.B14]&lt;&gt;[$Données.$R$11];[.B14]&lt;&gt;[$Données.$R$28]);&quot;&quot;;IF(IF([.C14]=&quot;-&quot;;-1;IF([.C14]=&quot;&quot;;1;[.C14]))*180/IF([.E14]=&quot;&quot;;1;[.E14])=INDEX([$Données.$T$3:$Données.$T$35];[$Données.W6]);&quot;VRAI&quot;;&quot;FAUX&quot;));&quot;&quot;)">
            <text:p/>
          </table:table-cell>
          <table:table-cell table:style-name="ce145" table:formula="of:=IF(AND([.$H$2];[.$H$5]);INDEX([$Données.$S$3:$Données.$S$35];[$Données.W6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4" office:value-type="float" office:value="13" calcext:value-type="float">
            <text:p>13</text:p>
          </table:table-cell>
          <table:table-cell table:style-name="ce109" table:formula="of:=INDEX([$Données.$R$3:$Données.$R$35];[$Données.W7])" office:value-type="string" office:string-value="-π/6" calcext:value-type="string">
            <text:p>-π/6</text:p>
          </table:table-cell>
          <table:table-cell table:style-name="ce111"/>
          <table:table-cell table:style-name="ce72" table:formula="of:=IF(AND(ISBLANK([.C15])=0;[.C15]=0);&quot;&quot;;IF(ISBLANK([.E15]);&quot;π&quot;;&quot;π /&quot;))" office:value-type="string" office:string-value="π" calcext:value-type="string">
            <text:p>π</text:p>
          </table:table-cell>
          <table:table-cell table:style-name="ce111"/>
          <table:table-cell table:style-name="ce129" table:formula="of:=IF([.$H$2];IF(AND(ISBLANK([.C15]);ISBLANK([.E15]);[.B15]&lt;&gt;[$Données.$R$11];[.B15]&lt;&gt;[$Données.$R$28]);&quot;&quot;;IF(IF([.C15]=&quot;-&quot;;-1;IF([.C15]=&quot;&quot;;1;[.C15]))*180/IF([.E15]=&quot;&quot;;1;[.E15])=INDEX([$Données.$T$3:$Données.$T$35];[$Données.W7]);&quot;VRAI&quot;;&quot;FAUX&quot;));&quot;&quot;)">
            <text:p/>
          </table:table-cell>
          <table:table-cell table:style-name="ce146" table:formula="of:=IF(AND([.$H$2];[.$H$5]);INDEX([$Données.$S$3:$Données.$S$35];[$Données.W7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4" calcext:value-type="float">
            <text:p>14</text:p>
          </table:table-cell>
          <table:table-cell table:style-name="ce110" table:formula="of:=INDEX([$Données.$R$3:$Données.$R$35];[$Données.W8])" office:value-type="float" office:value="0" calcext:value-type="float">
            <text:p>0</text:p>
          </table:table-cell>
          <table:table-cell table:style-name="ce111"/>
          <table:table-cell table:style-name="ce115" table:formula="of:=IF(AND(ISBLANK([.C16])=0;[.C16]=0);&quot;&quot;;IF(ISBLANK([.E16]);&quot;π&quot;;&quot;π /&quot;))" office:value-type="string" office:string-value="π" calcext:value-type="string">
            <text:p>π</text:p>
          </table:table-cell>
          <table:table-cell table:style-name="ce111"/>
          <table:table-cell table:style-name="ce130" table:formula="of:=IF([.$H$2];IF(AND(ISBLANK([.C16]);ISBLANK([.E16]);[.B16]&lt;&gt;[$Données.$R$11];[.B16]&lt;&gt;[$Données.$R$28]);&quot;&quot;;IF(IF([.C16]=&quot;-&quot;;-1;IF([.C16]=&quot;&quot;;1;[.C16]))*180/IF([.E16]=&quot;&quot;;1;[.E16])=INDEX([$Données.$T$3:$Données.$T$35];[$Données.W8]);&quot;VRAI&quot;;&quot;FAUX&quot;));&quot;&quot;)">
            <text:p/>
          </table:table-cell>
          <table:table-cell table:style-name="ce147" table:formula="of:=IF(AND([.$H$2];[.$H$5]);INDEX([$Données.$S$3:$Données.$S$35];[$Données.W8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4" office:value-type="float" office:value="15" calcext:value-type="float">
            <text:p>15</text:p>
          </table:table-cell>
          <table:table-cell table:style-name="ce109" table:formula="of:=INDEX([$Données.$R$3:$Données.$R$35];[$Données.W9])" office:value-type="string" office:string-value="-3π/4" calcext:value-type="string">
            <text:p>-3π/4</text:p>
          </table:table-cell>
          <table:table-cell table:style-name="ce111"/>
          <table:table-cell table:style-name="ce72" table:formula="of:=IF(AND(ISBLANK([.C17])=0;[.C17]=0);&quot;&quot;;IF(ISBLANK([.E17]);&quot;π&quot;;&quot;π /&quot;))" office:value-type="string" office:string-value="π" calcext:value-type="string">
            <text:p>π</text:p>
          </table:table-cell>
          <table:table-cell table:style-name="ce111"/>
          <table:table-cell table:style-name="ce131" table:formula="of:=IF([.$H$2];IF(AND(ISBLANK([.C17]);ISBLANK([.E17]);[.B17]&lt;&gt;[$Données.$R$11];[.B17]&lt;&gt;[$Données.$R$28]);&quot;&quot;;IF(IF([.C17]=&quot;-&quot;;-1;IF([.C17]=&quot;&quot;;1;[.C17]))*180/IF([.E17]=&quot;&quot;;1;[.E17])=INDEX([$Données.$T$3:$Données.$T$35];[$Données.W9]);&quot;VRAI&quot;;&quot;FAUX&quot;));&quot;&quot;)">
            <text:p/>
          </table:table-cell>
          <table:table-cell table:style-name="ce148" table:formula="of:=IF(AND([.$H$2];[.$H$5]);INDEX([$Données.$S$3:$Données.$S$35];[$Données.W9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5" office:value-type="float" office:value="16" calcext:value-type="float">
            <text:p>16</text:p>
          </table:table-cell>
          <table:table-cell table:style-name="ce110" table:formula="of:=INDEX([$Données.$R$3:$Données.$R$35];[$Données.W10])" office:value-type="string" office:string-value="-3π/2" calcext:value-type="string">
            <text:p>-3π/2</text:p>
          </table:table-cell>
          <table:table-cell table:style-name="ce111"/>
          <table:table-cell table:style-name="ce115" table:formula="of:=IF(AND(ISBLANK([.C18])=0;[.C18]=0);&quot;&quot;;IF(ISBLANK([.E18]);&quot;π&quot;;&quot;π /&quot;))" office:value-type="string" office:string-value="π" calcext:value-type="string">
            <text:p>π</text:p>
          </table:table-cell>
          <table:table-cell table:style-name="ce111"/>
          <table:table-cell table:style-name="ce132" table:formula="of:=IF([.$H$2];IF(AND(ISBLANK([.C18]);ISBLANK([.E18]);[.B18]&lt;&gt;[$Données.$R$11];[.B18]&lt;&gt;[$Données.$R$28]);&quot;&quot;;IF(IF([.C18]=&quot;-&quot;;-1;IF([.C18]=&quot;&quot;;1;[.C18]))*180/IF([.E18]=&quot;&quot;;1;[.E18])=INDEX([$Données.$T$3:$Données.$T$35];[$Données.W10]);&quot;VRAI&quot;;&quot;FAUX&quot;));&quot;&quot;)">
            <text:p/>
          </table:table-cell>
          <table:table-cell table:style-name="ce149" table:formula="of:=IF(AND([.$H$2];[.$H$5]);INDEX([$Données.$S$3:$Données.$S$35];[$Données.W10]);&quot;&quot;)">
            <text:p/>
          </table:table-cell>
          <table:table-cell/>
          <table:table-cell table:style-name="ce105"/>
          <table:table-cell table:number-columns-repeated="1015"/>
        </table:table-row>
        <table:table-row table:style-name="ro7">
          <table:table-cell table:style-name="ce26" table:number-columns-repeated="4"/>
          <table:table-cell table:number-columns-repeated="1020"/>
        </table:table-row>
        <table:table-row table:style-name="ro7"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3" table:style-name="ce26"/>
          <table:covered-table-cell/>
          <table:table-cell table:number-columns-repeated="1019"/>
        </table:table-row>
        <table:table-row table:style-name="ro7" table:number-rows-repeated="7">
          <table:table-cell table:style-name="ce26" table:number-columns-repeated="4"/>
          <table:table-cell table:number-columns-repeated="1020"/>
        </table:table-row>
        <table:table-row table:style-name="ro7">
          <table:table-cell table:style-name="ce26" table:number-columns-repeated="4"/>
          <table:table-cell/>
          <table:table-cell table:style-name="ce133"/>
          <table:table-cell table:number-columns-repeated="4"/>
          <table:table-cell table:style-name="ce133"/>
          <table:table-cell table:number-columns-repeated="1013"/>
        </table:table-row>
        <table:table-row table:style-name="ro7" table:number-rows-repeated="5">
          <table:table-cell table:style-name="ce26" table:number-columns-repeated="4"/>
          <table:table-cell table:number-columns-repeated="1020"/>
        </table:table-row>
        <table:table-row table:style-name="ro7">
          <table:table-cell table:style-name="ce26" table:number-columns-repeated="4"/>
          <table:table-cell/>
          <table:table-cell table:style-name="ce106"/>
          <table:table-cell table:number-columns-repeated="1018"/>
        </table:table-row>
        <table:table-row table:style-name="ro7" table:number-rows-repeated="48">
          <table:table-cell table:style-name="ce26" table:number-columns-repeated="4"/>
          <table:table-cell table:number-columns-repeated="1020"/>
        </table:table-row>
        <table:table-row table:style-name="ro7" table:number-rows-repeated="104849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Mesure principale'.F3:'Mesure principale'.F3">
            <calcext:condition calcext:apply-style-name="VRAI" calcext:value="formula-is(IF([.F3]=&quot;VRAI&quot;))" calcext:base-cell-address="'Mesure principale'.F3"/>
            <calcext:condition calcext:apply-style-name="FAUX" calcext:value="formula-is(IF([.F3]=&quot;FAUX&quot;))" calcext:base-cell-address="'Mesure principale'.F3"/>
          </calcext:conditional-format>
          <calcext:conditional-format calcext:target-range-address="'Mesure principale'.F4:'Mesure principale'.F4">
            <calcext:condition calcext:apply-style-name="VRAI" calcext:value="formula-is(IF([.F4]=&quot;VRAI&quot;))" calcext:base-cell-address="'Mesure principale'.F4"/>
            <calcext:condition calcext:apply-style-name="FAUX" calcext:value="formula-is(IF([.F4]=&quot;FAUX&quot;))" calcext:base-cell-address="'Mesure principale'.F4"/>
          </calcext:conditional-format>
          <calcext:conditional-format calcext:target-range-address="'Mesure principale'.F5:'Mesure principale'.F5">
            <calcext:condition calcext:apply-style-name="VRAI" calcext:value="formula-is(IF([.F5]=&quot;VRAI&quot;))" calcext:base-cell-address="'Mesure principale'.F5"/>
            <calcext:condition calcext:apply-style-name="FAUX" calcext:value="formula-is(IF([.F5]=&quot;FAUX&quot;))" calcext:base-cell-address="'Mesure principale'.F5"/>
          </calcext:conditional-format>
          <calcext:conditional-format calcext:target-range-address="'Mesure principale'.F6:'Mesure principale'.F6">
            <calcext:condition calcext:apply-style-name="VRAI" calcext:value="formula-is(IF([.F6]=&quot;VRAI&quot;))" calcext:base-cell-address="'Mesure principale'.F6"/>
            <calcext:condition calcext:apply-style-name="FAUX" calcext:value="formula-is(IF([.F6]=&quot;FAUX&quot;))" calcext:base-cell-address="'Mesure principale'.F6"/>
          </calcext:conditional-format>
          <calcext:conditional-format calcext:target-range-address="'Mesure principale'.F7:'Mesure principale'.F7">
            <calcext:condition calcext:apply-style-name="VRAI" calcext:value="formula-is(IF([.F7]=&quot;VRAI&quot;))" calcext:base-cell-address="'Mesure principale'.F7"/>
            <calcext:condition calcext:apply-style-name="FAUX" calcext:value="formula-is(IF([.F7]=&quot;FAUX&quot;))" calcext:base-cell-address="'Mesure principale'.F7"/>
          </calcext:conditional-format>
          <calcext:conditional-format calcext:target-range-address="'Mesure principale'.F8:'Mesure principale'.F8">
            <calcext:condition calcext:apply-style-name="VRAI" calcext:value="formula-is(IF([.F8]=&quot;VRAI&quot;))" calcext:base-cell-address="'Mesure principale'.F8"/>
            <calcext:condition calcext:apply-style-name="FAUX" calcext:value="formula-is(IF([.F8]=&quot;FAUX&quot;))" calcext:base-cell-address="'Mesure principale'.F8"/>
          </calcext:conditional-format>
          <calcext:conditional-format calcext:target-range-address="'Mesure principale'.F9:'Mesure principale'.F9">
            <calcext:condition calcext:apply-style-name="VRAI" calcext:value="formula-is(IF([.F9]=&quot;VRAI&quot;))" calcext:base-cell-address="'Mesure principale'.F9"/>
            <calcext:condition calcext:apply-style-name="FAUX" calcext:value="formula-is(IF([.F9]=&quot;FAUX&quot;))" calcext:base-cell-address="'Mesure principale'.F9"/>
          </calcext:conditional-format>
          <calcext:conditional-format calcext:target-range-address="'Mesure principale'.F10:'Mesure principale'.F10">
            <calcext:condition calcext:apply-style-name="VRAI" calcext:value="formula-is(IF([.F10]=&quot;VRAI&quot;))" calcext:base-cell-address="'Mesure principale'.F10"/>
            <calcext:condition calcext:apply-style-name="FAUX" calcext:value="formula-is(IF([.F10]=&quot;FAUX&quot;))" calcext:base-cell-address="'Mesure principale'.F10"/>
          </calcext:conditional-format>
          <calcext:conditional-format calcext:target-range-address="'Mesure principale'.F11:'Mesure principale'.F11">
            <calcext:condition calcext:apply-style-name="VRAI" calcext:value="formula-is(IF([.F11]=&quot;VRAI&quot;))" calcext:base-cell-address="'Mesure principale'.F11"/>
            <calcext:condition calcext:apply-style-name="FAUX" calcext:value="formula-is(IF([.F11]=&quot;FAUX&quot;))" calcext:base-cell-address="'Mesure principale'.F11"/>
          </calcext:conditional-format>
          <calcext:conditional-format calcext:target-range-address="'Mesure principale'.F12:'Mesure principale'.F12">
            <calcext:condition calcext:apply-style-name="VRAI" calcext:value="formula-is(IF([.F12]=&quot;VRAI&quot;))" calcext:base-cell-address="'Mesure principale'.F12"/>
            <calcext:condition calcext:apply-style-name="FAUX" calcext:value="formula-is(IF([.F12]=&quot;FAUX&quot;))" calcext:base-cell-address="'Mesure principale'.F12"/>
          </calcext:conditional-format>
          <calcext:conditional-format calcext:target-range-address="'Mesure principale'.F13:'Mesure principale'.F13">
            <calcext:condition calcext:apply-style-name="VRAI" calcext:value="formula-is(IF([.F13]=&quot;VRAI&quot;))" calcext:base-cell-address="'Mesure principale'.F13"/>
            <calcext:condition calcext:apply-style-name="FAUX" calcext:value="formula-is(IF([.F13]=&quot;FAUX&quot;))" calcext:base-cell-address="'Mesure principale'.F13"/>
          </calcext:conditional-format>
          <calcext:conditional-format calcext:target-range-address="'Mesure principale'.F14:'Mesure principale'.F14">
            <calcext:condition calcext:apply-style-name="VRAI" calcext:value="formula-is(IF([.F14]=&quot;VRAI&quot;))" calcext:base-cell-address="'Mesure principale'.F14"/>
            <calcext:condition calcext:apply-style-name="FAUX" calcext:value="formula-is(IF([.F14]=&quot;FAUX&quot;))" calcext:base-cell-address="'Mesure principale'.F14"/>
          </calcext:conditional-format>
          <calcext:conditional-format calcext:target-range-address="'Mesure principale'.F15:'Mesure principale'.F15">
            <calcext:condition calcext:apply-style-name="VRAI" calcext:value="formula-is(IF([.F15]=&quot;VRAI&quot;))" calcext:base-cell-address="'Mesure principale'.F15"/>
            <calcext:condition calcext:apply-style-name="FAUX" calcext:value="formula-is(IF([.F15]=&quot;FAUX&quot;))" calcext:base-cell-address="'Mesure principale'.F15"/>
          </calcext:conditional-format>
          <calcext:conditional-format calcext:target-range-address="'Mesure principale'.F16:'Mesure principale'.F16">
            <calcext:condition calcext:apply-style-name="VRAI" calcext:value="formula-is(IF([.F16]=&quot;VRAI&quot;))" calcext:base-cell-address="'Mesure principale'.F16"/>
            <calcext:condition calcext:apply-style-name="FAUX" calcext:value="formula-is(IF([.F16]=&quot;FAUX&quot;))" calcext:base-cell-address="'Mesure principale'.F16"/>
          </calcext:conditional-format>
          <calcext:conditional-format calcext:target-range-address="'Mesure principale'.F17:'Mesure principale'.F17">
            <calcext:condition calcext:apply-style-name="VRAI" calcext:value="formula-is(IF([.F17]=&quot;VRAI&quot;))" calcext:base-cell-address="'Mesure principale'.F17"/>
            <calcext:condition calcext:apply-style-name="FAUX" calcext:value="formula-is(IF([.F17]=&quot;FAUX&quot;))" calcext:base-cell-address="'Mesure principale'.F17"/>
          </calcext:conditional-format>
          <calcext:conditional-format calcext:target-range-address="'Mesure principale'.G3:'Mesure principale'.G3">
            <calcext:condition calcext:apply-style-name="VRAI" calcext:value="formula-is(IF([.F3]=&quot;VRAI&quot;))" calcext:base-cell-address="'Mesure principale'.G3"/>
            <calcext:condition calcext:apply-style-name="FAUX" calcext:value="formula-is(IF([.F3]=&quot;FAUX&quot;))" calcext:base-cell-address="'Mesure principale'.G3"/>
          </calcext:conditional-format>
          <calcext:conditional-format calcext:target-range-address="'Mesure principale'.G4:'Mesure principale'.G4">
            <calcext:condition calcext:apply-style-name="VRAI" calcext:value="formula-is(IF([.F4]=&quot;VRAI&quot;))" calcext:base-cell-address="'Mesure principale'.G4"/>
            <calcext:condition calcext:apply-style-name="FAUX" calcext:value="formula-is(IF([.F4]=&quot;FAUX&quot;))" calcext:base-cell-address="'Mesure principale'.G4"/>
          </calcext:conditional-format>
          <calcext:conditional-format calcext:target-range-address="'Mesure principale'.G5:'Mesure principale'.G5">
            <calcext:condition calcext:apply-style-name="VRAI" calcext:value="formula-is(IF([.F5]=&quot;VRAI&quot;))" calcext:base-cell-address="'Mesure principale'.G5"/>
            <calcext:condition calcext:apply-style-name="FAUX" calcext:value="formula-is(IF([.F5]=&quot;FAUX&quot;))" calcext:base-cell-address="'Mesure principale'.G5"/>
          </calcext:conditional-format>
          <calcext:conditional-format calcext:target-range-address="'Mesure principale'.G6:'Mesure principale'.G6">
            <calcext:condition calcext:apply-style-name="VRAI" calcext:value="formula-is(IF([.F6]=&quot;VRAI&quot;))" calcext:base-cell-address="'Mesure principale'.G6"/>
            <calcext:condition calcext:apply-style-name="FAUX" calcext:value="formula-is(IF([.F6]=&quot;FAUX&quot;))" calcext:base-cell-address="'Mesure principale'.G6"/>
          </calcext:conditional-format>
          <calcext:conditional-format calcext:target-range-address="'Mesure principale'.G7:'Mesure principale'.G7">
            <calcext:condition calcext:apply-style-name="VRAI" calcext:value="formula-is(IF([.F7]=&quot;VRAI&quot;))" calcext:base-cell-address="'Mesure principale'.G7"/>
            <calcext:condition calcext:apply-style-name="FAUX" calcext:value="formula-is(IF([.F7]=&quot;FAUX&quot;))" calcext:base-cell-address="'Mesure principale'.G7"/>
          </calcext:conditional-format>
          <calcext:conditional-format calcext:target-range-address="'Mesure principale'.G8:'Mesure principale'.G8">
            <calcext:condition calcext:apply-style-name="VRAI" calcext:value="formula-is(IF([.F8]=&quot;VRAI&quot;))" calcext:base-cell-address="'Mesure principale'.G8"/>
            <calcext:condition calcext:apply-style-name="FAUX" calcext:value="formula-is(IF([.F8]=&quot;FAUX&quot;))" calcext:base-cell-address="'Mesure principale'.G8"/>
          </calcext:conditional-format>
          <calcext:conditional-format calcext:target-range-address="'Mesure principale'.G9:'Mesure principale'.G9">
            <calcext:condition calcext:apply-style-name="VRAI" calcext:value="formula-is(IF([.F9]=&quot;VRAI&quot;))" calcext:base-cell-address="'Mesure principale'.G9"/>
            <calcext:condition calcext:apply-style-name="FAUX" calcext:value="formula-is(IF([.F9]=&quot;FAUX&quot;))" calcext:base-cell-address="'Mesure principale'.G9"/>
          </calcext:conditional-format>
          <calcext:conditional-format calcext:target-range-address="'Mesure principale'.G10:'Mesure principale'.G10">
            <calcext:condition calcext:apply-style-name="VRAI" calcext:value="formula-is(IF([.F10]=&quot;VRAI&quot;))" calcext:base-cell-address="'Mesure principale'.G10"/>
            <calcext:condition calcext:apply-style-name="FAUX" calcext:value="formula-is(IF([.F10]=&quot;FAUX&quot;))" calcext:base-cell-address="'Mesure principale'.G10"/>
          </calcext:conditional-format>
          <calcext:conditional-format calcext:target-range-address="'Mesure principale'.G11:'Mesure principale'.G11">
            <calcext:condition calcext:apply-style-name="VRAI" calcext:value="formula-is(IF([.F11]=&quot;VRAI&quot;))" calcext:base-cell-address="'Mesure principale'.G11"/>
            <calcext:condition calcext:apply-style-name="FAUX" calcext:value="formula-is(IF([.F11]=&quot;FAUX&quot;))" calcext:base-cell-address="'Mesure principale'.G11"/>
          </calcext:conditional-format>
          <calcext:conditional-format calcext:target-range-address="'Mesure principale'.G12:'Mesure principale'.G12">
            <calcext:condition calcext:apply-style-name="VRAI" calcext:value="formula-is(IF([.F12]=&quot;VRAI&quot;))" calcext:base-cell-address="'Mesure principale'.G12"/>
            <calcext:condition calcext:apply-style-name="FAUX" calcext:value="formula-is(IF([.F12]=&quot;FAUX&quot;))" calcext:base-cell-address="'Mesure principale'.G12"/>
          </calcext:conditional-format>
          <calcext:conditional-format calcext:target-range-address="'Mesure principale'.G13:'Mesure principale'.G13">
            <calcext:condition calcext:apply-style-name="VRAI" calcext:value="formula-is(IF([.F13]=&quot;VRAI&quot;))" calcext:base-cell-address="'Mesure principale'.G13"/>
            <calcext:condition calcext:apply-style-name="FAUX" calcext:value="formula-is(IF([.F13]=&quot;FAUX&quot;))" calcext:base-cell-address="'Mesure principale'.G13"/>
          </calcext:conditional-format>
          <calcext:conditional-format calcext:target-range-address="'Mesure principale'.G14:'Mesure principale'.G14">
            <calcext:condition calcext:apply-style-name="VRAI" calcext:value="formula-is(IF([.F14]=&quot;VRAI&quot;))" calcext:base-cell-address="'Mesure principale'.G14"/>
            <calcext:condition calcext:apply-style-name="FAUX" calcext:value="formula-is(IF([.F14]=&quot;FAUX&quot;))" calcext:base-cell-address="'Mesure principale'.G14"/>
          </calcext:conditional-format>
          <calcext:conditional-format calcext:target-range-address="'Mesure principale'.G15:'Mesure principale'.G15">
            <calcext:condition calcext:apply-style-name="VRAI" calcext:value="formula-is(IF([.F15]=&quot;VRAI&quot;))" calcext:base-cell-address="'Mesure principale'.G15"/>
            <calcext:condition calcext:apply-style-name="FAUX" calcext:value="formula-is(IF([.F15]=&quot;FAUX&quot;))" calcext:base-cell-address="'Mesure principale'.G15"/>
          </calcext:conditional-format>
          <calcext:conditional-format calcext:target-range-address="'Mesure principale'.G16:'Mesure principale'.G16">
            <calcext:condition calcext:apply-style-name="VRAI" calcext:value="formula-is(IF([.F16]=&quot;VRAI&quot;))" calcext:base-cell-address="'Mesure principale'.G16"/>
            <calcext:condition calcext:apply-style-name="FAUX" calcext:value="formula-is(IF([.F16]=&quot;FAUX&quot;))" calcext:base-cell-address="'Mesure principale'.G16"/>
          </calcext:conditional-format>
          <calcext:conditional-format calcext:target-range-address="'Mesure principale'.G17:'Mesure principale'.G17">
            <calcext:condition calcext:apply-style-name="VRAI" calcext:value="formula-is(IF([.F17]=&quot;VRAI&quot;))" calcext:base-cell-address="'Mesure principale'.G17"/>
            <calcext:condition calcext:apply-style-name="FAUX" calcext:value="formula-is(IF([.F17]=&quot;FAUX&quot;))" calcext:base-cell-address="'Mesure principale'.G17"/>
          </calcext:conditional-format>
          <calcext:conditional-format calcext:target-range-address="'Mesure principale'.F18:'Mesure principale'.F18">
            <calcext:condition calcext:apply-style-name="VRAI" calcext:value="formula-is(IF([.F18]=&quot;VRAI&quot;))" calcext:base-cell-address="'Mesure principale'.F18"/>
            <calcext:condition calcext:apply-style-name="FAUX" calcext:value="formula-is(IF([.F18]=&quot;FAUX&quot;))" calcext:base-cell-address="'Mesure principale'.F18"/>
          </calcext:conditional-format>
          <calcext:conditional-format calcext:target-range-address="'Mesure principale'.G18:'Mesure principale'.G18">
            <calcext:condition calcext:apply-style-name="VRAI" calcext:value="formula-is(IF([.F18]=&quot;VRAI&quot;))" calcext:base-cell-address="'Mesure principale'.G18"/>
            <calcext:condition calcext:apply-style-name="FAUX" calcext:value="formula-is(IF([.F18]=&quot;FAUX&quot;))" calcext:base-cell-address="'Mesure principale'.G18"/>
          </calcext:conditional-format>
        </calcext:conditional-formats>
      </table:table>
      <table:table table:name="Cos Sin Tan" table:style-name="ta1" table:protected="true" table:protection-key="Lf2QvPkGjles2FQvcalRpv1OZL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Cos Sin Tan'.G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0" form:id="control10" form:label="Points" form:linked-cell="'Cos Sin Tan'.G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linked-cell="'Cos Sin Tan'.G1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4.23mm" svg:height="147.19mm" svg:x="1.3mm" svg:y="57.9mm">
            <loext:p draw:notify-on-update-of-ranges="'Cos Sin Tan'.K9:'Cos Sin Tan'.K9 Données.Y3:Données.Y203 Données.Z3:Données.Z203 'Cos Sin Tan'.A24:'Cos Sin Tan'.A24 'Cos Sin Tan'.H12:'Cos Sin Tan'.H12 'Cos Sin Tan'.B24:'Cos Sin Tan'.B24 'Cos Sin Tan'.A25:'Cos Sin Tan'.A25 'Cos Sin Tan'.H13:'Cos Sin Tan'.H13 'Cos Sin Tan'.B25:'Cos Sin Tan'.B25 'Cos Sin Tan'.A17:'Cos Sin Tan'.A17 'Cos Sin Tan'.H5:'Cos Sin Tan'.H5 'Cos Sin Tan'.B17:'Cos Sin Tan'.B17 'Cos Sin Tan'.A21:'Cos Sin Tan'.A21 'Cos Sin Tan'.H9:'Cos Sin Tan'.H9 'Cos Sin Tan'.B21:'Cos Sin Tan'.B21 'Cos Sin Tan'.A22:'Cos Sin Tan'.A22 'Cos Sin Tan'.H10:'Cos Sin Tan'.H10 'Cos Sin Tan'.B22:'Cos Sin Tan'.B22 'Cos Sin Tan'.A23:'Cos Sin Tan'.A23 'Cos Sin Tan'.H11:'Cos Sin Tan'.H11 'Cos Sin Tan'.B23:'Cos Sin Tan'.B23 'Cos Sin Tan'.A18:'Cos Sin Tan'.A18 'Cos Sin Tan'.H6:'Cos Sin Tan'.H6 'Cos Sin Tan'.B18:'Cos Sin Tan'.B18 'Cos Sin Tan'.A19:'Cos Sin Tan'.A19 'Cos Sin Tan'.H7:'Cos Sin Tan'.H7 'Cos Sin Tan'.B19:'Cos Sin Tan'.B19 'Cos Sin Tan'.A20:'Cos Sin Tan'.A20 'Cos Sin Tan'.H8:'Cos Sin Tan'.H8 'Cos Sin Tan'.B20:'Cos Sin Tan'.B20 'Cos Sin Tan'.A16:'Cos Sin Tan'.A16 'Cos Sin Tan'.H4:'Cos Sin Tan'.H4 'Cos Sin Tan'.B16:'Cos Sin Tan'.B16 Données.Y3:Données.Y203 Données.AA3:Données.AA2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150"/>
        <table:table-column table:style-name="co16" table:default-cell-style-name="ce150"/>
        <table:table-column table:style-name="co17" table:default-cell-style-name="ce150"/>
        <table:table-column table:style-name="co18" table:default-cell-style-name="ce150"/>
        <table:table-column table:style-name="co19" table:default-cell-style-name="ce150"/>
        <table:table-column table:style-name="co20" table:number-columns-repeated="3" table:default-cell-style-name="ce150"/>
        <table:table-column table:style-name="co21" table:default-cell-style-name="ce150"/>
        <table:table-column table:style-name="co22" table:number-columns-repeated="3" table:default-cell-style-name="ce150"/>
        <table:table-column table:style-name="co1" table:number-columns-repeated="2" table:default-cell-style-name="ce194"/>
        <table:table-column table:style-name="co1" table:number-columns-repeated="1004" table:default-cell-style-name="ce150"/>
        <table:table-column table:style-name="co1" table:number-columns-repeated="2" table:default-cell-style-name="ce155"/>
        <table:table-row table:style-name="ro9">
          <table:table-cell table:style-name="ce48" office:value-type="string" calcext:value-type="string" table:number-columns-spanned="7" table:number-rows-spanned="3">
            <text:p>Nouveau test :</text:p>
            <text:p>Ctrl + Shift + F9</text:p>
          </table:table-cell>
          <table:covered-table-cell table:style-name="ce155"/>
          <table:covered-table-cell table:style-name="ce156"/>
          <table:covered-table-cell/>
          <table:covered-table-cell office:value-type="string" calcext:value-type="string">
            <text:p>Nouveau test :</text:p>
            <text:p>Crtl + Shift + F9</text:p>
          </table:covered-table-cell>
          <table:covered-table-cell table:number-columns-repeated="2"/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number-columns-repeated="4" table:style-name="ce160"/>
          <table:covered-table-cell table:style-name="ce32"/>
          <table:table-cell table:style-name="ce182"/>
          <table:table-cell table:style-name="ce66" table:formula="of:=IF([.$G$12];IF(SUM([.$M$4:.$M$13])*2/3-SUM([.$R$4:.$R$13])/3&lt;0;0;SUM([.$M$4:.$M$13])*2/3-SUM([.$R$4:.$R$13])/3);&quot;&quot;)">
            <text:p/>
          </table:table-cell>
          <table:table-cell table:style-name="ce68" office:value-type="string" calcext:value-type="string">
            <text:p>/20</text:p>
          </table:table-cell>
          <table:table-cell table:number-columns-repeated="1008"/>
        </table:table-row>
        <table:table-row table:style-name="ro9">
          <table:covered-table-cell table:style-name="ce48"/>
          <table:covered-table-cell table:style-name="ce155"/>
          <table:covered-table-cell table:style-name="ce156"/>
          <table:covered-table-cell table:number-columns-repeated="4"/>
          <table:table-cell table:style-name="ce22" office:value-type="string" calcext:value-type="string" table:number-columns-spanned="1" table:number-rows-spanned="2">
            <text:p>Point</text:p>
          </table:table-cell>
          <table:table-cell table:style-name="ce160" office:value-type="string" calcext:value-type="string" table:number-columns-spanned="1" table:number-rows-spanned="2">
            <text:p>Angle</text:p>
            <text:p><text:span text:style-name="T6">x</text:span> (°)</text:p>
          </table:table-cell>
          <table:table-cell table:style-name="ce160" table:number-columns-repeated="3"/>
          <table:table-cell table:style-name="ce32"/>
          <table:table-cell table:style-name="ce183" office:value-type="string" calcext:value-type="string" table:number-columns-spanned="3" table:number-rows-spanned="1">
            <text:p>Réponses</text:p>
          </table:table-cell>
          <table:covered-table-cell table:style-name="ce66"/>
          <table:covered-table-cell table:style-name="ce68"/>
          <table:table-cell table:number-columns-repeated="1008"/>
        </table:table-row>
        <table:table-row table:style-name="ro10">
          <table:covered-table-cell/>
          <table:covered-table-cell table:style-name="ce155"/>
          <table:covered-table-cell table:style-name="ce156"/>
          <table:covered-table-cell table:number-columns-repeated="4"/>
          <table:covered-table-cell table:number-columns-repeated="2" table:style-name="ce160"/>
          <table:table-cell table:style-name="ce160" office:value-type="string" calcext:value-type="string">
            <text:p>cos(<text:span text:style-name="T6">x</text:span>)</text:p>
          </table:table-cell>
          <table:table-cell table:style-name="ce160" office:value-type="string" calcext:value-type="string">
            <text:p>sin(<text:span text:style-name="T6">x</text:span>)</text:p>
          </table:table-cell>
          <table:table-cell table:style-name="ce160" office:value-type="string" calcext:value-type="string">
            <text:p>tan(<text:span text:style-name="T6">x</text:span>)</text:p>
          </table:table-cell>
          <table:table-cell table:style-name="ce180" office:value-type="string" calcext:value-type="string">
            <text:p>Bonne(s)</text:p>
            <text:p>réponse(s)</text:p>
          </table:table-cell>
          <table:table-cell table:style-name="ce160" office:value-type="string" calcext:value-type="string">
            <text:p>cos(<text:span text:style-name="T6">x</text:span>)</text:p>
          </table:table-cell>
          <table:table-cell table:style-name="ce160" office:value-type="string" calcext:value-type="string">
            <text:p>sin(<text:span text:style-name="T6">x</text:span>)</text:p>
          </table:table-cell>
          <table:table-cell table:style-name="ce160" office:value-type="string" calcext:value-type="string">
            <text:p>tan(<text:span text:style-name="T6">x</text:span>)</text:p>
          </table:table-cell>
          <table:table-cell table:style-name="ce195" office:value-type="string" calcext:value-type="string">
            <text:p>Absence de réponse</text:p>
          </table:table-cell>
          <table:table-cell table:style-name="ce195" office:value-type="string" calcext:value-type="string">
            <text:p>Mauvaise réponse</text:p>
          </table:table-cell>
          <table:table-cell table:number-columns-repeated="1006"/>
        </table:table-row>
        <table:table-row table:style-name="ro11">
          <table:table-cell table:style-name="ce151" table:formula="of:=[$Données.E22]" office:value-type="float" office:value="-0.707106781186548" calcext:value-type="float">
            <text:p>-0,707</text:p>
          </table:table-cell>
          <table:table-cell table:style-name="ce151" table:formula="of:=[$Données.F22]" office:value-type="float" office:value="0.707106781186548" calcext:value-type="float">
            <text:p>0,707</text:p>
          </table:table-cell>
          <table:table-cell table:style-name="ce151" table:formula="of:=[$Données.G22]" office:value-type="float" office:value="-1" calcext:value-type="float">
            <text:p>-1,000</text:p>
          </table:table-cell>
          <table:table-cell table:style-name="ce157" table:formula="of:=IF(ISBLANK([.J4]);&quot;&quot;;IF(OR([.J4]=[.A4];[.J4]=[$Données.B22]);1;0))">
            <text:p/>
          </table:table-cell>
          <table:table-cell table:style-name="ce157" table:formula="of:=IF(ISBLANK([.K4]);&quot;&quot;;IF(OR([.K4]=[.B4];[.K4]=[$Données.C22]);1;0))">
            <text:p/>
          </table:table-cell>
          <table:table-cell table:style-name="ce157" table:formula="of:=IF(ISBLANK([.L4]);&quot;&quot;;IF(OR([.L4]=[.C4];[.L4]=[$Données.D22]);1;0))">
            <text:p/>
          </table:table-cell>
          <table:table-cell table:style-name="ce153"/>
          <table:table-cell table:style-name="ce161" office:value-type="string" calcext:value-type="string">
            <text:p><text:span text:style-name="T6">M</text:span><text:span text:style-name="T7">1</text:span></text:p>
          </table:table-cell>
          <table:table-cell table:style-name="ce161" table:formula="of:=[$Données.A22]" office:value-type="float" office:value="135" calcext:value-type="float">
            <text:p>135</text:p>
          </table:table-cell>
          <table:table-cell table:style-name="ce178" table:content-validation-name="val1"/>
          <table:table-cell table:style-name="ce178" table:content-validation-name="val3"/>
          <table:table-cell table:style-name="ce178" table:content-validation-name="val5"/>
          <table:table-cell table:style-name="ce160" table:formula="of:=IF([.$G$12];SUM([.D4:.F4]);&quot;&quot;)">
            <text:p/>
          </table:table-cell>
          <table:table-cell table:style-name="ce184" table:formula="of:=IF(AND([.$G$12];[.$G$13]);[$Données.B22];&quot; &quot;)" office:value-type="string" office:string-value=" " calcext:value-type="string">
            <text:p><text:s/></text:p>
          </table:table-cell>
          <table:table-cell table:style-name="ce184" table:formula="of:=IF(AND([.$G$12];[.$G$13]);[$Données.C22];&quot; &quot;)" office:value-type="string" office:string-value=" " calcext:value-type="string">
            <text:p><text:s/></text:p>
          </table:table-cell>
          <table:table-cell table:style-name="ce184" table:formula="of:=IF(AND([.$G$12];[.$G$13]);[$Données.D22];&quot; &quot;)" office:value-type="string" office:string-value=" " calcext:value-type="string">
            <text:p><text:s/></text:p>
          </table:table-cell>
          <table:table-cell table:formula="of:=COUNTBLANK([.J4:.L4])" office:value-type="float" office:value="3" calcext:value-type="float">
            <text:p>3</text:p>
          </table:table-cell>
          <table:table-cell table:formula="of:=3-[.M4]-[.Q4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23]" office:value-type="float" office:value="0.5" calcext:value-type="float">
            <text:p>0,500</text:p>
          </table:table-cell>
          <table:table-cell table:style-name="ce151" table:formula="of:=[$Données.F23]" office:value-type="float" office:value="0.866025403784439" calcext:value-type="float">
            <text:p>0,866</text:p>
          </table:table-cell>
          <table:table-cell table:style-name="ce151" table:formula="of:=[$Données.G23]" office:value-type="float" office:value="1.73205080756888" calcext:value-type="float">
            <text:p>1,732</text:p>
          </table:table-cell>
          <table:table-cell table:style-name="ce153" table:formula="of:=IF(ISBLANK([.J5]);&quot;&quot;;IF(OR([.J5]=[.A5];[.J5]=[$Données.B23]);1;0))">
            <text:p/>
          </table:table-cell>
          <table:table-cell table:style-name="ce153" table:formula="of:=IF(ISBLANK([.K5]);&quot;&quot;;IF(OR([.K5]=[.B5];[.K5]=[$Données.C23]);1;0))">
            <text:p/>
          </table:table-cell>
          <table:table-cell table:style-name="ce153" table:formula="of:=IF(ISBLANK([.L5]);&quot;&quot;;IF(OR([.L5]=[.C5];[.L5]=[$Données.D23]);1;0))">
            <text:p/>
          </table:table-cell>
          <table:table-cell table:style-name="ce153"/>
          <table:table-cell table:style-name="ce162" office:value-type="string" calcext:value-type="string">
            <text:p><text:span text:style-name="T6">M</text:span><text:span text:style-name="T7">2</text:span></text:p>
          </table:table-cell>
          <table:table-cell table:style-name="ce162" table:formula="of:=[$Données.A23]" office:value-type="float" office:value="60" calcext:value-type="float">
            <text:p>60</text:p>
          </table:table-cell>
          <table:table-cell table:style-name="ce178" table:content-validation-name="val2"/>
          <table:table-cell table:style-name="ce178" table:content-validation-name="val4"/>
          <table:table-cell table:style-name="ce178" table:content-validation-name="val6"/>
          <table:table-cell table:style-name="ce160" table:formula="of:=IF([.$G$12];SUM([.D5:.F5]);&quot;&quot;)">
            <text:p/>
          </table:table-cell>
          <table:table-cell table:style-name="ce185" table:formula="of:=IF(AND([.$G$12];[.$G$13]);[$Données.B23];&quot; &quot;)" office:value-type="string" office:string-value=" " calcext:value-type="string">
            <text:p><text:s/></text:p>
          </table:table-cell>
          <table:table-cell table:style-name="ce185" table:formula="of:=IF(AND([.$G$12];[.$G$13]);[$Données.C23];&quot; &quot;)" office:value-type="string" office:string-value=" " calcext:value-type="string">
            <text:p><text:s/></text:p>
          </table:table-cell>
          <table:table-cell table:style-name="ce185" table:formula="of:=IF(AND([.$G$12];[.$G$13]);[$Données.D23];&quot; &quot;)" office:value-type="string" office:string-value=" " calcext:value-type="string">
            <text:p><text:s/></text:p>
          </table:table-cell>
          <table:table-cell table:formula="of:=COUNTBLANK([.J5:.L5])" office:value-type="float" office:value="3" calcext:value-type="float">
            <text:p>3</text:p>
          </table:table-cell>
          <table:table-cell table:formula="of:=3-[.M5]-[.Q5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24]" office:value-type="float" office:value="-0.866025403784439" calcext:value-type="float">
            <text:p>-0,866</text:p>
          </table:table-cell>
          <table:table-cell table:style-name="ce151" table:formula="of:=[$Données.F24]" office:value-type="float" office:value="0.5" calcext:value-type="float">
            <text:p>0,500</text:p>
          </table:table-cell>
          <table:table-cell table:style-name="ce151" table:formula="of:=[$Données.G24]" office:value-type="float" office:value="-0.577350269189626" calcext:value-type="float">
            <text:p>-0,577</text:p>
          </table:table-cell>
          <table:table-cell table:style-name="ce153" table:formula="of:=IF(ISBLANK([.J6]);&quot;&quot;;IF(OR([.J6]=[.A6];[.J6]=[$Données.B24]);1;0))">
            <text:p/>
          </table:table-cell>
          <table:table-cell table:style-name="ce153" table:formula="of:=IF(ISBLANK([.K6]);&quot;&quot;;IF(OR([.K6]=[.B6];[.K6]=[$Données.C24]);1;0))">
            <text:p/>
          </table:table-cell>
          <table:table-cell table:style-name="ce153" table:formula="of:=IF(ISBLANK([.L6]);&quot;&quot;;IF(OR([.L6]=[.C6];[.L6]=[$Données.D24]);1;0))">
            <text:p/>
          </table:table-cell>
          <table:table-cell table:style-name="ce153"/>
          <table:table-cell table:style-name="ce163" office:value-type="string" calcext:value-type="string">
            <text:p><text:span text:style-name="T6">M</text:span><text:span text:style-name="T8">3</text:span></text:p>
          </table:table-cell>
          <table:table-cell table:style-name="ce172" table:formula="of:=[$Données.A24]" office:value-type="float" office:value="150" calcext:value-type="float">
            <text:p>150</text:p>
          </table:table-cell>
          <table:table-cell table:style-name="ce178" table:content-validation-name="val2"/>
          <table:table-cell table:style-name="ce178" table:content-validation-name="val4"/>
          <table:table-cell table:style-name="ce178" table:content-validation-name="val6"/>
          <table:table-cell table:style-name="ce160" table:formula="of:=IF([.$G$12];SUM([.D6:.F6]);&quot;&quot;)">
            <text:p/>
          </table:table-cell>
          <table:table-cell table:style-name="ce186" table:formula="of:=IF(AND([.$G$12];[.$G$13]);[$Données.B24];&quot; &quot;)" office:value-type="string" office:string-value=" " calcext:value-type="string">
            <text:p><text:s/></text:p>
          </table:table-cell>
          <table:table-cell table:style-name="ce186" table:formula="of:=IF(AND([.$G$12];[.$G$13]);[$Données.C24];&quot; &quot;)" office:value-type="string" office:string-value=" " calcext:value-type="string">
            <text:p><text:s/></text:p>
          </table:table-cell>
          <table:table-cell table:style-name="ce186" table:formula="of:=IF(AND([.$G$12];[.$G$13]);[$Données.D24];&quot; &quot;)" office:value-type="string" office:string-value=" " calcext:value-type="string">
            <text:p><text:s/></text:p>
          </table:table-cell>
          <table:table-cell table:formula="of:=COUNTBLANK([.J6:.L6])" office:value-type="float" office:value="3" calcext:value-type="float">
            <text:p>3</text:p>
          </table:table-cell>
          <table:table-cell table:formula="of:=3-[.M6]-[.Q6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25]" office:value-type="float" office:value="1" calcext:value-type="float">
            <text:p>1,000</text:p>
          </table:table-cell>
          <table:table-cell table:style-name="ce151" table:formula="of:=[$Données.F25]" office:value-type="float" office:value="0" calcext:value-type="float">
            <text:p>0,000</text:p>
          </table:table-cell>
          <table:table-cell table:style-name="ce151" table:formula="of:=[$Données.G25]" office:value-type="float" office:value="0" calcext:value-type="float">
            <text:p>0,000</text:p>
          </table:table-cell>
          <table:table-cell table:style-name="ce153" table:formula="of:=IF(ISBLANK([.J7]);&quot;&quot;;IF(OR([.J7]=[.A7];[.J7]=[$Données.B25]);1;0))">
            <text:p/>
          </table:table-cell>
          <table:table-cell table:style-name="ce153" table:formula="of:=IF(ISBLANK([.K7]);&quot;&quot;;IF(OR([.K7]=[.B7];[.K7]=[$Données.C25]);1;0))">
            <text:p/>
          </table:table-cell>
          <table:table-cell table:style-name="ce153" table:formula="of:=IF(ISBLANK([.L7]);&quot;&quot;;IF(OR([.L7]=[.C7];[.L7]=[$Données.D25]);1;0))">
            <text:p/>
          </table:table-cell>
          <table:table-cell table:style-name="ce153"/>
          <table:table-cell table:style-name="ce164" office:value-type="string" calcext:value-type="string">
            <text:p><text:span text:style-name="T6">M</text:span><text:span text:style-name="T8">4</text:span></text:p>
          </table:table-cell>
          <table:table-cell table:style-name="ce173" table:formula="of:=[$Données.A25]" office:value-type="float" office:value="0" calcext:value-type="float">
            <text:p>0</text:p>
          </table:table-cell>
          <table:table-cell table:style-name="ce178" table:content-validation-name="val2"/>
          <table:table-cell table:style-name="ce178" table:content-validation-name="val4"/>
          <table:table-cell table:style-name="ce178" table:content-validation-name="val6"/>
          <table:table-cell table:style-name="ce160" table:formula="of:=IF([.$G$12];SUM([.D7:.F7]);&quot;&quot;)">
            <text:p/>
          </table:table-cell>
          <table:table-cell table:style-name="ce187" table:formula="of:=IF(AND([.$G$12];[.$G$13]);[$Données.B25];&quot; &quot;)" office:value-type="string" office:string-value=" " calcext:value-type="string">
            <text:p><text:s/></text:p>
          </table:table-cell>
          <table:table-cell table:style-name="ce187" table:formula="of:=IF(AND([.$G$12];[.$G$13]);[$Données.C25];&quot; &quot;)" office:value-type="string" office:string-value=" " calcext:value-type="string">
            <text:p><text:s/></text:p>
          </table:table-cell>
          <table:table-cell table:style-name="ce187" table:formula="of:=IF(AND([.$G$12];[.$G$13]);[$Données.D25];&quot; &quot;)" office:value-type="string" office:string-value=" " calcext:value-type="string">
            <text:p><text:s/></text:p>
          </table:table-cell>
          <table:table-cell table:formula="of:=COUNTBLANK([.J7:.L7])" office:value-type="float" office:value="3" calcext:value-type="float">
            <text:p>3</text:p>
          </table:table-cell>
          <table:table-cell table:formula="of:=3-[.M7]-[.Q7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26]" office:value-type="float" office:value="0" calcext:value-type="float">
            <text:p>0,000</text:p>
          </table:table-cell>
          <table:table-cell table:style-name="ce151" table:formula="of:=[$Données.F26]" office:value-type="float" office:value="1" calcext:value-type="float">
            <text:p>1,000</text:p>
          </table:table-cell>
          <table:table-cell table:style-name="ce151" table:formula="of:=[$Données.G26]" office:value-type="string" office:string-value="Impossible" calcext:value-type="string">
            <text:p>Impossible</text:p>
          </table:table-cell>
          <table:table-cell table:style-name="ce153" table:formula="of:=IF(ISBLANK([.J8]);&quot;&quot;;IF(OR([.J8]=[.A8];[.J8]=[$Données.B26]);1;0))">
            <text:p/>
          </table:table-cell>
          <table:table-cell table:style-name="ce153" table:formula="of:=IF(ISBLANK([.K8]);&quot;&quot;;IF(OR([.K8]=[.B8];[.K8]=[$Données.C26]);1;0))">
            <text:p/>
          </table:table-cell>
          <table:table-cell table:style-name="ce153" table:formula="of:=IF(ISBLANK([.L8]);&quot;&quot;;IF(OR([.L8]=[.C8];[.L8]=[$Données.D26]);1;0))">
            <text:p/>
          </table:table-cell>
          <table:table-cell table:style-name="ce153"/>
          <table:table-cell table:style-name="ce165" office:value-type="string" calcext:value-type="string">
            <text:p><text:span text:style-name="T6">M</text:span><text:span text:style-name="T8">5</text:span></text:p>
          </table:table-cell>
          <table:table-cell table:style-name="ce165" table:formula="of:=[$Données.A26]" office:value-type="float" office:value="90" calcext:value-type="float">
            <text:p>90</text:p>
          </table:table-cell>
          <table:table-cell table:style-name="ce178" table:content-validation-name="val2"/>
          <table:table-cell table:style-name="ce178" table:content-validation-name="val4"/>
          <table:table-cell table:style-name="ce178" table:content-validation-name="val6"/>
          <table:table-cell table:style-name="ce160" table:formula="of:=IF([.$G$12];SUM([.D8:.F8]);&quot;&quot;)">
            <text:p/>
          </table:table-cell>
          <table:table-cell table:style-name="ce188" table:formula="of:=IF(AND([.$G$12];[.$G$13]);[$Données.B26];&quot; &quot;)" office:value-type="string" office:string-value=" " calcext:value-type="string">
            <text:p><text:s/></text:p>
          </table:table-cell>
          <table:table-cell table:style-name="ce188" table:formula="of:=IF(AND([.$G$12];[.$G$13]);[$Données.C26];&quot; &quot;)" office:value-type="string" office:string-value=" " calcext:value-type="string">
            <text:p><text:s/></text:p>
          </table:table-cell>
          <table:table-cell table:style-name="ce188" table:formula="of:=IF(AND([.$G$12];[.$G$13]);[$Données.D26];&quot; &quot;)" office:value-type="string" office:string-value=" " calcext:value-type="string">
            <text:p><text:s/></text:p>
          </table:table-cell>
          <table:table-cell table:formula="of:=COUNTBLANK([.J8:.L8])" office:value-type="float" office:value="3" calcext:value-type="float">
            <text:p>3</text:p>
          </table:table-cell>
          <table:table-cell table:formula="of:=3-[.M8]-[.Q8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27]" office:value-type="float" office:value="-0.866025403784439" calcext:value-type="float">
            <text:p>-0,866</text:p>
          </table:table-cell>
          <table:table-cell table:style-name="ce151" table:formula="of:=[$Données.F27]" office:value-type="float" office:value="-0.5" calcext:value-type="float">
            <text:p>-0,500</text:p>
          </table:table-cell>
          <table:table-cell table:style-name="ce151" table:formula="of:=[$Données.G27]" office:value-type="float" office:value="0.577350269189626" calcext:value-type="float">
            <text:p>0,577</text:p>
          </table:table-cell>
          <table:table-cell table:style-name="ce153" table:formula="of:=IF(ISBLANK([.J9]);&quot;&quot;;IF(OR([.J9]=[.A9];[.J9]=[$Données.B27]);1;0))">
            <text:p/>
          </table:table-cell>
          <table:table-cell table:style-name="ce153" table:formula="of:=IF(ISBLANK([.K9]);&quot;&quot;;IF(OR([.K9]=[.B9];[.K9]=[$Données.C27]);1;0))">
            <text:p/>
          </table:table-cell>
          <table:table-cell table:style-name="ce153" table:formula="of:=IF(ISBLANK([.L9]);&quot;&quot;;IF(OR([.L9]=[.C9];[.L9]=[$Données.D27]);1;0))">
            <text:p/>
          </table:table-cell>
          <table:table-cell table:style-name="ce153"/>
          <table:table-cell table:style-name="ce166" office:value-type="string" calcext:value-type="string">
            <text:p><text:span text:style-name="T6">M</text:span><text:span text:style-name="T9">6</text:span></text:p>
          </table:table-cell>
          <table:table-cell table:style-name="ce170" table:formula="of:=[$Données.A27]" office:value-type="float" office:value="210" calcext:value-type="float">
            <text:p>210</text:p>
          </table:table-cell>
          <table:table-cell table:style-name="ce178" table:content-validation-name="val2"/>
          <table:table-cell table:style-name="ce178" table:content-validation-name="val4"/>
          <table:table-cell table:style-name="ce178" table:content-validation-name="val6"/>
          <table:table-cell table:style-name="ce160" table:formula="of:=IF([.$G$12];SUM([.D9:.F9]);&quot;&quot;)">
            <text:p/>
          </table:table-cell>
          <table:table-cell table:style-name="ce189" table:formula="of:=IF(AND([.$G$12];[.$G$13]);[$Données.B27];&quot; &quot;)" office:value-type="string" office:string-value=" " calcext:value-type="string">
            <text:p><text:s/></text:p>
          </table:table-cell>
          <table:table-cell table:style-name="ce189" table:formula="of:=IF(AND([.$G$12];[.$G$13]);[$Données.C27];&quot; &quot;)" office:value-type="string" office:string-value=" " calcext:value-type="string">
            <text:p><text:s/></text:p>
          </table:table-cell>
          <table:table-cell table:style-name="ce189" table:formula="of:=IF(AND([.$G$12];[.$G$13]);[$Données.D27];&quot; &quot;)" office:value-type="string" office:string-value=" " calcext:value-type="string">
            <text:p><text:s/></text:p>
          </table:table-cell>
          <table:table-cell table:formula="of:=COUNTBLANK([.J9:.L9])" office:value-type="float" office:value="3" calcext:value-type="float">
            <text:p>3</text:p>
          </table:table-cell>
          <table:table-cell table:formula="of:=3-[.M9]-[.Q9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28]" office:value-type="float" office:value="0" calcext:value-type="float">
            <text:p>0,000</text:p>
          </table:table-cell>
          <table:table-cell table:style-name="ce151" table:formula="of:=[$Données.F28]" office:value-type="float" office:value="-1" calcext:value-type="float">
            <text:p>-1,000</text:p>
          </table:table-cell>
          <table:table-cell table:style-name="ce151" table:formula="of:=[$Données.G28]" office:value-type="string" office:string-value="Impossible" calcext:value-type="string">
            <text:p>Impossible</text:p>
          </table:table-cell>
          <table:table-cell table:style-name="ce153" table:formula="of:=IF(ISBLANK([.J10]);&quot;&quot;;IF(OR([.J10]=[.A10];[.J10]=[$Données.B28]);1;0))">
            <text:p/>
          </table:table-cell>
          <table:table-cell table:style-name="ce153" table:formula="of:=IF(ISBLANK([.K10]);&quot;&quot;;IF(OR([.K10]=[.B10];[.K10]=[$Données.C28]);1;0))">
            <text:p/>
          </table:table-cell>
          <table:table-cell table:style-name="ce153" table:formula="of:=IF(ISBLANK([.L10]);&quot;&quot;;IF(OR([.L10]=[.C10];[.L10]=[$Données.D28]);1;0))">
            <text:p/>
          </table:table-cell>
          <table:table-cell table:style-name="ce153"/>
          <table:table-cell table:style-name="ce167" office:value-type="string" calcext:value-type="string">
            <text:p><text:span text:style-name="T6">M</text:span><text:span text:style-name="T9">7</text:span></text:p>
          </table:table-cell>
          <table:table-cell table:style-name="ce174" table:formula="of:=[$Données.A28]" office:value-type="float" office:value="270" calcext:value-type="float">
            <text:p>270</text:p>
          </table:table-cell>
          <table:table-cell table:style-name="ce178" table:content-validation-name="val2"/>
          <table:table-cell table:style-name="ce178" table:content-validation-name="val4"/>
          <table:table-cell table:style-name="ce178" table:content-validation-name="val6"/>
          <table:table-cell table:style-name="ce160" table:formula="of:=IF([.$G$12];SUM([.D10:.F10]);&quot;&quot;)">
            <text:p/>
          </table:table-cell>
          <table:table-cell table:style-name="ce190" table:formula="of:=IF(AND([.$G$12];[.$G$13]);[$Données.B28];&quot; &quot;)" office:value-type="string" office:string-value=" " calcext:value-type="string">
            <text:p><text:s/></text:p>
          </table:table-cell>
          <table:table-cell table:style-name="ce190" table:formula="of:=IF(AND([.$G$12];[.$G$13]);[$Données.C28];&quot; &quot;)" office:value-type="string" office:string-value=" " calcext:value-type="string">
            <text:p><text:s/></text:p>
          </table:table-cell>
          <table:table-cell table:style-name="ce190" table:formula="of:=IF(AND([.$G$12];[.$G$13]);[$Données.D28];&quot; &quot;)" office:value-type="string" office:string-value=" " calcext:value-type="string">
            <text:p><text:s/></text:p>
          </table:table-cell>
          <table:table-cell table:formula="of:=COUNTBLANK([.J10:.L10])" office:value-type="float" office:value="3" calcext:value-type="float">
            <text:p>3</text:p>
          </table:table-cell>
          <table:table-cell table:formula="of:=3-[.M10]-[.Q10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29]" office:value-type="float" office:value="0.707106781186548" calcext:value-type="float">
            <text:p>0,707</text:p>
          </table:table-cell>
          <table:table-cell table:style-name="ce151" table:formula="of:=[$Données.F29]" office:value-type="float" office:value="-0.707106781186548" calcext:value-type="float">
            <text:p>-0,707</text:p>
          </table:table-cell>
          <table:table-cell table:style-name="ce151" table:formula="of:=[$Données.G29]" office:value-type="float" office:value="-1" calcext:value-type="float">
            <text:p>-1,000</text:p>
          </table:table-cell>
          <table:table-cell table:style-name="ce153" table:formula="of:=IF(ISBLANK([.J11]);&quot;&quot;;IF(OR([.J11]=[.A11];[.J11]=[$Données.B29]);1;0))">
            <text:p/>
          </table:table-cell>
          <table:table-cell table:style-name="ce153" table:formula="of:=IF(ISBLANK([.K11]);&quot;&quot;;IF(OR([.K11]=[.B11];[.K11]=[$Données.C29]);1;0))">
            <text:p/>
          </table:table-cell>
          <table:table-cell table:style-name="ce153" table:formula="of:=IF(ISBLANK([.L11]);&quot;&quot;;IF(OR([.L11]=[.C11];[.L11]=[$Données.D29]);1;0))">
            <text:p/>
          </table:table-cell>
          <table:table-cell table:style-name="ce158" office:value-type="boolean" office:boolean-value="false" calcext:value-type="boolean">
            <text:p>FAUX</text:p>
          </table:table-cell>
          <table:table-cell table:style-name="ce168" office:value-type="string" calcext:value-type="string">
            <text:p><text:span text:style-name="T6">M</text:span><text:span text:style-name="T8">8</text:span></text:p>
          </table:table-cell>
          <table:table-cell table:style-name="ce175" table:formula="of:=[$Données.A29]" office:value-type="float" office:value="315" calcext:value-type="float">
            <text:p>315</text:p>
          </table:table-cell>
          <table:table-cell table:style-name="ce178" table:content-validation-name="val2"/>
          <table:table-cell table:style-name="ce178" table:content-validation-name="val4"/>
          <table:table-cell table:style-name="ce178" table:content-validation-name="val6"/>
          <table:table-cell table:style-name="ce160" table:formula="of:=IF([.$G$12];SUM([.D11:.F11]);&quot;&quot;)">
            <text:p/>
          </table:table-cell>
          <table:table-cell table:style-name="ce191" table:formula="of:=IF(AND([.$G$12];[.$G$13]);[$Données.B29];&quot; &quot;)" office:value-type="string" office:string-value=" " calcext:value-type="string">
            <text:p><text:s/></text:p>
          </table:table-cell>
          <table:table-cell table:style-name="ce191" table:formula="of:=IF(AND([.$G$12];[.$G$13]);[$Données.C29];&quot; &quot;)" office:value-type="string" office:string-value=" " calcext:value-type="string">
            <text:p><text:s/></text:p>
          </table:table-cell>
          <table:table-cell table:style-name="ce191" table:formula="of:=IF(AND([.$G$12];[.$G$13]);[$Données.D29];&quot; &quot;)" office:value-type="string" office:string-value=" " calcext:value-type="string">
            <text:p><text:s/></text:p>
          </table:table-cell>
          <table:table-cell table:formula="of:=COUNTBLANK([.J11:.L11])" office:value-type="float" office:value="3" calcext:value-type="float">
            <text:p>3</text:p>
          </table:table-cell>
          <table:table-cell table:formula="of:=3-[.M11]-[.Q11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30]" office:value-type="float" office:value="-1" calcext:value-type="float">
            <text:p>-1,000</text:p>
            <draw:control table:end-cell-address="'Cos Sin Tan'.C13" table:end-x="4.87mm" table:end-y="3.09mm" draw:z-index="2" draw:style-name="gr5" draw:text-style-name="P3" svg:width="40.13mm" svg:height="14.69mm" svg:x="9.91mm" svg:y="6.46mm" draw:control="control10"/>
          </table:table-cell>
          <table:table-cell table:style-name="ce151" table:formula="of:=[$Données.F30]" office:value-type="float" office:value="0" calcext:value-type="float">
            <text:p>0,000</text:p>
          </table:table-cell>
          <table:table-cell table:style-name="ce151" table:formula="of:=[$Données.G30]" office:value-type="float" office:value="0" calcext:value-type="float">
            <text:p>0,000</text:p>
            <draw:control table:end-cell-address="'Cos Sin Tan'.E13" table:end-x="9.9mm" table:end-y="3mm" draw:z-index="1" draw:style-name="gr5" draw:text-style-name="P3" svg:width="39.11mm" svg:height="14.64mm" svg:x="15.95mm" svg:y="6.42mm" draw:control="control9"/>
          </table:table-cell>
          <table:table-cell table:style-name="ce153" table:formula="of:=IF(ISBLANK([.J12]);&quot;&quot;;IF(OR([.J12]=[.A12];[.J12]=[$Données.B30]);1;0))">
            <text:p/>
          </table:table-cell>
          <table:table-cell table:style-name="ce153" table:formula="of:=IF(ISBLANK([.K12]);&quot;&quot;;IF(OR([.K12]=[.B12];[.K12]=[$Données.C30]);1;0))">
            <text:p/>
            <draw:control table:end-cell-address="'Cos Sin Tan'.G13" table:end-x="13.16mm" table:end-y="3.04mm" draw:z-index="3" draw:style-name="gr5" draw:text-style-name="P3" svg:width="39.91mm" svg:height="14.64mm" svg:x="20.08mm" svg:y="6.46mm" draw:control="control11"/>
          </table:table-cell>
          <table:table-cell table:style-name="ce153" table:formula="of:=IF(ISBLANK([.L12]);&quot;&quot;;IF(OR([.L12]=[.C12];[.L12]=[$Données.D30]);1;0))">
            <text:p/>
          </table:table-cell>
          <table:table-cell table:style-name="ce159" office:value-type="boolean" office:boolean-value="false" calcext:value-type="boolean">
            <text:p>FAUX</text:p>
          </table:table-cell>
          <table:table-cell table:style-name="ce169" office:value-type="string" calcext:value-type="string">
            <text:p><text:span text:style-name="T6">M</text:span><text:span text:style-name="T8">9</text:span></text:p>
          </table:table-cell>
          <table:table-cell table:style-name="ce176" table:formula="of:=[$Données.A30]" office:value-type="float" office:value="180" calcext:value-type="float">
            <text:p>180</text:p>
          </table:table-cell>
          <table:table-cell table:style-name="ce178" table:content-validation-name="val2"/>
          <table:table-cell table:style-name="ce178" table:content-validation-name="val4"/>
          <table:table-cell table:style-name="ce178" table:content-validation-name="val6"/>
          <table:table-cell table:style-name="ce160" table:formula="of:=IF([.$G$12];SUM([.D12:.F12]);&quot;&quot;)">
            <text:p/>
          </table:table-cell>
          <table:table-cell table:style-name="ce192" table:formula="of:=IF(AND([.$G$12];[.$G$13]);[$Données.B30];&quot; &quot;)" office:value-type="string" office:string-value=" " calcext:value-type="string">
            <text:p><text:s/></text:p>
          </table:table-cell>
          <table:table-cell table:style-name="ce192" table:formula="of:=IF(AND([.$G$12];[.$G$13]);[$Données.C30];&quot; &quot;)" office:value-type="string" office:string-value=" " calcext:value-type="string">
            <text:p><text:s/></text:p>
          </table:table-cell>
          <table:table-cell table:style-name="ce192" table:formula="of:=IF(AND([.$G$12];[.$G$13]);[$Données.D30];&quot; &quot;)" office:value-type="string" office:string-value=" " calcext:value-type="string">
            <text:p><text:s/></text:p>
          </table:table-cell>
          <table:table-cell table:formula="of:=COUNTBLANK([.J12:.L12])" office:value-type="float" office:value="3" calcext:value-type="float">
            <text:p>3</text:p>
          </table:table-cell>
          <table:table-cell table:formula="of:=3-[.M12]-[.Q12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2">
          <table:table-cell table:style-name="ce151" table:formula="of:=[$Données.E31]" office:value-type="float" office:value="-0.5" calcext:value-type="float">
            <text:p>-0,500</text:p>
          </table:table-cell>
          <table:table-cell table:style-name="ce151" table:formula="of:=[$Données.F31]" office:value-type="float" office:value="0.866025403784439" calcext:value-type="float">
            <text:p>0,866</text:p>
          </table:table-cell>
          <table:table-cell table:style-name="ce151" table:formula="of:=[$Données.G31]" office:value-type="float" office:value="-1.73205080756888" calcext:value-type="float">
            <text:p>-1,732</text:p>
          </table:table-cell>
          <table:table-cell table:style-name="ce153" table:formula="of:=IF(ISBLANK([.J13]);&quot;&quot;;IF(OR([.J13]=[.A13];[.J13]=[$Données.B31]);1;0))">
            <text:p/>
          </table:table-cell>
          <table:table-cell table:style-name="ce153" table:formula="of:=IF(ISBLANK([.K13]);&quot;&quot;;IF(OR([.K13]=[.B13];[.K13]=[$Données.C31]);1;0))">
            <text:p/>
          </table:table-cell>
          <table:table-cell table:style-name="ce153" table:formula="of:=IF(ISBLANK([.L13]);&quot;&quot;;IF(OR([.L13]=[.C13];[.L13]=[$Données.D31]);1;0))">
            <text:p/>
          </table:table-cell>
          <table:table-cell table:style-name="ce158" office:value-type="boolean" office:boolean-value="false" calcext:value-type="boolean">
            <text:p>FAUX</text:p>
          </table:table-cell>
          <table:table-cell table:style-name="ce170" office:value-type="string" calcext:value-type="string">
            <text:p><text:span text:style-name="T6">M</text:span><text:span text:style-name="T8">10</text:span></text:p>
          </table:table-cell>
          <table:table-cell table:style-name="ce177" table:formula="of:=[$Données.A31]" office:value-type="float" office:value="120" calcext:value-type="float">
            <text:p>120</text:p>
          </table:table-cell>
          <table:table-cell table:style-name="ce178" table:content-validation-name="val2"/>
          <table:table-cell table:style-name="ce178" table:content-validation-name="val4"/>
          <table:table-cell table:style-name="ce178" table:content-validation-name="val6"/>
          <table:table-cell table:style-name="ce160" table:formula="of:=IF([.$G$12];SUM([.D13:.F13]);&quot;&quot;)">
            <text:p/>
          </table:table-cell>
          <table:table-cell table:style-name="ce193" table:formula="of:=IF(AND([.$G$12];[.$G$13]);[$Données.B31];&quot; &quot;)" office:value-type="string" office:string-value=" " calcext:value-type="string">
            <text:p><text:s/></text:p>
          </table:table-cell>
          <table:table-cell table:style-name="ce193" table:formula="of:=IF(AND([.$G$12];[.$G$13]);[$Données.C31];&quot; &quot;)" office:value-type="string" office:string-value=" " calcext:value-type="string">
            <text:p><text:s/></text:p>
          </table:table-cell>
          <table:table-cell table:style-name="ce193" table:formula="of:=IF(AND([.$G$12];[.$G$13]);[$Données.D31];&quot; &quot;)" office:value-type="string" office:string-value=" " calcext:value-type="string">
            <text:p><text:s/></text:p>
          </table:table-cell>
          <table:table-cell table:formula="of:=COUNTBLANK([.J13:.L13])" office:value-type="float" office:value="3" calcext:value-type="float">
            <text:p>3</text:p>
          </table:table-cell>
          <table:table-cell table:formula="of:=3-[.M13]-[.Q13]" office:value-type="string" office:string-value="" calcext:value-type="error">
            <text:p>#VALEUR !</text:p>
          </table:table-cell>
          <table:table-cell table:number-columns-repeated="8"/>
          <table:table-cell table:style-name="ce153" table:number-columns-repeated="3"/>
          <table:table-cell table:number-columns-repeated="995"/>
        </table:table-row>
        <table:table-row table:style-name="ro13"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 table:number-columns-repeated="2"/>
          <table:table-cell table:style-name="ce171"/>
          <table:table-cell table:style-name="ce7" table:number-columns-repeated="5"/>
          <table:table-cell table:number-columns-repeated="1011"/>
        </table:table-row>
        <table:table-row table:style-name="ro11">
          <table:table-cell table:style-name="ce153" table:number-columns-repeated="7"/>
          <table:table-cell table:style-name="ce171"/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number-columns-repeated="4" table:style-name="ce7"/>
          <table:table-cell table:number-columns-repeated="1011"/>
        </table:table-row>
        <table:table-row table:style-name="ro3">
          <table:table-cell table:style-name="ce153" table:formula="of:=IF([.$G$11]=FALSE() ;&quot; &quot;;COS([.I4]*PI()/180))" office:value-type="string" office:string-value=" " calcext:value-type="string">
            <text:p><text:s/></text:p>
          </table:table-cell>
          <table:table-cell table:style-name="ce153" table:formula="of:=IF([.$G$11]=FALSE() ;&quot; &quot;;SIN([.I4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71"/>
          <table:table-cell table:style-name="ce7" table:number-columns-repeated="4"/>
          <table:table-cell table:number-columns-repeated="1012"/>
        </table:table-row>
        <table:table-row table:style-name="ro3">
          <table:table-cell table:style-name="ce153" table:formula="of:=IF([.$G$11]=FALSE() ;&quot; &quot;;COS([.I5]*PI()/180))" office:value-type="string" office:string-value=" " calcext:value-type="string">
            <text:p><text:s/></text:p>
          </table:table-cell>
          <table:table-cell table:style-name="ce153" table:formula="of:=IF([.$G$11]=FALSE() ;&quot; &quot;;SIN([.I5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3"/>
          <table:table-cell table:style-name="ce179" table:number-columns-repeated="4"/>
          <table:table-cell table:number-columns-repeated="1009"/>
        </table:table-row>
        <table:table-row table:style-name="ro3">
          <table:table-cell table:style-name="ce153" table:formula="of:=IF([.$G$11]=FALSE() ;&quot; &quot;;COS([.I6]*PI()/180))" office:value-type="string" office:string-value=" " calcext:value-type="string">
            <text:p><text:s/></text:p>
          </table:table-cell>
          <table:table-cell table:style-name="ce153" table:formula="of:=IF([.$G$11]=FALSE() ;&quot; &quot;;SIN([.I6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4"/>
          <table:table-cell table:style-name="ce181"/>
          <table:table-cell table:number-columns-repeated="1011"/>
        </table:table-row>
        <table:table-row table:style-name="ro3">
          <table:table-cell table:style-name="ce153" table:formula="of:=IF([.$G$11]=FALSE() ;&quot; &quot;;COS([.I7]*PI()/180))" office:value-type="string" office:string-value=" " calcext:value-type="string">
            <text:p><text:s/></text:p>
          </table:table-cell>
          <table:table-cell table:style-name="ce153" table:formula="of:=IF([.$G$11]=FALSE() ;&quot; &quot;;SIN([.I7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8]*PI()/180))" office:value-type="string" office:string-value=" " calcext:value-type="string">
            <text:p><text:s/></text:p>
          </table:table-cell>
          <table:table-cell table:style-name="ce153" table:formula="of:=IF([.$G$11]=FALSE() ;&quot; &quot;;SIN([.I8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9]*PI()/180))" office:value-type="string" office:string-value=" " calcext:value-type="string">
            <text:p><text:s/></text:p>
          </table:table-cell>
          <table:table-cell table:style-name="ce153" table:formula="of:=IF([.$G$11]=FALSE() ;&quot; &quot;;SIN([.I9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0]*PI()/180))" office:value-type="string" office:string-value=" " calcext:value-type="string">
            <text:p><text:s/></text:p>
          </table:table-cell>
          <table:table-cell table:style-name="ce153" table:formula="of:=IF([.$G$11]=FALSE() ;&quot; &quot;;SIN([.I10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1]*PI()/180))" office:value-type="string" office:string-value=" " calcext:value-type="string">
            <text:p><text:s/></text:p>
          </table:table-cell>
          <table:table-cell table:style-name="ce153" table:formula="of:=IF([.$G$11]=FALSE() ;&quot; &quot;;SIN([.I11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2]*PI()/180))" office:value-type="string" office:string-value=" " calcext:value-type="string">
            <text:p><text:s/></text:p>
          </table:table-cell>
          <table:table-cell table:style-name="ce153" table:formula="of:=IF([.$G$11]=FALSE() ;&quot; &quot;;SIN([.I12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formula="of:=IF([.$G$11]=FALSE() ;&quot; &quot;;COS([.I13]*PI()/180))" office:value-type="string" office:string-value=" " calcext:value-type="string">
            <text:p><text:s/></text:p>
          </table:table-cell>
          <table:table-cell table:style-name="ce153" table:formula="of:=IF([.$G$11]=FALSE() ;&quot; &quot;;SIN([.I13]*PI()/180))" office:value-type="string" office:string-value=" " calcext:value-type="string">
            <text:p><text:s/></text:p>
          </table:table-cell>
          <table:table-cell table:style-name="ce153" table:number-columns-repeated="5"/>
          <table:table-cell table:style-name="ce154"/>
          <table:table-cell table:number-columns-repeated="1016"/>
        </table:table-row>
        <table:table-row table:style-name="ro3">
          <table:table-cell table:style-name="ce153" table:number-columns-repeated="7"/>
          <table:table-cell table:style-name="ce154"/>
          <table:table-cell table:number-columns-repeated="1016"/>
        </table:table-row>
        <table:table-row table:style-name="ro3" table:number-rows-repeated="24">
          <table:table-cell table:style-name="ce154" table:number-columns-repeated="8"/>
          <table:table-cell table:number-columns-repeated="1016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1" table:style-name="ta1" table:protected="true" table:protection-key="Lf2QvPkGjles2FQvcalRpv1OZL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2" form:id="control12" form:label="Réponses" form:linked-cell="'Equations 1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3" form:id="control13" form:label="Résultats" form:linked-cell="'Equations 1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4" form:id="control14" form:label="Points" form:linked-cell="'Equations 1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4" draw:text-style-name="P1" svg:width="157.93mm" svg:height="150.72mm" svg:x="0mm" svg:y="53.51mm">
            <loext:p draw:notify-on-update-of-ranges="Données.Y3:Données.Y203 Données.Z3:Données.Z203 'Equations 1'.A7:'Equations 1'.A7 'Equations 1'.B7:'Equations 1'.B7 'Equations 1'.A8:'Equations 1'.A8 'Equations 1'.B8:'Equations 1'.B8 'Equations 1'.C8:'Equations 1'.C8 'Equations 1'.D8:'Equations 1'.D8 'Equations 1'.C7:'Equations 1'.C7 'Equations 1'.D7:'Equations 1'.D7 'Equations 1'.A6:'Equations 1'.A6 'Equations 1'.B6:'Equations 1'.B6 'Equations 1'.C6:'Equations 1'.C6 'Equations 1'.D6:'Equations 1'.D6 'Equations 1'.A4:'Equations 1'.A4 'Equations 1'.B4:'Equations 1'.B4 'Equations 1'.C4:'Equations 1'.C4 'Equations 1'.D4:'Equations 1'.D4 Données.Y3:Données.Y203 Données.AA3:Données.AA203 'Equations 1'.A5:'Equations 1'.A5 'Equations 1'.B5:'Equations 1'.B5 'Equations 1'.C5:'Equations 1'.C5 'Equations 1'.D5:'Equations 1'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3" table:number-columns-repeated="10" table:default-cell-style-name="ce150"/>
        <table:table-column table:style-name="co24" table:default-cell-style-name="ce150"/>
        <table:table-column table:style-name="co25" table:default-cell-style-name="ce150"/>
        <table:table-column table:style-name="co26" table:default-cell-style-name="ce150"/>
        <table:table-column table:style-name="co27" table:number-columns-repeated="2" table:default-cell-style-name="ce150"/>
        <table:table-column table:style-name="co28" table:number-columns-repeated="3" table:default-cell-style-name="ce150"/>
        <table:table-column table:style-name="co29" table:default-cell-style-name="ce150"/>
        <table:table-column table:style-name="co30" table:number-columns-repeated="2" table:default-cell-style-name="ce150"/>
        <table:table-column table:style-name="co1" table:number-columns-repeated="1001" table:default-cell-style-name="ce150"/>
        <table:table-column table:style-name="co1" table:number-columns-repeated="2" table:default-cell-style-name="ce7"/>
        <table:table-row table:style-name="ro14">
          <table:table-cell table:style-name="ce48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155"/>
          <table:covered-table-cell table:style-name="ce156"/>
          <table:covered-table-cell table:number-columns-repeated="9"/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7"/>
          <table:covered-table-cell table:number-columns-repeated="4" table:style-name="ce160"/>
          <table:table-cell table:style-name="ce32"/>
          <table:table-cell table:style-name="ce218" table:formula="of:=IF([.$J$5];IF(SUM([.$S$4:.$S$8])*2-SUM([.$W$4:.$W$8])&lt;0;0;SUM([.$S$4:.$S$8])*2-SUM([.$W$4:.$W$8]));&quot;&quot;)">
            <text:p/>
          </table:table-cell>
          <table:table-cell table:style-name="ce68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8"/>
          <table:covered-table-cell table:style-name="ce155"/>
          <table:covered-table-cell table:style-name="ce156"/>
          <table:covered-table-cell table:number-columns-repeated="9"/>
          <table:table-cell table:style-name="ce22" office:value-type="string" calcext:value-type="string" table:number-columns-spanned="1" table:number-rows-spanned="2">
            <text:p>Intervalle</text:p>
          </table:table-cell>
          <table:table-cell table:style-name="ce160" office:value-type="string" calcext:value-type="string" table:number-columns-spanned="2" table:number-rows-spanned="1">
            <text:p>Angles</text:p>
          </table:table-cell>
          <table:covered-table-cell table:style-name="ce160"/>
          <table:table-cell table:style-name="ce160" table:number-columns-repeated="3"/>
          <table:table-cell table:style-name="ce32" office:value-type="string" calcext:value-type="string" table:number-columns-spanned="1" table:number-rows-spanned="2">
            <text:p>Bonne(s) réponse(s)</text:p>
          </table:table-cell>
          <table:table-cell table:style-name="ce32" office:value-type="string" calcext:value-type="string" table:number-columns-spanned="2" table:number-rows-spanned="1">
            <text:p>Réponses</text:p>
          </table:table-cell>
          <table:covered-table-cell table:style-name="ce68"/>
          <table:table-cell table:number-columns-repeated="1003"/>
        </table:table-row>
        <table:table-row table:style-name="ro15">
          <table:covered-table-cell table:style-name="ce154"/>
          <table:covered-table-cell table:style-name="ce199"/>
          <table:covered-table-cell table:style-name="ce200"/>
          <table:covered-table-cell table:number-columns-repeated="9" table:style-name="ce154"/>
          <table:covered-table-cell table:style-name="ce160"/>
          <table:table-cell table:style-name="ce160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 table:style-name="ce160"/>
          <table:table-cell table:style-name="ce160" office:value-type="string" calcext:value-type="string">
            <text:p>cos(<text:span text:style-name="T6">x</text:span>)</text:p>
          </table:table-cell>
          <table:table-cell table:style-name="ce160" office:value-type="string" calcext:value-type="string">
            <text:p>sin(<text:span text:style-name="T6">x</text:span>)</text:p>
          </table:table-cell>
          <table:table-cell table:style-name="ce160" office:value-type="string" calcext:value-type="string">
            <text:p>tan(<text:span text:style-name="T6">x</text:span>)</text:p>
          </table:table-cell>
          <table:covered-table-cell table:style-name="ce32"/>
          <table:table-cell table:style-name="ce160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/>
          <table:table-cell table:style-name="ce195" office:value-type="string" calcext:value-type="string">
            <text:p>Absence de réponse</text:p>
          </table:table-cell>
          <table:table-cell table:style-name="ce195" office:value-type="string" calcext:value-type="string">
            <text:p>Mauvaise réponse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1:.$J$116];[$Données.N91])));&quot;&quot;)">
            <text:p/>
          </table:table-cell>
          <table:table-cell table:style-name="ce196" table:formula="of:=IF(OR([.$J$4]=1;[.$J$6]=1);SIN(RADIANS(INDEX([$Données.$J$91:.$J$116];[$Données.N91])));&quot;&quot;)">
            <text:p/>
          </table:table-cell>
          <table:table-cell table:style-name="ce201" table:formula="of:=IF(OR([.$J$4]=1;[.$J$6]=1);COS(RADIANS(INDEX([$Données.$K$91:.$K$116];[$Données.N91])));&quot;&quot;)">
            <text:p/>
          </table:table-cell>
          <table:table-cell table:style-name="ce196" table:formula="of:=IF(OR([.$J$4]=1;[.$J$6]=1);SIN(RADIANS(INDEX([$Données.$K$91:.$K$116];[$Données.N91])));&quot;&quot;)">
            <text:p/>
          </table:table-cell>
          <table:table-cell table:style-name="ce202" table:number-columns-repeated="4"/>
          <table:table-cell table:style-name="ce203"/>
          <table:table-cell table:style-name="ce204" office:value-type="boolean" office:boolean-value="false" calcext:value-type="boolean">
            <text:p>FAUX</text:p>
          </table:table-cell>
          <table:table-cell table:style-name="ce203"/>
          <table:table-cell table:style-name="ce205"/>
          <table:table-cell table:style-name="ce206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2" table:formula="of:=IF(INDEX([$Données.$D$91:.$D$116];[$Données.N91])=&quot;&quot;;&quot;&quot;;INDEX([$Données.$D$91:.$D$116];[$Données.N91]))">
            <text:p/>
          </table:table-cell>
          <table:table-cell table:style-name="ce212" table:formula="of:=IF(INDEX([$Données.$E$91:.$E$116];[$Données.N91])=&quot;&quot;;&quot;&quot;;INDEX([$Données.$E$91:.$E$116];[$Données.N91]))">
            <text:p/>
          </table:table-cell>
          <table:table-cell table:style-name="ce212" table:formula="of:=IF(INDEX([$Données.$F$91:.$F$116];[$Données.N91])=&quot;&quot;;&quot;&quot;;INDEX([$Données.$F$91:.$F$116];[$Données.N91]))" office:value-type="string" office:string-value="-√3/3" calcext:value-type="string">
            <text:p>-√3/3</text:p>
          </table:table-cell>
          <table:table-cell table:style-name="ce217" table:formula="of:=IF([.$J$5];IF(AND([.N4]=INDEX([$Données.$J$91:.$J$116];[$Données.N91]);NOT(ISBLANK([.N4])));1;0)+IF(AND([.O4]=INDEX([$Données.$K$91:.$K$116];[$Données.N91]);NOT(ISBLANK([.O4])));1;0);&quot;&quot;)">
            <text:p/>
          </table:table-cell>
          <table:table-cell table:style-name="ce219" table:formula="of:=IF(AND([.$J$5];[.$J$6]);INDEX([$Données.$J$91:.$J$116];[$Données.N91]);&quot; &quot;)" office:value-type="string" office:string-value=" " calcext:value-type="string">
            <text:p><text:s/></text:p>
          </table:table-cell>
          <table:table-cell table:style-name="ce219" table:formula="of:=IF(AND([.$J$5];[.$J$6]);INDEX([$Données.$K$91:.$K$116];[$Données.N91]);&quot; &quot;)" office:value-type="string" office:string-value=" " calcext:value-type="string">
            <text:p><text:s/></text:p>
          </table:table-cell>
          <table:table-cell table:style-name="ce194" table:formula="of:=COUNTBLANK([.N4:.O4])" office:value-type="float" office:value="2" calcext:value-type="float">
            <text:p>2</text:p>
          </table:table-cell>
          <table:table-cell table:style-name="ce194" table:formula="of:=2-[.S4]-[.V4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1:.$J$116];[$Données.N92])));&quot;&quot;)">
            <text:p/>
          </table:table-cell>
          <table:table-cell table:style-name="ce196" table:formula="of:=IF(OR([.$J$4]=1;[.$J$6]=1);SIN(RADIANS(INDEX([$Données.$J$91:.$J$116];[$Données.N92])));&quot;&quot;)">
            <text:p/>
          </table:table-cell>
          <table:table-cell table:style-name="ce201" table:formula="of:=IF(OR([.$J$4]=1;[.$J$6]=1);COS(RADIANS(INDEX([$Données.$K$91:.$K$116];[$Données.N92])));&quot;&quot;)">
            <text:p/>
          </table:table-cell>
          <table:table-cell table:style-name="ce196" table:formula="of:=IF(OR([.$J$4]=1;[.$J$6]=1);SIN(RADIANS(INDEX([$Données.$K$91:.$K$116];[$Données.N92])));&quot;&quot;)">
            <text:p/>
          </table:table-cell>
          <table:table-cell table:style-name="ce202" table:number-columns-repeated="4"/>
          <table:table-cell table:style-name="ce203"/>
          <table:table-cell table:style-name="ce159" office:value-type="boolean" office:boolean-value="false" calcext:value-type="boolean">
            <text:p>FAUX</text:p>
          </table:table-cell>
          <table:table-cell table:style-name="ce203"/>
          <table:table-cell table:style-name="ce205"/>
          <table:table-cell table:style-name="ce207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3" table:formula="of:=IF(INDEX([$Données.$D$91:.$D$116];[$Données.N92])=&quot;&quot;;&quot;&quot;;INDEX([$Données.$D$91:.$D$116];[$Données.N92]))">
            <text:p/>
          </table:table-cell>
          <table:table-cell table:style-name="ce213" table:formula="of:=IF(INDEX([$Données.$E$91:.$E$116];[$Données.N92])=&quot;&quot;;&quot;&quot;;INDEX([$Données.$E$91:.$E$116];[$Données.N92]))" office:value-type="string" office:string-value="-1/2" calcext:value-type="string">
            <text:p>-1/2</text:p>
          </table:table-cell>
          <table:table-cell table:style-name="ce213" table:formula="of:=IF(INDEX([$Données.$F$91:.$F$116];[$Données.N92])=&quot;&quot;;&quot;&quot;;INDEX([$Données.$F$91:.$F$116];[$Données.N92]))">
            <text:p/>
          </table:table-cell>
          <table:table-cell table:style-name="ce217" table:formula="of:=IF([.$J$5];IF(AND([.N5]=INDEX([$Données.$J$91:.$J$116];[$Données.N92]);NOT(ISBLANK([.N5])));1;0)+IF(AND([.O5]=INDEX([$Données.$K$91:.$K$116];[$Données.N92]);NOT(ISBLANK([.O5])));1;0);&quot;&quot;)">
            <text:p/>
          </table:table-cell>
          <table:table-cell table:style-name="ce220" table:formula="of:=IF(AND([.$J$5];[.$J$6]);INDEX([$Données.$J$91:.$J$116];[$Données.N92]);&quot; &quot;)" office:value-type="string" office:string-value=" " calcext:value-type="string">
            <text:p><text:s/></text:p>
          </table:table-cell>
          <table:table-cell table:style-name="ce220" table:formula="of:=IF(AND([.$J$5];[.$J$6]);INDEX([$Données.$K$91:.$K$116];[$Données.N92]);&quot; &quot;)" office:value-type="string" office:string-value=" " calcext:value-type="string">
            <text:p><text:s/></text:p>
          </table:table-cell>
          <table:table-cell table:style-name="ce194" table:formula="of:=COUNTBLANK([.N5:.O5])" office:value-type="float" office:value="2" calcext:value-type="float">
            <text:p>2</text:p>
          </table:table-cell>
          <table:table-cell table:style-name="ce194" table:formula="of:=2-[.S5]-[.V5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1:.$J$116];[$Données.N93])));&quot;&quot;)">
            <text:p/>
          </table:table-cell>
          <table:table-cell table:style-name="ce196" table:formula="of:=IF(OR([.$J$4]=1;[.$J$6]=1);SIN(RADIANS(INDEX([$Données.$J$91:.$J$116];[$Données.N93])));&quot;&quot;)">
            <text:p/>
          </table:table-cell>
          <table:table-cell table:style-name="ce201" table:formula="of:=IF(OR([.$J$4]=1;[.$J$6]=1);COS(RADIANS(INDEX([$Données.$K$91:.$K$116];[$Données.N93])));&quot;&quot;)">
            <text:p/>
          </table:table-cell>
          <table:table-cell table:style-name="ce196" table:formula="of:=IF(OR([.$J$4]=1;[.$J$6]=1);SIN(RADIANS(INDEX([$Données.$K$91:.$K$116];[$Données.N93])));&quot;&quot;)">
            <text:p/>
          </table:table-cell>
          <table:table-cell table:style-name="ce202" table:number-columns-repeated="4"/>
          <table:table-cell table:style-name="ce203"/>
          <table:table-cell table:style-name="ce159" office:value-type="boolean" office:boolean-value="false" calcext:value-type="boolean">
            <text:p>FAUX</text:p>
          </table:table-cell>
          <table:table-cell table:style-name="ce203"/>
          <table:table-cell table:style-name="ce205"/>
          <table:table-cell table:style-name="ce208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4" table:formula="of:=IF(INDEX([$Données.$D$91:.$D$116];[$Données.N93])=&quot;&quot;;&quot;&quot;;INDEX([$Données.$D$91:.$D$116];[$Données.N93]))">
            <text:p/>
          </table:table-cell>
          <table:table-cell table:style-name="ce214" table:formula="of:=IF(INDEX([$Données.$E$91:.$E$116];[$Données.N93])=&quot;&quot;;&quot;&quot;;INDEX([$Données.$E$91:.$E$116];[$Données.N93]))">
            <text:p/>
          </table:table-cell>
          <table:table-cell table:style-name="ce214" table:formula="of:=IF(INDEX([$Données.$F$91:.$F$116];[$Données.N93])=&quot;&quot;;&quot;&quot;;INDEX([$Données.$F$91:.$F$116];[$Données.N93]))" office:value-type="string" office:string-value="√3/3" calcext:value-type="string">
            <text:p>√3/3</text:p>
          </table:table-cell>
          <table:table-cell table:style-name="ce217" table:formula="of:=IF([.$J$5];IF(AND([.N6]=INDEX([$Données.$J$91:.$J$116];[$Données.N93]);NOT(ISBLANK([.N6])));1;0)+IF(AND([.O6]=INDEX([$Données.$K$91:.$K$116];[$Données.N93]);NOT(ISBLANK([.O6])));1;0);&quot;&quot;)">
            <text:p/>
          </table:table-cell>
          <table:table-cell table:style-name="ce221" table:formula="of:=IF(AND([.$J$5];[.$J$6]);INDEX([$Données.$J$91:.$J$116];[$Données.N93]);&quot; &quot;)" office:value-type="string" office:string-value=" " calcext:value-type="string">
            <text:p><text:s/></text:p>
          </table:table-cell>
          <table:table-cell table:style-name="ce221" table:formula="of:=IF(AND([.$J$5];[.$J$6]);INDEX([$Données.$K$91:.$K$116];[$Données.N93]);&quot; &quot;)" office:value-type="string" office:string-value=" " calcext:value-type="string">
            <text:p><text:s/></text:p>
          </table:table-cell>
          <table:table-cell table:style-name="ce194" table:formula="of:=COUNTBLANK([.N6:.O6])" office:value-type="float" office:value="2" calcext:value-type="float">
            <text:p>2</text:p>
          </table:table-cell>
          <table:table-cell table:style-name="ce194" table:formula="of:=2-[.S6]-[.V6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1:.$J$116];[$Données.N94])));&quot;&quot;)">
            <text:p/>
          </table:table-cell>
          <table:table-cell table:style-name="ce196" table:formula="of:=IF(OR([.$J$4]=1;[.$J$6]=1);SIN(RADIANS(INDEX([$Données.$J$91:.$J$116];[$Données.N94])));&quot;&quot;)">
            <text:p/>
          </table:table-cell>
          <table:table-cell table:style-name="ce201" table:formula="of:=IF(OR([.$J$4]=1;[.$J$6]=1);COS(RADIANS(INDEX([$Données.$K$91:.$K$116];[$Données.N94])));&quot;&quot;)">
            <text:p/>
          </table:table-cell>
          <table:table-cell table:style-name="ce196" table:formula="of:=IF(OR([.$J$4]=1;[.$J$6]=1);SIN(RADIANS(INDEX([$Données.$K$91:.$K$116];[$Données.N94])));&quot;&quot;)">
            <text:p/>
          </table:table-cell>
          <table:table-cell table:style-name="ce202" table:number-columns-repeated="4"/>
          <table:table-cell table:style-name="ce203" table:number-columns-repeated="3"/>
          <table:table-cell table:style-name="ce205"/>
          <table:table-cell table:style-name="ce209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5" table:formula="of:=IF(INDEX([$Données.$D$91:.$D$116];[$Données.N94])=&quot;&quot;;&quot;&quot;;INDEX([$Données.$D$91:.$D$116];[$Données.N94]))">
            <text:p/>
          </table:table-cell>
          <table:table-cell table:style-name="ce215" table:formula="of:=IF(INDEX([$Données.$E$91:.$E$116];[$Données.N94])=&quot;&quot;;&quot;&quot;;INDEX([$Données.$E$91:.$E$116];[$Données.N94]))" office:value-type="string" office:string-value="-√3/2" calcext:value-type="string">
            <text:p>-√3/2</text:p>
          </table:table-cell>
          <table:table-cell table:style-name="ce215" table:formula="of:=IF(INDEX([$Données.$F$91:.$F$116];[$Données.N94])=&quot;&quot;;&quot;&quot;;INDEX([$Données.$F$91:.$F$116];[$Données.N94]))">
            <text:p/>
          </table:table-cell>
          <table:table-cell table:style-name="ce217" table:formula="of:=IF([.$J$5];IF(AND([.N7]=INDEX([$Données.$J$91:.$J$116];[$Données.N94]);NOT(ISBLANK([.N7])));1;0)+IF(AND([.O7]=INDEX([$Données.$K$91:.$K$116];[$Données.N94]);NOT(ISBLANK([.O7])));1;0);&quot;&quot;)">
            <text:p/>
          </table:table-cell>
          <table:table-cell table:style-name="ce222" table:formula="of:=IF(AND([.$J$5];[.$J$6]);INDEX([$Données.$J$91:.$J$116];[$Données.N94]);&quot; &quot;)" office:value-type="string" office:string-value=" " calcext:value-type="string">
            <text:p><text:s/></text:p>
          </table:table-cell>
          <table:table-cell table:style-name="ce222" table:formula="of:=IF(AND([.$J$5];[.$J$6]);INDEX([$Données.$K$91:.$K$116];[$Données.N94]);&quot; &quot;)" office:value-type="string" office:string-value=" " calcext:value-type="string">
            <text:p><text:s/></text:p>
          </table:table-cell>
          <table:table-cell table:style-name="ce194" table:formula="of:=COUNTBLANK([.N7:.O7])" office:value-type="float" office:value="2" calcext:value-type="float">
            <text:p>2</text:p>
          </table:table-cell>
          <table:table-cell table:style-name="ce194" table:formula="of:=2-[.S7]-[.V7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6">
          <table:table-cell table:style-name="ce196" table:formula="of:=IF(OR([.$J$4]=1;[.$J$6]=1);COS(RADIANS(INDEX([$Données.$J$91:.$J$116];[$Données.N95])));&quot;&quot;)">
            <text:p/>
          </table:table-cell>
          <table:table-cell table:style-name="ce196" table:formula="of:=IF(OR([.$J$4]=1;[.$J$6]=1);SIN(RADIANS(INDEX([$Données.$J$91:.$J$116];[$Données.N95])));&quot;&quot;)">
            <text:p/>
          </table:table-cell>
          <table:table-cell table:style-name="ce201" table:formula="of:=IF(OR([.$J$4]=1;[.$J$6]=1);COS(RADIANS(INDEX([$Données.$K$91:.$K$116];[$Données.N95])));&quot;&quot;)">
            <text:p/>
          </table:table-cell>
          <table:table-cell table:style-name="ce196" table:formula="of:=IF(OR([.$J$4]=1;[.$J$6]=1);SIN(RADIANS(INDEX([$Données.$K$91:.$K$116];[$Données.N95])));&quot;&quot;)">
            <text:p/>
          </table:table-cell>
          <table:table-cell table:style-name="ce202" table:number-columns-repeated="4"/>
          <table:table-cell table:style-name="ce203" table:number-columns-repeated="3"/>
          <table:table-cell table:style-name="ce205"/>
          <table:table-cell table:style-name="ce210" office:value-type="string" calcext:value-type="string">
            <text:p>]-180<text:span text:style-name="T10">;180</text:span>]</text:p>
          </table:table-cell>
          <table:table-cell table:style-name="ce31" table:number-columns-repeated="2"/>
          <table:table-cell table:style-name="ce216" table:formula="of:=IF(INDEX([$Données.$D$91:.$D$116];[$Données.N95])=&quot;&quot;;&quot;&quot;;INDEX([$Données.$D$91:.$D$116];[$Données.N95]))">
            <text:p/>
          </table:table-cell>
          <table:table-cell table:style-name="ce216" table:formula="of:=IF(INDEX([$Données.$E$91:.$E$116];[$Données.N95])=&quot;&quot;;&quot;&quot;;INDEX([$Données.$E$91:.$E$116];[$Données.N95]))" office:value-type="float" office:value="1" calcext:value-type="float">
            <text:p>1</text:p>
          </table:table-cell>
          <table:table-cell table:style-name="ce216" table:formula="of:=IF(INDEX([$Données.$F$91:.$F$116];[$Données.N95])=&quot;&quot;;&quot;&quot;;INDEX([$Données.$F$91:.$F$116];[$Données.N95]))">
            <text:p/>
          </table:table-cell>
          <table:table-cell table:style-name="ce160" table:formula="of:=IF([.$J$5];IF(AND([.N8]=INDEX([$Données.$J$91:.$J$116];[$Données.N95]);NOT(ISBLANK([.N8])));1;0)+IF(AND([.O8]=INDEX([$Données.$K$91:.$K$116];[$Données.N95]);NOT(ISBLANK([.O8])));1;0);&quot;&quot;)">
            <text:p/>
          </table:table-cell>
          <table:table-cell table:style-name="ce223" table:formula="of:=IF(AND([.$J$5];[.$J$6]);INDEX([$Données.$J$91:.$J$116];[$Données.N95]);&quot; &quot;)" office:value-type="string" office:string-value=" " calcext:value-type="string">
            <text:p><text:s/></text:p>
          </table:table-cell>
          <table:table-cell table:style-name="ce223" table:formula="of:=IF(AND([.$J$5];[.$J$6]);INDEX([$Données.$K$91:.$K$116];[$Données.N95]);&quot; &quot;)" office:value-type="string" office:string-value=" " calcext:value-type="string">
            <text:p><text:s/></text:p>
          </table:table-cell>
          <table:table-cell table:style-name="ce194" table:formula="of:=COUNTBLANK([.N8:.O8])" office:value-type="float" office:value="2" calcext:value-type="float">
            <text:p>2</text:p>
          </table:table-cell>
          <table:table-cell table:style-name="ce194" table:formula="of:=2-[.S8]-[.V8]" office:value-type="string" office:string-value="" calcext:value-type="error">
            <text:p>#VALEUR !</text:p>
          </table:table-cell>
          <table:table-cell table:style-name="ce153"/>
          <table:table-cell table:number-columns-repeated="1000"/>
        </table:table-row>
        <table:table-row table:style-name="ro17">
          <table:table-cell table:style-name="ce197">
            <draw:control table:end-cell-address="'Equations 1'.E9" table:end-x="2.82mm" table:end-y="10.2mm" draw:z-index="3" draw:style-name="gr3" draw:text-style-name="P3" svg:width="50.11mm" svg:height="9.29mm" svg:x="5.2mm" svg:y="0.91mm" draw:control="control14"/>
          </table:table-cell>
          <table:table-cell table:style-name="ce197" table:number-columns-repeated="3"/>
          <table:table-cell table:style-name="ce197">
            <draw:control table:end-cell-address="'Equations 1'.I9" table:end-x="5.24mm" table:end-y="9.49mm" draw:z-index="2" draw:style-name="gr3" draw:text-style-name="P3" svg:width="50.15mm" svg:height="9.29mm" svg:x="7.6mm" svg:y="0.2mm" draw:control="control13"/>
          </table:table-cell>
          <table:table-cell table:style-name="ce197" table:number-columns-repeated="3"/>
          <table:table-cell table:style-name="ce197">
            <draw:control table:end-cell-address="'Equations 1'.L9" table:end-x="11.62mm" table:end-y="10.2mm" draw:z-index="1" draw:style-name="gr3" draw:text-style-name="P3" svg:width="40.34mm" svg:height="9.31mm" svg:x="11.69mm" svg:y="0.89mm" draw:control="control12"/>
          </table:table-cell>
          <table:table-cell table:style-name="ce197" table:number-columns-repeated="2"/>
          <table:table-cell table:style-name="ce198"/>
          <table:table-cell/>
          <table:table-cell table:style-name="ce7" table:number-columns-repeated="6"/>
          <table:table-cell table:number-columns-repeated="2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7" table:number-columns-repeated="11"/>
          <table:table-cell table:style-name="ce198"/>
          <table:table-cell/>
          <table:table-cell table:style-name="ce7"/>
          <table:table-cell table:style-name="ce211"/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ce211"/>
          <table:covered-table-cell table:number-columns-repeated="2" table:style-name="ce7"/>
          <table:covered-table-cell/>
          <table:table-cell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/>
          <table:table-cell table:style-name="ce7"/>
          <table:table-cell table:style-name="ce211" table:number-columns-repeated="3"/>
          <table:table-cell table:style-name="ce7"/>
          <table:table-cell table:number-columns-repeated="3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211" table:number-columns-repeated="2"/>
          <table:table-cell table:style-name="ce7" table:number-columns-repeated="2"/>
          <table:table-cell table:number-columns-repeated="3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211" table:number-columns-repeated="3"/>
          <table:table-cell table:number-columns-repeated="4"/>
          <table:table-cell table:style-name="ce194" table:number-columns-repeated="2"/>
          <table:table-cell table:number-columns-repeated="1001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211" table:number-columns-repeated="3"/>
          <table:table-cell table:number-columns-repeated="1007"/>
        </table:table-row>
        <table:table-row table:style-name="ro17">
          <table:table-cell table:style-name="ce197" table:number-columns-repeated="12"/>
          <table:table-cell table:number-columns-repeated="1012"/>
        </table:table-row>
        <table:table-row table:style-name="ro17" table:number-rows-repeated="2">
          <table:table-cell table:style-name="ce197" table:number-columns-repeated="11"/>
          <table:table-cell table:style-name="Default"/>
          <table:table-cell table:number-columns-repeated="1012"/>
        </table:table-row>
        <table:table-row table:style-name="ro17" table:number-rows-repeated="2">
          <table:table-cell table:style-name="ce197" table:number-columns-repeated="12"/>
          <table:table-cell table:number-columns-repeated="1012"/>
        </table:table-row>
        <table:table-row table:style-name="ro17" table:number-rows-repeated="5">
          <table:table-cell table:style-name="ce153" table:number-columns-repeated="12"/>
          <table:table-cell table:number-columns-repeated="1012"/>
        </table:table-row>
        <table:table-row table:style-name="ro17" table:number-rows-repeated="15">
          <table:table-cell table:style-name="ce154" table:number-columns-repeated="12"/>
          <table:table-cell table:number-columns-repeated="1012"/>
        </table:table-row>
        <table:table-row table:style-name="ro3" table:number-rows-repeated="32">
          <table:table-cell table:style-name="ce154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ations 2" table:style-name="ta1" table:protected="true" table:protection-key="Lf2QvPkGjles2FQvcalRpv1OZLI=" table:protection-key-digest-algorithm="http://www.w3.org/2000/09/xmldsig#sha1">
        <loext:table-protection loext:select-unprotected-cells="true"/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5" form:id="control15" form:label="Réponses" form:linked-cell="'Equations 2'.J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Equations 2'.J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oints" form:control-implementation="ooo:com.sun.star.form.component.CheckBox" xml:id="control17" form:id="control17" form:label="Points" form:linked-cell="'Equations 2'.J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style-name="gr4" draw:text-style-name="P1" svg:width="159.94mm" svg:height="152.38mm" svg:x="0mm" svg:y="57.91mm">
            <loext:p draw:notify-on-update-of-ranges="Données.Y3:Données.Y203 Données.Z3:Données.Z203 'Equations 2'.A4:'Equations 2'.A4 'Equations 2'.B4:'Equations 2'.B4 'Equations 2'.A8:'Equations 2'.A8 'Equations 2'.B8:'Equations 2'.B8 'Equations 2'.C8:'Equations 2'.C8 'Equations 2'.D8:'Equations 2'.D8 'Equations 2'.A7:'Equations 2'.A7 'Equations 2'.B7:'Equations 2'.B7 'Equations 2'.C7:'Equations 2'.C7 'Equations 2'.D7:'Equations 2'.D7 'Equations 2'.A6:'Equations 2'.A6 'Equations 2'.B6:'Equations 2'.B6 'Equations 2'.C6:'Equations 2'.C6 'Equations 2'.D6:'Equations 2'.D6 'Equations 2'.A5:'Equations 2'.A5 'Equations 2'.B5:'Equations 2'.B5 'Equations 2'.C5:'Equations 2'.C5 'Equations 2'.D5:'Equations 2'.D5 'Equations 2'.C4:'Equations 2'.C4 'Equations 2'.D4:'Equations 2'.D4 Données.Y3:Données.Y203 Données.AA3:Données.AA20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1" table:number-columns-repeated="11" table:default-cell-style-name="ce150"/>
        <table:table-column table:style-name="co32" table:default-cell-style-name="ce150"/>
        <table:table-column table:style-name="co33" table:default-cell-style-name="ce150"/>
        <table:table-column table:style-name="co34" table:number-columns-repeated="2" table:default-cell-style-name="ce150"/>
        <table:table-column table:style-name="co35" table:number-columns-repeated="3" table:default-cell-style-name="ce150"/>
        <table:table-column table:style-name="co29" table:default-cell-style-name="ce150"/>
        <table:table-column table:style-name="co36" table:number-columns-repeated="2" table:default-cell-style-name="ce150"/>
        <table:table-column table:style-name="co1" table:number-columns-repeated="1000" table:default-cell-style-name="ce150"/>
        <table:table-column table:style-name="co1" table:number-columns-repeated="3" table:default-cell-style-name="ce7"/>
        <table:table-row table:style-name="ro14">
          <table:table-cell table:style-name="ce48" office:value-type="string" calcext:value-type="string" table:number-columns-spanned="12" table:number-rows-spanned="3">
            <text:p>Nouveau test :</text:p>
            <text:p>Ctrl + Shift + F9</text:p>
          </table:table-cell>
          <table:covered-table-cell table:style-name="ce155"/>
          <table:covered-table-cell table:style-name="ce156"/>
          <table:covered-table-cell table:number-columns-repeated="9"/>
          <table:table-cell table:style-name="ce22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7"/>
          <table:covered-table-cell table:number-columns-repeated="4" table:style-name="ce160"/>
          <table:table-cell table:style-name="ce32"/>
          <table:table-cell table:style-name="ce218" table:formula="of:=IF([.$J$5];IF(SUM([.$S$4:.$S$8])*2-SUM([.$W$4:.$W$8])&lt;0;0;SUM([.$S$4:.$S$8])*2-SUM([.$W$4:.$W$8]));&quot;&quot;)">
            <text:p/>
          </table:table-cell>
          <table:table-cell table:style-name="ce68" office:value-type="string" calcext:value-type="string">
            <text:p>/20</text:p>
          </table:table-cell>
          <table:table-cell table:number-columns-repeated="1003"/>
        </table:table-row>
        <table:table-row table:style-name="ro7">
          <table:covered-table-cell table:style-name="ce48"/>
          <table:covered-table-cell table:style-name="ce155"/>
          <table:covered-table-cell table:style-name="ce156"/>
          <table:covered-table-cell table:number-columns-repeated="9"/>
          <table:table-cell table:style-name="ce22" office:value-type="string" calcext:value-type="string" table:number-columns-spanned="1" table:number-rows-spanned="2">
            <text:p>Intervalle</text:p>
          </table:table-cell>
          <table:table-cell table:style-name="ce160" office:value-type="string" calcext:value-type="string" table:number-columns-spanned="2" table:number-rows-spanned="1">
            <text:p>Angles</text:p>
          </table:table-cell>
          <table:covered-table-cell table:style-name="ce160"/>
          <table:table-cell table:style-name="ce160" table:number-columns-repeated="3"/>
          <table:table-cell table:style-name="ce32" office:value-type="string" calcext:value-type="string" table:number-columns-spanned="1" table:number-rows-spanned="2">
            <text:p>Bonne(s) réponse(s)</text:p>
          </table:table-cell>
          <table:table-cell table:style-name="ce32" office:value-type="string" calcext:value-type="string" table:number-columns-spanned="2" table:number-rows-spanned="1">
            <text:p>Réponses</text:p>
          </table:table-cell>
          <table:covered-table-cell table:style-name="ce68"/>
          <table:table-cell table:number-columns-repeated="1003"/>
        </table:table-row>
        <table:table-row table:style-name="ro18">
          <table:covered-table-cell table:style-name="ce154"/>
          <table:covered-table-cell table:style-name="ce199"/>
          <table:covered-table-cell table:style-name="ce200"/>
          <table:covered-table-cell table:number-columns-repeated="9" table:style-name="ce154"/>
          <table:covered-table-cell table:style-name="ce160"/>
          <table:table-cell table:style-name="ce160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 table:style-name="ce160"/>
          <table:table-cell table:style-name="ce160" office:value-type="string" calcext:value-type="string">
            <text:p>cos(<text:span text:style-name="T6">x</text:span>)</text:p>
          </table:table-cell>
          <table:table-cell table:style-name="ce160" office:value-type="string" calcext:value-type="string">
            <text:p>sin(<text:span text:style-name="T6">x</text:span>)</text:p>
          </table:table-cell>
          <table:table-cell table:style-name="ce160" office:value-type="string" calcext:value-type="string">
            <text:p>tan(<text:span text:style-name="T6">x</text:span>)</text:p>
          </table:table-cell>
          <table:covered-table-cell table:style-name="ce32"/>
          <table:table-cell table:style-name="ce160" office:value-type="string" calcext:value-type="string" table:number-columns-spanned="2" table:number-rows-spanned="1">
            <text:p><text:span text:style-name="T6">x</text:span><text:span text:style-name="T7">1</text:span> ≤ <text:span text:style-name="T6">x</text:span><text:span text:style-name="T7">2</text:span></text:p>
          </table:table-cell>
          <table:covered-table-cell/>
          <table:table-cell table:style-name="ce195" office:value-type="string" calcext:value-type="string">
            <text:p>Absence de réponse</text:p>
          </table:table-cell>
          <table:table-cell table:style-name="ce195" office:value-type="string" calcext:value-type="string">
            <text:p>Mauvaise réponse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1:.$L$116];[$Données.O91])));&quot;&quot;)">
            <text:p/>
          </table:table-cell>
          <table:table-cell table:style-name="ce224" table:formula="of:=IF(OR([.$J$4]=1;[.$J$6]=1);SIN(RADIANS(INDEX([$Données.$L$91:.$L$116];[$Données.O91])));&quot;&quot;)">
            <text:p/>
          </table:table-cell>
          <table:table-cell table:style-name="ce225" table:formula="of:=IF(OR([.$J$4]=1;[.$J$6]=1);COS(RADIANS(INDEX([$Données.$M$91:.$M$116];[$Données.O91])));&quot;&quot;)">
            <text:p/>
          </table:table-cell>
          <table:table-cell table:style-name="ce224" table:formula="of:=IF(OR([.$J$4]=1;[.$J$6]=1);SIN(RADIANS(INDEX([$Données.$M$91:.$M$116];[$Données.O91])));&quot;&quot;)">
            <text:p/>
          </table:table-cell>
          <table:table-cell table:style-name="ce226" table:number-columns-repeated="4"/>
          <table:table-cell table:style-name="ce227"/>
          <table:table-cell table:style-name="ce204" office:value-type="boolean" office:boolean-value="false" calcext:value-type="boolean">
            <text:p>FAUX</text:p>
          </table:table-cell>
          <table:table-cell table:style-name="ce203" table:number-columns-repeated="2"/>
          <table:table-cell table:style-name="ce206" office:value-type="string" calcext:value-type="string">
            <text:p>[0;360]</text:p>
          </table:table-cell>
          <table:table-cell table:style-name="ce31" table:number-columns-repeated="2"/>
          <table:table-cell table:style-name="ce212" table:formula="of:=IF(INDEX([$Données.$D$91:.$D$116];[$Données.O91])=&quot;&quot;;&quot;&quot;;INDEX([$Données.$D$91:.$D$116];[$Données.O91]))">
            <text:p/>
          </table:table-cell>
          <table:table-cell table:style-name="ce212" table:formula="of:=IF(INDEX([$Données.$E$91:.$E$116];[$Données.O91])=&quot;&quot;;&quot;&quot;;INDEX([$Données.$E$91:.$E$116];[$Données.O91]))">
            <text:p/>
          </table:table-cell>
          <table:table-cell table:style-name="ce212" table:formula="of:=IF(INDEX([$Données.$F$91:.$F$116];[$Données.O91])=&quot;&quot;;&quot;&quot;;INDEX([$Données.$F$91:.$F$116];[$Données.O91]))" office:value-type="float" office:value="0" calcext:value-type="float">
            <text:p>0</text:p>
          </table:table-cell>
          <table:table-cell table:style-name="ce217" table:formula="of:=IF([.$J$5];IF(AND([.N4]=INDEX([$Données.$L$91:.$L$116];[$Données.O91]);NOT(ISBLANK([.N4])));1;0)+IF(AND([.O4]=INDEX([$Données.$M$91:.$M$116];[$Données.O91]);NOT(ISBLANK([.O4])));1;0);&quot;&quot;)">
            <text:p/>
          </table:table-cell>
          <table:table-cell table:style-name="ce230" table:formula="of:=IF(AND([.$J$5];[.$J$6]);INDEX([$Données.$L$91:.$L$116];[$Données.O91]);&quot; &quot;)" office:value-type="string" office:string-value=" " calcext:value-type="string">
            <text:p><text:s/></text:p>
          </table:table-cell>
          <table:table-cell table:style-name="ce230" table:formula="of:=IF(AND([.$J$5];[.$J$6]);INDEX([$Données.$M$91:.$M$116];[$Données.O91]);&quot; &quot;)" office:value-type="string" office:string-value=" " calcext:value-type="string">
            <text:p><text:s/></text:p>
          </table:table-cell>
          <table:table-cell table:style-name="ce194" table:formula="of:=COUNTBLANK([.N4:.O4])" office:value-type="float" office:value="2" calcext:value-type="float">
            <text:p>2</text:p>
          </table:table-cell>
          <table:table-cell table:style-name="ce194" table:formula="of:=2-[.S4]-[.V4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1:.$L$116];[$Données.O92])));&quot;&quot;)">
            <text:p/>
          </table:table-cell>
          <table:table-cell table:style-name="ce224" table:formula="of:=IF(OR([.$J$4]=1;[.$J$6]=1);SIN(RADIANS(INDEX([$Données.$L$91:.$L$116];[$Données.O92])));&quot;&quot;)">
            <text:p/>
          </table:table-cell>
          <table:table-cell table:style-name="ce225" table:formula="of:=IF(OR([.$J$4]=1;[.$J$6]=1);COS(RADIANS(INDEX([$Données.$M$91:.$M$116];[$Données.O92])));&quot;&quot;)">
            <text:p/>
          </table:table-cell>
          <table:table-cell table:style-name="ce224" table:formula="of:=IF(OR([.$J$4]=1;[.$J$6]=1);SIN(RADIANS(INDEX([$Données.$M$91:.$M$116];[$Données.O92])));&quot;&quot;)">
            <text:p/>
          </table:table-cell>
          <table:table-cell table:style-name="ce226" table:number-columns-repeated="4"/>
          <table:table-cell table:style-name="ce227"/>
          <table:table-cell table:style-name="ce159" office:value-type="boolean" office:boolean-value="false" calcext:value-type="boolean">
            <text:p>FAUX</text:p>
          </table:table-cell>
          <table:table-cell table:style-name="ce203" table:number-columns-repeated="2"/>
          <table:table-cell table:style-name="ce207" office:value-type="string" calcext:value-type="string">
            <text:p>[0;360]</text:p>
          </table:table-cell>
          <table:table-cell table:style-name="ce31" table:number-columns-repeated="2"/>
          <table:table-cell table:style-name="ce213" table:formula="of:=IF(INDEX([$Données.$D$91:.$D$116];[$Données.O92])=&quot;&quot;;&quot;&quot;;INDEX([$Données.$D$91:.$D$116];[$Données.O92]))">
            <text:p/>
          </table:table-cell>
          <table:table-cell table:style-name="ce213" table:formula="of:=IF(INDEX([$Données.$E$91:.$E$116];[$Données.O92])=&quot;&quot;;&quot;&quot;;INDEX([$Données.$E$91:.$E$116];[$Données.O92]))" office:value-type="float" office:value="1" calcext:value-type="float">
            <text:p>1</text:p>
          </table:table-cell>
          <table:table-cell table:style-name="ce213" table:formula="of:=IF(INDEX([$Données.$F$91:.$F$116];[$Données.O92])=&quot;&quot;;&quot;&quot;;INDEX([$Données.$F$91:.$F$116];[$Données.O92]))">
            <text:p/>
          </table:table-cell>
          <table:table-cell table:style-name="ce160" table:formula="of:=IF([.$J$5];IF(AND([.N5]=INDEX([$Données.$L$91:.$L$116];[$Données.O92]);NOT(ISBLANK([.N5])));1;0)+IF(AND([.O5]=INDEX([$Données.$M$91:.$M$116];[$Données.O92]);NOT(ISBLANK([.O5])));1;0);&quot;&quot;)">
            <text:p/>
          </table:table-cell>
          <table:table-cell table:style-name="ce231" table:formula="of:=IF(AND([.$J$5];[.$J$6]);INDEX([$Données.$L$91:.$L$116];[$Données.O92]);&quot; &quot;)" office:value-type="string" office:string-value=" " calcext:value-type="string">
            <text:p><text:s/></text:p>
          </table:table-cell>
          <table:table-cell table:style-name="ce231" table:formula="of:=IF(AND([.$J$5];[.$J$6]);INDEX([$Données.$M$91:.$M$116];[$Données.O92]);&quot; &quot;)" office:value-type="string" office:string-value=" " calcext:value-type="string">
            <text:p><text:s/></text:p>
          </table:table-cell>
          <table:table-cell table:style-name="ce194" table:formula="of:=COUNTBLANK([.N5:.O5])" office:value-type="float" office:value="2" calcext:value-type="float">
            <text:p>2</text:p>
          </table:table-cell>
          <table:table-cell table:style-name="ce194" table:formula="of:=2-[.S5]-[.V5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1:.$L$116];[$Données.O93])));&quot;&quot;)">
            <text:p/>
          </table:table-cell>
          <table:table-cell table:style-name="ce224" table:formula="of:=IF(OR([.$J$4]=1;[.$J$6]=1);SIN(RADIANS(INDEX([$Données.$L$91:.$L$116];[$Données.O93])));&quot;&quot;)">
            <text:p/>
          </table:table-cell>
          <table:table-cell table:style-name="ce225" table:formula="of:=IF(OR([.$J$4]=1;[.$J$6]=1);COS(RADIANS(INDEX([$Données.$M$91:.$M$116];[$Données.O93])));&quot;&quot;)">
            <text:p/>
          </table:table-cell>
          <table:table-cell table:style-name="ce224" table:formula="of:=IF(OR([.$J$4]=1;[.$J$6]=1);SIN(RADIANS(INDEX([$Données.$M$91:.$M$116];[$Données.O93])));&quot;&quot;)">
            <text:p/>
          </table:table-cell>
          <table:table-cell table:style-name="ce226" table:number-columns-repeated="4"/>
          <table:table-cell table:style-name="ce227"/>
          <table:table-cell table:style-name="ce159" office:value-type="boolean" office:boolean-value="false" calcext:value-type="boolean">
            <text:p>FAUX</text:p>
          </table:table-cell>
          <table:table-cell table:style-name="ce203" table:number-columns-repeated="2"/>
          <table:table-cell table:style-name="ce228" office:value-type="string" calcext:value-type="string">
            <text:p>[0;360]</text:p>
          </table:table-cell>
          <table:table-cell table:style-name="ce31" table:number-columns-repeated="2"/>
          <table:table-cell table:style-name="ce214" table:formula="of:=IF(INDEX([$Données.$D$91:.$D$116];[$Données.O93])=&quot;&quot;;&quot;&quot;;INDEX([$Données.$D$91:.$D$116];[$Données.O93]))">
            <text:p/>
          </table:table-cell>
          <table:table-cell table:style-name="ce214" table:formula="of:=IF(INDEX([$Données.$E$91:.$E$116];[$Données.O93])=&quot;&quot;;&quot;&quot;;INDEX([$Données.$E$91:.$E$116];[$Données.O93]))">
            <text:p/>
          </table:table-cell>
          <table:table-cell table:style-name="ce214" table:formula="of:=IF(INDEX([$Données.$F$91:.$F$116];[$Données.O93])=&quot;&quot;;&quot;&quot;;INDEX([$Données.$F$91:.$F$116];[$Données.O93]))" office:value-type="string" office:string-value="√3" calcext:value-type="string">
            <text:p>√3</text:p>
          </table:table-cell>
          <table:table-cell table:style-name="ce160" table:formula="of:=IF([.$J$5];IF(AND([.N6]=INDEX([$Données.$L$91:.$L$116];[$Données.O93]);NOT(ISBLANK([.N6])));1;0)+IF(AND([.O6]=INDEX([$Données.$M$91:.$M$116];[$Données.O93]);NOT(ISBLANK([.O6])));1;0);&quot;&quot;)">
            <text:p/>
          </table:table-cell>
          <table:table-cell table:style-name="ce232" table:formula="of:=IF(AND([.$J$5];[.$J$6]);INDEX([$Données.$L$91:.$L$116];[$Données.O93]);&quot; &quot;)" office:value-type="string" office:string-value=" " calcext:value-type="string">
            <text:p><text:s/></text:p>
          </table:table-cell>
          <table:table-cell table:style-name="ce232" table:formula="of:=IF(AND([.$J$5];[.$J$6]);INDEX([$Données.$M$91:.$M$116];[$Données.O93]);&quot; &quot;)" office:value-type="string" office:string-value=" " calcext:value-type="string">
            <text:p><text:s/></text:p>
          </table:table-cell>
          <table:table-cell table:style-name="ce194" table:formula="of:=COUNTBLANK([.N6:.O6])" office:value-type="float" office:value="2" calcext:value-type="float">
            <text:p>2</text:p>
          </table:table-cell>
          <table:table-cell table:style-name="ce194" table:formula="of:=2-[.S6]-[.V6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1:.$L$116];[$Données.O94])));&quot;&quot;)">
            <text:p/>
          </table:table-cell>
          <table:table-cell table:style-name="ce224" table:formula="of:=IF(OR([.$J$4]=1;[.$J$6]=1);SIN(RADIANS(INDEX([$Données.$L$91:.$L$116];[$Données.O94])));&quot;&quot;)">
            <text:p/>
          </table:table-cell>
          <table:table-cell table:style-name="ce225" table:formula="of:=IF(OR([.$J$4]=1;[.$J$6]=1);COS(RADIANS(INDEX([$Données.$M$91:.$M$116];[$Données.O94])));&quot;&quot;)">
            <text:p/>
          </table:table-cell>
          <table:table-cell table:style-name="ce224" table:formula="of:=IF(OR([.$J$4]=1;[.$J$6]=1);SIN(RADIANS(INDEX([$Données.$M$91:.$M$116];[$Données.O94])));&quot;&quot;)">
            <text:p/>
          </table:table-cell>
          <table:table-cell table:style-name="ce226" table:number-columns-repeated="4"/>
          <table:table-cell table:style-name="ce227"/>
          <table:table-cell table:style-name="ce203" table:number-columns-repeated="3"/>
          <table:table-cell table:style-name="ce209" office:value-type="string" calcext:value-type="string">
            <text:p>[0;360]</text:p>
          </table:table-cell>
          <table:table-cell table:style-name="ce31" table:number-columns-repeated="2"/>
          <table:table-cell table:style-name="ce215" table:formula="of:=IF(INDEX([$Données.$D$91:.$D$116];[$Données.O94])=&quot;&quot;;&quot;&quot;;INDEX([$Données.$D$91:.$D$116];[$Données.O94]))" office:value-type="string" office:string-value="-√3/2" calcext:value-type="string">
            <text:p>-√3/2</text:p>
          </table:table-cell>
          <table:table-cell table:style-name="ce215" table:formula="of:=IF(INDEX([$Données.$E$91:.$E$116];[$Données.O94])=&quot;&quot;;&quot;&quot;;INDEX([$Données.$E$91:.$E$116];[$Données.O94]))">
            <text:p/>
          </table:table-cell>
          <table:table-cell table:style-name="ce215" table:formula="of:=IF(INDEX([$Données.$F$91:.$F$116];[$Données.O94])=&quot;&quot;;&quot;&quot;;INDEX([$Données.$F$91:.$F$116];[$Données.O94]))">
            <text:p/>
          </table:table-cell>
          <table:table-cell table:style-name="ce160" table:formula="of:=IF([.$J$5];IF(AND([.N7]=INDEX([$Données.$L$91:.$L$116];[$Données.O94]);NOT(ISBLANK([.N7])));1;0)+IF(AND([.O7]=INDEX([$Données.$M$91:.$M$116];[$Données.O94]);NOT(ISBLANK([.O7])));1;0);&quot;&quot;)">
            <text:p/>
          </table:table-cell>
          <table:table-cell table:style-name="ce233" table:formula="of:=IF(AND([.$J$5];[.$J$6]);INDEX([$Données.$L$91:.$L$116];[$Données.O94]);&quot; &quot;)" office:value-type="string" office:string-value=" " calcext:value-type="string">
            <text:p><text:s/></text:p>
          </table:table-cell>
          <table:table-cell table:style-name="ce233" table:formula="of:=IF(AND([.$J$5];[.$J$6]);INDEX([$Données.$M$91:.$M$116];[$Données.O94]);&quot; &quot;)" office:value-type="string" office:string-value=" " calcext:value-type="string">
            <text:p><text:s/></text:p>
          </table:table-cell>
          <table:table-cell table:style-name="ce194" table:formula="of:=COUNTBLANK([.N7:.O7])" office:value-type="float" office:value="2" calcext:value-type="float">
            <text:p>2</text:p>
          </table:table-cell>
          <table:table-cell table:style-name="ce194" table:formula="of:=2-[.S7]-[.V7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8">
          <table:table-cell table:style-name="ce224" table:formula="of:=IF(OR([.$J$4]=1;[.$J$6]=1);COS(RADIANS(INDEX([$Données.$L$91:.$L$116];[$Données.O95])));&quot;&quot;)">
            <text:p/>
            <draw:control table:end-cell-address="'Equations 2'.D9" table:end-x="10.06mm" table:end-y="8.26mm" draw:z-index="3" draw:style-name="gr3" draw:text-style-name="P3" svg:width="44.64mm" svg:height="10.33mm" svg:x="5mm" svg:y="28.27mm" draw:control="control17"/>
          </table:table-cell>
          <table:table-cell table:style-name="ce224" table:formula="of:=IF(OR([.$J$4]=1;[.$J$6]=1);SIN(RADIANS(INDEX([$Données.$L$91:.$L$116];[$Données.O95])));&quot;&quot;)">
            <text:p/>
          </table:table-cell>
          <table:table-cell table:style-name="ce225" table:formula="of:=IF(OR([.$J$4]=1;[.$J$6]=1);COS(RADIANS(INDEX([$Données.$M$91:.$M$116];[$Données.O95])));&quot;&quot;)">
            <text:p/>
          </table:table-cell>
          <table:table-cell table:style-name="ce224" table:formula="of:=IF(OR([.$J$4]=1;[.$J$6]=1);SIN(RADIANS(INDEX([$Données.$M$91:.$M$116];[$Données.O95])));&quot;&quot;)">
            <text:p/>
          </table:table-cell>
          <table:table-cell table:style-name="ce226">
            <draw:control table:end-cell-address="'Equations 2'.H9" table:end-x="7.93mm" table:end-y="8.27mm" draw:z-index="2" draw:style-name="gr3" draw:text-style-name="P3" svg:width="44.72mm" svg:height="10.33mm" svg:x="2.81mm" svg:y="28.28mm" draw:control="control16"/>
          </table:table-cell>
          <table:table-cell table:style-name="ce226" table:number-columns-repeated="2"/>
          <table:table-cell table:style-name="ce226">
            <draw:control table:end-cell-address="'Equations 2'.L9" table:end-x="5.53mm" table:end-y="9.17mm" draw:z-index="0" draw:style-name="gr3" draw:text-style-name="P3" svg:width="45.11mm" svg:height="10.91mm" svg:x="13.2mm" svg:y="28.6mm" draw:control="control15"/>
          </table:table-cell>
          <table:table-cell table:style-name="ce227"/>
          <table:table-cell table:style-name="ce203" table:number-columns-repeated="3"/>
          <table:table-cell table:style-name="ce210" office:value-type="string" calcext:value-type="string">
            <text:p>[0;360]</text:p>
          </table:table-cell>
          <table:table-cell table:style-name="ce31" table:number-columns-repeated="2"/>
          <table:table-cell table:style-name="ce216" table:formula="of:=IF(INDEX([$Données.$D$91:.$D$116];[$Données.O95])=&quot;&quot;;&quot;&quot;;INDEX([$Données.$D$91:.$D$116];[$Données.O95]))" office:value-type="string" office:string-value="-1/2" calcext:value-type="string">
            <text:p>-1/2</text:p>
          </table:table-cell>
          <table:table-cell table:style-name="ce216" table:formula="of:=IF(INDEX([$Données.$E$91:.$E$116];[$Données.O95])=&quot;&quot;;&quot;&quot;;INDEX([$Données.$E$91:.$E$116];[$Données.O95]))">
            <text:p/>
          </table:table-cell>
          <table:table-cell table:style-name="ce216" table:formula="of:=IF(INDEX([$Données.$F$91:.$F$116];[$Données.O95])=&quot;&quot;;&quot;&quot;;INDEX([$Données.$F$91:.$F$116];[$Données.O95]))">
            <text:p/>
          </table:table-cell>
          <table:table-cell table:style-name="ce160" table:formula="of:=IF([.$J$5];IF(AND([.N8]=INDEX([$Données.$L$91:.$L$116];[$Données.O95]);NOT(ISBLANK([.N8])));1;0)+IF(AND([.O8]=INDEX([$Données.$M$91:.$M$116];[$Données.O95]);NOT(ISBLANK([.O8])));1;0);&quot;&quot;)">
            <text:p/>
          </table:table-cell>
          <table:table-cell table:style-name="ce234" table:formula="of:=IF(AND([.$J$5];[.$J$6]);INDEX([$Données.$L$91:.$L$116];[$Données.O95]);&quot; &quot;)" office:value-type="string" office:string-value=" " calcext:value-type="string">
            <text:p><text:s/></text:p>
          </table:table-cell>
          <table:table-cell table:style-name="ce234" table:formula="of:=IF(AND([.$J$5];[.$J$6]);INDEX([$Données.$M$91:.$M$116];[$Données.O95]);&quot; &quot;)" office:value-type="string" office:string-value=" " calcext:value-type="string">
            <text:p><text:s/></text:p>
          </table:table-cell>
          <table:table-cell table:style-name="ce194" table:formula="of:=COUNTBLANK([.N8:.O8])" office:value-type="float" office:value="2" calcext:value-type="float">
            <text:p>2</text:p>
          </table:table-cell>
          <table:table-cell table:style-name="ce194" table:formula="of:=2-[.S8]-[.V8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17">
          <table:table-cell table:style-name="ce197" table:number-columns-repeated="12"/>
          <table:table-cell/>
          <table:table-cell table:style-name="ce7" table:number-columns-repeated="6"/>
          <table:table-cell table:number-columns-repeated="1005"/>
        </table:table-row>
        <table:table-row table:style-name="ro17">
          <table:table-cell table:style-name="ce197" table:number-columns-repeated="12"/>
          <table:table-cell/>
          <table:table-cell table:style-name="ce7"/>
          <table:table-cell table:style-name="ce211"/>
          <table:table-cell table:style-name="ce27" office:value-type="string" calcext:value-type="string" table:number-columns-spanned="5" table:number-rows-spanned="1">
            <text:p><text:span text:style-name="T5"><text:a xlink:href="https://github.com/KELLERStephane/QCM-maths-physique-chimie" xlink:type="simple">https://github.com/KELLERStephane/QCM-maths-physique-chimie</text:a></text:span><text:span text:style-name="T5"> </text:span></text:p>
          </table:table-cell>
          <table:covered-table-cell table:style-name="ce211"/>
          <table:covered-table-cell table:number-columns-repeated="2" table:style-name="ce7"/>
          <table:covered-table-cell/>
          <table:table-cell table:number-columns-repeated="1004"/>
        </table:table-row>
        <table:table-row table:style-name="ro17">
          <table:table-cell table:style-name="ce198" table:number-columns-repeated="12"/>
          <table:table-cell/>
          <table:table-cell table:style-name="ce7"/>
          <table:table-cell table:style-name="ce211" table:number-columns-repeated="3"/>
          <table:table-cell table:style-name="ce7"/>
          <table:table-cell table:number-columns-repeated="1006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211" table:number-columns-repeated="2"/>
          <table:table-cell table:style-name="ce7" table:number-columns-repeated="2"/>
          <table:table-cell table:number-columns-repeated="1006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211" table:number-columns-repeated="3"/>
          <table:table-cell table:number-columns-repeated="1007"/>
        </table:table-row>
        <table:table-row table:style-name="ro17">
          <table:table-cell table:style-name="ce198" table:number-columns-repeated="12"/>
          <table:table-cell table:number-columns-repeated="2"/>
          <table:table-cell table:style-name="ce211" table:number-columns-repeated="3"/>
          <table:table-cell table:number-columns-repeated="2"/>
          <table:table-cell table:style-name="ce229"/>
          <table:table-cell table:number-columns-repeated="1004"/>
        </table:table-row>
        <table:table-row table:style-name="ro17">
          <table:table-cell table:style-name="ce198" table:number-columns-repeated="12"/>
          <table:table-cell/>
          <table:table-cell table:style-name="ce229"/>
          <table:table-cell table:number-columns-repeated="1010"/>
        </table:table-row>
        <table:table-row table:style-name="ro17" table:number-rows-repeated="2">
          <table:table-cell table:style-name="ce198" table:number-columns-repeated="11"/>
          <table:table-cell table:style-name="Default"/>
          <table:table-cell table:number-columns-repeated="1012"/>
        </table:table-row>
        <table:table-row table:style-name="ro17">
          <table:table-cell table:style-name="ce198" table:number-columns-repeated="11"/>
          <table:table-cell table:style-name="ce171"/>
          <table:table-cell table:number-columns-repeated="1012"/>
        </table:table-row>
        <table:table-row table:style-name="ro17" table:number-rows-repeated="3">
          <table:table-cell table:style-name="ce198" table:number-columns-repeated="12"/>
          <table:table-cell table:number-columns-repeated="1012"/>
        </table:table-row>
        <table:table-row table:style-name="ro17">
          <table:table-cell table:style-name="ce197" table:number-columns-repeated="12"/>
          <table:table-cell table:number-columns-repeated="1012"/>
        </table:table-row>
        <table:table-row table:style-name="ro17" table:number-rows-repeated="17">
          <table:table-cell table:style-name="ce154" table:number-columns-repeated="12"/>
          <table:table-cell table:number-columns-repeated="1012"/>
        </table:table-row>
        <table:table-row table:style-name="ro3" table:number-rows-repeated="32">
          <table:table-cell table:style-name="ce154" table:number-columns-repeated="12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nnées" table:style-name="ta2" table:protected="true" table:protection-key="Lf2QvPkGjles2FQvcalRpv1OZLI=" table:protection-key-digest-algorithm="http://www.w3.org/2000/09/xmldsig#sha1">
        <loext:table-protection loext:select-unprotected-cells="true"/>
        <office:forms form:automatic-focus="false" form:apply-design-mode="true"/>
        <table:table-column table:style-name="co37" table:number-columns-repeated="3" table:default-cell-style-name="ce254"/>
        <table:table-column table:style-name="co38" table:number-columns-repeated="3" table:default-cell-style-name="ce254"/>
        <table:table-column table:style-name="co39" table:number-columns-repeated="3" table:default-cell-style-name="ce254"/>
        <table:table-column table:style-name="co1" table:number-columns-repeated="1013" table:default-cell-style-name="ce254"/>
        <table:table-column table:style-name="co1" table:number-columns-repeated="2" table:default-cell-style-name="ce255"/>
        <table:table-row table:style-name="ro7">
          <table:table-cell table:style-name="ce235" office:value-type="string" calcext:value-type="string" table:number-columns-spanned="27" table:number-rows-spanned="1">
            <text:p>KELLER Stéphane - Lycée agricole Louis Pasteur</text:p>
          </table:table-cell>
          <table:covered-table-cell table:style-name="ce235"/>
          <table:covered-table-cell table:number-columns-repeated="5" table:style-name="ce270"/>
          <table:covered-table-cell table:style-name="ce302"/>
          <table:covered-table-cell table:number-columns-repeated="2" table:style-name="ce306"/>
          <table:covered-table-cell/>
          <table:covered-table-cell table:number-columns-repeated="3" table:style-name="ce310"/>
          <table:covered-table-cell table:number-columns-repeated="13"/>
          <table:table-cell table:number-columns-repeated="997"/>
        </table:table-row>
        <table:table-row table:style-name="ro19">
          <table:table-cell table:number-columns-repeated="2" table:style-name="ce236" office:value-type="string" calcext:value-type="string">
            <text:p>Aléatoire</text:p>
          </table:table-cell>
          <table:table-cell table:style-name="ce236" office:value-type="string" calcext:value-type="string">
            <text:p>Rang</text:p>
          </table:table-cell>
          <table:table-cell table:style-name="ce236" office:value-type="string" calcext:value-type="string">
            <text:p>Degrés</text:p>
          </table:table-cell>
          <table:table-cell table:style-name="ce236" office:value-type="string" calcext:value-type="string" table:number-columns-spanned="2" table:number-rows-spanned="1">
            <text:p>Radians</text:p>
          </table:table-cell>
          <table:covered-table-cell table:style-name="ce236"/>
          <table:table-cell table:style-name="ce236" office:value-type="string" calcext:value-type="string">
            <text:p>Numérateur</text:p>
          </table:table-cell>
          <table:table-cell table:style-name="ce236" office:value-type="string" calcext:value-type="string">
            <text:p>Dénominateur</text:p>
          </table:table-cell>
          <table:table-cell table:number-columns-repeated="2" table:style-name="ce236" office:value-type="string" calcext:value-type="string">
            <text:p>choix</text:p>
          </table:table-cell>
          <table:table-cell/>
          <table:table-cell table:style-name="ce255" table:number-columns-repeated="3"/>
          <table:table-cell/>
          <table:table-cell table:style-name="ce236" office:value-type="string" calcext:value-type="string">
            <text:p>Aléatoire</text:p>
          </table:table-cell>
          <table:table-cell table:style-name="ce236" office:value-type="string" calcext:value-type="string">
            <text:p>Rang</text:p>
          </table:table-cell>
          <table:table-cell table:style-name="ce236" office:value-type="string" calcext:value-type="string">
            <text:p>radians</text:p>
          </table:table-cell>
          <table:table-cell table:style-name="ce236" office:value-type="string" calcext:value-type="string">
            <text:p>MP</text:p>
          </table:table-cell>
          <table:table-cell table:style-name="ce236" office:value-type="string" calcext:value-type="string">
            <text:p>Degré</text:p>
          </table:table-cell>
          <table:table-cell table:style-name="ce236" office:value-type="string" calcext:value-type="string">
            <text:p>Num</text:p>
          </table:table-cell>
          <table:table-cell table:style-name="ce236" office:value-type="string" calcext:value-type="string">
            <text:p>Dénom</text:p>
          </table:table-cell>
          <table:table-cell table:style-name="ce236" office:value-type="string" calcext:value-type="string">
            <text:p>choix</text:p>
          </table:table-cell>
          <table:table-cell/>
          <table:table-cell table:style-name="ce310" office:value-type="string" calcext:value-type="string">
            <text:p>x</text:p>
          </table:table-cell>
          <table:table-cell table:style-name="ce310" office:value-type="string" calcext:value-type="string">
            <text:p>y<text:span text:style-name="T8">1</text:span></text:p>
          </table:table-cell>
          <table:table-cell table:style-name="ce310" office:value-type="string" calcext:value-type="string">
            <text:p>y<text:span text:style-name="T8">2</text:span>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329455" calcext:value-type="float">
            <text:p>329455</text:p>
          </table:table-cell>
          <table:table-cell table:style-name="ce237" table:formula="of:=RANDBETWEEN(1;1000000)" office:value-type="float" office:value="945774" calcext:value-type="float">
            <text:p>945774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0" office:value-type="float" office:value="0" calcext:value-type="float">
            <text:p>0</text:p>
          </table:table-cell>
          <table:table-cell table:style-name="ce237" table:formula="of:=[.D3]*PI()/180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ANK([.A3];[.$A$3:.$A$19];0)" office:value-type="float" office:value="12" calcext:value-type="float">
            <text:p>12</text:p>
          </table:table-cell>
          <table:table-cell table:style-name="ce237" table:formula="of:=RANK([.B3];[.$B$3:.$B$19];0)" office:value-type="float" office:value="2" calcext:value-type="float">
            <text:p>2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746159" calcext:value-type="float">
            <text:p>746159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0" office:value-type="float" office:value="0" calcext:value-type="float">
            <text:p>0</text:p>
          </table:table-cell>
          <table:table-cell table:style-name="ce237" table:formula="of:=[.R3]" office:value-type="float" office:value="0" calcext:value-type="float">
            <text:p>0</text:p>
          </table:table-cell>
          <table:table-cell table:style-name="ce237" table:formula="of:=[.U3]*180/[.V3]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ANK([.P3];[.$P$3:.$P$35];0)" office:value-type="float" office:value="6" calcext:value-type="float">
            <text:p>6</text:p>
          </table:table-cell>
          <table:table-cell/>
          <table:table-cell table:style-name="ce237" office:value-type="float" office:value="-1" calcext:value-type="float">
            <text:p>-1</text:p>
          </table:table-cell>
          <table:table-cell table:style-name="ce237" table:formula="of:=SQRT(1-[.Y3]^2)" office:value-type="float" office:value="0" calcext:value-type="float">
            <text:p>0</text:p>
          </table:table-cell>
          <table:table-cell table:style-name="ce237" table:formula="of:=-SQRT(1-[.Y3]^2)" office:value-type="float" office:value="-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528687" calcext:value-type="float">
            <text:p>528687</text:p>
          </table:table-cell>
          <table:table-cell table:style-name="ce237" table:formula="of:=RANDBETWEEN(1;1000000)" office:value-type="float" office:value="762874" calcext:value-type="float">
            <text:p>762874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0" calcext:value-type="float">
            <text:p>30</text:p>
          </table:table-cell>
          <table:table-cell table:style-name="ce237" office:value-type="string" calcext:value-type="string">
            <text:p><text:span text:style-name="T10">π</text:span>/6</text:p>
          </table:table-cell>
          <table:table-cell table:style-name="ce237" table:formula="of:=[.D4]*PI()/180" office:value-type="float" office:value="0.523598775598299" calcext:value-type="float">
            <text:p>0,5235987756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A4];[.$A$3:.$A$19];0)" office:value-type="float" office:value="9" calcext:value-type="float">
            <text:p>9</text:p>
          </table:table-cell>
          <table:table-cell table:style-name="ce237" table:formula="of:=RANK([.B4];[.$B$3:.$B$19];0)" office:value-type="float" office:value="5" calcext:value-type="float">
            <text:p>5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879552" calcext:value-type="float">
            <text:p>879552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string" calcext:value-type="string">
            <text:p><text:span text:style-name="T10">π</text:span>/6</text:p>
          </table:table-cell>
          <table:table-cell table:style-name="ce237" table:formula="of:=[.R4]" office:value-type="string" office:string-value="π/6" calcext:value-type="string">
            <text:p>π/6</text:p>
          </table:table-cell>
          <table:table-cell table:style-name="ce237" table:formula="of:=[.U4]*180/[.V4]" office:value-type="float" office:value="30" calcext:value-type="float">
            <text:p>30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P4];[.$P$3:.$P$35];0)" office:value-type="float" office:value="3" calcext:value-type="float">
            <text:p>3</text:p>
          </table:table-cell>
          <table:table-cell/>
          <table:table-cell table:style-name="ce237" table:formula="of:=[.Y3]+0.01" office:value-type="float" office:value="-0.99" calcext:value-type="float">
            <text:p>-0,99</text:p>
          </table:table-cell>
          <table:table-cell table:style-name="ce237" table:formula="of:=SQRT(1-[.Y4]^2)" office:value-type="float" office:value="0.141067359796659" calcext:value-type="float">
            <text:p>0,1410673598</text:p>
          </table:table-cell>
          <table:table-cell table:style-name="ce237" table:formula="of:=-SQRT(1-[.Y4]^2)" office:value-type="float" office:value="-0.141067359796659" calcext:value-type="float">
            <text:p>-0,1410673598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212493" calcext:value-type="float">
            <text:p>212493</text:p>
          </table:table-cell>
          <table:table-cell table:style-name="ce237" table:formula="of:=RANDBETWEEN(1;1000000)" office:value-type="float" office:value="459339" calcext:value-type="float">
            <text:p>459339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5" calcext:value-type="float">
            <text:p>45</text:p>
          </table:table-cell>
          <table:table-cell table:style-name="ce237" office:value-type="string" calcext:value-type="string">
            <text:p><text:span text:style-name="T10">π</text:span>/4</text:p>
          </table:table-cell>
          <table:table-cell table:style-name="ce237" table:formula="of:=[.D5]*PI()/180" office:value-type="float" office:value="0.785398163397448" calcext:value-type="float">
            <text:p>0,7853981634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A5];[.$A$3:.$A$19];0)" office:value-type="float" office:value="15" calcext:value-type="float">
            <text:p>15</text:p>
          </table:table-cell>
          <table:table-cell table:style-name="ce237" table:formula="of:=RANK([.B5];[.$B$3:.$B$19];0)" office:value-type="float" office:value="10" calcext:value-type="float">
            <text:p>10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62508" calcext:value-type="float">
            <text:p>62508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string" calcext:value-type="string">
            <text:p><text:span text:style-name="T10">π</text:span>/4</text:p>
          </table:table-cell>
          <table:table-cell table:style-name="ce237" table:formula="of:=[.R5]" office:value-type="string" office:string-value="π/4" calcext:value-type="string">
            <text:p>π/4</text:p>
          </table:table-cell>
          <table:table-cell table:style-name="ce237" table:formula="of:=[.U5]*180/[.V5]" office:value-type="float" office:value="45" calcext:value-type="float">
            <text:p>45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P5];[.$P$3:.$P$35];0)" office:value-type="float" office:value="32" calcext:value-type="float">
            <text:p>32</text:p>
          </table:table-cell>
          <table:table-cell/>
          <table:table-cell table:style-name="ce237" table:formula="of:=[.Y4]+0.01" office:value-type="float" office:value="-0.98" calcext:value-type="float">
            <text:p>-0,98</text:p>
          </table:table-cell>
          <table:table-cell table:style-name="ce237" table:formula="of:=SQRT(1-[.Y5]^2)" office:value-type="float" office:value="0.198997487421324" calcext:value-type="float">
            <text:p>0,1989974874</text:p>
          </table:table-cell>
          <table:table-cell table:style-name="ce237" table:formula="of:=-SQRT(1-[.Y5]^2)" office:value-type="float" office:value="-0.198997487421324" calcext:value-type="float">
            <text:p>-0,1989974874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746983" calcext:value-type="float">
            <text:p>746983</text:p>
          </table:table-cell>
          <table:table-cell table:style-name="ce237" table:formula="of:=RANDBETWEEN(1;1000000)" office:value-type="float" office:value="523467" calcext:value-type="float">
            <text:p>523467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0" calcext:value-type="float">
            <text:p>60</text:p>
          </table:table-cell>
          <table:table-cell table:style-name="ce237" office:value-type="string" calcext:value-type="string">
            <text:p><text:span text:style-name="T10">π</text:span>/3</text:p>
          </table:table-cell>
          <table:table-cell table:style-name="ce237" table:formula="of:=[.D6]*PI()/180" office:value-type="float" office:value="1.0471975511966" calcext:value-type="float">
            <text:p>1,0471975512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A6];[.$A$3:.$A$19];0)" office:value-type="float" office:value="4" calcext:value-type="float">
            <text:p>4</text:p>
          </table:table-cell>
          <table:table-cell table:style-name="ce237" table:formula="of:=RANK([.B6];[.$B$3:.$B$19];0)" office:value-type="float" office:value="8" calcext:value-type="float">
            <text:p>8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816502" calcext:value-type="float">
            <text:p>816502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string" calcext:value-type="string">
            <text:p><text:span text:style-name="T10">π</text:span>/3</text:p>
          </table:table-cell>
          <table:table-cell table:style-name="ce237" table:formula="of:=[.R6]" office:value-type="string" office:string-value="π/3" calcext:value-type="string">
            <text:p>π/3</text:p>
          </table:table-cell>
          <table:table-cell table:style-name="ce237" table:formula="of:=[.U6]*180/[.V6]" office:value-type="float" office:value="60" calcext:value-type="float">
            <text:p>60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P6];[.$P$3:.$P$35];0)" office:value-type="float" office:value="5" calcext:value-type="float">
            <text:p>5</text:p>
          </table:table-cell>
          <table:table-cell/>
          <table:table-cell table:style-name="ce237" table:formula="of:=[.Y5]+0.01" office:value-type="float" office:value="-0.97" calcext:value-type="float">
            <text:p>-0,97</text:p>
          </table:table-cell>
          <table:table-cell table:style-name="ce237" table:formula="of:=SQRT(1-[.Y6]^2)" office:value-type="float" office:value="0.243104915622864" calcext:value-type="float">
            <text:p>0,2431049156</text:p>
          </table:table-cell>
          <table:table-cell table:style-name="ce237" table:formula="of:=-SQRT(1-[.Y6]^2)" office:value-type="float" office:value="-0.243104915622864" calcext:value-type="float">
            <text:p>-0,2431049156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890949" calcext:value-type="float">
            <text:p>890949</text:p>
          </table:table-cell>
          <table:table-cell table:style-name="ce237" table:formula="of:=RANDBETWEEN(1;1000000)" office:value-type="float" office:value="786417" calcext:value-type="float">
            <text:p>786417</text:p>
          </table:table-cell>
          <table:table-cell table:style-name="ce237" office:value-type="float" office:value="5" calcext:value-type="float">
            <text:p>5</text:p>
          </table:table-cell>
          <table:table-cell table:style-name="ce237" office:value-type="float" office:value="90" calcext:value-type="float">
            <text:p>90</text:p>
          </table:table-cell>
          <table:table-cell table:style-name="ce237" office:value-type="string" calcext:value-type="string">
            <text:p><text:span text:style-name="T10">π</text:span>/2</text:p>
          </table:table-cell>
          <table:table-cell table:style-name="ce237" table:formula="of:=[.D7]*PI()/180" office:value-type="float" office:value="1.5707963267949" calcext:value-type="float">
            <text:p>1,5707963268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ANK([.A7];[.$A$3:.$A$19];0)" office:value-type="float" office:value="2" calcext:value-type="float">
            <text:p>2</text:p>
          </table:table-cell>
          <table:table-cell table:style-name="ce237" table:formula="of:=RANK([.B7];[.$B$3:.$B$19];0)" office:value-type="float" office:value="4" calcext:value-type="float">
            <text:p>4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44929" calcext:value-type="float">
            <text:p>44929</text:p>
          </table:table-cell>
          <table:table-cell table:style-name="ce237" office:value-type="float" office:value="5" calcext:value-type="float">
            <text:p>5</text:p>
          </table:table-cell>
          <table:table-cell table:style-name="ce237" office:value-type="string" calcext:value-type="string">
            <text:p><text:span text:style-name="T10">π</text:span>/2</text:p>
          </table:table-cell>
          <table:table-cell table:style-name="ce237" table:formula="of:=[.R7]" office:value-type="string" office:string-value="π/2" calcext:value-type="string">
            <text:p>π/2</text:p>
          </table:table-cell>
          <table:table-cell table:style-name="ce237" table:formula="of:=[.U7]*180/[.V7]" office:value-type="float" office:value="90" calcext:value-type="float">
            <text:p>90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ANK([.P7];[.$P$3:.$P$35];0)" office:value-type="float" office:value="33" calcext:value-type="float">
            <text:p>33</text:p>
          </table:table-cell>
          <table:table-cell/>
          <table:table-cell table:style-name="ce237" table:formula="of:=[.Y6]+0.01" office:value-type="float" office:value="-0.96" calcext:value-type="float">
            <text:p>-0,96</text:p>
          </table:table-cell>
          <table:table-cell table:style-name="ce237" table:formula="of:=SQRT(1-[.Y7]^2)" office:value-type="float" office:value="0.28" calcext:value-type="float">
            <text:p>0,28</text:p>
          </table:table-cell>
          <table:table-cell table:style-name="ce237" table:formula="of:=-SQRT(1-[.Y7]^2)" office:value-type="float" office:value="-0.28" calcext:value-type="float">
            <text:p>-0,28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294208" calcext:value-type="float">
            <text:p>294208</text:p>
          </table:table-cell>
          <table:table-cell table:style-name="ce237" table:formula="of:=RANDBETWEEN(1;1000000)" office:value-type="float" office:value="968789" calcext:value-type="float">
            <text:p>968789</text:p>
          </table:table-cell>
          <table:table-cell table:style-name="ce237" office:value-type="float" office:value="6" calcext:value-type="float">
            <text:p>6</text:p>
          </table:table-cell>
          <table:table-cell table:style-name="ce237" office:value-type="float" office:value="120" calcext:value-type="float">
            <text:p>120</text:p>
          </table:table-cell>
          <table:table-cell table:style-name="ce237" office:value-type="string" calcext:value-type="string">
            <text:p><text:span text:style-name="T10">2π</text:span>/3</text:p>
          </table:table-cell>
          <table:table-cell table:style-name="ce237" table:formula="of:=[.D8]*PI()/180" office:value-type="float" office:value="2.0943951023932" calcext:value-type="float">
            <text:p>2,0943951024</text:p>
          </table:table-cell>
          <table:table-cell table:style-name="ce253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A8];[.$A$3:.$A$19];0)" office:value-type="float" office:value="13" calcext:value-type="float">
            <text:p>13</text:p>
          </table:table-cell>
          <table:table-cell table:style-name="ce237" table:formula="of:=RANK([.B8];[.$B$3:.$B$19];0)" office:value-type="float" office:value="1" calcext:value-type="float">
            <text:p>1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964218" calcext:value-type="float">
            <text:p>964218</text:p>
          </table:table-cell>
          <table:table-cell table:style-name="ce237" office:value-type="float" office:value="6" calcext:value-type="float">
            <text:p>6</text:p>
          </table:table-cell>
          <table:table-cell table:style-name="ce237" office:value-type="string" calcext:value-type="string">
            <text:p><text:span text:style-name="T10">2π</text:span>/3</text:p>
          </table:table-cell>
          <table:table-cell table:style-name="ce237" table:formula="of:=[.R8]" office:value-type="string" office:string-value="2π/3" calcext:value-type="string">
            <text:p>2π/3</text:p>
          </table:table-cell>
          <table:table-cell table:style-name="ce237" table:formula="of:=[.U8]*180/[.V8]" office:value-type="float" office:value="120" calcext:value-type="float">
            <text:p>120</text:p>
          </table:table-cell>
          <table:table-cell table:style-name="ce253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P8];[.$P$3:.$P$35];0)" office:value-type="float" office:value="1" calcext:value-type="float">
            <text:p>1</text:p>
          </table:table-cell>
          <table:table-cell/>
          <table:table-cell table:style-name="ce237" table:formula="of:=[.Y7]+0.01" office:value-type="float" office:value="-0.95" calcext:value-type="float">
            <text:p>-0,95</text:p>
          </table:table-cell>
          <table:table-cell table:style-name="ce237" table:formula="of:=SQRT(1-[.Y8]^2)" office:value-type="float" office:value="0.31224989991992" calcext:value-type="float">
            <text:p>0,3122498999</text:p>
          </table:table-cell>
          <table:table-cell table:style-name="ce237" table:formula="of:=-SQRT(1-[.Y8]^2)" office:value-type="float" office:value="-0.31224989991992" calcext:value-type="float">
            <text:p>-0,3122498999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759463" calcext:value-type="float">
            <text:p>759463</text:p>
          </table:table-cell>
          <table:table-cell table:style-name="ce237" table:formula="of:=RANDBETWEEN(1;1000000)" office:value-type="float" office:value="628361" calcext:value-type="float">
            <text:p>628361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135" calcext:value-type="float">
            <text:p>135</text:p>
          </table:table-cell>
          <table:table-cell table:style-name="ce237" office:value-type="string" calcext:value-type="string">
            <text:p><text:span text:style-name="T10">3π</text:span>/4</text:p>
          </table:table-cell>
          <table:table-cell table:style-name="ce237" table:formula="of:=[.D9]*PI()/180" office:value-type="float" office:value="2.35619449019234" calcext:value-type="float">
            <text:p>2,3561944902</text:p>
          </table:table-cell>
          <table:table-cell table:style-name="ce253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A9];[.$A$3:.$A$19];0)" office:value-type="float" office:value="3" calcext:value-type="float">
            <text:p>3</text:p>
          </table:table-cell>
          <table:table-cell table:style-name="ce237" table:formula="of:=RANK([.B9];[.$B$3:.$B$19];0)" office:value-type="float" office:value="7" calcext:value-type="float">
            <text:p>7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131878" calcext:value-type="float">
            <text:p>131878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string" calcext:value-type="string">
            <text:p><text:span text:style-name="T10">3π</text:span>/4</text:p>
          </table:table-cell>
          <table:table-cell table:style-name="ce237" table:formula="of:=[.R9]" office:value-type="string" office:string-value="3π/4" calcext:value-type="string">
            <text:p>3π/4</text:p>
          </table:table-cell>
          <table:table-cell table:style-name="ce237" table:formula="of:=[.U9]*180/[.V9]" office:value-type="float" office:value="135" calcext:value-type="float">
            <text:p>135</text:p>
          </table:table-cell>
          <table:table-cell table:style-name="ce253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P9];[.$P$3:.$P$35];0)" office:value-type="float" office:value="28" calcext:value-type="float">
            <text:p>28</text:p>
          </table:table-cell>
          <table:table-cell/>
          <table:table-cell table:style-name="ce237" table:formula="of:=[.Y8]+0.01" office:value-type="float" office:value="-0.94" calcext:value-type="float">
            <text:p>-0,94</text:p>
          </table:table-cell>
          <table:table-cell table:style-name="ce237" table:formula="of:=SQRT(1-[.Y9]^2)" office:value-type="float" office:value="0.34117444218464" calcext:value-type="float">
            <text:p>0,3411744422</text:p>
          </table:table-cell>
          <table:table-cell table:style-name="ce237" table:formula="of:=-SQRT(1-[.Y9]^2)" office:value-type="float" office:value="-0.34117444218464" calcext:value-type="float">
            <text:p>-0,3411744422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725263" calcext:value-type="float">
            <text:p>725263</text:p>
          </table:table-cell>
          <table:table-cell table:style-name="ce237" table:formula="of:=RANDBETWEEN(1;1000000)" office:value-type="float" office:value="859522" calcext:value-type="float">
            <text:p>859522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150" calcext:value-type="float">
            <text:p>150</text:p>
          </table:table-cell>
          <table:table-cell table:style-name="ce237" office:value-type="string" calcext:value-type="string">
            <text:p><text:span text:style-name="T10">5π</text:span>/6</text:p>
          </table:table-cell>
          <table:table-cell table:style-name="ce237" table:formula="of:=[.D10]*PI()/180" office:value-type="float" office:value="2.61799387799149" calcext:value-type="float">
            <text:p>2,617993878</text:p>
          </table:table-cell>
          <table:table-cell table:style-name="ce253" office:value-type="float" office:value="5" calcext:value-type="float">
            <text:p>5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A10];[.$A$3:.$A$19];0)" office:value-type="float" office:value="5" calcext:value-type="float">
            <text:p>5</text:p>
          </table:table-cell>
          <table:table-cell table:style-name="ce237" table:formula="of:=RANK([.B10];[.$B$3:.$B$19];0)" office:value-type="float" office:value="3" calcext:value-type="float">
            <text:p>3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251058" calcext:value-type="float">
            <text:p>251058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string" calcext:value-type="string">
            <text:p><text:span text:style-name="T10">5π</text:span>/6</text:p>
          </table:table-cell>
          <table:table-cell table:style-name="ce237" table:formula="of:=[.R10]" office:value-type="string" office:string-value="5π/6" calcext:value-type="string">
            <text:p>5π/6</text:p>
          </table:table-cell>
          <table:table-cell table:style-name="ce237" table:formula="of:=[.U10]*180/[.V10]" office:value-type="float" office:value="150" calcext:value-type="float">
            <text:p>150</text:p>
          </table:table-cell>
          <table:table-cell table:style-name="ce253" office:value-type="float" office:value="5" calcext:value-type="float">
            <text:p>5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P10];[.$P$3:.$P$35];0)" office:value-type="float" office:value="22" calcext:value-type="float">
            <text:p>22</text:p>
          </table:table-cell>
          <table:table-cell/>
          <table:table-cell table:style-name="ce237" table:formula="of:=[.Y9]+0.01" office:value-type="float" office:value="-0.93" calcext:value-type="float">
            <text:p>-0,93</text:p>
          </table:table-cell>
          <table:table-cell table:style-name="ce237" table:formula="of:=SQRT(1-[.Y10]^2)" office:value-type="float" office:value="0.367559518989782" calcext:value-type="float">
            <text:p>0,367559519</text:p>
          </table:table-cell>
          <table:table-cell table:style-name="ce237" table:formula="of:=-SQRT(1-[.Y10]^2)" office:value-type="float" office:value="-0.367559518989782" calcext:value-type="float">
            <text:p>-0,367559519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120647" calcext:value-type="float">
            <text:p>120647</text:p>
          </table:table-cell>
          <table:table-cell table:style-name="ce237" table:formula="of:=RANDBETWEEN(1;1000000)" office:value-type="float" office:value="405271" calcext:value-type="float">
            <text:p>405271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80" calcext:value-type="float">
            <text:p>180</text:p>
          </table:table-cell>
          <table:table-cell table:style-name="ce237" office:value-type="string" calcext:value-type="string">
            <text:p>π</text:p>
          </table:table-cell>
          <table:table-cell table:style-name="ce237" table:formula="of:=[.D11]*PI()/180" office:value-type="float" office:value="3.14159265358979" calcext:value-type="float">
            <text:p>3,1415926536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ANK([.A11];[.$A$3:.$A$19];0)" office:value-type="float" office:value="16" calcext:value-type="float">
            <text:p>16</text:p>
          </table:table-cell>
          <table:table-cell table:style-name="ce237" table:formula="of:=RANK([.B11];[.$B$3:.$B$19];0)" office:value-type="float" office:value="12" calcext:value-type="float">
            <text:p>12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570783" calcext:value-type="float">
            <text:p>570783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string" calcext:value-type="string">
            <text:p>π</text:p>
          </table:table-cell>
          <table:table-cell table:style-name="ce237" table:formula="of:=[.R11]" office:value-type="string" office:string-value="π" calcext:value-type="string">
            <text:p>π</text:p>
          </table:table-cell>
          <table:table-cell table:style-name="ce237" table:formula="of:=[.U11]*180/[.V11]" office:value-type="float" office:value="180" calcext:value-type="float">
            <text:p>180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ANK([.P11];[.$P$3:.$P$35];0)" office:value-type="float" office:value="11" calcext:value-type="float">
            <text:p>11</text:p>
          </table:table-cell>
          <table:table-cell/>
          <table:table-cell table:style-name="ce237" table:formula="of:=[.Y10]+0.01" office:value-type="float" office:value="-0.92" calcext:value-type="float">
            <text:p>-0,92</text:p>
          </table:table-cell>
          <table:table-cell table:style-name="ce237" table:formula="of:=SQRT(1-[.Y11]^2)" office:value-type="float" office:value="0.391918358845309" calcext:value-type="float">
            <text:p>0,3919183588</text:p>
          </table:table-cell>
          <table:table-cell table:style-name="ce237" table:formula="of:=-SQRT(1-[.Y11]^2)" office:value-type="float" office:value="-0.391918358845309" calcext:value-type="float">
            <text:p>-0,3919183588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329686" calcext:value-type="float">
            <text:p>329686</text:p>
          </table:table-cell>
          <table:table-cell table:style-name="ce237" table:formula="of:=RANDBETWEEN(1;1000000)" office:value-type="float" office:value="199792" calcext:value-type="float">
            <text:p>199792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210" calcext:value-type="float">
            <text:p>210</text:p>
          </table:table-cell>
          <table:table-cell table:style-name="ce237" office:value-type="string" calcext:value-type="string">
            <text:p><text:span text:style-name="T10">7π</text:span>/6</text:p>
          </table:table-cell>
          <table:table-cell table:style-name="ce237" table:formula="of:=[.D12]*PI()/180" office:value-type="float" office:value="3.66519142918809" calcext:value-type="float">
            <text:p>3,6651914292</text:p>
          </table:table-cell>
          <table:table-cell table:style-name="ce253" office:value-type="float" office:value="7" calcext:value-type="float">
            <text:p>7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A12];[.$A$3:.$A$19];0)" office:value-type="float" office:value="11" calcext:value-type="float">
            <text:p>11</text:p>
          </table:table-cell>
          <table:table-cell table:style-name="ce237" table:formula="of:=RANK([.B12];[.$B$3:.$B$19];0)" office:value-type="float" office:value="15" calcext:value-type="float">
            <text:p>15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510489" calcext:value-type="float">
            <text:p>510489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string" calcext:value-type="string">
            <text:p><text:span text:style-name="T10">7π</text:span>/6</text:p>
          </table:table-cell>
          <table:table-cell table:style-name="ce237" table:formula="of:=[.R29]" office:value-type="string" office:string-value="-5π/6" calcext:value-type="string">
            <text:p>-5π/6</text:p>
          </table:table-cell>
          <table:table-cell table:style-name="ce237" table:formula="of:=[.U12]*180/[.V12]" office:value-type="float" office:value="-150" calcext:value-type="float">
            <text:p>-150</text:p>
          </table:table-cell>
          <table:table-cell table:style-name="ce253" office:value-type="float" office:value="-5" calcext:value-type="float">
            <text:p>-5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P12];[.$P$3:.$P$35];0)" office:value-type="float" office:value="15" calcext:value-type="float">
            <text:p>15</text:p>
          </table:table-cell>
          <table:table-cell/>
          <table:table-cell table:style-name="ce237" table:formula="of:=[.Y11]+0.01" office:value-type="float" office:value="-0.91" calcext:value-type="float">
            <text:p>-0,91</text:p>
          </table:table-cell>
          <table:table-cell table:style-name="ce237" table:formula="of:=SQRT(1-[.Y12]^2)" office:value-type="float" office:value="0.414608248832558" calcext:value-type="float">
            <text:p>0,4146082488</text:p>
          </table:table-cell>
          <table:table-cell table:style-name="ce237" table:formula="of:=-SQRT(1-[.Y12]^2)" office:value-type="float" office:value="-0.414608248832558" calcext:value-type="float">
            <text:p>-0,4146082488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938894" calcext:value-type="float">
            <text:p>938894</text:p>
          </table:table-cell>
          <table:table-cell table:style-name="ce237" table:formula="of:=RANDBETWEEN(1;1000000)" office:value-type="float" office:value="424572" calcext:value-type="float">
            <text:p>424572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225" calcext:value-type="float">
            <text:p>225</text:p>
          </table:table-cell>
          <table:table-cell table:style-name="ce237" office:value-type="string" calcext:value-type="string">
            <text:p><text:span text:style-name="T10">5π</text:span>/4</text:p>
          </table:table-cell>
          <table:table-cell table:style-name="ce237" table:formula="of:=[.D13]*PI()/180" office:value-type="float" office:value="3.92699081698724" calcext:value-type="float">
            <text:p>3,926990817</text:p>
          </table:table-cell>
          <table:table-cell table:style-name="ce253" office:value-type="float" office:value="5" calcext:value-type="float">
            <text:p>5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A13];[.$A$3:.$A$19];0)" office:value-type="float" office:value="1" calcext:value-type="float">
            <text:p>1</text:p>
          </table:table-cell>
          <table:table-cell table:style-name="ce237" table:formula="of:=RANK([.B13];[.$B$3:.$B$19];0)" office:value-type="float" office:value="11" calcext:value-type="float">
            <text:p>11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904525" calcext:value-type="float">
            <text:p>904525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string" calcext:value-type="string">
            <text:p><text:span text:style-name="T10">5π</text:span>/4</text:p>
          </table:table-cell>
          <table:table-cell table:style-name="ce237" table:formula="of:=[.R30]" office:value-type="string" office:string-value="-3π/4" calcext:value-type="string">
            <text:p>-3π/4</text:p>
          </table:table-cell>
          <table:table-cell table:style-name="ce237" table:formula="of:=[.U13]*180/[.V13]" office:value-type="float" office:value="-135" calcext:value-type="float">
            <text:p>-135</text:p>
          </table:table-cell>
          <table:table-cell table:style-name="ce253" office:value-type="float" office:value="-3" calcext:value-type="float">
            <text:p>-3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P13];[.$P$3:.$P$35];0)" office:value-type="float" office:value="2" calcext:value-type="float">
            <text:p>2</text:p>
          </table:table-cell>
          <table:table-cell/>
          <table:table-cell table:style-name="ce237" table:formula="of:=[.Y12]+0.01" office:value-type="float" office:value="-0.9" calcext:value-type="float">
            <text:p>-0,9</text:p>
          </table:table-cell>
          <table:table-cell table:style-name="ce237" table:formula="of:=SQRT(1-[.Y13]^2)" office:value-type="float" office:value="0.435889894354068" calcext:value-type="float">
            <text:p>0,4358898944</text:p>
          </table:table-cell>
          <table:table-cell table:style-name="ce237" table:formula="of:=-SQRT(1-[.Y13]^2)" office:value-type="float" office:value="-0.435889894354068" calcext:value-type="float">
            <text:p>-0,4358898944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672696" calcext:value-type="float">
            <text:p>672696</text:p>
          </table:table-cell>
          <table:table-cell table:style-name="ce237" table:formula="of:=RANDBETWEEN(1;1000000)" office:value-type="float" office:value="299877" calcext:value-type="float">
            <text:p>299877</text:p>
          </table:table-cell>
          <table:table-cell table:style-name="ce237" office:value-type="float" office:value="12" calcext:value-type="float">
            <text:p>12</text:p>
          </table:table-cell>
          <table:table-cell table:style-name="ce237" office:value-type="float" office:value="240" calcext:value-type="float">
            <text:p>240</text:p>
          </table:table-cell>
          <table:table-cell table:style-name="ce237" office:value-type="string" calcext:value-type="string">
            <text:p><text:span text:style-name="T10">4π</text:span>/3</text:p>
          </table:table-cell>
          <table:table-cell table:style-name="ce237" table:formula="of:=[.D14]*PI()/180" office:value-type="float" office:value="4.18879020478639" calcext:value-type="float">
            <text:p>4,1887902048</text:p>
          </table:table-cell>
          <table:table-cell table:style-name="ce253" office:value-type="float" office:value="4" calcext:value-type="float">
            <text:p>4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A14];[.$A$3:.$A$19];0)" office:value-type="float" office:value="7" calcext:value-type="float">
            <text:p>7</text:p>
          </table:table-cell>
          <table:table-cell table:style-name="ce237" table:formula="of:=RANK([.B14];[.$B$3:.$B$19];0)" office:value-type="float" office:value="14" calcext:value-type="float">
            <text:p>14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413612" calcext:value-type="float">
            <text:p>413612</text:p>
          </table:table-cell>
          <table:table-cell table:style-name="ce237" office:value-type="float" office:value="12" calcext:value-type="float">
            <text:p>12</text:p>
          </table:table-cell>
          <table:table-cell table:style-name="ce237" office:value-type="string" calcext:value-type="string">
            <text:p><text:span text:style-name="T10">4π</text:span>/3</text:p>
          </table:table-cell>
          <table:table-cell table:style-name="ce237" table:formula="of:=[.R31]" office:value-type="string" office:string-value="-2π/3" calcext:value-type="string">
            <text:p>-2π/3</text:p>
          </table:table-cell>
          <table:table-cell table:style-name="ce237" table:formula="of:=[.U14]*180/[.V14]" office:value-type="float" office:value="-120" calcext:value-type="float">
            <text:p>-120</text:p>
          </table:table-cell>
          <table:table-cell table:style-name="ce253" office:value-type="float" office:value="-2" calcext:value-type="float">
            <text:p>-2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P14];[.$P$3:.$P$35];0)" office:value-type="float" office:value="17" calcext:value-type="float">
            <text:p>17</text:p>
          </table:table-cell>
          <table:table-cell/>
          <table:table-cell table:style-name="ce237" table:formula="of:=[.Y13]+0.01" office:value-type="float" office:value="-0.89" calcext:value-type="float">
            <text:p>-0,89</text:p>
          </table:table-cell>
          <table:table-cell table:style-name="ce237" table:formula="of:=SQRT(1-[.Y14]^2)" office:value-type="float" office:value="0.45596052460712" calcext:value-type="float">
            <text:p>0,4559605246</text:p>
          </table:table-cell>
          <table:table-cell table:style-name="ce237" table:formula="of:=-SQRT(1-[.Y14]^2)" office:value-type="float" office:value="-0.45596052460712" calcext:value-type="float">
            <text:p>-0,4559605246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535880" calcext:value-type="float">
            <text:p>535880</text:p>
          </table:table-cell>
          <table:table-cell table:style-name="ce237" table:formula="of:=RANDBETWEEN(1;1000000)" office:value-type="float" office:value="637825" calcext:value-type="float">
            <text:p>637825</text:p>
          </table:table-cell>
          <table:table-cell table:style-name="ce237" office:value-type="float" office:value="13" calcext:value-type="float">
            <text:p>13</text:p>
          </table:table-cell>
          <table:table-cell table:style-name="ce237" office:value-type="float" office:value="270" calcext:value-type="float">
            <text:p>270</text:p>
          </table:table-cell>
          <table:table-cell table:style-name="ce237" office:value-type="string" calcext:value-type="string">
            <text:p><text:span text:style-name="T10">3π</text:span>/2</text:p>
          </table:table-cell>
          <table:table-cell table:style-name="ce237" table:formula="of:=[.D15]*PI()/180" office:value-type="float" office:value="4.71238898038469" calcext:value-type="float">
            <text:p>4,7123889804</text:p>
          </table:table-cell>
          <table:table-cell table:style-name="ce253" office:value-type="float" office:value="3" calcext:value-type="float">
            <text:p>3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ANK([.A15];[.$A$3:.$A$19];0)" office:value-type="float" office:value="8" calcext:value-type="float">
            <text:p>8</text:p>
          </table:table-cell>
          <table:table-cell table:style-name="ce237" table:formula="of:=RANK([.B15];[.$B$3:.$B$19];0)" office:value-type="float" office:value="6" calcext:value-type="float">
            <text:p>6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860206" calcext:value-type="float">
            <text:p>860206</text:p>
          </table:table-cell>
          <table:table-cell table:style-name="ce237" office:value-type="float" office:value="13" calcext:value-type="float">
            <text:p>13</text:p>
          </table:table-cell>
          <table:table-cell table:style-name="ce237" office:value-type="string" calcext:value-type="string">
            <text:p><text:span text:style-name="T10">3π</text:span>/2</text:p>
          </table:table-cell>
          <table:table-cell table:style-name="ce237" table:formula="of:=[.R32]" office:value-type="string" office:string-value="-π/2" calcext:value-type="string">
            <text:p>-π/2</text:p>
          </table:table-cell>
          <table:table-cell table:style-name="ce237" table:formula="of:=[.U15]*180/[.V15]" office:value-type="float" office:value="-90" calcext:value-type="float">
            <text:p>-90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ANK([.P15];[.$P$3:.$P$35];0)" office:value-type="float" office:value="4" calcext:value-type="float">
            <text:p>4</text:p>
          </table:table-cell>
          <table:table-cell/>
          <table:table-cell table:style-name="ce237" table:formula="of:=[.Y14]+0.01" office:value-type="float" office:value="-0.88" calcext:value-type="float">
            <text:p>-0,88</text:p>
          </table:table-cell>
          <table:table-cell table:style-name="ce237" table:formula="of:=SQRT(1-[.Y15]^2)" office:value-type="float" office:value="0.474973683481517" calcext:value-type="float">
            <text:p>0,4749736835</text:p>
          </table:table-cell>
          <table:table-cell table:style-name="ce237" table:formula="of:=-SQRT(1-[.Y15]^2)" office:value-type="float" office:value="-0.474973683481517" calcext:value-type="float">
            <text:p>-0,4749736835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74893" calcext:value-type="float">
            <text:p>74893</text:p>
          </table:table-cell>
          <table:table-cell table:style-name="ce237" table:formula="of:=RANDBETWEEN(1;1000000)" office:value-type="float" office:value="14872" calcext:value-type="float">
            <text:p>14872</text:p>
          </table:table-cell>
          <table:table-cell table:style-name="ce237" office:value-type="float" office:value="14" calcext:value-type="float">
            <text:p>14</text:p>
          </table:table-cell>
          <table:table-cell table:style-name="ce237" office:value-type="float" office:value="300" calcext:value-type="float">
            <text:p>300</text:p>
          </table:table-cell>
          <table:table-cell table:style-name="ce237" office:value-type="string" calcext:value-type="string">
            <text:p><text:span text:style-name="T10">5π</text:span>/3</text:p>
          </table:table-cell>
          <table:table-cell table:style-name="ce237" table:formula="of:=[.D16]*PI()/180" office:value-type="float" office:value="5.23598775598299" calcext:value-type="float">
            <text:p>5,235987756</text:p>
          </table:table-cell>
          <table:table-cell table:style-name="ce253" office:value-type="float" office:value="5" calcext:value-type="float">
            <text:p>5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A16];[.$A$3:.$A$19];0)" office:value-type="float" office:value="17" calcext:value-type="float">
            <text:p>17</text:p>
          </table:table-cell>
          <table:table-cell table:style-name="ce237" table:formula="of:=RANK([.B16];[.$B$3:.$B$19];0)" office:value-type="float" office:value="17" calcext:value-type="float">
            <text:p>17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532275" calcext:value-type="float">
            <text:p>532275</text:p>
          </table:table-cell>
          <table:table-cell table:style-name="ce237" office:value-type="float" office:value="14" calcext:value-type="float">
            <text:p>14</text:p>
          </table:table-cell>
          <table:table-cell table:style-name="ce237" office:value-type="string" calcext:value-type="string">
            <text:p><text:span text:style-name="T10">5π</text:span>/3</text:p>
          </table:table-cell>
          <table:table-cell table:style-name="ce237" table:formula="of:=[.R33]" office:value-type="string" office:string-value="-π/3" calcext:value-type="string">
            <text:p>-π/3</text:p>
          </table:table-cell>
          <table:table-cell table:style-name="ce237" table:formula="of:=[.U16]*180/[.V16]" office:value-type="float" office:value="-60" calcext:value-type="float">
            <text:p>-60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P16];[.$P$3:.$P$35];0)" office:value-type="float" office:value="13" calcext:value-type="float">
            <text:p>13</text:p>
          </table:table-cell>
          <table:table-cell/>
          <table:table-cell table:style-name="ce237" table:formula="of:=[.Y15]+0.01" office:value-type="float" office:value="-0.87" calcext:value-type="float">
            <text:p>-0,87</text:p>
          </table:table-cell>
          <table:table-cell table:style-name="ce237" table:formula="of:=SQRT(1-[.Y16]^2)" office:value-type="float" office:value="0.493051721424842" calcext:value-type="float">
            <text:p>0,4930517214</text:p>
          </table:table-cell>
          <table:table-cell table:style-name="ce237" table:formula="of:=-SQRT(1-[.Y16]^2)" office:value-type="float" office:value="-0.493051721424842" calcext:value-type="float">
            <text:p>-0,4930517214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712774" calcext:value-type="float">
            <text:p>712774</text:p>
          </table:table-cell>
          <table:table-cell table:style-name="ce237" table:formula="of:=RANDBETWEEN(1;1000000)" office:value-type="float" office:value="302937" calcext:value-type="float">
            <text:p>302937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315" calcext:value-type="float">
            <text:p>315</text:p>
          </table:table-cell>
          <table:table-cell table:style-name="ce237" office:value-type="string" calcext:value-type="string">
            <text:p><text:span text:style-name="T10">7π</text:span>/4</text:p>
          </table:table-cell>
          <table:table-cell table:style-name="ce237" table:formula="of:=[.D17]*PI()/180" office:value-type="float" office:value="5.49778714378214" calcext:value-type="float">
            <text:p>5,4977871438</text:p>
          </table:table-cell>
          <table:table-cell table:style-name="ce253" office:value-type="float" office:value="7" calcext:value-type="float">
            <text:p>7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A17];[.$A$3:.$A$19];0)" office:value-type="float" office:value="6" calcext:value-type="float">
            <text:p>6</text:p>
          </table:table-cell>
          <table:table-cell table:style-name="ce237" table:formula="of:=RANK([.B17];[.$B$3:.$B$19];0)" office:value-type="float" office:value="13" calcext:value-type="float">
            <text:p>13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393936" calcext:value-type="float">
            <text:p>393936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string" calcext:value-type="string">
            <text:p><text:span text:style-name="T10">7π</text:span>/4</text:p>
          </table:table-cell>
          <table:table-cell table:style-name="ce237" table:formula="of:=[.R34]" office:value-type="string" office:string-value="-π/4" calcext:value-type="string">
            <text:p>-π/4</text:p>
          </table:table-cell>
          <table:table-cell table:style-name="ce237" table:formula="of:=[.U17]*180/[.V17]" office:value-type="float" office:value="-45" calcext:value-type="float">
            <text:p>-45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P17];[.$P$3:.$P$35];0)" office:value-type="float" office:value="18" calcext:value-type="float">
            <text:p>18</text:p>
          </table:table-cell>
          <table:table-cell/>
          <table:table-cell table:style-name="ce237" table:formula="of:=[.Y16]+0.01" office:value-type="float" office:value="-0.86" calcext:value-type="float">
            <text:p>-0,86</text:p>
          </table:table-cell>
          <table:table-cell table:style-name="ce237" table:formula="of:=SQRT(1-[.Y17]^2)" office:value-type="float" office:value="0.510294032886923" calcext:value-type="float">
            <text:p>0,5102940329</text:p>
          </table:table-cell>
          <table:table-cell table:style-name="ce237" table:formula="of:=-SQRT(1-[.Y17]^2)" office:value-type="float" office:value="-0.510294032886923" calcext:value-type="float">
            <text:p>-0,5102940329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519952" calcext:value-type="float">
            <text:p>519952</text:p>
          </table:table-cell>
          <table:table-cell table:style-name="ce237" table:formula="of:=RANDBETWEEN(1;1000000)" office:value-type="float" office:value="483609" calcext:value-type="float">
            <text:p>483609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330" calcext:value-type="float">
            <text:p>330</text:p>
          </table:table-cell>
          <table:table-cell table:style-name="ce237" office:value-type="string" calcext:value-type="string">
            <text:p><text:span text:style-name="T10">11π</text:span>/6</text:p>
          </table:table-cell>
          <table:table-cell table:style-name="ce237" table:formula="of:=[.D18]*PI()/180" office:value-type="float" office:value="5.75958653158129" calcext:value-type="float">
            <text:p>5,7595865316</text:p>
          </table:table-cell>
          <table:table-cell table:style-name="ce253" office:value-type="float" office:value="11" calcext:value-type="float">
            <text:p>11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A18];[.$A$3:.$A$19];0)" office:value-type="float" office:value="10" calcext:value-type="float">
            <text:p>10</text:p>
          </table:table-cell>
          <table:table-cell table:style-name="ce237" table:formula="of:=RANK([.B18];[.$B$3:.$B$19];0)" office:value-type="float" office:value="9" calcext:value-type="float">
            <text:p>9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175373" calcext:value-type="float">
            <text:p>175373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string" calcext:value-type="string">
            <text:p><text:span text:style-name="T10">11π</text:span>/6</text:p>
          </table:table-cell>
          <table:table-cell table:style-name="ce237" table:formula="of:=[.R35]" office:value-type="string" office:string-value="-π/6" calcext:value-type="string">
            <text:p>-π/6</text:p>
          </table:table-cell>
          <table:table-cell table:style-name="ce237" table:formula="of:=[.U18]*180/[.V18]" office:value-type="float" office:value="-30" calcext:value-type="float">
            <text:p>-30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P18];[.$P$3:.$P$35];0)" office:value-type="float" office:value="27" calcext:value-type="float">
            <text:p>27</text:p>
          </table:table-cell>
          <table:table-cell/>
          <table:table-cell table:style-name="ce237" table:formula="of:=[.Y17]+0.01" office:value-type="float" office:value="-0.85" calcext:value-type="float">
            <text:p>-0,85</text:p>
          </table:table-cell>
          <table:table-cell table:style-name="ce237" table:formula="of:=SQRT(1-[.Y18]^2)" office:value-type="float" office:value="0.526782687642637" calcext:value-type="float">
            <text:p>0,5267826876</text:p>
          </table:table-cell>
          <table:table-cell table:style-name="ce237" table:formula="of:=-SQRT(1-[.Y18]^2)" office:value-type="float" office:value="-0.526782687642637" calcext:value-type="float">
            <text:p>-0,5267826876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254419" calcext:value-type="float">
            <text:p>254419</text:p>
          </table:table-cell>
          <table:table-cell table:style-name="ce237" table:formula="of:=RANDBETWEEN(1;1000000)" office:value-type="float" office:value="137025" calcext:value-type="float">
            <text:p>137025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360" calcext:value-type="float">
            <text:p>360</text:p>
          </table:table-cell>
          <table:table-cell table:style-name="ce237" office:value-type="string" calcext:value-type="string">
            <text:p>2π</text:p>
          </table:table-cell>
          <table:table-cell table:style-name="ce237" table:formula="of:=[.D19]*PI()/180" office:value-type="float" office:value="6.28318530717959" calcext:value-type="float">
            <text:p>6,2831853072</text:p>
          </table:table-cell>
          <table:table-cell table:style-name="ce253" office:value-type="float" office:value="2" calcext:value-type="float">
            <text:p>2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ANK([.A19];[.$A$3:.$A$19];0)" office:value-type="float" office:value="14" calcext:value-type="float">
            <text:p>14</text:p>
          </table:table-cell>
          <table:table-cell table:style-name="ce237" table:formula="of:=RANK([.B19];[.$B$3:.$B$19];0)" office:value-type="float" office:value="16" calcext:value-type="float">
            <text:p>16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596461" calcext:value-type="float">
            <text:p>596461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string" calcext:value-type="string">
            <text:p>2π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[.U19]*180/[.V19]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ANK([.P19];[.$P$3:.$P$35];0)" office:value-type="float" office:value="10" calcext:value-type="float">
            <text:p>10</text:p>
          </table:table-cell>
          <table:table-cell/>
          <table:table-cell table:style-name="ce237" table:formula="of:=[.Y18]+0.01" office:value-type="float" office:value="-0.84" calcext:value-type="float">
            <text:p>-0,84</text:p>
          </table:table-cell>
          <table:table-cell table:style-name="ce237" table:formula="of:=SQRT(1-[.Y19]^2)" office:value-type="float" office:value="0.542586398650022" calcext:value-type="float">
            <text:p>0,5425863987</text:p>
          </table:table-cell>
          <table:table-cell table:style-name="ce237" table:formula="of:=-SQRT(1-[.Y19]^2)" office:value-type="float" office:value="-0.542586398650022" calcext:value-type="float">
            <text:p>-0,5425863987</text:p>
          </table:table-cell>
          <table:table-cell table:number-columns-repeated="997"/>
        </table:table-row>
        <table:table-row table:style-name="ro3">
          <table:table-cell table:style-name="ce238" table:number-columns-repeated="2"/>
          <table:table-cell table:number-columns-repeated="5"/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445620" calcext:value-type="float">
            <text:p>445620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office:value-type="string" calcext:value-type="string">
            <text:p>-2π</text:p>
          </table:table-cell>
          <table:table-cell table:style-name="ce237" office:value-type="float" office:value="0" calcext:value-type="float">
            <text:p>0</text:p>
          </table:table-cell>
          <table:table-cell table:style-name="ce237" table:formula="of:=[.U20]*180/[.V20]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ANK([.P20];[.$P$3:.$P$35];0)" office:value-type="float" office:value="16" calcext:value-type="float">
            <text:p>16</text:p>
          </table:table-cell>
          <table:table-cell/>
          <table:table-cell table:style-name="ce237" table:formula="of:=[.Y19]+0.01" office:value-type="float" office:value="-0.83" calcext:value-type="float">
            <text:p>-0,83</text:p>
          </table:table-cell>
          <table:table-cell table:style-name="ce237" table:formula="of:=SQRT(1-[.Y20]^2)" office:value-type="float" office:value="0.557763390695374" calcext:value-type="float">
            <text:p>0,5577633907</text:p>
          </table:table-cell>
          <table:table-cell table:style-name="ce237" table:formula="of:=-SQRT(1-[.Y20]^2)" office:value-type="float" office:value="-0.557763390695374" calcext:value-type="float">
            <text:p>-0,5577633907</text:p>
          </table:table-cell>
          <table:table-cell table:number-columns-repeated="997"/>
        </table:table-row>
        <table:table-row table:style-name="ro3">
          <table:table-cell table:style-name="ce239" office:value-type="string" calcext:value-type="string">
            <text:p>Angle <text:span text:style-name="T6">x</text:span><text:span text:style-name="T11"> (°)</text:span></text:p>
          </table:table-cell>
          <table:table-cell table:style-name="ce239" office:value-type="string" calcext:value-type="string">
            <text:p>cos(<text:span text:style-name="T6">x</text:span>)</text:p>
          </table:table-cell>
          <table:table-cell table:style-name="ce239" office:value-type="string" calcext:value-type="string">
            <text:p>sin(<text:span text:style-name="T6">x</text:span>)</text:p>
          </table:table-cell>
          <table:table-cell table:style-name="ce239" office:value-type="string" calcext:value-type="string">
            <text:p>tan(<text:span text:style-name="T6">x</text:span>)</text:p>
          </table:table-cell>
          <table:table-cell table:style-name="ce239" office:value-type="string" calcext:value-type="string">
            <text:p>cos(<text:span text:style-name="T6">x</text:span>)</text:p>
          </table:table-cell>
          <table:table-cell table:style-name="ce239" office:value-type="string" calcext:value-type="string">
            <text:p>sin(<text:span text:style-name="T6">x</text:span>)</text:p>
          </table:table-cell>
          <table:table-cell table:style-name="ce239" office:value-type="string" calcext:value-type="string">
            <text:p>tan(<text:span text:style-name="T6">x</text:span>)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693993" calcext:value-type="float">
            <text:p>693993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office:value-type="string" calcext:value-type="string">
            <text:p>-11π/6</text:p>
          </table:table-cell>
          <table:table-cell table:style-name="ce237" table:formula="of:=[.R4]" office:value-type="string" office:string-value="π/6" calcext:value-type="string">
            <text:p>π/6</text:p>
          </table:table-cell>
          <table:table-cell table:style-name="ce237" table:formula="of:=[.U21]*180/[.V21]" office:value-type="float" office:value="30" calcext:value-type="float">
            <text:p>30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P21];[.$P$3:.$P$35];0)" office:value-type="float" office:value="8" calcext:value-type="float">
            <text:p>8</text:p>
          </table:table-cell>
          <table:table-cell/>
          <table:table-cell table:style-name="ce237" table:formula="of:=[.Y20]+0.01" office:value-type="float" office:value="-0.82" calcext:value-type="float">
            <text:p>-0,82</text:p>
          </table:table-cell>
          <table:table-cell table:style-name="ce237" table:formula="of:=SQRT(1-[.Y21]^2)" office:value-type="float" office:value="0.572363520850168" calcext:value-type="float">
            <text:p>0,5723635209</text:p>
          </table:table-cell>
          <table:table-cell table:style-name="ce237" table:formula="of:=-SQRT(1-[.Y21]^2)" office:value-type="float" office:value="-0.572363520850168" calcext:value-type="float">
            <text:p>-0,5723635209</text:p>
          </table:table-cell>
          <table:table-cell table:number-columns-repeated="997"/>
        </table:table-row>
        <table:table-row table:style-name="ro3">
          <table:table-cell table:style-name="ce240" table:formula="of:=INDEX([.$C$70:.$C$86];[.J70])" office:value-type="float" office:value="135" calcext:value-type="float">
            <text:p>135</text:p>
          </table:table-cell>
          <table:table-cell table:style-name="ce259" table:formula="of:=INDEX([.$D$70:.$D$86];[.J70])" office:value-type="string" office:string-value="-√2/2" calcext:value-type="string">
            <text:p>-√2/2</text:p>
          </table:table-cell>
          <table:table-cell table:style-name="ce259" table:formula="of:=INDEX([.$E$70:.$E$86];[.J70])" office:value-type="string" office:string-value="√2/2" calcext:value-type="string">
            <text:p>√2/2</text:p>
          </table:table-cell>
          <table:table-cell table:style-name="ce259" table:formula="of:=INDEX([.$F$70:.$F$86];[.J70])" office:value-type="float" office:value="-1" calcext:value-type="float">
            <text:p>-1 <text:s text:c="3"/></text:p>
          </table:table-cell>
          <table:table-cell table:style-name="ce281" table:formula="of:=INDEX([.$G$70:.$G$86];[.J70])" office:value-type="float" office:value="-0.707106781186548" calcext:value-type="float">
            <text:p>-0,707</text:p>
          </table:table-cell>
          <table:table-cell table:style-name="ce281" table:formula="of:=INDEX([.$H$70:.$H$86];[.J70])" office:value-type="float" office:value="0.707106781186548" calcext:value-type="float">
            <text:p>0,707</text:p>
          </table:table-cell>
          <table:table-cell table:style-name="ce281" table:formula="of:=INDEX([.$I$70:.$I$86];[.J70])" office:value-type="float" office:value="-1" calcext:value-type="float">
            <text:p>-1,000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317909" calcext:value-type="float">
            <text:p>317909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office:value-type="string" calcext:value-type="string">
            <text:p>-7π/4</text:p>
          </table:table-cell>
          <table:table-cell table:style-name="ce237" table:formula="of:=[.R5]" office:value-type="string" office:string-value="π/4" calcext:value-type="string">
            <text:p>π/4</text:p>
          </table:table-cell>
          <table:table-cell table:style-name="ce237" table:formula="of:=[.U22]*180/[.V22]" office:value-type="float" office:value="45" calcext:value-type="float">
            <text:p>45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P22];[.$P$3:.$P$35];0)" office:value-type="float" office:value="19" calcext:value-type="float">
            <text:p>19</text:p>
          </table:table-cell>
          <table:table-cell/>
          <table:table-cell table:style-name="ce237" table:formula="of:=[.Y21]+0.01" office:value-type="float" office:value="-0.81" calcext:value-type="float">
            <text:p>-0,81</text:p>
          </table:table-cell>
          <table:table-cell table:style-name="ce237" table:formula="of:=SQRT(1-[.Y22]^2)" office:value-type="float" office:value="0.58642987645583" calcext:value-type="float">
            <text:p>0,5864298765</text:p>
          </table:table-cell>
          <table:table-cell table:style-name="ce237" table:formula="of:=-SQRT(1-[.Y22]^2)" office:value-type="float" office:value="-0.58642987645583" calcext:value-type="float">
            <text:p>-0,5864298765</text:p>
          </table:table-cell>
          <table:table-cell table:number-columns-repeated="997"/>
        </table:table-row>
        <table:table-row table:style-name="ro3">
          <table:table-cell table:style-name="ce241" table:formula="of:=INDEX([.$C$70:.$C$86];[.J71])" office:value-type="float" office:value="60" calcext:value-type="float">
            <text:p>60</text:p>
          </table:table-cell>
          <table:table-cell table:style-name="ce260" table:formula="of:=INDEX([.$D$70:.$D$86];[.J71])" office:value-type="string" office:string-value="1/2" calcext:value-type="string">
            <text:p>1/2</text:p>
          </table:table-cell>
          <table:table-cell table:style-name="ce260" table:formula="of:=INDEX([.$E$70:.$E$86];[.J71])" office:value-type="string" office:string-value="√3/2" calcext:value-type="string">
            <text:p>√3/2</text:p>
          </table:table-cell>
          <table:table-cell table:style-name="ce260" table:formula="of:=INDEX([.$F$70:.$F$86];[.J71])" office:value-type="string" office:string-value="√3" calcext:value-type="string">
            <text:p>√3</text:p>
          </table:table-cell>
          <table:table-cell table:style-name="ce282" table:formula="of:=INDEX([.$G$70:.$G$86];[.J71])" office:value-type="float" office:value="0.5" calcext:value-type="float">
            <text:p>0,500</text:p>
          </table:table-cell>
          <table:table-cell table:style-name="ce282" table:formula="of:=INDEX([.$H$70:.$H$86];[.J71])" office:value-type="float" office:value="0.866025403784439" calcext:value-type="float">
            <text:p>0,866</text:p>
          </table:table-cell>
          <table:table-cell table:style-name="ce282" table:formula="of:=INDEX([.$I$70:.$I$86];[.J71])" office:value-type="float" office:value="1.73205080756888" calcext:value-type="float">
            <text:p>1,732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237729" calcext:value-type="float">
            <text:p>237729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office:value-type="string" calcext:value-type="string">
            <text:p>-5π/3</text:p>
          </table:table-cell>
          <table:table-cell table:style-name="ce237" table:formula="of:=[.R6]" office:value-type="string" office:string-value="π/3" calcext:value-type="string">
            <text:p>π/3</text:p>
          </table:table-cell>
          <table:table-cell table:style-name="ce237" table:formula="of:=[.U23]*180/[.V23]" office:value-type="float" office:value="60" calcext:value-type="float">
            <text:p>60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P23];[.$P$3:.$P$35];0)" office:value-type="float" office:value="24" calcext:value-type="float">
            <text:p>24</text:p>
          </table:table-cell>
          <table:table-cell/>
          <table:table-cell table:style-name="ce237" table:formula="of:=[.Y22]+0.01" office:value-type="float" office:value="-0.8" calcext:value-type="float">
            <text:p>-0,8</text:p>
          </table:table-cell>
          <table:table-cell table:style-name="ce237" table:formula="of:=SQRT(1-[.Y23]^2)" office:value-type="float" office:value="0.6" calcext:value-type="float">
            <text:p>0,6</text:p>
          </table:table-cell>
          <table:table-cell table:style-name="ce237" table:formula="of:=-SQRT(1-[.Y23]^2)" office:value-type="float" office:value="-0.6" calcext:value-type="float">
            <text:p>-0,6</text:p>
          </table:table-cell>
          <table:table-cell table:number-columns-repeated="997"/>
        </table:table-row>
        <table:table-row table:style-name="ro3">
          <table:table-cell table:style-name="ce242" table:formula="of:=INDEX([.$C$70:.$C$86];[.J72])" office:value-type="float" office:value="150" calcext:value-type="float">
            <text:p>150</text:p>
          </table:table-cell>
          <table:table-cell table:style-name="ce261" table:formula="of:=INDEX([.$D$70:.$D$86];[.J72])" office:value-type="string" office:string-value="-√3/2" calcext:value-type="string">
            <text:p>-√3/2</text:p>
          </table:table-cell>
          <table:table-cell table:style-name="ce261" table:formula="of:=INDEX([.$E$70:.$E$86];[.J72])" office:value-type="string" office:string-value="1/2" calcext:value-type="string">
            <text:p>1/2</text:p>
          </table:table-cell>
          <table:table-cell table:style-name="ce261" table:formula="of:=INDEX([.$F$70:.$F$86];[.J72])" office:value-type="string" office:string-value="-√3/3" calcext:value-type="string">
            <text:p>-√3/3</text:p>
          </table:table-cell>
          <table:table-cell table:style-name="ce283" table:formula="of:=INDEX([.$G$70:.$G$86];[.J72])" office:value-type="float" office:value="-0.866025403784439" calcext:value-type="float">
            <text:p>-0,866</text:p>
          </table:table-cell>
          <table:table-cell table:style-name="ce283" table:formula="of:=INDEX([.$H$70:.$H$86];[.J72])" office:value-type="float" office:value="0.5" calcext:value-type="float">
            <text:p>0,500</text:p>
          </table:table-cell>
          <table:table-cell table:style-name="ce283" table:formula="of:=INDEX([.$I$70:.$I$86];[.J72])" office:value-type="float" office:value="-0.577350269189626" calcext:value-type="float">
            <text:p>-0,577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247598" calcext:value-type="float">
            <text:p>247598</text:p>
          </table:table-cell>
          <table:table-cell table:style-name="ce237" office:value-type="float" office:value="22" calcext:value-type="float">
            <text:p>22</text:p>
          </table:table-cell>
          <table:table-cell table:style-name="ce237" office:value-type="string" calcext:value-type="string">
            <text:p>-3π/2</text:p>
          </table:table-cell>
          <table:table-cell table:style-name="ce237" table:formula="of:=[.R7]" office:value-type="string" office:string-value="π/2" calcext:value-type="string">
            <text:p>π/2</text:p>
          </table:table-cell>
          <table:table-cell table:style-name="ce237" table:formula="of:=[.U24]*180/[.V24]" office:value-type="float" office:value="90" calcext:value-type="float">
            <text:p>90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ANK([.P24];[.$P$3:.$P$35];0)" office:value-type="float" office:value="23" calcext:value-type="float">
            <text:p>23</text:p>
          </table:table-cell>
          <table:table-cell/>
          <table:table-cell table:style-name="ce237" table:formula="of:=[.Y23]+0.01" office:value-type="float" office:value="-0.79" calcext:value-type="float">
            <text:p>-0,79</text:p>
          </table:table-cell>
          <table:table-cell table:style-name="ce237" table:formula="of:=SQRT(1-[.Y24]^2)" office:value-type="float" office:value="0.613106842238774" calcext:value-type="float">
            <text:p>0,6131068422</text:p>
          </table:table-cell>
          <table:table-cell table:style-name="ce237" table:formula="of:=-SQRT(1-[.Y24]^2)" office:value-type="float" office:value="-0.613106842238774" calcext:value-type="float">
            <text:p>-0,6131068422</text:p>
          </table:table-cell>
          <table:table-cell table:number-columns-repeated="997"/>
        </table:table-row>
        <table:table-row table:style-name="ro3">
          <table:table-cell table:style-name="ce243" table:formula="of:=INDEX([.$C$70:.$C$86];[.J73])" office:value-type="float" office:value="0" calcext:value-type="float">
            <text:p>0</text:p>
          </table:table-cell>
          <table:table-cell table:style-name="ce262" table:formula="of:=INDEX([.$D$70:.$D$86];[.J73])" office:value-type="float" office:value="1" calcext:value-type="float">
            <text:p>1 <text:s text:c="3"/></text:p>
          </table:table-cell>
          <table:table-cell table:style-name="ce262" table:formula="of:=INDEX([.$E$70:.$E$86];[.J73])" office:value-type="float" office:value="0" calcext:value-type="float">
            <text:p>0 <text:s text:c="3"/></text:p>
          </table:table-cell>
          <table:table-cell table:style-name="ce262" table:formula="of:=INDEX([.$F$70:.$F$86];[.J73])" office:value-type="float" office:value="0" calcext:value-type="float">
            <text:p>0 <text:s text:c="3"/></text:p>
          </table:table-cell>
          <table:table-cell table:style-name="ce284" table:formula="of:=INDEX([.$G$70:.$G$86];[.J73])" office:value-type="float" office:value="1" calcext:value-type="float">
            <text:p>1,000</text:p>
          </table:table-cell>
          <table:table-cell table:style-name="ce284" table:formula="of:=INDEX([.$H$70:.$H$86];[.J73])" office:value-type="float" office:value="0" calcext:value-type="float">
            <text:p>0,000</text:p>
          </table:table-cell>
          <table:table-cell table:style-name="ce284" table:formula="of:=INDEX([.$I$70:.$I$86];[.J73])" office:value-type="float" office:value="0" calcext:value-type="float">
            <text:p>0,000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251914" calcext:value-type="float">
            <text:p>251914</text:p>
          </table:table-cell>
          <table:table-cell table:style-name="ce237" office:value-type="float" office:value="23" calcext:value-type="float">
            <text:p>23</text:p>
          </table:table-cell>
          <table:table-cell table:style-name="ce237" office:value-type="string" calcext:value-type="string">
            <text:p>-4π/3</text:p>
          </table:table-cell>
          <table:table-cell table:style-name="ce237" table:formula="of:=[.R8]" office:value-type="string" office:string-value="2π/3" calcext:value-type="string">
            <text:p>2π/3</text:p>
          </table:table-cell>
          <table:table-cell table:style-name="ce237" table:formula="of:=[.U25]*180/[.V25]" office:value-type="float" office:value="120" calcext:value-type="float">
            <text:p>120</text:p>
          </table:table-cell>
          <table:table-cell table:style-name="ce253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P25];[.$P$3:.$P$35];0)" office:value-type="float" office:value="21" calcext:value-type="float">
            <text:p>21</text:p>
          </table:table-cell>
          <table:table-cell/>
          <table:table-cell table:style-name="ce237" table:formula="of:=[.Y24]+0.01" office:value-type="float" office:value="-0.78" calcext:value-type="float">
            <text:p>-0,78</text:p>
          </table:table-cell>
          <table:table-cell table:style-name="ce237" table:formula="of:=SQRT(1-[.Y25]^2)" office:value-type="float" office:value="0.625779513886481" calcext:value-type="float">
            <text:p>0,6257795139</text:p>
          </table:table-cell>
          <table:table-cell table:style-name="ce237" table:formula="of:=-SQRT(1-[.Y25]^2)" office:value-type="float" office:value="-0.625779513886481" calcext:value-type="float">
            <text:p>-0,6257795139</text:p>
          </table:table-cell>
          <table:table-cell table:number-columns-repeated="997"/>
        </table:table-row>
        <table:table-row table:style-name="ro3">
          <table:table-cell table:style-name="ce244" table:formula="of:=INDEX([.$C$70:.$C$86];[.J74])" office:value-type="float" office:value="90" calcext:value-type="float">
            <text:p>90</text:p>
          </table:table-cell>
          <table:table-cell table:style-name="ce263" table:formula="of:=INDEX([.$D$70:.$D$86];[.J74])" office:value-type="float" office:value="0" calcext:value-type="float">
            <text:p>0 <text:s text:c="3"/></text:p>
          </table:table-cell>
          <table:table-cell table:style-name="ce263" table:formula="of:=INDEX([.$E$70:.$E$86];[.J74])" office:value-type="float" office:value="1" calcext:value-type="float">
            <text:p>1 <text:s text:c="3"/></text:p>
          </table:table-cell>
          <table:table-cell table:style-name="ce263" table:formula="of:=INDEX([.$F$70:.$F$86];[.J74])" office:value-type="string" office:string-value="Impossible" calcext:value-type="string">
            <text:p>Impossible</text:p>
          </table:table-cell>
          <table:table-cell table:style-name="ce285" table:formula="of:=INDEX([.$G$70:.$G$86];[.J74])" office:value-type="float" office:value="0" calcext:value-type="float">
            <text:p>0,000</text:p>
          </table:table-cell>
          <table:table-cell table:style-name="ce285" table:formula="of:=INDEX([.$H$70:.$H$86];[.J74])" office:value-type="float" office:value="1" calcext:value-type="float">
            <text:p>1,000</text:p>
          </table:table-cell>
          <table:table-cell table:style-name="ce285" table:formula="of:=INDEX([.$I$70:.$I$86];[.J74])" office:value-type="string" office:string-value="Impossible" calcext:value-type="string">
            <text:p>Impossible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515798" calcext:value-type="float">
            <text:p>515798</text:p>
          </table:table-cell>
          <table:table-cell table:style-name="ce237" office:value-type="float" office:value="24" calcext:value-type="float">
            <text:p>24</text:p>
          </table:table-cell>
          <table:table-cell table:style-name="ce237" office:value-type="string" calcext:value-type="string">
            <text:p>-5π/4</text:p>
          </table:table-cell>
          <table:table-cell table:style-name="ce237" table:formula="of:=[.R9]" office:value-type="string" office:string-value="3π/4" calcext:value-type="string">
            <text:p>3π/4</text:p>
          </table:table-cell>
          <table:table-cell table:style-name="ce237" table:formula="of:=[.U26]*180/[.V26]" office:value-type="float" office:value="135" calcext:value-type="float">
            <text:p>135</text:p>
          </table:table-cell>
          <table:table-cell table:style-name="ce253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P26];[.$P$3:.$P$35];0)" office:value-type="float" office:value="14" calcext:value-type="float">
            <text:p>14</text:p>
          </table:table-cell>
          <table:table-cell/>
          <table:table-cell table:style-name="ce237" table:formula="of:=[.Y25]+0.01" office:value-type="float" office:value="-0.77" calcext:value-type="float">
            <text:p>-0,77</text:p>
          </table:table-cell>
          <table:table-cell table:style-name="ce237" table:formula="of:=SQRT(1-[.Y26]^2)" office:value-type="float" office:value="0.638043885637971" calcext:value-type="float">
            <text:p>0,6380438856</text:p>
          </table:table-cell>
          <table:table-cell table:style-name="ce237" table:formula="of:=-SQRT(1-[.Y26]^2)" office:value-type="float" office:value="-0.638043885637971" calcext:value-type="float">
            <text:p>-0,6380438856</text:p>
          </table:table-cell>
          <table:table-cell table:number-columns-repeated="997"/>
        </table:table-row>
        <table:table-row table:style-name="ro3">
          <table:table-cell table:style-name="ce236" table:formula="of:=INDEX([.$C$70:.$C$86];[.J75])" office:value-type="float" office:value="210" calcext:value-type="float">
            <text:p>210</text:p>
          </table:table-cell>
          <table:table-cell table:style-name="ce264" table:formula="of:=INDEX([.$D$70:.$D$86];[.J75])" office:value-type="string" office:string-value="-√3/2" calcext:value-type="string">
            <text:p>-√3/2</text:p>
          </table:table-cell>
          <table:table-cell table:style-name="ce264" table:formula="of:=INDEX([.$E$70:.$E$86];[.J75])" office:value-type="string" office:string-value="-1/2" calcext:value-type="string">
            <text:p>-1/2</text:p>
          </table:table-cell>
          <table:table-cell table:style-name="ce264" table:formula="of:=INDEX([.$F$70:.$F$86];[.J75])" office:value-type="string" office:string-value="√3/3" calcext:value-type="string">
            <text:p>√3/3</text:p>
          </table:table-cell>
          <table:table-cell table:style-name="ce286" table:formula="of:=INDEX([.$G$70:.$G$86];[.J75])" office:value-type="float" office:value="-0.866025403784439" calcext:value-type="float">
            <text:p>-0,866</text:p>
          </table:table-cell>
          <table:table-cell table:style-name="ce286" table:formula="of:=INDEX([.$H$70:.$H$86];[.J75])" office:value-type="float" office:value="-0.5" calcext:value-type="float">
            <text:p>-0,500</text:p>
          </table:table-cell>
          <table:table-cell table:style-name="ce286" table:formula="of:=INDEX([.$I$70:.$I$86];[.J75])" office:value-type="float" office:value="0.577350269189626" calcext:value-type="float">
            <text:p>0,577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83315" calcext:value-type="float">
            <text:p>83315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office:value-type="string" calcext:value-type="string">
            <text:p>-7π/6</text:p>
          </table:table-cell>
          <table:table-cell table:style-name="ce237" table:formula="of:=[.R10]" office:value-type="string" office:string-value="5π/6" calcext:value-type="string">
            <text:p>5π/6</text:p>
          </table:table-cell>
          <table:table-cell table:style-name="ce237" table:formula="of:=[.U27]*180/[.V27]" office:value-type="float" office:value="150" calcext:value-type="float">
            <text:p>150</text:p>
          </table:table-cell>
          <table:table-cell table:style-name="ce253" office:value-type="float" office:value="5" calcext:value-type="float">
            <text:p>5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P27];[.$P$3:.$P$35];0)" office:value-type="float" office:value="30" calcext:value-type="float">
            <text:p>30</text:p>
          </table:table-cell>
          <table:table-cell/>
          <table:table-cell table:style-name="ce237" table:formula="of:=[.Y26]+0.01" office:value-type="float" office:value="-0.76" calcext:value-type="float">
            <text:p>-0,76</text:p>
          </table:table-cell>
          <table:table-cell table:style-name="ce237" table:formula="of:=SQRT(1-[.Y27]^2)" office:value-type="float" office:value="0.649923072370877" calcext:value-type="float">
            <text:p>0,6499230724</text:p>
          </table:table-cell>
          <table:table-cell table:style-name="ce237" table:formula="of:=-SQRT(1-[.Y27]^2)" office:value-type="float" office:value="-0.649923072370877" calcext:value-type="float">
            <text:p>-0,6499230724</text:p>
          </table:table-cell>
          <table:table-cell table:number-columns-repeated="997"/>
        </table:table-row>
        <table:table-row table:style-name="ro3">
          <table:table-cell table:style-name="ce245" table:formula="of:=INDEX([.$C$70:.$C$86];[.J76])" office:value-type="float" office:value="270" calcext:value-type="float">
            <text:p>270</text:p>
          </table:table-cell>
          <table:table-cell table:style-name="ce265" table:formula="of:=INDEX([.$D$70:.$D$86];[.J76])" office:value-type="float" office:value="0" calcext:value-type="float">
            <text:p>0 <text:s text:c="3"/></text:p>
          </table:table-cell>
          <table:table-cell table:style-name="ce265" table:formula="of:=INDEX([.$E$70:.$E$86];[.J76])" office:value-type="float" office:value="-1" calcext:value-type="float">
            <text:p>-1 <text:s text:c="3"/></text:p>
          </table:table-cell>
          <table:table-cell table:style-name="ce265" table:formula="of:=INDEX([.$F$70:.$F$86];[.J76])" office:value-type="string" office:string-value="Impossible" calcext:value-type="string">
            <text:p>Impossible</text:p>
          </table:table-cell>
          <table:table-cell table:style-name="ce287" table:formula="of:=INDEX([.$G$70:.$G$86];[.J76])" office:value-type="float" office:value="0" calcext:value-type="float">
            <text:p>0,000</text:p>
          </table:table-cell>
          <table:table-cell table:style-name="ce287" table:formula="of:=INDEX([.$H$70:.$H$86];[.J76])" office:value-type="float" office:value="-1" calcext:value-type="float">
            <text:p>-1,000</text:p>
          </table:table-cell>
          <table:table-cell table:style-name="ce287" table:formula="of:=INDEX([.$I$70:.$I$86];[.J76])" office:value-type="string" office:string-value="Impossible" calcext:value-type="string">
            <text:p>Impossible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634599" calcext:value-type="float">
            <text:p>634599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office:value-type="string" calcext:value-type="string">
            <text:p>-π</text:p>
          </table:table-cell>
          <table:table-cell table:style-name="ce237" office:value-type="string" calcext:value-type="string">
            <text:p>π</text:p>
          </table:table-cell>
          <table:table-cell table:style-name="ce237" table:formula="of:=[.U28]*180/[.V28]" office:value-type="float" office:value="180" calcext:value-type="float">
            <text:p>180</text:p>
          </table:table-cell>
          <table:table-cell table:style-name="ce253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style-name="ce237" table:formula="of:=RANK([.P28];[.$P$3:.$P$35];0)" office:value-type="float" office:value="9" calcext:value-type="float">
            <text:p>9</text:p>
          </table:table-cell>
          <table:table-cell/>
          <table:table-cell table:style-name="ce237" table:formula="of:=[.Y27]+0.01" office:value-type="float" office:value="-0.75" calcext:value-type="float">
            <text:p>-0,75</text:p>
          </table:table-cell>
          <table:table-cell table:style-name="ce237" table:formula="of:=SQRT(1-[.Y28]^2)" office:value-type="float" office:value="0.661437827766148" calcext:value-type="float">
            <text:p>0,6614378278</text:p>
          </table:table-cell>
          <table:table-cell table:style-name="ce237" table:formula="of:=-SQRT(1-[.Y28]^2)" office:value-type="float" office:value="-0.661437827766148" calcext:value-type="float">
            <text:p>-0,6614378278</text:p>
          </table:table-cell>
          <table:table-cell table:number-columns-repeated="997"/>
        </table:table-row>
        <table:table-row table:style-name="ro3">
          <table:table-cell table:style-name="ce246" table:formula="of:=INDEX([.$C$70:.$C$86];[.J77])" office:value-type="float" office:value="315" calcext:value-type="float">
            <text:p>315</text:p>
          </table:table-cell>
          <table:table-cell table:style-name="ce266" table:formula="of:=INDEX([.$D$70:.$D$86];[.J77])" office:value-type="string" office:string-value="√2/2" calcext:value-type="string">
            <text:p>√2/2</text:p>
          </table:table-cell>
          <table:table-cell table:style-name="ce266" table:formula="of:=INDEX([.$E$70:.$E$86];[.J77])" office:value-type="string" office:string-value="-√2/2" calcext:value-type="string">
            <text:p>-√2/2</text:p>
          </table:table-cell>
          <table:table-cell table:style-name="ce266" table:formula="of:=INDEX([.$F$70:.$F$86];[.J77])" office:value-type="float" office:value="-1" calcext:value-type="float">
            <text:p>-1 <text:s text:c="3"/></text:p>
          </table:table-cell>
          <table:table-cell table:style-name="ce288" table:formula="of:=INDEX([.$G$70:.$G$86];[.J77])" office:value-type="float" office:value="0.707106781186548" calcext:value-type="float">
            <text:p>0,707</text:p>
          </table:table-cell>
          <table:table-cell table:style-name="ce288" table:formula="of:=INDEX([.$H$70:.$H$86];[.J77])" office:value-type="float" office:value="-0.707106781186548" calcext:value-type="float">
            <text:p>-0,707</text:p>
          </table:table-cell>
          <table:table-cell table:style-name="ce288" table:formula="of:=INDEX([.$I$70:.$I$86];[.J77])" office:value-type="float" office:value="-1" calcext:value-type="float">
            <text:p>-1,000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252863" calcext:value-type="float">
            <text:p>252863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string" calcext:value-type="string">
            <text:p>-5π/6</text:p>
          </table:table-cell>
          <table:table-cell table:style-name="ce237" table:formula="of:=[.R29]" office:value-type="string" office:string-value="-5π/6" calcext:value-type="string">
            <text:p>-5π/6</text:p>
          </table:table-cell>
          <table:table-cell table:style-name="ce237" table:formula="of:=[.U29]*180/[.V29]" office:value-type="float" office:value="-150" calcext:value-type="float">
            <text:p>-150</text:p>
          </table:table-cell>
          <table:table-cell table:style-name="ce253" office:value-type="float" office:value="-5" calcext:value-type="float">
            <text:p>-5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P29];[.$P$3:.$P$35];0)" office:value-type="float" office:value="20" calcext:value-type="float">
            <text:p>20</text:p>
          </table:table-cell>
          <table:table-cell/>
          <table:table-cell table:style-name="ce237" table:formula="of:=[.Y28]+0.01" office:value-type="float" office:value="-0.74" calcext:value-type="float">
            <text:p>-0,74</text:p>
          </table:table-cell>
          <table:table-cell table:style-name="ce237" table:formula="of:=SQRT(1-[.Y29]^2)" office:value-type="float" office:value="0.67260686883201" calcext:value-type="float">
            <text:p>0,6726068688</text:p>
          </table:table-cell>
          <table:table-cell table:style-name="ce237" table:formula="of:=-SQRT(1-[.Y29]^2)" office:value-type="float" office:value="-0.67260686883201" calcext:value-type="float">
            <text:p>-0,6726068688</text:p>
          </table:table-cell>
          <table:table-cell table:number-columns-repeated="997"/>
        </table:table-row>
        <table:table-row table:style-name="ro3">
          <table:table-cell table:style-name="ce247" table:formula="of:=INDEX([.$C$70:.$C$86];[.J78])" office:value-type="float" office:value="180" calcext:value-type="float">
            <text:p>180</text:p>
          </table:table-cell>
          <table:table-cell table:style-name="ce267" table:formula="of:=INDEX([.$D$70:.$D$86];[.J78])" office:value-type="float" office:value="-1" calcext:value-type="float">
            <text:p>-1 <text:s text:c="3"/></text:p>
          </table:table-cell>
          <table:table-cell table:style-name="ce267" table:formula="of:=INDEX([.$E$70:.$E$86];[.J78])" office:value-type="float" office:value="0" calcext:value-type="float">
            <text:p>0 <text:s text:c="3"/></text:p>
          </table:table-cell>
          <table:table-cell table:style-name="ce267" table:formula="of:=INDEX([.$F$70:.$F$86];[.J78])" office:value-type="float" office:value="0" calcext:value-type="float">
            <text:p>0 <text:s text:c="3"/></text:p>
          </table:table-cell>
          <table:table-cell table:style-name="ce289" table:formula="of:=INDEX([.$G$70:.$G$86];[.J78])" office:value-type="float" office:value="-1" calcext:value-type="float">
            <text:p>-1,000</text:p>
          </table:table-cell>
          <table:table-cell table:style-name="ce289" table:formula="of:=INDEX([.$H$70:.$H$86];[.J78])" office:value-type="float" office:value="0" calcext:value-type="float">
            <text:p>0,000</text:p>
          </table:table-cell>
          <table:table-cell table:style-name="ce289" table:formula="of:=INDEX([.$I$70:.$I$86];[.J78])" office:value-type="float" office:value="0" calcext:value-type="float">
            <text:p>0,000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193758" calcext:value-type="float">
            <text:p>193758</text:p>
          </table:table-cell>
          <table:table-cell table:style-name="ce237" office:value-type="float" office:value="28" calcext:value-type="float">
            <text:p>28</text:p>
          </table:table-cell>
          <table:table-cell table:style-name="ce237" office:value-type="string" calcext:value-type="string">
            <text:p>-3π/4</text:p>
          </table:table-cell>
          <table:table-cell table:style-name="ce237" table:formula="of:=[.R30]" office:value-type="string" office:string-value="-3π/4" calcext:value-type="string">
            <text:p>-3π/4</text:p>
          </table:table-cell>
          <table:table-cell table:style-name="ce237" table:formula="of:=[.U30]*180/[.V30]" office:value-type="float" office:value="-135" calcext:value-type="float">
            <text:p>-135</text:p>
          </table:table-cell>
          <table:table-cell table:style-name="ce253" office:value-type="float" office:value="-3" calcext:value-type="float">
            <text:p>-3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P30];[.$P$3:.$P$35];0)" office:value-type="float" office:value="26" calcext:value-type="float">
            <text:p>26</text:p>
          </table:table-cell>
          <table:table-cell/>
          <table:table-cell table:style-name="ce237" table:formula="of:=[.Y29]+0.01" office:value-type="float" office:value="-0.73" calcext:value-type="float">
            <text:p>-0,73</text:p>
          </table:table-cell>
          <table:table-cell table:style-name="ce237" table:formula="of:=SQRT(1-[.Y30]^2)" office:value-type="float" office:value="0.683447144993671" calcext:value-type="float">
            <text:p>0,683447145</text:p>
          </table:table-cell>
          <table:table-cell table:style-name="ce237" table:formula="of:=-SQRT(1-[.Y30]^2)" office:value-type="float" office:value="-0.683447144993671" calcext:value-type="float">
            <text:p>-0,683447145</text:p>
          </table:table-cell>
          <table:table-cell table:number-columns-repeated="997"/>
        </table:table-row>
        <table:table-row table:style-name="ro3">
          <table:table-cell table:style-name="ce248" table:formula="of:=INDEX([.$C$70:.$C$86];[.J79])" office:value-type="float" office:value="120" calcext:value-type="float">
            <text:p>120</text:p>
          </table:table-cell>
          <table:table-cell table:style-name="ce268" table:formula="of:=INDEX([.$D$70:.$D$86];[.J79])" office:value-type="string" office:string-value="-1/2" calcext:value-type="string">
            <text:p>-1/2</text:p>
          </table:table-cell>
          <table:table-cell table:style-name="ce268" table:formula="of:=INDEX([.$E$70:.$E$86];[.J79])" office:value-type="string" office:string-value="√3/2" calcext:value-type="string">
            <text:p>√3/2</text:p>
          </table:table-cell>
          <table:table-cell table:style-name="ce268" table:formula="of:=INDEX([.$F$70:.$F$86];[.J79])" office:value-type="string" office:string-value="-√3" calcext:value-type="string">
            <text:p>-√3</text:p>
          </table:table-cell>
          <table:table-cell table:style-name="ce290" table:formula="of:=INDEX([.$G$70:.$G$86];[.J79])" office:value-type="float" office:value="-0.5" calcext:value-type="float">
            <text:p>-0,500</text:p>
          </table:table-cell>
          <table:table-cell table:style-name="ce290" table:formula="of:=INDEX([.$H$70:.$H$86];[.J79])" office:value-type="float" office:value="0.866025403784439" calcext:value-type="float">
            <text:p>0,866</text:p>
          </table:table-cell>
          <table:table-cell table:style-name="ce290" table:formula="of:=INDEX([.$I$70:.$I$86];[.J79])" office:value-type="float" office:value="-1.73205080756888" calcext:value-type="float">
            <text:p>-1,732</text:p>
          </table:table-cell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742159" calcext:value-type="float">
            <text:p>742159</text:p>
          </table:table-cell>
          <table:table-cell table:style-name="ce237" office:value-type="float" office:value="29" calcext:value-type="float">
            <text:p>29</text:p>
          </table:table-cell>
          <table:table-cell table:style-name="ce237" office:value-type="string" calcext:value-type="string">
            <text:p>-2π/3</text:p>
          </table:table-cell>
          <table:table-cell table:style-name="ce237" table:formula="of:=[.R31]" office:value-type="string" office:string-value="-2π/3" calcext:value-type="string">
            <text:p>-2π/3</text:p>
          </table:table-cell>
          <table:table-cell table:style-name="ce237" table:formula="of:=[.U31]*180/[.V31]" office:value-type="float" office:value="-120" calcext:value-type="float">
            <text:p>-120</text:p>
          </table:table-cell>
          <table:table-cell table:style-name="ce253" office:value-type="float" office:value="-2" calcext:value-type="float">
            <text:p>-2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P31];[.$P$3:.$P$35];0)" office:value-type="float" office:value="7" calcext:value-type="float">
            <text:p>7</text:p>
          </table:table-cell>
          <table:table-cell/>
          <table:table-cell table:style-name="ce237" table:formula="of:=[.Y30]+0.01" office:value-type="float" office:value="-0.72" calcext:value-type="float">
            <text:p>-0,72</text:p>
          </table:table-cell>
          <table:table-cell table:style-name="ce237" table:formula="of:=SQRT(1-[.Y31]^2)" office:value-type="float" office:value="0.693974062915899" calcext:value-type="float">
            <text:p>0,6939740629</text:p>
          </table:table-cell>
          <table:table-cell table:style-name="ce237" table:formula="of:=-SQRT(1-[.Y31]^2)" office:value-type="float" office:value="-0.693974062915899" calcext:value-type="float">
            <text:p>-0,6939740629</text:p>
          </table:table-cell>
          <table:table-cell table:number-columns-repeated="997"/>
        </table:table-row>
        <table:table-row table:style-name="ro3">
          <table:table-cell table:style-name="ce238" table:number-columns-repeated="2"/>
          <table:table-cell table:number-columns-repeated="5"/>
          <table:table-cell table:style-name="ce238" table:number-columns-repeated="3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539875" calcext:value-type="float">
            <text:p>539875</text:p>
          </table:table-cell>
          <table:table-cell table:style-name="ce237" office:value-type="float" office:value="30" calcext:value-type="float">
            <text:p>30</text:p>
          </table:table-cell>
          <table:table-cell table:style-name="ce237" office:value-type="string" calcext:value-type="string">
            <text:p>-π/2</text:p>
          </table:table-cell>
          <table:table-cell table:style-name="ce237" table:formula="of:=[.R32]" office:value-type="string" office:string-value="-π/2" calcext:value-type="string">
            <text:p>-π/2</text:p>
          </table:table-cell>
          <table:table-cell table:style-name="ce237" table:formula="of:=[.U32]*180/[.V32]" office:value-type="float" office:value="-90" calcext:value-type="float">
            <text:p>-90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office:value-type="float" office:value="2" calcext:value-type="float">
            <text:p>2</text:p>
          </table:table-cell>
          <table:table-cell table:style-name="ce237" table:formula="of:=RANK([.P32];[.$P$3:.$P$35];0)" office:value-type="float" office:value="12" calcext:value-type="float">
            <text:p>12</text:p>
          </table:table-cell>
          <table:table-cell/>
          <table:table-cell table:style-name="ce237" table:formula="of:=[.Y31]+0.01" office:value-type="float" office:value="-0.71" calcext:value-type="float">
            <text:p>-0,71</text:p>
          </table:table-cell>
          <table:table-cell table:style-name="ce237" table:formula="of:=SQRT(1-[.Y32]^2)" office:value-type="float" office:value="0.70420167565833" calcext:value-type="float">
            <text:p>0,7042016757</text:p>
          </table:table-cell>
          <table:table-cell table:style-name="ce237" table:formula="of:=-SQRT(1-[.Y32]^2)" office:value-type="float" office:value="-0.70420167565833" calcext:value-type="float">
            <text:p>-0,7042016757</text:p>
          </table:table-cell>
          <table:table-cell table:number-columns-repeated="997"/>
        </table:table-row>
        <table:table-row table:style-name="ro3">
          <table:table-cell table:style-name="ce249" office:value-type="string" calcext:value-type="string" table:number-columns-spanned="1" table:number-rows-spanned="3">
            <text:p>Aléatoire</text:p>
            <text:p>équa 1</text:p>
          </table:table-cell>
          <table:table-cell table:style-name="ce250" office:value-type="string" calcext:value-type="string" table:number-columns-spanned="1" table:number-rows-spanned="3">
            <text:p>Rang</text:p>
          </table:table-cell>
          <table:table-cell table:style-name="ce250" office:value-type="string" calcext:value-type="string" table:number-columns-spanned="1" table:number-rows-spanned="3">
            <text:p>cos(x)</text:p>
          </table:table-cell>
          <table:table-cell table:style-name="ce250" office:value-type="string" calcext:value-type="string" table:number-columns-spanned="1" table:number-rows-spanned="3">
            <text:p>sin(x)</text:p>
          </table:table-cell>
          <table:table-cell table:style-name="ce250" office:value-type="string" calcext:value-type="string" table:number-columns-spanned="1" table:number-rows-spanned="3">
            <text:p>tan(x)</text:p>
          </table:table-cell>
          <table:table-cell table:style-name="ce250" office:value-type="string" calcext:value-type="string" table:number-columns-spanned="1" table:number-rows-spanned="3">
            <text:p>cos(x)</text:p>
          </table:table-cell>
          <table:table-cell table:style-name="ce250" office:value-type="string" calcext:value-type="string" table:number-columns-spanned="1" table:number-rows-spanned="3">
            <text:p>sin(x)</text:p>
          </table:table-cell>
          <table:table-cell table:style-name="ce250" office:value-type="string" calcext:value-type="string" table:number-columns-spanned="1" table:number-rows-spanned="3">
            <text:p>tan(x)</text:p>
          </table:table-cell>
          <table:table-cell table:style-name="ce250" office:value-type="string" calcext:value-type="string" table:number-columns-spanned="1" table:number-rows-spanned="3">
            <text:p>choix colonne équa 1</text:p>
          </table:table-cell>
          <table:table-cell table:style-name="ce307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62848" calcext:value-type="float">
            <text:p>62848</text:p>
          </table:table-cell>
          <table:table-cell table:style-name="ce237" office:value-type="float" office:value="31" calcext:value-type="float">
            <text:p>31</text:p>
          </table:table-cell>
          <table:table-cell table:style-name="ce237" office:value-type="string" calcext:value-type="string">
            <text:p>-π/3</text:p>
          </table:table-cell>
          <table:table-cell table:style-name="ce237" table:formula="of:=[.R33]" office:value-type="string" office:string-value="-π/3" calcext:value-type="string">
            <text:p>-π/3</text:p>
          </table:table-cell>
          <table:table-cell table:style-name="ce237" table:formula="of:=[.U33]*180/[.V33]" office:value-type="float" office:value="-60" calcext:value-type="float">
            <text:p>-60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office:value-type="float" office:value="3" calcext:value-type="float">
            <text:p>3</text:p>
          </table:table-cell>
          <table:table-cell table:style-name="ce237" table:formula="of:=RANK([.P33];[.$P$3:.$P$35];0)" office:value-type="float" office:value="31" calcext:value-type="float">
            <text:p>31</text:p>
          </table:table-cell>
          <table:table-cell/>
          <table:table-cell table:style-name="ce237" table:formula="of:=[.Y32]+0.01" office:value-type="float" office:value="-0.7" calcext:value-type="float">
            <text:p>-0,7</text:p>
          </table:table-cell>
          <table:table-cell table:style-name="ce237" table:formula="of:=SQRT(1-[.Y33]^2)" office:value-type="float" office:value="0.714142842854285" calcext:value-type="float">
            <text:p>0,7141428429</text:p>
          </table:table-cell>
          <table:table-cell table:style-name="ce237" table:formula="of:=-SQRT(1-[.Y33]^2)" office:value-type="float" office:value="-0.714142842854285" calcext:value-type="float">
            <text:p>-0,7141428429</text:p>
          </table:table-cell>
          <table:table-cell table:number-columns-repeated="997"/>
        </table:table-row>
        <table:table-row table:style-name="ro3">
          <table:covered-table-cell table:style-name="ce250"/>
          <table:covered-table-cell table:style-name="ce269"/>
          <table:covered-table-cell table:number-columns-repeated="7" table:style-name="ce250"/>
          <table:table-cell table:style-name="ce307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110490" calcext:value-type="float">
            <text:p>110490</text:p>
          </table:table-cell>
          <table:table-cell table:style-name="ce237" office:value-type="float" office:value="32" calcext:value-type="float">
            <text:p>32</text:p>
          </table:table-cell>
          <table:table-cell table:style-name="ce237" office:value-type="string" calcext:value-type="string">
            <text:p>-π/4</text:p>
          </table:table-cell>
          <table:table-cell table:style-name="ce237" table:formula="of:=[.R34]" office:value-type="string" office:string-value="-π/4" calcext:value-type="string">
            <text:p>-π/4</text:p>
          </table:table-cell>
          <table:table-cell table:style-name="ce237" table:formula="of:=[.U34]*180/[.V34]" office:value-type="float" office:value="-45" calcext:value-type="float">
            <text:p>-45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office:value-type="float" office:value="4" calcext:value-type="float">
            <text:p>4</text:p>
          </table:table-cell>
          <table:table-cell table:style-name="ce237" table:formula="of:=RANK([.P34];[.$P$3:.$P$35];0)" office:value-type="float" office:value="29" calcext:value-type="float">
            <text:p>29</text:p>
          </table:table-cell>
          <table:table-cell/>
          <table:table-cell table:style-name="ce237" table:formula="of:=[.Y33]+0.01" office:value-type="float" office:value="-0.69" calcext:value-type="float">
            <text:p>-0,69</text:p>
          </table:table-cell>
          <table:table-cell table:style-name="ce237" table:formula="of:=SQRT(1-[.Y34]^2)" office:value-type="float" office:value="0.723809367167903" calcext:value-type="float">
            <text:p>0,7238093672</text:p>
          </table:table-cell>
          <table:table-cell table:style-name="ce237" table:formula="of:=-SQRT(1-[.Y34]^2)" office:value-type="float" office:value="-0.723809367167903" calcext:value-type="float">
            <text:p>-0,7238093672</text:p>
          </table:table-cell>
          <table:table-cell table:number-columns-repeated="997"/>
        </table:table-row>
        <table:table-row table:style-name="ro3">
          <table:covered-table-cell table:style-name="ce251"/>
          <table:covered-table-cell table:style-name="ce269"/>
          <table:covered-table-cell table:number-columns-repeated="7" table:style-name="ce251"/>
          <table:table-cell table:style-name="ce308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220478" calcext:value-type="float">
            <text:p>220478</text:p>
          </table:table-cell>
          <table:table-cell table:style-name="ce237" office:value-type="float" office:value="33" calcext:value-type="float">
            <text:p>33</text:p>
          </table:table-cell>
          <table:table-cell table:style-name="ce237" office:value-type="string" calcext:value-type="string">
            <text:p>-π/6</text:p>
          </table:table-cell>
          <table:table-cell table:style-name="ce237" table:formula="of:=[.R35]" office:value-type="string" office:string-value="-π/6" calcext:value-type="string">
            <text:p>-π/6</text:p>
          </table:table-cell>
          <table:table-cell table:style-name="ce237" table:formula="of:=[.U35]*180/[.V35]" office:value-type="float" office:value="-30" calcext:value-type="float">
            <text:p>-30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office:value-type="float" office:value="6" calcext:value-type="float">
            <text:p>6</text:p>
          </table:table-cell>
          <table:table-cell table:style-name="ce237" table:formula="of:=RANK([.P35];[.$P$3:.$P$35];0)" office:value-type="float" office:value="25" calcext:value-type="float">
            <text:p>25</text:p>
          </table:table-cell>
          <table:table-cell/>
          <table:table-cell table:style-name="ce237" table:formula="of:=[.Y34]+0.01" office:value-type="float" office:value="-0.68" calcext:value-type="float">
            <text:p>-0,68</text:p>
          </table:table-cell>
          <table:table-cell table:style-name="ce237" table:formula="of:=SQRT(1-[.Y35]^2)" office:value-type="float" office:value="0.733212111192935" calcext:value-type="float">
            <text:p>0,7332121112</text:p>
          </table:table-cell>
          <table:table-cell table:style-name="ce237" table:formula="of:=-SQRT(1-[.Y35]^2)" office:value-type="float" office:value="-0.733212111192935" calcext:value-type="float">
            <text:p>-0,7332121112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365642" calcext:value-type="float">
            <text:p>365642</text:p>
          </table:table-cell>
          <table:table-cell table:style-name="ce237" office:value-type="float" office:value="1" calcext:value-type="float">
            <text:p>1</text:p>
          </table:table-cell>
          <table:table-cell table:style-name="ce271" table:formula="of:=IF([.I36]=1;INDEX([.$D$70:.$D$86];[.J82]);&quot;&quot;)" office:value-type="string" office:string-value="√3/2" calcext:value-type="string">
            <text:p>√3/2</text:p>
          </table:table-cell>
          <table:table-cell table:style-name="ce271" table:formula="of:=IF([.I36]=2;INDEX([.$E$70:.$E$86];[.J82]);&quot;&quot;)">
            <text:p/>
          </table:table-cell>
          <table:table-cell table:style-name="ce271" table:formula="of:=IF([.I36]=3;INDEX([.$F$70:.$F$86];[.J82]);&quot;&quot;)">
            <text:p/>
          </table:table-cell>
          <table:table-cell table:style-name="ce292" table:formula="of:=IF([.I36]=1;INDEX([.$G$70:.$G$86];[.J82]);&quot;&quot;)" office:value-type="float" office:value="0.866025403784439" calcext:value-type="float">
            <text:p>0,866</text:p>
          </table:table-cell>
          <table:table-cell table:style-name="ce292" table:formula="of:=IF([.I36]=2;INDEX([.$H$70:.$H$86];[.J82]);&quot;&quot;)">
            <text:p/>
          </table:table-cell>
          <table:table-cell table:style-name="ce292" table:formula="of:=IF([.I36]=3;INDEX([.$I$70:.$I$86];[.J82]);&quot;&quot;)">
            <text:p/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style-name="ce295"/>
          <table:table-cell/>
          <table:table-cell table:style-name="ce255" table:number-columns-repeated="3"/>
          <table:table-cell table:number-columns-repeated="10"/>
          <table:table-cell table:style-name="ce237" table:formula="of:=[.Y35]+0.01" office:value-type="float" office:value="-0.67" calcext:value-type="float">
            <text:p>-0,67</text:p>
          </table:table-cell>
          <table:table-cell table:style-name="ce237" table:formula="of:=SQRT(1-[.Y36]^2)" office:value-type="float" office:value="0.742361098118699" calcext:value-type="float">
            <text:p>0,7423610981</text:p>
          </table:table-cell>
          <table:table-cell table:style-name="ce237" table:formula="of:=-SQRT(1-[.Y36]^2)" office:value-type="float" office:value="-0.742361098118699" calcext:value-type="float">
            <text:p>-0,7423610981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663418" calcext:value-type="float">
            <text:p>663418</text:p>
          </table:table-cell>
          <table:table-cell table:style-name="ce237" office:value-type="float" office:value="2" calcext:value-type="float">
            <text:p>2</text:p>
          </table:table-cell>
          <table:table-cell table:style-name="ce271" table:formula="of:=IF([.I37]=1;INDEX([.$D$70:.$D$86];[.J83]);&quot;&quot;)">
            <text:p/>
          </table:table-cell>
          <table:table-cell table:style-name="ce271" table:formula="of:=IF([.I37]=2;INDEX([.$E$70:.$E$86];[.J83]);&quot;&quot;)" office:value-type="float" office:value="0" calcext:value-type="float">
            <text:p>0</text:p>
          </table:table-cell>
          <table:table-cell table:style-name="ce274" table:formula="of:=IF([.I37]=3;INDEX([.$F$70:.$F$86];[.J83]);&quot;&quot;)">
            <text:p/>
          </table:table-cell>
          <table:table-cell table:style-name="ce292" table:formula="of:=IF([.I37]=1;INDEX([.$G$70:.$G$86];[.J83]);&quot;&quot;)">
            <text:p/>
          </table:table-cell>
          <table:table-cell table:style-name="ce292" table:formula="of:=IF([.I37]=2;INDEX([.$H$70:.$H$86];[.J83]);&quot;&quot;)" office:value-type="float" office:value="0" calcext:value-type="float">
            <text:p>0,000</text:p>
          </table:table-cell>
          <table:table-cell table:style-name="ce292" table:formula="of:=IF([.I37]=3;INDEX([.$I$70:.$I$86];[.J83]);&quot;&quot;)">
            <text:p/>
          </table:table-cell>
          <table:table-cell table:style-name="ce237" table:formula="of:=RANDBETWEEN(1;3)" office:value-type="float" office:value="2" calcext:value-type="float">
            <text:p>2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6" office:value-type="string" calcext:value-type="string">
            <text:p>Aléatoire</text:p>
          </table:table-cell>
          <table:table-cell table:style-name="ce236" office:value-type="string" calcext:value-type="string">
            <text:p>Rang</text:p>
          </table:table-cell>
          <table:table-cell table:style-name="ce236" office:value-type="string" calcext:value-type="string">
            <text:p>degrés</text:p>
          </table:table-cell>
          <table:table-cell table:style-name="ce236" office:value-type="string" calcext:value-type="string">
            <text:p>MP</text:p>
          </table:table-cell>
          <table:table-cell table:style-name="ce236" office:value-type="string" calcext:value-type="string">
            <text:p>choix</text:p>
          </table:table-cell>
          <table:table-cell table:number-columns-repeated="4"/>
          <table:table-cell table:style-name="ce237" table:formula="of:=[.Y36]+0.01" office:value-type="float" office:value="-0.66" calcext:value-type="float">
            <text:p>-0,66</text:p>
          </table:table-cell>
          <table:table-cell table:style-name="ce237" table:formula="of:=SQRT(1-[.Y37]^2)" office:value-type="float" office:value="0.751265598839718" calcext:value-type="float">
            <text:p>0,7512655988</text:p>
          </table:table-cell>
          <table:table-cell table:style-name="ce237" table:formula="of:=-SQRT(1-[.Y37]^2)" office:value-type="float" office:value="-0.751265598839718" calcext:value-type="float">
            <text:p>-0,7512655988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21297" calcext:value-type="float">
            <text:p>21297</text:p>
          </table:table-cell>
          <table:table-cell table:style-name="ce237" office:value-type="float" office:value="3" calcext:value-type="float">
            <text:p>3</text:p>
          </table:table-cell>
          <table:table-cell table:style-name="ce271" table:formula="of:=IF([.I38]=1;INDEX([.$D$70:.$D$86];[.J84]);&quot;&quot;)" office:value-type="string" office:string-value="1/2" calcext:value-type="string">
            <text:p>1/2</text:p>
          </table:table-cell>
          <table:table-cell table:style-name="ce271" table:formula="of:=IF([.I38]=2;INDEX([.$E$70:.$E$86];[.J84]);&quot;&quot;)">
            <text:p/>
          </table:table-cell>
          <table:table-cell table:style-name="ce274" table:formula="of:=IF([.I38]=3;INDEX([.$F$70:.$F$86];[.J84]);&quot;&quot;)">
            <text:p/>
          </table:table-cell>
          <table:table-cell table:style-name="ce292" table:formula="of:=IF([.I38]=1;INDEX([.$G$70:.$G$86];[.J84]);&quot;&quot;)" office:value-type="float" office:value="0.5" calcext:value-type="float">
            <text:p>0,500</text:p>
          </table:table-cell>
          <table:table-cell table:style-name="ce292" table:formula="of:=IF([.I38]=2;INDEX([.$H$70:.$H$86];[.J84]);&quot;&quot;)">
            <text:p/>
          </table:table-cell>
          <table:table-cell table:style-name="ce292" table:formula="of:=IF([.I38]=3;INDEX([.$I$70:.$I$86];[.J84]);&quot;&quot;)">
            <text:p/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278222" calcext:value-type="float">
            <text:p>278222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53" table:formula="of:=IF([.R38]&gt;180;[.R38]-360;IF([.R38]&lt;-180;[.R38]+360;[.R38]))" office:value-type="float" office:value="0" calcext:value-type="float">
            <text:p>0</text:p>
          </table:table-cell>
          <table:table-cell table:style-name="ce237" table:formula="of:=RANK([.P38];[.$P$38:.$P$69];0)" office:value-type="float" office:value="21" calcext:value-type="float">
            <text:p>21</text:p>
          </table:table-cell>
          <table:table-cell table:number-columns-repeated="4"/>
          <table:table-cell table:style-name="ce237" table:formula="of:=[.Y37]+0.01" office:value-type="float" office:value="-0.65" calcext:value-type="float">
            <text:p>-0,65</text:p>
          </table:table-cell>
          <table:table-cell table:style-name="ce237" table:formula="of:=SQRT(1-[.Y38]^2)" office:value-type="float" office:value="0.759934207678533" calcext:value-type="float">
            <text:p>0,7599342077</text:p>
          </table:table-cell>
          <table:table-cell table:style-name="ce237" table:formula="of:=-SQRT(1-[.Y38]^2)" office:value-type="float" office:value="-0.759934207678533" calcext:value-type="float">
            <text:p>-0,7599342077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823980" calcext:value-type="float">
            <text:p>823980</text:p>
          </table:table-cell>
          <table:table-cell table:style-name="ce237" office:value-type="float" office:value="4" calcext:value-type="float">
            <text:p>4</text:p>
          </table:table-cell>
          <table:table-cell table:style-name="ce271" table:formula="of:=IF([.I39]=1;INDEX([.$D$70:.$D$86];[.J85]);&quot;&quot;)" office:value-type="string" office:string-value="-1/2" calcext:value-type="string">
            <text:p>-1/2</text:p>
          </table:table-cell>
          <table:table-cell table:style-name="ce271" table:formula="of:=IF([.I39]=2;INDEX([.$E$70:.$E$86];[.J85]);&quot;&quot;)">
            <text:p/>
          </table:table-cell>
          <table:table-cell table:style-name="ce274" table:formula="of:=IF([.I39]=3;INDEX([.$F$70:.$F$86];[.J85]);&quot;&quot;)">
            <text:p/>
          </table:table-cell>
          <table:table-cell table:style-name="ce292" table:formula="of:=IF([.I39]=1;INDEX([.$G$70:.$G$86];[.J85]);&quot;&quot;)" office:value-type="float" office:value="-0.5" calcext:value-type="float">
            <text:p>-0,500</text:p>
          </table:table-cell>
          <table:table-cell table:style-name="ce292" table:formula="of:=IF([.I39]=2;INDEX([.$H$70:.$H$86];[.J85]);&quot;&quot;)">
            <text:p/>
          </table:table-cell>
          <table:table-cell table:style-name="ce292" table:formula="of:=IF([.I39]=3;INDEX([.$I$70:.$I$86];[.J85]);&quot;&quot;)">
            <text:p/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143615" calcext:value-type="float">
            <text:p>143615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0" calcext:value-type="float">
            <text:p>30</text:p>
          </table:table-cell>
          <table:table-cell table:style-name="ce253" table:formula="of:=IF([.R39]&gt;180;[.R39]-360;IF([.R39]&lt;-180;[.R39]+360;[.R39]))" office:value-type="float" office:value="30" calcext:value-type="float">
            <text:p>30</text:p>
          </table:table-cell>
          <table:table-cell table:style-name="ce237" table:formula="of:=RANK([.P39];[.$P$38:.$P$69];0)" office:value-type="float" office:value="27" calcext:value-type="float">
            <text:p>27</text:p>
          </table:table-cell>
          <table:table-cell table:number-columns-repeated="4"/>
          <table:table-cell table:style-name="ce237" table:formula="of:=[.Y38]+0.01" office:value-type="float" office:value="-0.64" calcext:value-type="float">
            <text:p>-0,64</text:p>
          </table:table-cell>
          <table:table-cell table:style-name="ce237" table:formula="of:=SQRT(1-[.Y39]^2)" office:value-type="float" office:value="0.768374908491942" calcext:value-type="float">
            <text:p>0,7683749085</text:p>
          </table:table-cell>
          <table:table-cell table:style-name="ce237" table:formula="of:=-SQRT(1-[.Y39]^2)" office:value-type="float" office:value="-0.768374908491942" calcext:value-type="float">
            <text:p>-0,7683749085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384325" calcext:value-type="float">
            <text:p>384325</text:p>
          </table:table-cell>
          <table:table-cell table:style-name="ce237" office:value-type="float" office:value="5" calcext:value-type="float">
            <text:p>5</text:p>
          </table:table-cell>
          <table:table-cell table:style-name="ce271" table:formula="of:=IF([.I40]=1;INDEX([.$D$70:.$D$86];[.J86]);&quot;&quot;)" office:value-type="string" office:string-value="√2/2" calcext:value-type="string">
            <text:p>√2/2</text:p>
          </table:table-cell>
          <table:table-cell table:style-name="ce271" table:formula="of:=IF([.I40]=2;INDEX([.$E$70:.$E$86];[.J86]);&quot;&quot;)">
            <text:p/>
          </table:table-cell>
          <table:table-cell table:style-name="ce274" table:formula="of:=IF([.I40]=3;INDEX([.$F$70:.$F$86];[.J86]);&quot;&quot;)">
            <text:p/>
          </table:table-cell>
          <table:table-cell table:style-name="ce292" table:formula="of:=IF([.I40]=1;INDEX([.$G$70:.$G$86];[.J86]);&quot;&quot;)" office:value-type="float" office:value="0.707106781186548" calcext:value-type="float">
            <text:p>0,707</text:p>
          </table:table-cell>
          <table:table-cell table:style-name="ce292" table:formula="of:=IF([.I40]=2;INDEX([.$H$70:.$H$86];[.J86]);&quot;&quot;)">
            <text:p/>
          </table:table-cell>
          <table:table-cell table:style-name="ce292" table:formula="of:=IF([.I40]=3;INDEX([.$I$70:.$I$86];[.J86]);&quot;&quot;)">
            <text:p/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160033" calcext:value-type="float">
            <text:p>160033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5" calcext:value-type="float">
            <text:p>45</text:p>
          </table:table-cell>
          <table:table-cell table:style-name="ce253" table:formula="of:=IF([.R40]&gt;180;[.R40]-360;IF([.R40]&lt;-180;[.R40]+360;[.R40]))" office:value-type="float" office:value="45" calcext:value-type="float">
            <text:p>45</text:p>
          </table:table-cell>
          <table:table-cell table:style-name="ce237" table:formula="of:=RANK([.P40];[.$P$38:.$P$69];0)" office:value-type="float" office:value="25" calcext:value-type="float">
            <text:p>25</text:p>
          </table:table-cell>
          <table:table-cell table:number-columns-repeated="4"/>
          <table:table-cell table:style-name="ce237" table:formula="of:=[.Y39]+0.01" office:value-type="float" office:value="-0.63" calcext:value-type="float">
            <text:p>-0,63</text:p>
          </table:table-cell>
          <table:table-cell table:style-name="ce237" table:formula="of:=SQRT(1-[.Y40]^2)" office:value-type="float" office:value="0.776595132614157" calcext:value-type="float">
            <text:p>0,7765951326</text:p>
          </table:table-cell>
          <table:table-cell table:style-name="ce237" table:formula="of:=-SQRT(1-[.Y40]^2)" office:value-type="float" office:value="-0.776595132614157" calcext:value-type="float">
            <text:p>-0,7765951326</text:p>
          </table:table-cell>
          <table:table-cell table:number-columns-repeated="997"/>
        </table:table-row>
        <table:table-row table:style-name="ro3">
          <table:table-cell table:style-name="ce238" table:number-columns-repeated="3"/>
          <table:table-cell table:style-name="ce272" table:number-columns-repeated="2"/>
          <table:table-cell table:style-name="ce293"/>
          <table:table-cell table:style-name="ce238" table:number-columns-repeated="3"/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949789" calcext:value-type="float">
            <text:p>949789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0" calcext:value-type="float">
            <text:p>60</text:p>
          </table:table-cell>
          <table:table-cell table:style-name="ce253" table:formula="of:=IF([.R41]&gt;180;[.R41]-360;IF([.R41]&lt;-180;[.R41]+360;[.R41]))" office:value-type="float" office:value="60" calcext:value-type="float">
            <text:p>60</text:p>
          </table:table-cell>
          <table:table-cell table:style-name="ce237" table:formula="of:=RANK([.P41];[.$P$38:.$P$69];0)" office:value-type="float" office:value="1" calcext:value-type="float">
            <text:p>1</text:p>
          </table:table-cell>
          <table:table-cell table:number-columns-repeated="4"/>
          <table:table-cell table:style-name="ce237" table:formula="of:=[.Y40]+0.01" office:value-type="float" office:value="-0.62" calcext:value-type="float">
            <text:p>-0,62</text:p>
          </table:table-cell>
          <table:table-cell table:style-name="ce237" table:formula="of:=SQRT(1-[.Y41]^2)" office:value-type="float" office:value="0.784601809837322" calcext:value-type="float">
            <text:p>0,7846018098</text:p>
          </table:table-cell>
          <table:table-cell table:style-name="ce237" table:formula="of:=-SQRT(1-[.Y41]^2)" office:value-type="float" office:value="-0.784601809837322" calcext:value-type="float">
            <text:p>-0,7846018098</text:p>
          </table:table-cell>
          <table:table-cell table:number-columns-repeated="997"/>
        </table:table-row>
        <table:table-row table:style-name="ro3">
          <table:table-cell table:style-name="ce252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cos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cos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sin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sin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tan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tan(x)</text:span></text:p>
          </table:table-cell>
          <table:table-cell table:style-name="ce250" office:value-type="string" calcext:value-type="string" table:number-columns-spanned="1" table:number-rows-spanned="3">
            <text:p>choix colonne équations</text:p>
          </table:table-cell>
          <table:table-cell table:style-name="ce252" office:value-type="string" calcext:value-type="string" table:number-columns-spanned="1" table:number-rows-spanned="3">
            <text:p><text:span text:style-name="T21">x</text:span><text:span text:style-name="T22">1</text:span></text:p>
          </table:table-cell>
          <table:table-cell table:style-name="ce252" office:value-type="string" calcext:value-type="string" table:number-columns-spanned="1" table:number-rows-spanned="3">
            <text:p><text:span text:style-name="T21">x</text:span><text:span text:style-name="T22">2</text:span>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836298" calcext:value-type="float">
            <text:p>836298</text:p>
          </table:table-cell>
          <table:table-cell table:style-name="ce237" office:value-type="float" office:value="5" calcext:value-type="float">
            <text:p>5</text:p>
          </table:table-cell>
          <table:table-cell table:style-name="ce237" office:value-type="float" office:value="90" calcext:value-type="float">
            <text:p>90</text:p>
          </table:table-cell>
          <table:table-cell table:style-name="ce253" table:formula="of:=IF([.R42]&gt;180;[.R42]-360;IF([.R42]&lt;-180;[.R42]+360;[.R42]))" office:value-type="float" office:value="90" calcext:value-type="float">
            <text:p>90</text:p>
          </table:table-cell>
          <table:table-cell table:style-name="ce237" table:formula="of:=RANK([.P42];[.$P$38:.$P$69];0)" office:value-type="float" office:value="3" calcext:value-type="float">
            <text:p>3</text:p>
          </table:table-cell>
          <table:table-cell table:number-columns-repeated="4"/>
          <table:table-cell table:style-name="ce237" table:formula="of:=[.Y41]+0.01" office:value-type="float" office:value="-0.61" calcext:value-type="float">
            <text:p>-0,61</text:p>
          </table:table-cell>
          <table:table-cell table:style-name="ce237" table:formula="of:=SQRT(1-[.Y42]^2)" office:value-type="float" office:value="0.792401413426301" calcext:value-type="float">
            <text:p>0,7924014134</text:p>
          </table:table-cell>
          <table:table-cell table:style-name="ce237" table:formula="of:=-SQRT(1-[.Y42]^2)" office:value-type="float" office:value="-0.792401413426301" calcext:value-type="float">
            <text:p>-0,7924014134</text:p>
          </table:table-cell>
          <table:table-cell table:number-columns-repeated="997"/>
        </table:table-row>
        <table:table-row table:style-name="ro3">
          <table:covered-table-cell table:number-columns-repeated="9" table:style-name="ce250"/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698774" calcext:value-type="float">
            <text:p>698774</text:p>
          </table:table-cell>
          <table:table-cell table:style-name="ce237" office:value-type="float" office:value="6" calcext:value-type="float">
            <text:p>6</text:p>
          </table:table-cell>
          <table:table-cell table:style-name="ce237" office:value-type="float" office:value="120" calcext:value-type="float">
            <text:p>120</text:p>
          </table:table-cell>
          <table:table-cell table:style-name="ce253" table:formula="of:=IF([.R43]&gt;180;[.R43]-360;IF([.R43]&lt;-180;[.R43]+360;[.R43]))" office:value-type="float" office:value="120" calcext:value-type="float">
            <text:p>120</text:p>
          </table:table-cell>
          <table:table-cell table:style-name="ce237" table:formula="of:=RANK([.P43];[.$P$38:.$P$69];0)" office:value-type="float" office:value="7" calcext:value-type="float">
            <text:p>7</text:p>
          </table:table-cell>
          <table:table-cell table:number-columns-repeated="4"/>
          <table:table-cell table:style-name="ce237" table:formula="of:=[.Y42]+0.01" office:value-type="float" office:value="-0.6" calcext:value-type="float">
            <text:p>-0,6</text:p>
          </table:table-cell>
          <table:table-cell table:style-name="ce237" table:formula="of:=SQRT(1-[.Y43]^2)" office:value-type="float" office:value="0.8" calcext:value-type="float">
            <text:p>0,8</text:p>
          </table:table-cell>
          <table:table-cell table:style-name="ce237" table:formula="of:=-SQRT(1-[.Y43]^2)" office:value-type="float" office:value="-0.8" calcext:value-type="float">
            <text:p>-0,8</text:p>
          </table:table-cell>
          <table:table-cell table:number-columns-repeated="997"/>
        </table:table-row>
        <table:table-row table:style-name="ro3">
          <table:covered-table-cell table:number-columns-repeated="9" table:style-name="ce251"/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697822" calcext:value-type="float">
            <text:p>697822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135" calcext:value-type="float">
            <text:p>135</text:p>
          </table:table-cell>
          <table:table-cell table:style-name="ce253" table:formula="of:=IF([.R44]&gt;180;[.R44]-360;IF([.R44]&lt;-180;[.R44]+360;[.R44]))" office:value-type="float" office:value="135" calcext:value-type="float">
            <text:p>135</text:p>
          </table:table-cell>
          <table:table-cell table:style-name="ce237" table:formula="of:=RANK([.P44];[.$P$38:.$P$69];0)" office:value-type="float" office:value="8" calcext:value-type="float">
            <text:p>8</text:p>
          </table:table-cell>
          <table:table-cell table:number-columns-repeated="4"/>
          <table:table-cell table:style-name="ce237" table:formula="of:=[.Y43]+0.01" office:value-type="float" office:value="-0.59" calcext:value-type="float">
            <text:p>-0,59</text:p>
          </table:table-cell>
          <table:table-cell table:style-name="ce237" table:formula="of:=SQRT(1-[.Y44]^2)" office:value-type="float" office:value="0.807403244977378" calcext:value-type="float">
            <text:p>0,807403245</text:p>
          </table:table-cell>
          <table:table-cell table:style-name="ce237" table:formula="of:=-SQRT(1-[.Y44]^2)" office:value-type="float" office:value="-0.807403244977378" calcext:value-type="float">
            <text:p>-0,807403245</text:p>
          </table:table-cell>
          <table:table-cell table:number-columns-repeated="997"/>
        </table:table-row>
        <table:table-row table:style-name="ro3">
          <table:table-cell table:style-name="ce253" table:formula="of:=IF([.F36]=&quot;&quot;;&quot; &quot;;IF([.F36]=-1;180;MIN(ACOS([.F36])*180/PI();-ACOS([.F36])*180/PI())))" office:value-type="float" office:value="-30" calcext:value-type="float">
            <text:p>-30</text:p>
          </table:table-cell>
          <table:table-cell table:style-name="ce253" table:formula="of:=IF([.F36]=&quot;&quot;;&quot; &quot;;MAX(ACOS([.F36])*180/PI();-ACOS([.F36])*180/PI()))" office:value-type="float" office:value="30" calcext:value-type="float">
            <text:p>30</text:p>
          </table:table-cell>
          <table:table-cell table:style-name="ce253" table:formula="of:=IF([.G36]=&quot;&quot;;&quot; &quot;;IF(ASIN([.G36])*180/PI()&gt;=0;ASIN([.G36])*180/PI();-180-ASIN([.G36])*180/PI()))" office:value-type="string" office:string-value=" " calcext:value-type="string">
            <text:p><text:s/></text:p>
          </table:table-cell>
          <table:table-cell table:style-name="ce273" table:formula="of:=IF([.G36]=&quot;&quot;;&quot; &quot;;IF(ASIN([.G36])*180/PI()&gt;=0;180-ASIN([.G36])*180/PI();ASIN([.G36])*180/PI()))" office:value-type="string" office:string-value=" " calcext:value-type="string">
            <text:p><text:s/></text:p>
          </table:table-cell>
          <table:table-cell table:style-name="ce273" table:formula="of:=IF([.H36]=&quot;Impossible&quot;;-90;IF([.H36]=&quot;&quot;;&quot; &quot;;IF(ATAN([.H36])*180/PI()&gt;0;-180+ATAN([.H36])*180/PI();ATAN([.H36])*180/PI())))" office:value-type="string" office:string-value=" " calcext:value-type="string">
            <text:p><text:s/></text:p>
          </table:table-cell>
          <table:table-cell table:style-name="ce273" table:formula="of:=IF([.H36]=&quot;Impossible&quot;;90;IF([.H36]=&quot;&quot;;&quot; &quot;;IF(ATAN([.H36])*180/PI()&gt;0;ATAN([.H36])*180/PI();180+ATAN([.H36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style-name="ce237" table:formula="of:=IF([.A45]&lt;&gt;&quot; &quot;;[.A45];IF([.C45]&lt;&gt;&quot; &quot;;[.C45];IF([.E45]&lt;&gt;&quot; &quot;;[.E45];&quot; &quot;)))" office:value-type="float" office:value="-30" calcext:value-type="float">
            <text:p>-30</text:p>
          </table:table-cell>
          <table:table-cell table:style-name="ce237" table:formula="of:=IF([.B45]&lt;&gt;&quot; &quot;;[.B45];IF([.D45]&lt;&gt;&quot; &quot;;[.D45];IF([.F45]&lt;&gt;&quot; &quot;;[.F45];&quot; &quot;)))" office:value-type="float" office:value="30" calcext:value-type="float">
            <text:p>30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452182" calcext:value-type="float">
            <text:p>452182</text:p>
          </table:table-cell>
          <table:table-cell table:style-name="ce237" office:value-type="float" office:value="8" calcext:value-type="float">
            <text:p>8</text:p>
          </table:table-cell>
          <table:table-cell table:style-name="ce237" office:value-type="float" office:value="150" calcext:value-type="float">
            <text:p>150</text:p>
          </table:table-cell>
          <table:table-cell table:style-name="ce253" table:formula="of:=IF([.R45]&gt;180;[.R45]-360;IF([.R45]&lt;-180;[.R45]+360;[.R45]))" office:value-type="float" office:value="150" calcext:value-type="float">
            <text:p>150</text:p>
          </table:table-cell>
          <table:table-cell table:style-name="ce237" table:formula="of:=RANK([.P45];[.$P$38:.$P$69];0)" office:value-type="float" office:value="16" calcext:value-type="float">
            <text:p>16</text:p>
          </table:table-cell>
          <table:table-cell table:number-columns-repeated="4"/>
          <table:table-cell table:style-name="ce237" table:formula="of:=[.Y44]+0.01" office:value-type="float" office:value="-0.58" calcext:value-type="float">
            <text:p>-0,58</text:p>
          </table:table-cell>
          <table:table-cell table:style-name="ce237" table:formula="of:=SQRT(1-[.Y45]^2)" office:value-type="float" office:value="0.814616474176652" calcext:value-type="float">
            <text:p>0,8146164742</text:p>
          </table:table-cell>
          <table:table-cell table:style-name="ce237" table:formula="of:=-SQRT(1-[.Y45]^2)" office:value-type="float" office:value="-0.814616474176652" calcext:value-type="float">
            <text:p>-0,8146164742</text:p>
          </table:table-cell>
          <table:table-cell table:number-columns-repeated="997"/>
        </table:table-row>
        <table:table-row table:style-name="ro3">
          <table:table-cell table:style-name="ce237" table:formula="of:=IF([.F37]=&quot;&quot;;&quot; &quot;;IF([.F37]=-1;180;MIN(ACOS([.F37])*180/PI();-ACOS([.F37])*180/PI())))" office:value-type="string" office:string-value=" " calcext:value-type="string">
            <text:p><text:s/></text:p>
          </table:table-cell>
          <table:table-cell table:style-name="ce237" table:formula="of:=IF([.F37]=&quot;&quot;;&quot; &quot;;MAX(ACOS([.F37])*180/PI();-ACOS([.F37])*180/PI()))" office:value-type="string" office:string-value=" " calcext:value-type="string">
            <text:p><text:s/></text:p>
          </table:table-cell>
          <table:table-cell table:style-name="ce237" table:formula="of:=IF([.G37]=&quot;&quot;;&quot; &quot;;IF(ASIN([.G37])*180/PI()&gt;=0;ASIN([.G37])*180/PI();-180-ASIN([.G37])*180/PI()))" office:value-type="float" office:value="0" calcext:value-type="float">
            <text:p>0</text:p>
          </table:table-cell>
          <table:table-cell table:style-name="ce271" table:formula="of:=IF([.G37]=&quot;&quot;;&quot; &quot;;IF(ASIN([.G37])*180/PI()&gt;=0;180-ASIN([.G37])*180/PI();ASIN([.G37])*180/PI()))" office:value-type="float" office:value="180" calcext:value-type="float">
            <text:p>180</text:p>
          </table:table-cell>
          <table:table-cell table:style-name="ce271" table:formula="of:=IF([.H37]=&quot;Impossible&quot;;-90;IF([.H37]=&quot;&quot;;&quot; &quot;;IF(ATAN([.H37])*180/PI()&gt;0;-180+ATAN([.H37])*180/PI();ATAN([.H37])*180/PI())))" office:value-type="string" office:string-value=" " calcext:value-type="string">
            <text:p><text:s/></text:p>
          </table:table-cell>
          <table:table-cell table:style-name="ce274" table:formula="of:=IF([.H37]=&quot;Impossible&quot;;90;IF([.H37]=&quot;&quot;;&quot; &quot;;IF(ATAN([.H37])*180/PI()&gt;0;ATAN([.H37])*180/PI();180+ATAN([.H37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3" calcext:value-type="float">
            <text:p>3</text:p>
          </table:table-cell>
          <table:table-cell table:style-name="ce237" table:formula="of:=IF([.A46]&lt;&gt;&quot; &quot;;[.A46];IF([.C46]&lt;&gt;&quot; &quot;;[.C46];IF([.E46]&lt;&gt;&quot; &quot;;[.E46];&quot; &quot;)))" office:value-type="float" office:value="0" calcext:value-type="float">
            <text:p>0</text:p>
          </table:table-cell>
          <table:table-cell table:style-name="ce237" table:formula="of:=IF([.B46]&lt;&gt;&quot; &quot;;[.B46];IF([.D46]&lt;&gt;&quot; &quot;;[.D46];IF([.F46]&lt;&gt;&quot; &quot;;[.F46];&quot; &quot;)))" office:value-type="float" office:value="180" calcext:value-type="float">
            <text:p>180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7275" calcext:value-type="float">
            <text:p>7275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80" calcext:value-type="float">
            <text:p>180</text:p>
          </table:table-cell>
          <table:table-cell table:style-name="ce253" table:formula="of:=IF([.R46]&gt;180;[.R46]-360;IF([.R46]&lt;-180;[.R46]+360;[.R46]))" office:value-type="float" office:value="180" calcext:value-type="float">
            <text:p>180</text:p>
          </table:table-cell>
          <table:table-cell table:style-name="ce237" table:formula="of:=RANK([.P46];[.$P$38:.$P$69];0)" office:value-type="float" office:value="31" calcext:value-type="float">
            <text:p>31</text:p>
          </table:table-cell>
          <table:table-cell table:number-columns-repeated="4"/>
          <table:table-cell table:style-name="ce237" table:formula="of:=[.Y45]+0.01" office:value-type="float" office:value="-0.57" calcext:value-type="float">
            <text:p>-0,57</text:p>
          </table:table-cell>
          <table:table-cell table:style-name="ce237" table:formula="of:=SQRT(1-[.Y46]^2)" office:value-type="float" office:value="0.821644692065859" calcext:value-type="float">
            <text:p>0,8216446921</text:p>
          </table:table-cell>
          <table:table-cell table:style-name="ce237" table:formula="of:=-SQRT(1-[.Y46]^2)" office:value-type="float" office:value="-0.821644692065859" calcext:value-type="float">
            <text:p>-0,8216446921</text:p>
          </table:table-cell>
          <table:table-cell table:number-columns-repeated="997"/>
        </table:table-row>
        <table:table-row table:style-name="ro3">
          <table:table-cell table:style-name="ce237" table:formula="of:=IF([.F38]=&quot;&quot;;&quot; &quot;;IF([.F38]=-1;180;MIN(ACOS([.F38])*180/PI();-ACOS([.F38])*180/PI())))" office:value-type="float" office:value="-60" calcext:value-type="float">
            <text:p>-60</text:p>
          </table:table-cell>
          <table:table-cell table:style-name="ce237" table:formula="of:=IF([.F38]=&quot;&quot;;&quot; &quot;;MAX(ACOS([.F38])*180/PI();-ACOS([.F38])*180/PI()))" office:value-type="float" office:value="60" calcext:value-type="float">
            <text:p>60</text:p>
          </table:table-cell>
          <table:table-cell table:style-name="ce237" table:formula="of:=IF([.G38]=&quot;&quot;;&quot; &quot;;IF(ASIN([.G38])*180/PI()&gt;=0;ASIN([.G38])*180/PI();-180-ASIN([.G38])*180/PI()))" office:value-type="string" office:string-value=" " calcext:value-type="string">
            <text:p><text:s/></text:p>
          </table:table-cell>
          <table:table-cell table:style-name="ce271" table:formula="of:=IF([.G38]=&quot;&quot;;&quot; &quot;;IF(ASIN([.G38])*180/PI()&gt;=0;180-ASIN([.G38])*180/PI();ASIN([.G38])*180/PI()))" office:value-type="string" office:string-value=" " calcext:value-type="string">
            <text:p><text:s/></text:p>
          </table:table-cell>
          <table:table-cell table:style-name="ce271" table:formula="of:=IF([.H38]=&quot;Impossible&quot;;-90;IF([.H38]=&quot;&quot;;&quot; &quot;;IF(ATAN([.H38])*180/PI()&gt;0;-180+ATAN([.H38])*180/PI();ATAN([.H38])*180/PI())))" office:value-type="string" office:string-value=" " calcext:value-type="string">
            <text:p><text:s/></text:p>
          </table:table-cell>
          <table:table-cell table:style-name="ce274" table:formula="of:=IF([.H38]=&quot;Impossible&quot;;90;IF([.H38]=&quot;&quot;;&quot; &quot;;IF(ATAN([.H38])*180/PI()&gt;0;ATAN([.H38])*180/PI();180+ATAN([.H38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2" calcext:value-type="float">
            <text:p>2</text:p>
          </table:table-cell>
          <table:table-cell table:style-name="ce237" table:formula="of:=IF([.A47]&lt;&gt;&quot; &quot;;[.A47];IF([.C47]&lt;&gt;&quot; &quot;;[.C47];IF([.E47]&lt;&gt;&quot; &quot;;[.E47];&quot; &quot;)))" office:value-type="float" office:value="-60" calcext:value-type="float">
            <text:p>-60</text:p>
          </table:table-cell>
          <table:table-cell table:style-name="ce237" table:formula="of:=IF([.B47]&lt;&gt;&quot; &quot;;[.B47];IF([.D47]&lt;&gt;&quot; &quot;;[.D47];IF([.F47]&lt;&gt;&quot; &quot;;[.F47];&quot; &quot;)))" office:value-type="float" office:value="60" calcext:value-type="float">
            <text:p>60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497412" calcext:value-type="float">
            <text:p>497412</text:p>
          </table:table-cell>
          <table:table-cell table:style-name="ce237" office:value-type="float" office:value="10" calcext:value-type="float">
            <text:p>10</text:p>
          </table:table-cell>
          <table:table-cell table:style-name="ce237" office:value-type="float" office:value="210" calcext:value-type="float">
            <text:p>210</text:p>
          </table:table-cell>
          <table:table-cell table:style-name="ce253" table:formula="of:=IF([.R47]&gt;180;[.R47]-360;IF([.R47]&lt;-180;[.R47]+360;[.R47]))" office:value-type="float" office:value="-150" calcext:value-type="float">
            <text:p>-150</text:p>
          </table:table-cell>
          <table:table-cell table:style-name="ce237" table:formula="of:=RANK([.P47];[.$P$38:.$P$69];0)" office:value-type="float" office:value="15" calcext:value-type="float">
            <text:p>15</text:p>
          </table:table-cell>
          <table:table-cell table:number-columns-repeated="4"/>
          <table:table-cell table:style-name="ce237" table:formula="of:=[.Y46]+0.01" office:value-type="float" office:value="-0.56" calcext:value-type="float">
            <text:p>-0,56</text:p>
          </table:table-cell>
          <table:table-cell table:style-name="ce237" table:formula="of:=SQRT(1-[.Y47]^2)" office:value-type="float" office:value="0.828492607088319" calcext:value-type="float">
            <text:p>0,8284926071</text:p>
          </table:table-cell>
          <table:table-cell table:style-name="ce237" table:formula="of:=-SQRT(1-[.Y47]^2)" office:value-type="float" office:value="-0.828492607088319" calcext:value-type="float">
            <text:p>-0,8284926071</text:p>
          </table:table-cell>
          <table:table-cell table:number-columns-repeated="997"/>
        </table:table-row>
        <table:table-row table:style-name="ro3">
          <table:table-cell table:style-name="ce237" table:formula="of:=IF([.F39]=&quot;&quot;;&quot; &quot;;IF([.F39]=-1;180;MIN(ACOS([.F39])*180/PI();-ACOS([.F39])*180/PI())))" office:value-type="float" office:value="-120" calcext:value-type="float">
            <text:p>-120</text:p>
          </table:table-cell>
          <table:table-cell table:style-name="ce237" table:formula="of:=IF([.F39]=&quot;&quot;;&quot; &quot;;MAX(ACOS([.F39])*180/PI();-ACOS([.F39])*180/PI()))" office:value-type="float" office:value="120" calcext:value-type="float">
            <text:p>120</text:p>
          </table:table-cell>
          <table:table-cell table:style-name="ce237" table:formula="of:=IF([.G39]=&quot;&quot;;&quot; &quot;;IF(ASIN([.G39])*180/PI()&gt;=0;ASIN([.G39])*180/PI();-180-ASIN([.G39])*180/PI()))" office:value-type="string" office:string-value=" " calcext:value-type="string">
            <text:p><text:s/></text:p>
          </table:table-cell>
          <table:table-cell table:style-name="ce271" table:formula="of:=IF([.G39]=&quot;&quot;;&quot; &quot;;IF(ASIN([.G39])*180/PI()&gt;=0;180-ASIN([.G39])*180/PI();ASIN([.G39])*180/PI()))" office:value-type="string" office:string-value=" " calcext:value-type="string">
            <text:p><text:s/></text:p>
          </table:table-cell>
          <table:table-cell table:style-name="ce271" table:formula="of:=IF([.H39]=&quot;Impossible&quot;;-90;IF([.H39]=&quot;&quot;;&quot; &quot;;IF(ATAN([.H39])*180/PI()&gt;0;-180+ATAN([.H39])*180/PI();ATAN([.H39])*180/PI())))" office:value-type="string" office:string-value=" " calcext:value-type="string">
            <text:p><text:s/></text:p>
          </table:table-cell>
          <table:table-cell table:style-name="ce274" table:formula="of:=IF([.H39]=&quot;Impossible&quot;;90;IF([.H39]=&quot;&quot;;&quot; &quot;;IF(ATAN([.H39])*180/PI()&gt;0;ATAN([.H39])*180/PI();180+ATAN([.H39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3" calcext:value-type="float">
            <text:p>3</text:p>
          </table:table-cell>
          <table:table-cell table:style-name="ce237" table:formula="of:=IF([.A48]&lt;&gt;&quot; &quot;;[.A48];IF([.C48]&lt;&gt;&quot; &quot;;[.C48];IF([.E48]&lt;&gt;&quot; &quot;;[.E48];&quot; &quot;)))" office:value-type="float" office:value="-120" calcext:value-type="float">
            <text:p>-120</text:p>
          </table:table-cell>
          <table:table-cell table:style-name="ce237" table:formula="of:=IF([.B48]&lt;&gt;&quot; &quot;;[.B48];IF([.D48]&lt;&gt;&quot; &quot;;[.D48];IF([.F48]&lt;&gt;&quot; &quot;;[.F48];&quot; &quot;)))" office:value-type="float" office:value="120" calcext:value-type="float">
            <text:p>120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85235" calcext:value-type="float">
            <text:p>85235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225" calcext:value-type="float">
            <text:p>225</text:p>
          </table:table-cell>
          <table:table-cell table:style-name="ce253" table:formula="of:=IF([.R48]&gt;180;[.R48]-360;IF([.R48]&lt;-180;[.R48]+360;[.R48]))" office:value-type="float" office:value="-135" calcext:value-type="float">
            <text:p>-135</text:p>
          </table:table-cell>
          <table:table-cell table:style-name="ce237" table:formula="of:=RANK([.P48];[.$P$38:.$P$69];0)" office:value-type="float" office:value="29" calcext:value-type="float">
            <text:p>29</text:p>
          </table:table-cell>
          <table:table-cell table:number-columns-repeated="4"/>
          <table:table-cell table:style-name="ce237" table:formula="of:=[.Y47]+0.01" office:value-type="float" office:value="-0.55" calcext:value-type="float">
            <text:p>-0,55</text:p>
          </table:table-cell>
          <table:table-cell table:style-name="ce237" table:formula="of:=SQRT(1-[.Y48]^2)" office:value-type="float" office:value="0.835164654424504" calcext:value-type="float">
            <text:p>0,8351646544</text:p>
          </table:table-cell>
          <table:table-cell table:style-name="ce237" table:formula="of:=-SQRT(1-[.Y48]^2)" office:value-type="float" office:value="-0.835164654424504" calcext:value-type="float">
            <text:p>-0,8351646544</text:p>
          </table:table-cell>
          <table:table-cell table:number-columns-repeated="997"/>
        </table:table-row>
        <table:table-row table:style-name="ro3">
          <table:table-cell table:style-name="ce237" table:formula="of:=IF([.F40]=&quot;&quot;;&quot; &quot;;IF([.F40]=-1;180;MIN(ACOS([.F40])*180/PI();-ACOS([.F40])*180/PI())))" office:value-type="float" office:value="-45" calcext:value-type="float">
            <text:p>-45</text:p>
          </table:table-cell>
          <table:table-cell table:style-name="ce237" table:formula="of:=IF([.F40]=&quot;&quot;;&quot; &quot;;MAX(ACOS([.F40])*180/PI();-ACOS([.F40])*180/PI()))" office:value-type="float" office:value="45" calcext:value-type="float">
            <text:p>45</text:p>
          </table:table-cell>
          <table:table-cell table:style-name="ce237" table:formula="of:=IF([.G40]=&quot;&quot;;&quot; &quot;;IF(ASIN([.G40])*180/PI()&gt;=0;ASIN([.G40])*180/PI();-180-ASIN([.G40])*180/PI()))" office:value-type="string" office:string-value=" " calcext:value-type="string">
            <text:p><text:s/></text:p>
          </table:table-cell>
          <table:table-cell table:style-name="ce271" table:formula="of:=IF([.G40]=&quot;&quot;;&quot; &quot;;IF(ASIN([.G40])*180/PI()&gt;=0;180-ASIN([.G40])*180/PI();ASIN([.G40])*180/PI()))" office:value-type="string" office:string-value=" " calcext:value-type="string">
            <text:p><text:s/></text:p>
          </table:table-cell>
          <table:table-cell table:style-name="ce271" table:formula="of:=IF([.H40]=&quot;Impossible&quot;;-90;IF([.H40]=&quot;&quot;;&quot; &quot;;IF(ATAN([.H40])*180/PI()&gt;0;-180+ATAN([.H40])*180/PI();ATAN([.H40])*180/PI())))" office:value-type="string" office:string-value=" " calcext:value-type="string">
            <text:p><text:s/></text:p>
          </table:table-cell>
          <table:table-cell table:style-name="ce274" table:formula="of:=IF([.H40]=&quot;Impossible&quot;;90;IF([.H40]=&quot;&quot;;&quot; &quot;;IF(ATAN([.H40])*180/PI()&gt;0;ATAN([.H40])*180/PI();180+ATAN([.H40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2" calcext:value-type="float">
            <text:p>2</text:p>
          </table:table-cell>
          <table:table-cell table:style-name="ce237" table:formula="of:=IF([.A49]&lt;&gt;&quot; &quot;;[.A49];IF([.C49]&lt;&gt;&quot; &quot;;[.C49];IF([.E49]&lt;&gt;&quot; &quot;;[.E49];&quot; &quot;)))" office:value-type="float" office:value="-45" calcext:value-type="float">
            <text:p>-45</text:p>
          </table:table-cell>
          <table:table-cell table:style-name="ce237" table:formula="of:=IF([.B49]&lt;&gt;&quot; &quot;;[.B49];IF([.D49]&lt;&gt;&quot; &quot;;[.D49];IF([.F49]&lt;&gt;&quot; &quot;;[.F49];&quot; &quot;)))" office:value-type="float" office:value="45" calcext:value-type="float">
            <text:p>45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779567" calcext:value-type="float">
            <text:p>779567</text:p>
          </table:table-cell>
          <table:table-cell table:style-name="ce237" office:value-type="float" office:value="12" calcext:value-type="float">
            <text:p>12</text:p>
          </table:table-cell>
          <table:table-cell table:style-name="ce237" office:value-type="float" office:value="240" calcext:value-type="float">
            <text:p>240</text:p>
          </table:table-cell>
          <table:table-cell table:style-name="ce253" table:formula="of:=IF([.R49]&gt;180;[.R49]-360;IF([.R49]&lt;-180;[.R49]+360;[.R49]))" office:value-type="float" office:value="-120" calcext:value-type="float">
            <text:p>-120</text:p>
          </table:table-cell>
          <table:table-cell table:style-name="ce237" table:formula="of:=RANK([.P49];[.$P$38:.$P$69];0)" office:value-type="float" office:value="5" calcext:value-type="float">
            <text:p>5</text:p>
          </table:table-cell>
          <table:table-cell table:number-columns-repeated="4"/>
          <table:table-cell table:style-name="ce237" table:formula="of:=[.Y48]+0.01" office:value-type="float" office:value="-0.54" calcext:value-type="float">
            <text:p>-0,54</text:p>
          </table:table-cell>
          <table:table-cell table:style-name="ce237" table:formula="of:=SQRT(1-[.Y49]^2)" office:value-type="float" office:value="0.841665016500033" calcext:value-type="float">
            <text:p>0,8416650165</text:p>
          </table:table-cell>
          <table:table-cell table:style-name="ce237" table:formula="of:=-SQRT(1-[.Y49]^2)" office:value-type="float" office:value="-0.841665016500033" calcext:value-type="float">
            <text:p>-0,8416650165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/>
          <table:table-cell table:style-name="ce237" table:formula="of:=RANDBETWEEN(1;1000000)" office:value-type="float" office:value="103693" calcext:value-type="float">
            <text:p>103693</text:p>
          </table:table-cell>
          <table:table-cell table:style-name="ce237" office:value-type="float" office:value="13" calcext:value-type="float">
            <text:p>13</text:p>
          </table:table-cell>
          <table:table-cell table:style-name="ce237" office:value-type="float" office:value="270" calcext:value-type="float">
            <text:p>270</text:p>
          </table:table-cell>
          <table:table-cell table:style-name="ce253" table:formula="of:=IF([.R50]&gt;180;[.R50]-360;IF([.R50]&lt;-180;[.R50]+360;[.R50]))" office:value-type="float" office:value="-90" calcext:value-type="float">
            <text:p>-90</text:p>
          </table:table-cell>
          <table:table-cell table:style-name="ce237" table:formula="of:=RANK([.P50];[.$P$38:.$P$69];0)" office:value-type="float" office:value="28" calcext:value-type="float">
            <text:p>28</text:p>
          </table:table-cell>
          <table:table-cell table:number-columns-repeated="4"/>
          <table:table-cell table:style-name="ce237" table:formula="of:=[.Y49]+0.01" office:value-type="float" office:value="-0.53" calcext:value-type="float">
            <text:p>-0,53</text:p>
          </table:table-cell>
          <table:table-cell table:style-name="ce237" table:formula="of:=SQRT(1-[.Y50]^2)" office:value-type="float" office:value="0.847997641506155" calcext:value-type="float">
            <text:p>0,8479976415</text:p>
          </table:table-cell>
          <table:table-cell table:style-name="ce237" table:formula="of:=-SQRT(1-[.Y50]^2)" office:value-type="float" office:value="-0.847997641506155" calcext:value-type="float">
            <text:p>-0,8479976415</text:p>
          </table:table-cell>
          <table:table-cell table:number-columns-repeated="997"/>
        </table:table-row>
        <table:table-row table:style-name="ro3">
          <table:table-cell table:style-name="ce249" office:value-type="string" calcext:value-type="string" table:number-columns-spanned="1" table:number-rows-spanned="3">
            <text:p>Aléatoire</text:p>
            <text:p>équa 2</text:p>
          </table:table-cell>
          <table:table-cell table:style-name="ce250" office:value-type="string" calcext:value-type="string" table:number-columns-spanned="1" table:number-rows-spanned="3">
            <text:p>Rang</text:p>
          </table:table-cell>
          <table:table-cell table:style-name="ce250" office:value-type="string" calcext:value-type="string" table:number-columns-spanned="1" table:number-rows-spanned="3">
            <text:p>cos(x)</text:p>
          </table:table-cell>
          <table:table-cell table:style-name="ce250" office:value-type="string" calcext:value-type="string" table:number-columns-spanned="1" table:number-rows-spanned="3">
            <text:p>sin(x)</text:p>
          </table:table-cell>
          <table:table-cell table:style-name="ce250" office:value-type="string" calcext:value-type="string" table:number-columns-spanned="1" table:number-rows-spanned="3">
            <text:p>tan(x)</text:p>
          </table:table-cell>
          <table:table-cell table:style-name="ce250" office:value-type="string" calcext:value-type="string" table:number-columns-spanned="1" table:number-rows-spanned="3">
            <text:p>cos(x)</text:p>
          </table:table-cell>
          <table:table-cell table:style-name="ce250" office:value-type="string" calcext:value-type="string" table:number-columns-spanned="1" table:number-rows-spanned="3">
            <text:p>sin(x)</text:p>
          </table:table-cell>
          <table:table-cell table:style-name="ce250" office:value-type="string" calcext:value-type="string" table:number-columns-spanned="1" table:number-rows-spanned="3">
            <text:p>tan(x)</text:p>
          </table:table-cell>
          <table:table-cell table:style-name="ce250" office:value-type="string" calcext:value-type="string" table:number-columns-spanned="1" table:number-rows-spanned="3">
            <text:p>choix colonne équa 2</text:p>
          </table:table-cell>
          <table:table-cell table:number-columns-repeated="2"/>
          <table:table-cell table:style-name="ce255" table:number-columns-repeated="3"/>
          <table:table-cell/>
          <table:table-cell table:style-name="ce237" table:formula="of:=RANDBETWEEN(1;1000000)" office:value-type="float" office:value="636" calcext:value-type="float">
            <text:p>636</text:p>
          </table:table-cell>
          <table:table-cell table:style-name="ce237" office:value-type="float" office:value="14" calcext:value-type="float">
            <text:p>14</text:p>
          </table:table-cell>
          <table:table-cell table:style-name="ce237" office:value-type="float" office:value="300" calcext:value-type="float">
            <text:p>300</text:p>
          </table:table-cell>
          <table:table-cell table:style-name="ce253" table:formula="of:=IF([.R51]&gt;180;[.R51]-360;IF([.R51]&lt;-180;[.R51]+360;[.R51]))" office:value-type="float" office:value="-60" calcext:value-type="float">
            <text:p>-60</text:p>
          </table:table-cell>
          <table:table-cell table:style-name="ce237" table:formula="of:=RANK([.P51];[.$P$38:.$P$69];0)" office:value-type="float" office:value="32" calcext:value-type="float">
            <text:p>32</text:p>
          </table:table-cell>
          <table:table-cell table:number-columns-repeated="4"/>
          <table:table-cell table:style-name="ce237" table:formula="of:=[.Y50]+0.01" office:value-type="float" office:value="-0.52" calcext:value-type="float">
            <text:p>-0,52</text:p>
          </table:table-cell>
          <table:table-cell table:style-name="ce237" table:formula="of:=SQRT(1-[.Y51]^2)" office:value-type="float" office:value="0.854166260162505" calcext:value-type="float">
            <text:p>0,8541662602</text:p>
          </table:table-cell>
          <table:table-cell table:style-name="ce237" table:formula="of:=-SQRT(1-[.Y51]^2)" office:value-type="float" office:value="-0.854166260162505" calcext:value-type="float">
            <text:p>-0,8541662602</text:p>
          </table:table-cell>
          <table:table-cell table:number-columns-repeated="997"/>
        </table:table-row>
        <table:table-row table:style-name="ro3">
          <table:covered-table-cell table:style-name="ce250"/>
          <table:covered-table-cell table:style-name="ce269"/>
          <table:covered-table-cell table:number-columns-repeated="7" table:style-name="ce250"/>
          <table:table-cell table:number-columns-repeated="2"/>
          <table:table-cell table:style-name="ce255" table:number-columns-repeated="3"/>
          <table:table-cell/>
          <table:table-cell table:style-name="ce237" table:formula="of:=RANDBETWEEN(1;1000000)" office:value-type="float" office:value="523990" calcext:value-type="float">
            <text:p>523990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315" calcext:value-type="float">
            <text:p>315</text:p>
          </table:table-cell>
          <table:table-cell table:style-name="ce253" table:formula="of:=IF([.R52]&gt;180;[.R52]-360;IF([.R52]&lt;-180;[.R52]+360;[.R52]))" office:value-type="float" office:value="-45" calcext:value-type="float">
            <text:p>-45</text:p>
          </table:table-cell>
          <table:table-cell table:style-name="ce237" table:formula="of:=RANK([.P52];[.$P$38:.$P$69];0)" office:value-type="float" office:value="14" calcext:value-type="float">
            <text:p>14</text:p>
          </table:table-cell>
          <table:table-cell table:number-columns-repeated="4"/>
          <table:table-cell table:style-name="ce237" table:formula="of:=[.Y51]+0.01" office:value-type="float" office:value="-0.51" calcext:value-type="float">
            <text:p>-0,51</text:p>
          </table:table-cell>
          <table:table-cell table:style-name="ce237" table:formula="of:=SQRT(1-[.Y52]^2)" office:value-type="float" office:value="0.860174400921116" calcext:value-type="float">
            <text:p>0,8601744009</text:p>
          </table:table-cell>
          <table:table-cell table:style-name="ce237" table:formula="of:=-SQRT(1-[.Y52]^2)" office:value-type="float" office:value="-0.860174400921116" calcext:value-type="float">
            <text:p>-0,8601744009</text:p>
          </table:table-cell>
          <table:table-cell table:number-columns-repeated="997"/>
        </table:table-row>
        <table:table-row table:style-name="ro3">
          <table:covered-table-cell table:style-name="ce251"/>
          <table:covered-table-cell table:style-name="ce269"/>
          <table:covered-table-cell table:number-columns-repeated="7" table:style-name="ce251"/>
          <table:table-cell table:number-columns-repeated="2"/>
          <table:table-cell table:style-name="ce255" table:number-columns-repeated="3"/>
          <table:table-cell/>
          <table:table-cell table:style-name="ce237" table:formula="of:=RANDBETWEEN(1;1000000)" office:value-type="float" office:value="335314" calcext:value-type="float">
            <text:p>335314</text:p>
          </table:table-cell>
          <table:table-cell table:style-name="ce237" office:value-type="float" office:value="16" calcext:value-type="float">
            <text:p>16</text:p>
          </table:table-cell>
          <table:table-cell table:style-name="ce237" office:value-type="float" office:value="330" calcext:value-type="float">
            <text:p>330</text:p>
          </table:table-cell>
          <table:table-cell table:style-name="ce253" table:formula="of:=IF([.R53]&gt;180;[.R53]-360;IF([.R53]&lt;-180;[.R53]+360;[.R53]))" office:value-type="float" office:value="-30" calcext:value-type="float">
            <text:p>-30</text:p>
          </table:table-cell>
          <table:table-cell table:style-name="ce237" table:formula="of:=RANK([.P53];[.$P$38:.$P$69];0)" office:value-type="float" office:value="20" calcext:value-type="float">
            <text:p>20</text:p>
          </table:table-cell>
          <table:table-cell table:number-columns-repeated="4"/>
          <table:table-cell table:style-name="ce237" table:formula="of:=[.Y52]+0.01" office:value-type="float" office:value="-0.5" calcext:value-type="float">
            <text:p>-0,5</text:p>
          </table:table-cell>
          <table:table-cell table:style-name="ce237" table:formula="of:=SQRT(1-[.Y53]^2)" office:value-type="float" office:value="0.866025403784439" calcext:value-type="float">
            <text:p>0,8660254038</text:p>
          </table:table-cell>
          <table:table-cell table:style-name="ce237" table:formula="of:=-SQRT(1-[.Y53]^2)" office:value-type="float" office:value="-0.866025403784439" calcext:value-type="float">
            <text:p>-0,8660254038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15839" calcext:value-type="float">
            <text:p>15839</text:p>
          </table:table-cell>
          <table:table-cell table:style-name="ce237" office:value-type="float" office:value="1" calcext:value-type="float">
            <text:p>1</text:p>
          </table:table-cell>
          <table:table-cell table:style-name="ce271" table:formula="of:=IF([.I54]=1;INDEX([.$D$70:.$D$86];[.J77]);&quot;&quot;)" office:value-type="string" office:string-value="√2/2" calcext:value-type="string">
            <text:p>√2/2</text:p>
          </table:table-cell>
          <table:table-cell table:style-name="ce271" table:formula="of:=IF([.I54]=2;INDEX([.$E$70:.$E$86];[.J77]);&quot;&quot;)">
            <text:p/>
          </table:table-cell>
          <table:table-cell table:style-name="ce271" table:formula="of:=IF([.I54]=3;INDEX([.$F$70:.$F$86];[.J77]);&quot;&quot;)">
            <text:p/>
          </table:table-cell>
          <table:table-cell table:style-name="ce292" table:formula="of:=IF([.I54]=1;INDEX([.$G$70:.$G$86];[.J77]);&quot;&quot;)" office:value-type="float" office:value="0.707106781186548" calcext:value-type="float">
            <text:p>0,707</text:p>
          </table:table-cell>
          <table:table-cell table:style-name="ce292" table:formula="of:=IF([.I54]=2;INDEX([.$H$70:.$H$86];[.J77]);&quot;&quot;)">
            <text:p/>
          </table:table-cell>
          <table:table-cell table:style-name="ce292" table:formula="of:=IF([.I54]=3;INDEX([.$I$70:.$I$86];[.J77]);&quot;&quot;)">
            <text:p/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number-columns-repeated="2"/>
          <table:table-cell table:style-name="ce255" table:number-columns-repeated="3"/>
          <table:table-cell/>
          <table:table-cell table:style-name="ce237" table:formula="of:=RANDBETWEEN(1;1000000)" office:value-type="float" office:value="890861" calcext:value-type="float">
            <text:p>890861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table:formula="of:=[.R38]-360" office:value-type="float" office:value="-360" calcext:value-type="float">
            <text:p>-360</text:p>
          </table:table-cell>
          <table:table-cell table:style-name="ce253" table:formula="of:=IF([.R54]&gt;180;[.R54]-360;IF([.R54]&lt;-180;[.R54]+360;[.R54]))" office:value-type="float" office:value="0" calcext:value-type="float">
            <text:p>0</text:p>
          </table:table-cell>
          <table:table-cell table:style-name="ce237" table:formula="of:=RANK([.P54];[.$P$38:.$P$69];0)" office:value-type="float" office:value="2" calcext:value-type="float">
            <text:p>2</text:p>
          </table:table-cell>
          <table:table-cell table:number-columns-repeated="4"/>
          <table:table-cell table:style-name="ce237" table:formula="of:=[.Y53]+0.01" office:value-type="float" office:value="-0.49" calcext:value-type="float">
            <text:p>-0,49</text:p>
          </table:table-cell>
          <table:table-cell table:style-name="ce237" table:formula="of:=SQRT(1-[.Y54]^2)" office:value-type="float" office:value="0.871722432887901" calcext:value-type="float">
            <text:p>0,8717224329</text:p>
          </table:table-cell>
          <table:table-cell table:style-name="ce237" table:formula="of:=-SQRT(1-[.Y54]^2)" office:value-type="float" office:value="-0.871722432887901" calcext:value-type="float">
            <text:p>-0,8717224329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164269" calcext:value-type="float">
            <text:p>164269</text:p>
          </table:table-cell>
          <table:table-cell table:style-name="ce237" office:value-type="float" office:value="2" calcext:value-type="float">
            <text:p>2</text:p>
          </table:table-cell>
          <table:table-cell table:style-name="ce271" table:formula="of:=IF([.I55]=1;INDEX([.$D$70:.$D$86];[.J78]);&quot;&quot;)">
            <text:p/>
          </table:table-cell>
          <table:table-cell table:style-name="ce271" table:formula="of:=IF([.I55]=2;INDEX([.$E$70:.$E$86];[.J78]);&quot;&quot;)" office:value-type="float" office:value="0" calcext:value-type="float">
            <text:p>0</text:p>
          </table:table-cell>
          <table:table-cell table:style-name="ce274" table:formula="of:=IF([.I55]=3;INDEX([.$F$70:.$F$86];[.J78]);&quot;&quot;)">
            <text:p/>
          </table:table-cell>
          <table:table-cell table:style-name="ce292" table:formula="of:=IF([.I55]=1;INDEX([.$G$70:.$G$86];[.J78]);&quot;&quot;)">
            <text:p/>
          </table:table-cell>
          <table:table-cell table:style-name="ce292" table:formula="of:=IF([.I55]=2;INDEX([.$H$70:.$H$86];[.J78]);&quot;&quot;)" office:value-type="float" office:value="0" calcext:value-type="float">
            <text:p>0,000</text:p>
          </table:table-cell>
          <table:table-cell table:style-name="ce292" table:formula="of:=IF([.I55]=3;INDEX([.$I$70:.$I$86];[.J78]);&quot;&quot;)">
            <text:p/>
          </table:table-cell>
          <table:table-cell table:style-name="ce237" table:formula="of:=RANDBETWEEN(1;3)" office:value-type="float" office:value="2" calcext:value-type="float">
            <text:p>2</text:p>
          </table:table-cell>
          <table:table-cell table:number-columns-repeated="2"/>
          <table:table-cell table:style-name="ce255" table:number-columns-repeated="3"/>
          <table:table-cell/>
          <table:table-cell table:style-name="ce237" table:formula="of:=RANDBETWEEN(1;1000000)" office:value-type="float" office:value="156958" calcext:value-type="float">
            <text:p>156958</text:p>
          </table:table-cell>
          <table:table-cell table:style-name="ce237" office:value-type="float" office:value="18" calcext:value-type="float">
            <text:p>18</text:p>
          </table:table-cell>
          <table:table-cell table:style-name="ce237" table:formula="of:=[.R39]-360" office:value-type="float" office:value="-330" calcext:value-type="float">
            <text:p>-330</text:p>
          </table:table-cell>
          <table:table-cell table:style-name="ce253" table:formula="of:=IF([.R55]&gt;180;[.R55]-360;IF([.R55]&lt;-180;[.R55]+360;[.R55]))" office:value-type="float" office:value="30" calcext:value-type="float">
            <text:p>30</text:p>
          </table:table-cell>
          <table:table-cell table:style-name="ce237" table:formula="of:=RANK([.P55];[.$P$38:.$P$69];0)" office:value-type="float" office:value="26" calcext:value-type="float">
            <text:p>26</text:p>
          </table:table-cell>
          <table:table-cell table:number-columns-repeated="4"/>
          <table:table-cell table:style-name="ce237" table:formula="of:=[.Y54]+0.01" office:value-type="float" office:value="-0.48" calcext:value-type="float">
            <text:p>-0,48</text:p>
          </table:table-cell>
          <table:table-cell table:style-name="ce237" table:formula="of:=SQRT(1-[.Y55]^2)" office:value-type="float" office:value="0.877268487978453" calcext:value-type="float">
            <text:p>0,877268488</text:p>
          </table:table-cell>
          <table:table-cell table:style-name="ce237" table:formula="of:=-SQRT(1-[.Y55]^2)" office:value-type="float" office:value="-0.877268487978453" calcext:value-type="float">
            <text:p>-0,877268488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378286" calcext:value-type="float">
            <text:p>378286</text:p>
          </table:table-cell>
          <table:table-cell table:style-name="ce237" office:value-type="float" office:value="3" calcext:value-type="float">
            <text:p>3</text:p>
          </table:table-cell>
          <table:table-cell table:style-name="ce271" table:formula="of:=IF([.I56]=1;INDEX([.$D$70:.$D$86];[.J79]);&quot;&quot;)" office:value-type="string" office:string-value="-1/2" calcext:value-type="string">
            <text:p>-1/2</text:p>
          </table:table-cell>
          <table:table-cell table:style-name="ce271" table:formula="of:=IF([.I56]=2;INDEX([.$E$70:.$E$86];[.J79]);&quot;&quot;)">
            <text:p/>
          </table:table-cell>
          <table:table-cell table:style-name="ce274" table:formula="of:=IF([.I56]=3;INDEX([.$F$70:.$F$86];[.J79]);&quot;&quot;)">
            <text:p/>
          </table:table-cell>
          <table:table-cell table:style-name="ce292" table:formula="of:=IF([.I56]=1;INDEX([.$G$70:.$G$86];[.J79]);&quot;&quot;)" office:value-type="float" office:value="-0.5" calcext:value-type="float">
            <text:p>-0,500</text:p>
          </table:table-cell>
          <table:table-cell table:style-name="ce292" table:formula="of:=IF([.I56]=2;INDEX([.$H$70:.$H$86];[.J79]);&quot;&quot;)">
            <text:p/>
          </table:table-cell>
          <table:table-cell table:style-name="ce292" table:formula="of:=IF([.I56]=3;INDEX([.$I$70:.$I$86];[.J79]);&quot;&quot;)">
            <text:p/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number-columns-repeated="2"/>
          <table:table-cell table:style-name="ce255" table:number-columns-repeated="3"/>
          <table:table-cell/>
          <table:table-cell table:style-name="ce237" table:formula="of:=RANDBETWEEN(1;1000000)" office:value-type="float" office:value="405980" calcext:value-type="float">
            <text:p>405980</text:p>
          </table:table-cell>
          <table:table-cell table:style-name="ce237" office:value-type="float" office:value="19" calcext:value-type="float">
            <text:p>19</text:p>
          </table:table-cell>
          <table:table-cell table:style-name="ce237" table:formula="of:=[.R40]-360" office:value-type="float" office:value="-315" calcext:value-type="float">
            <text:p>-315</text:p>
          </table:table-cell>
          <table:table-cell table:style-name="ce253" table:formula="of:=IF([.R56]&gt;180;[.R56]-360;IF([.R56]&lt;-180;[.R56]+360;[.R56]))" office:value-type="float" office:value="45" calcext:value-type="float">
            <text:p>45</text:p>
          </table:table-cell>
          <table:table-cell table:style-name="ce237" table:formula="of:=RANK([.P56];[.$P$38:.$P$69];0)" office:value-type="float" office:value="18" calcext:value-type="float">
            <text:p>18</text:p>
          </table:table-cell>
          <table:table-cell table:number-columns-repeated="4"/>
          <table:table-cell table:style-name="ce237" table:formula="of:=[.Y55]+0.01" office:value-type="float" office:value="-0.47" calcext:value-type="float">
            <text:p>-0,47</text:p>
          </table:table-cell>
          <table:table-cell table:style-name="ce237" table:formula="of:=SQRT(1-[.Y56]^2)" office:value-type="float" office:value="0.882666414904295" calcext:value-type="float">
            <text:p>0,8826664149</text:p>
          </table:table-cell>
          <table:table-cell table:style-name="ce237" table:formula="of:=-SQRT(1-[.Y56]^2)" office:value-type="float" office:value="-0.882666414904295" calcext:value-type="float">
            <text:p>-0,8826664149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689526" calcext:value-type="float">
            <text:p>689526</text:p>
          </table:table-cell>
          <table:table-cell table:style-name="ce237" office:value-type="float" office:value="4" calcext:value-type="float">
            <text:p>4</text:p>
          </table:table-cell>
          <table:table-cell table:style-name="ce271" table:formula="of:=IF([.I57]=1;INDEX([.$D$70:.$D$86];[.J80]);&quot;&quot;)" office:value-type="string" office:string-value="√3/2" calcext:value-type="string">
            <text:p>√3/2</text:p>
          </table:table-cell>
          <table:table-cell table:style-name="ce271" table:formula="of:=IF([.I57]=2;INDEX([.$E$70:.$E$86];[.J80]);&quot;&quot;)">
            <text:p/>
          </table:table-cell>
          <table:table-cell table:style-name="ce274" table:formula="of:=IF([.I57]=3;INDEX([.$F$70:.$F$86];[.J80]);&quot;&quot;)">
            <text:p/>
          </table:table-cell>
          <table:table-cell table:style-name="ce292" table:formula="of:=IF([.I57]=1;INDEX([.$G$70:.$G$86];[.J80]);&quot;&quot;)" office:value-type="float" office:value="0.866025403784439" calcext:value-type="float">
            <text:p>0,866</text:p>
          </table:table-cell>
          <table:table-cell table:style-name="ce292" table:formula="of:=IF([.I57]=2;INDEX([.$H$70:.$H$86];[.J80]);&quot;&quot;)">
            <text:p/>
          </table:table-cell>
          <table:table-cell table:style-name="ce292" table:formula="of:=IF([.I57]=3;INDEX([.$I$70:.$I$86];[.J80]);&quot;&quot;)">
            <text:p/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style-name="ce309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544719" calcext:value-type="float">
            <text:p>544719</text:p>
          </table:table-cell>
          <table:table-cell table:style-name="ce237" office:value-type="float" office:value="20" calcext:value-type="float">
            <text:p>20</text:p>
          </table:table-cell>
          <table:table-cell table:style-name="ce237" table:formula="of:=[.R41]-360" office:value-type="float" office:value="-300" calcext:value-type="float">
            <text:p>-300</text:p>
          </table:table-cell>
          <table:table-cell table:style-name="ce253" table:formula="of:=IF([.R57]&gt;180;[.R57]-360;IF([.R57]&lt;-180;[.R57]+360;[.R57]))" office:value-type="float" office:value="60" calcext:value-type="float">
            <text:p>60</text:p>
          </table:table-cell>
          <table:table-cell table:style-name="ce237" table:formula="of:=RANK([.P57];[.$P$38:.$P$69];0)" office:value-type="float" office:value="13" calcext:value-type="float">
            <text:p>13</text:p>
          </table:table-cell>
          <table:table-cell table:number-columns-repeated="4"/>
          <table:table-cell table:style-name="ce237" table:formula="of:=[.Y56]+0.01" office:value-type="float" office:value="-0.46" calcext:value-type="float">
            <text:p>-0,46</text:p>
          </table:table-cell>
          <table:table-cell table:style-name="ce237" table:formula="of:=SQRT(1-[.Y57]^2)" office:value-type="float" office:value="0.887918915216925" calcext:value-type="float">
            <text:p>0,8879189152</text:p>
          </table:table-cell>
          <table:table-cell table:style-name="ce237" table:formula="of:=-SQRT(1-[.Y57]^2)" office:value-type="float" office:value="-0.887918915216925" calcext:value-type="float">
            <text:p>-0,8879189152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300573" calcext:value-type="float">
            <text:p>300573</text:p>
          </table:table-cell>
          <table:table-cell table:style-name="ce237" office:value-type="float" office:value="5" calcext:value-type="float">
            <text:p>5</text:p>
          </table:table-cell>
          <table:table-cell table:style-name="ce271" table:formula="of:=IF([.I58]=1;INDEX([.$D$70:.$D$86];[.J81]);&quot;&quot;)" office:value-type="string" office:string-value="-√2/2" calcext:value-type="string">
            <text:p>-√2/2</text:p>
          </table:table-cell>
          <table:table-cell table:style-name="ce271" table:formula="of:=IF([.I58]=2;INDEX([.$E$70:.$E$86];[.J81]);&quot;&quot;)">
            <text:p/>
          </table:table-cell>
          <table:table-cell table:style-name="ce274" table:formula="of:=IF([.I58]=3;INDEX([.$F$70:.$F$86];[.J81]);&quot;&quot;)">
            <text:p/>
          </table:table-cell>
          <table:table-cell table:style-name="ce292" table:formula="of:=IF([.I58]=1;INDEX([.$G$70:.$G$86];[.J81]);&quot;&quot;)" office:value-type="float" office:value="-0.707106781186548" calcext:value-type="float">
            <text:p>-0,707</text:p>
          </table:table-cell>
          <table:table-cell table:style-name="ce292" table:formula="of:=IF([.I58]=2;INDEX([.$H$70:.$H$86];[.J81]);&quot;&quot;)">
            <text:p/>
          </table:table-cell>
          <table:table-cell table:style-name="ce292" table:formula="of:=IF([.I58]=3;INDEX([.$I$70:.$I$86];[.J81]);&quot;&quot;)">
            <text:p/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671973" calcext:value-type="float">
            <text:p>671973</text:p>
          </table:table-cell>
          <table:table-cell table:style-name="ce237" office:value-type="float" office:value="21" calcext:value-type="float">
            <text:p>21</text:p>
          </table:table-cell>
          <table:table-cell table:style-name="ce237" table:formula="of:=[.R42]-360" office:value-type="float" office:value="-270" calcext:value-type="float">
            <text:p>-270</text:p>
          </table:table-cell>
          <table:table-cell table:style-name="ce253" table:formula="of:=IF([.R58]&gt;180;[.R58]-360;IF([.R58]&lt;-180;[.R58]+360;[.R58]))" office:value-type="float" office:value="90" calcext:value-type="float">
            <text:p>90</text:p>
          </table:table-cell>
          <table:table-cell table:style-name="ce237" table:formula="of:=RANK([.P58];[.$P$38:.$P$69];0)" office:value-type="float" office:value="9" calcext:value-type="float">
            <text:p>9</text:p>
          </table:table-cell>
          <table:table-cell table:number-columns-repeated="4"/>
          <table:table-cell table:style-name="ce237" table:formula="of:=[.Y57]+0.01" office:value-type="float" office:value="-0.45" calcext:value-type="float">
            <text:p>-0,45</text:p>
          </table:table-cell>
          <table:table-cell table:style-name="ce237" table:formula="of:=SQRT(1-[.Y58]^2)" office:value-type="float" office:value="0.893028554974588" calcext:value-type="float">
            <text:p>0,893028555</text:p>
          </table:table-cell>
          <table:table-cell table:style-name="ce237" table:formula="of:=-SQRT(1-[.Y58]^2)" office:value-type="float" office:value="-0.893028554974588" calcext:value-type="float">
            <text:p>-0,893028555</text:p>
          </table:table-cell>
          <table:table-cell table:number-columns-repeated="997"/>
        </table:table-row>
        <table:table-row table:style-name="ro3">
          <table:table-cell table:style-name="ce238" table:number-columns-repeated="3"/>
          <table:table-cell table:style-name="ce272" table:number-columns-repeated="2"/>
          <table:table-cell table:style-name="ce293"/>
          <table:table-cell table:style-name="ce238" table:number-columns-repeated="3"/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385605" calcext:value-type="float">
            <text:p>385605</text:p>
          </table:table-cell>
          <table:table-cell table:style-name="ce237" office:value-type="float" office:value="22" calcext:value-type="float">
            <text:p>22</text:p>
          </table:table-cell>
          <table:table-cell table:style-name="ce237" table:formula="of:=[.R43]-360" office:value-type="float" office:value="-240" calcext:value-type="float">
            <text:p>-240</text:p>
          </table:table-cell>
          <table:table-cell table:style-name="ce253" table:formula="of:=IF([.R59]&gt;180;[.R59]-360;IF([.R59]&lt;-180;[.R59]+360;[.R59]))" office:value-type="float" office:value="120" calcext:value-type="float">
            <text:p>120</text:p>
          </table:table-cell>
          <table:table-cell table:style-name="ce237" table:formula="of:=RANK([.P59];[.$P$38:.$P$69];0)" office:value-type="float" office:value="19" calcext:value-type="float">
            <text:p>19</text:p>
          </table:table-cell>
          <table:table-cell table:number-columns-repeated="4"/>
          <table:table-cell table:style-name="ce237" table:formula="of:=[.Y58]+0.01" office:value-type="float" office:value="-0.44" calcext:value-type="float">
            <text:p>-0,44</text:p>
          </table:table-cell>
          <table:table-cell table:style-name="ce237" table:formula="of:=SQRT(1-[.Y59]^2)" office:value-type="float" office:value="0.897997772825746" calcext:value-type="float">
            <text:p>0,8979977728</text:p>
          </table:table-cell>
          <table:table-cell table:style-name="ce237" table:formula="of:=-SQRT(1-[.Y59]^2)" office:value-type="float" office:value="-0.897997772825746" calcext:value-type="float">
            <text:p>-0,8979977728</text:p>
          </table:table-cell>
          <table:table-cell table:number-columns-repeated="997"/>
        </table:table-row>
        <table:table-row table:style-name="ro3">
          <table:table-cell table:style-name="ce252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cos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cos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sin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sin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1</text:span></text:p>
            <text:p><text:span text:style-name="T14">tan(x)</text:span></text:p>
          </table:table-cell>
          <table:table-cell table:style-name="ce252" office:value-type="string" calcext:value-type="string" table:number-columns-spanned="1" table:number-rows-spanned="3">
            <text:p><text:span text:style-name="T12">x</text:span><text:span text:style-name="T13">2</text:span></text:p>
            <text:p><text:span text:style-name="T14">tan(x)</text:span></text:p>
          </table:table-cell>
          <table:table-cell table:style-name="ce250" office:value-type="string" calcext:value-type="string" table:number-columns-spanned="1" table:number-rows-spanned="3">
            <text:p>choix colonne équations</text:p>
          </table:table-cell>
          <table:table-cell table:style-name="ce252" office:value-type="string" calcext:value-type="string" table:number-columns-spanned="1" table:number-rows-spanned="3">
            <text:p><text:span text:style-name="T21">x</text:span><text:span text:style-name="T22">1</text:span></text:p>
          </table:table-cell>
          <table:table-cell table:style-name="ce252" office:value-type="string" calcext:value-type="string" table:number-columns-spanned="1" table:number-rows-spanned="3">
            <text:p><text:span text:style-name="T21">x</text:span><text:span text:style-name="T22">2</text:span>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162707" calcext:value-type="float">
            <text:p>162707</text:p>
          </table:table-cell>
          <table:table-cell table:style-name="ce237" office:value-type="float" office:value="23" calcext:value-type="float">
            <text:p>23</text:p>
          </table:table-cell>
          <table:table-cell table:style-name="ce237" table:formula="of:=[.R44]-360" office:value-type="float" office:value="-225" calcext:value-type="float">
            <text:p>-225</text:p>
          </table:table-cell>
          <table:table-cell table:style-name="ce253" table:formula="of:=IF([.R60]&gt;180;[.R60]-360;IF([.R60]&lt;-180;[.R60]+360;[.R60]))" office:value-type="float" office:value="135" calcext:value-type="float">
            <text:p>135</text:p>
          </table:table-cell>
          <table:table-cell table:style-name="ce237" table:formula="of:=RANK([.P60];[.$P$38:.$P$69];0)" office:value-type="float" office:value="24" calcext:value-type="float">
            <text:p>24</text:p>
          </table:table-cell>
          <table:table-cell table:number-columns-repeated="4"/>
          <table:table-cell table:style-name="ce237" table:formula="of:=[.Y59]+0.01" office:value-type="float" office:value="-0.429999999999999" calcext:value-type="float">
            <text:p>-0,43</text:p>
          </table:table-cell>
          <table:table-cell table:style-name="ce237" table:formula="of:=SQRT(1-[.Y60]^2)" office:value-type="float" office:value="0.902828887442133" calcext:value-type="float">
            <text:p>0,9028288874</text:p>
          </table:table-cell>
          <table:table-cell table:style-name="ce237" table:formula="of:=-SQRT(1-[.Y60]^2)" office:value-type="float" office:value="-0.902828887442133" calcext:value-type="float">
            <text:p>-0,9028288874</text:p>
          </table:table-cell>
          <table:table-cell table:number-columns-repeated="997"/>
        </table:table-row>
        <table:table-row table:style-name="ro3">
          <table:covered-table-cell table:number-columns-repeated="9" table:style-name="ce250"/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596988" calcext:value-type="float">
            <text:p>596988</text:p>
          </table:table-cell>
          <table:table-cell table:style-name="ce237" office:value-type="float" office:value="24" calcext:value-type="float">
            <text:p>24</text:p>
          </table:table-cell>
          <table:table-cell table:style-name="ce237" table:formula="of:=[.R45]-360" office:value-type="float" office:value="-210" calcext:value-type="float">
            <text:p>-210</text:p>
          </table:table-cell>
          <table:table-cell table:style-name="ce253" table:formula="of:=IF([.R61]&gt;180;[.R61]-360;IF([.R61]&lt;-180;[.R61]+360;[.R61]))" office:value-type="float" office:value="150" calcext:value-type="float">
            <text:p>150</text:p>
          </table:table-cell>
          <table:table-cell table:style-name="ce237" table:formula="of:=RANK([.P61];[.$P$38:.$P$69];0)" office:value-type="float" office:value="11" calcext:value-type="float">
            <text:p>11</text:p>
          </table:table-cell>
          <table:table-cell table:number-columns-repeated="4"/>
          <table:table-cell table:style-name="ce237" table:formula="of:=[.Y60]+0.01" office:value-type="float" office:value="-0.42" calcext:value-type="float">
            <text:p>-0,42</text:p>
          </table:table-cell>
          <table:table-cell table:style-name="ce237" table:formula="of:=SQRT(1-[.Y61]^2)" office:value-type="float" office:value="0.907524104363074" calcext:value-type="float">
            <text:p>0,9075241044</text:p>
          </table:table-cell>
          <table:table-cell table:style-name="ce237" table:formula="of:=-SQRT(1-[.Y61]^2)" office:value-type="float" office:value="-0.907524104363074" calcext:value-type="float">
            <text:p>-0,9075241044</text:p>
          </table:table-cell>
          <table:table-cell table:number-columns-repeated="997"/>
        </table:table-row>
        <table:table-row table:style-name="ro3">
          <table:covered-table-cell table:number-columns-repeated="9" table:style-name="ce251"/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583356" calcext:value-type="float">
            <text:p>583356</text:p>
          </table:table-cell>
          <table:table-cell table:style-name="ce237" office:value-type="float" office:value="25" calcext:value-type="float">
            <text:p>25</text:p>
          </table:table-cell>
          <table:table-cell table:style-name="ce237" table:formula="of:=[.R46]-360" office:value-type="float" office:value="-180" calcext:value-type="float">
            <text:p>-180</text:p>
          </table:table-cell>
          <table:table-cell table:style-name="ce253" office:value-type="float" office:value="180" calcext:value-type="float">
            <text:p>180</text:p>
          </table:table-cell>
          <table:table-cell table:style-name="ce237" table:formula="of:=RANK([.P62];[.$P$38:.$P$69];0)" office:value-type="float" office:value="12" calcext:value-type="float">
            <text:p>12</text:p>
          </table:table-cell>
          <table:table-cell table:number-columns-repeated="4"/>
          <table:table-cell table:style-name="ce237" table:formula="of:=[.Y61]+0.01" office:value-type="float" office:value="-0.409999999999999" calcext:value-type="float">
            <text:p>-0,41</text:p>
          </table:table-cell>
          <table:table-cell table:style-name="ce237" table:formula="of:=SQRT(1-[.Y62]^2)" office:value-type="float" office:value="0.912085522305886" calcext:value-type="float">
            <text:p>0,9120855223</text:p>
          </table:table-cell>
          <table:table-cell table:style-name="ce237" table:formula="of:=-SQRT(1-[.Y62]^2)" office:value-type="float" office:value="-0.912085522305886" calcext:value-type="float">
            <text:p>-0,9120855223</text:p>
          </table:table-cell>
          <table:table-cell table:number-columns-repeated="997"/>
        </table:table-row>
        <table:table-row table:style-name="ro3">
          <table:table-cell table:style-name="ce253" table:formula="of:=IF([.F54]=&quot;&quot;;&quot; &quot;;ACOS([.F54])*180/PI())" office:value-type="float" office:value="45" calcext:value-type="float">
            <text:p>45</text:p>
          </table:table-cell>
          <table:table-cell table:style-name="ce253" table:formula="of:=IF([.F54]=&quot;&quot;;&quot; &quot;;360-ACOS([.F54])*180/PI())" office:value-type="float" office:value="315" calcext:value-type="float">
            <text:p>315</text:p>
          </table:table-cell>
          <table:table-cell table:style-name="ce253" table:formula="of:=IF([.G54]=&quot;&quot;;&quot; &quot;;IF(ASIN([.G54])*180/PI()&gt;=0;ASIN([.G54])*180/PI();180-ASIN([.G54])*180/PI()))" office:value-type="string" office:string-value=" " calcext:value-type="string">
            <text:p><text:s/></text:p>
          </table:table-cell>
          <table:table-cell table:style-name="ce273" table:formula="of:=IF([.G54]=&quot;&quot;;&quot; &quot;;IF(ASIN([.G54])*180/PI()&gt;=0;180-ASIN([.G54])*180/PI();360+ASIN([.G54])*180/PI()))" office:value-type="string" office:string-value=" " calcext:value-type="string">
            <text:p><text:s/></text:p>
          </table:table-cell>
          <table:table-cell table:style-name="ce273" table:formula="of:=IF([.H54]=&quot;Impossible&quot;;90;IF([.H54]=&quot;&quot;;&quot; &quot;;IF(ATAN([.H54])*180/PI()&gt;=0;ATAN([.H54])*180/PI();180+ATAN([.H54])*180/PI())))" office:value-type="string" office:string-value=" " calcext:value-type="string">
            <text:p><text:s/></text:p>
          </table:table-cell>
          <table:table-cell table:style-name="ce273" table:formula="of:=IF([.H54]=&quot;Impossible&quot;;270;IF([.H54]=&quot;&quot;;&quot; &quot;;IF(ATAN([.H54])*180/PI()&gt;=0;180+ATAN([.H54])*180/PI();360+ATAN([.H54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style-name="ce237" table:formula="of:=IF([.A63]&lt;&gt;&quot; &quot;;[.A63];IF([.C63]&lt;&gt;&quot; &quot;;[.C63];IF([.E63]&lt;&gt;&quot; &quot;;[.E63];&quot; &quot;)))" office:value-type="float" office:value="45" calcext:value-type="float">
            <text:p>45</text:p>
          </table:table-cell>
          <table:table-cell table:style-name="ce237" table:formula="of:=IF([.B63]&lt;&gt;&quot; &quot;;[.B63];IF([.D63]&lt;&gt;&quot; &quot;;[.D63];IF([.F63]&lt;&gt;&quot; &quot;;[.F63];&quot; &quot;)))" office:value-type="float" office:value="315" calcext:value-type="float">
            <text:p>315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171721" calcext:value-type="float">
            <text:p>171721</text:p>
          </table:table-cell>
          <table:table-cell table:style-name="ce237" office:value-type="float" office:value="26" calcext:value-type="float">
            <text:p>26</text:p>
          </table:table-cell>
          <table:table-cell table:style-name="ce237" table:formula="of:=[.R47]-360" office:value-type="float" office:value="-150" calcext:value-type="float">
            <text:p>-150</text:p>
          </table:table-cell>
          <table:table-cell table:style-name="ce253" table:formula="of:=IF([.R63]&gt;180;[.R63]-360;IF([.R63]&lt;-180;[.R63]+360;[.R63]))" office:value-type="float" office:value="-150" calcext:value-type="float">
            <text:p>-150</text:p>
          </table:table-cell>
          <table:table-cell table:style-name="ce237" table:formula="of:=RANK([.P63];[.$P$38:.$P$69];0)" office:value-type="float" office:value="23" calcext:value-type="float">
            <text:p>23</text:p>
          </table:table-cell>
          <table:table-cell table:number-columns-repeated="4"/>
          <table:table-cell table:style-name="ce237" table:formula="of:=[.Y62]+0.01" office:value-type="float" office:value="-0.4" calcext:value-type="float">
            <text:p>-0,4</text:p>
          </table:table-cell>
          <table:table-cell table:style-name="ce237" table:formula="of:=SQRT(1-[.Y63]^2)" office:value-type="float" office:value="0.916515138991168" calcext:value-type="float">
            <text:p>0,916515139</text:p>
          </table:table-cell>
          <table:table-cell table:style-name="ce237" table:formula="of:=-SQRT(1-[.Y63]^2)" office:value-type="float" office:value="-0.916515138991168" calcext:value-type="float">
            <text:p>-0,916515139</text:p>
          </table:table-cell>
          <table:table-cell table:number-columns-repeated="997"/>
        </table:table-row>
        <table:table-row table:style-name="ro3">
          <table:table-cell table:style-name="ce237" table:formula="of:=IF([.F55]=&quot;&quot;;&quot; &quot;;ACOS([.F55])*180/PI())" office:value-type="string" office:string-value=" " calcext:value-type="string">
            <text:p><text:s/></text:p>
          </table:table-cell>
          <table:table-cell table:style-name="ce237" table:formula="of:=IF([.F55]=&quot;&quot;;&quot; &quot;;360-ACOS([.F55])*180/PI())" office:value-type="string" office:string-value=" " calcext:value-type="string">
            <text:p><text:s/></text:p>
          </table:table-cell>
          <table:table-cell table:style-name="ce237" table:formula="of:=IF([.G55]=&quot;&quot;;&quot; &quot;;IF(ASIN([.G55])*180/PI()&gt;=0;ASIN([.G55])*180/PI();180-ASIN([.G55])*180/PI()))" office:value-type="float" office:value="0" calcext:value-type="float">
            <text:p>0</text:p>
          </table:table-cell>
          <table:table-cell table:style-name="ce271" table:formula="of:=IF([.G55]=&quot;&quot;;&quot; &quot;;IF(ASIN([.G55])*180/PI()&gt;=0;180-ASIN([.G55])*180/PI();360+ASIN([.G55])*180/PI()))" office:value-type="float" office:value="180" calcext:value-type="float">
            <text:p>180</text:p>
          </table:table-cell>
          <table:table-cell table:style-name="ce271" table:formula="of:=IF([.H55]=&quot;Impossible&quot;;90;IF([.H55]=&quot;&quot;;&quot; &quot;;IF(ATAN([.H55])*180/PI()&gt;=0;ATAN([.H55])*180/PI();180+ATAN([.H55])*180/PI())))" office:value-type="string" office:string-value=" " calcext:value-type="string">
            <text:p><text:s/></text:p>
          </table:table-cell>
          <table:table-cell table:style-name="ce274" table:formula="of:=IF([.H55]=&quot;Impossible&quot;;270;IF([.H55]=&quot;&quot;;&quot; &quot;;IF(ATAN([.H55])*180/PI()&gt;=0;180+ATAN([.H55])*180/PI();360+ATAN([.H55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3" calcext:value-type="float">
            <text:p>3</text:p>
          </table:table-cell>
          <table:table-cell table:style-name="ce237" table:formula="of:=IF([.A64]&lt;&gt;&quot; &quot;;[.A64];IF([.C64]&lt;&gt;&quot; &quot;;[.C64];IF([.E64]&lt;&gt;&quot; &quot;;[.E64];&quot; &quot;)))" office:value-type="float" office:value="0" calcext:value-type="float">
            <text:p>0</text:p>
          </table:table-cell>
          <table:table-cell table:style-name="ce237" table:formula="of:=IF([.B64]&lt;&gt;&quot; &quot;;[.B64];IF([.D64]&lt;&gt;&quot; &quot;;[.D64];IF([.F64]&lt;&gt;&quot; &quot;;[.F64];&quot; &quot;)))" office:value-type="float" office:value="180" calcext:value-type="float">
            <text:p>180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207613" calcext:value-type="float">
            <text:p>207613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table:formula="of:=[.R48]-360" office:value-type="float" office:value="-135" calcext:value-type="float">
            <text:p>-135</text:p>
          </table:table-cell>
          <table:table-cell table:style-name="ce253" table:formula="of:=IF([.R64]&gt;180;[.R64]-360;IF([.R64]&lt;-180;[.R64]+360;[.R64]))" office:value-type="float" office:value="-135" calcext:value-type="float">
            <text:p>-135</text:p>
          </table:table-cell>
          <table:table-cell table:style-name="ce237" table:formula="of:=RANK([.P64];[.$P$38:.$P$69];0)" office:value-type="float" office:value="22" calcext:value-type="float">
            <text:p>22</text:p>
          </table:table-cell>
          <table:table-cell table:number-columns-repeated="4"/>
          <table:table-cell table:style-name="ce237" table:formula="of:=[.Y63]+0.01" office:value-type="float" office:value="-0.389999999999999" calcext:value-type="float">
            <text:p>-0,39</text:p>
          </table:table-cell>
          <table:table-cell table:style-name="ce237" table:formula="of:=SQRT(1-[.Y64]^2)" office:value-type="float" office:value="0.920814856526544" calcext:value-type="float">
            <text:p>0,9208148565</text:p>
          </table:table-cell>
          <table:table-cell table:style-name="ce237" table:formula="of:=-SQRT(1-[.Y64]^2)" office:value-type="float" office:value="-0.920814856526544" calcext:value-type="float">
            <text:p>-0,9208148565</text:p>
          </table:table-cell>
          <table:table-cell table:number-columns-repeated="997"/>
        </table:table-row>
        <table:table-row table:style-name="ro3">
          <table:table-cell table:style-name="ce237" table:formula="of:=IF([.F56]=&quot;&quot;;&quot; &quot;;ACOS([.F56])*180/PI())" office:value-type="float" office:value="120" calcext:value-type="float">
            <text:p>120</text:p>
          </table:table-cell>
          <table:table-cell table:style-name="ce237" table:formula="of:=IF([.F56]=&quot;&quot;;&quot; &quot;;360-ACOS([.F56])*180/PI())" office:value-type="float" office:value="240" calcext:value-type="float">
            <text:p>240</text:p>
          </table:table-cell>
          <table:table-cell table:style-name="ce237" table:formula="of:=IF([.G56]=&quot;&quot;;&quot; &quot;;IF(ASIN([.G56])*180/PI()&gt;=0;ASIN([.G56])*180/PI();180-ASIN([.G56])*180/PI()))" office:value-type="string" office:string-value=" " calcext:value-type="string">
            <text:p><text:s/></text:p>
          </table:table-cell>
          <table:table-cell table:style-name="ce271" table:formula="of:=IF([.G56]=&quot;&quot;;&quot; &quot;;IF(ASIN([.G56])*180/PI()&gt;=0;180-ASIN([.G56])*180/PI();360+ASIN([.G56])*180/PI()))" office:value-type="string" office:string-value=" " calcext:value-type="string">
            <text:p><text:s/></text:p>
          </table:table-cell>
          <table:table-cell table:style-name="ce271" table:formula="of:=IF([.H56]=&quot;Impossible&quot;;90;IF([.H56]=&quot;&quot;;&quot; &quot;;IF(ATAN([.H56])*180/PI()&gt;=0;ATAN([.H56])*180/PI();180+ATAN([.H56])*180/PI())))" office:value-type="string" office:string-value=" " calcext:value-type="string">
            <text:p><text:s/></text:p>
          </table:table-cell>
          <table:table-cell table:style-name="ce274" table:formula="of:=IF([.H56]=&quot;Impossible&quot;;270;IF([.H56]=&quot;&quot;;&quot; &quot;;IF(ATAN([.H56])*180/PI()&gt;=0;180+ATAN([.H56])*180/PI();360+ATAN([.H56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3" calcext:value-type="float">
            <text:p>3</text:p>
          </table:table-cell>
          <table:table-cell table:style-name="ce237" table:formula="of:=IF([.A65]&lt;&gt;&quot; &quot;;[.A65];IF([.C65]&lt;&gt;&quot; &quot;;[.C65];IF([.E65]&lt;&gt;&quot; &quot;;[.E65];&quot; &quot;)))" office:value-type="float" office:value="120" calcext:value-type="float">
            <text:p>120</text:p>
          </table:table-cell>
          <table:table-cell table:style-name="ce237" table:formula="of:=IF([.B65]&lt;&gt;&quot; &quot;;[.B65];IF([.D65]&lt;&gt;&quot; &quot;;[.D65];IF([.F65]&lt;&gt;&quot; &quot;;[.F65];&quot; &quot;)))" office:value-type="float" office:value="240" calcext:value-type="float">
            <text:p>240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667299" calcext:value-type="float">
            <text:p>667299</text:p>
          </table:table-cell>
          <table:table-cell table:style-name="ce237" office:value-type="float" office:value="28" calcext:value-type="float">
            <text:p>28</text:p>
          </table:table-cell>
          <table:table-cell table:style-name="ce237" table:formula="of:=[.R49]-360" office:value-type="float" office:value="-120" calcext:value-type="float">
            <text:p>-120</text:p>
          </table:table-cell>
          <table:table-cell table:style-name="ce253" table:formula="of:=IF([.R65]&gt;180;[.R65]-360;IF([.R65]&lt;-180;[.R65]+360;[.R65]))" office:value-type="float" office:value="-120" calcext:value-type="float">
            <text:p>-120</text:p>
          </table:table-cell>
          <table:table-cell table:style-name="ce237" table:formula="of:=RANK([.P65];[.$P$38:.$P$69];0)" office:value-type="float" office:value="10" calcext:value-type="float">
            <text:p>10</text:p>
          </table:table-cell>
          <table:table-cell table:number-columns-repeated="4"/>
          <table:table-cell table:style-name="ce237" table:formula="of:=[.Y64]+0.01" office:value-type="float" office:value="-0.379999999999999" calcext:value-type="float">
            <text:p>-0,38</text:p>
          </table:table-cell>
          <table:table-cell table:style-name="ce237" table:formula="of:=SQRT(1-[.Y65]^2)" office:value-type="float" office:value="0.924986486387774" calcext:value-type="float">
            <text:p>0,9249864864</text:p>
          </table:table-cell>
          <table:table-cell table:style-name="ce237" table:formula="of:=-SQRT(1-[.Y65]^2)" office:value-type="float" office:value="-0.924986486387774" calcext:value-type="float">
            <text:p>-0,9249864864</text:p>
          </table:table-cell>
          <table:table-cell table:number-columns-repeated="997"/>
        </table:table-row>
        <table:table-row table:style-name="ro3">
          <table:table-cell table:style-name="ce237" table:formula="of:=IF([.F57]=&quot;&quot;;&quot; &quot;;ACOS([.F57])*180/PI())" office:value-type="float" office:value="30" calcext:value-type="float">
            <text:p>30</text:p>
          </table:table-cell>
          <table:table-cell table:style-name="ce237" table:formula="of:=IF([.F57]=&quot;&quot;;&quot; &quot;;360-ACOS([.F57])*180/PI())" office:value-type="float" office:value="330" calcext:value-type="float">
            <text:p>330</text:p>
          </table:table-cell>
          <table:table-cell table:style-name="ce237" table:formula="of:=IF([.G57]=&quot;&quot;;&quot; &quot;;IF(ASIN([.G57])*180/PI()&gt;=0;ASIN([.G57])*180/PI();180-ASIN([.G57])*180/PI()))" office:value-type="string" office:string-value=" " calcext:value-type="string">
            <text:p><text:s/></text:p>
          </table:table-cell>
          <table:table-cell table:style-name="ce271" table:formula="of:=IF([.G57]=&quot;&quot;;&quot; &quot;;IF(ASIN([.G57])*180/PI()&gt;=0;180-ASIN([.G57])*180/PI();360+ASIN([.G57])*180/PI()))" office:value-type="string" office:string-value=" " calcext:value-type="string">
            <text:p><text:s/></text:p>
          </table:table-cell>
          <table:table-cell table:style-name="ce271" table:formula="of:=IF([.H57]=&quot;Impossible&quot;;90;IF([.H57]=&quot;&quot;;&quot; &quot;;IF(ATAN([.H57])*180/PI()&gt;=0;ATAN([.H57])*180/PI();180+ATAN([.H57])*180/PI())))" office:value-type="string" office:string-value=" " calcext:value-type="string">
            <text:p><text:s/></text:p>
          </table:table-cell>
          <table:table-cell table:style-name="ce274" table:formula="of:=IF([.H57]=&quot;Impossible&quot;;270;IF([.H57]=&quot;&quot;;&quot; &quot;;IF(ATAN([.H57])*180/PI()&gt;=0;180+ATAN([.H57])*180/PI();360+ATAN([.H57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1" calcext:value-type="float">
            <text:p>1</text:p>
          </table:table-cell>
          <table:table-cell table:style-name="ce237" table:formula="of:=IF([.A66]&lt;&gt;&quot; &quot;;[.A66];IF([.C66]&lt;&gt;&quot; &quot;;[.C66];IF([.E66]&lt;&gt;&quot; &quot;;[.E66];&quot; &quot;)))" office:value-type="float" office:value="30" calcext:value-type="float">
            <text:p>30</text:p>
          </table:table-cell>
          <table:table-cell table:style-name="ce237" table:formula="of:=IF([.B66]&lt;&gt;&quot; &quot;;[.B66];IF([.D66]&lt;&gt;&quot; &quot;;[.D66];IF([.F66]&lt;&gt;&quot; &quot;;[.F66];&quot; &quot;)))" office:value-type="float" office:value="330" calcext:value-type="float">
            <text:p>330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434495" calcext:value-type="float">
            <text:p>434495</text:p>
          </table:table-cell>
          <table:table-cell table:style-name="ce237" office:value-type="float" office:value="29" calcext:value-type="float">
            <text:p>29</text:p>
          </table:table-cell>
          <table:table-cell table:style-name="ce237" table:formula="of:=[.R50]-360" office:value-type="float" office:value="-90" calcext:value-type="float">
            <text:p>-90</text:p>
          </table:table-cell>
          <table:table-cell table:style-name="ce253" table:formula="of:=IF([.R66]&gt;180;[.R66]-360;IF([.R66]&lt;-180;[.R66]+360;[.R66]))" office:value-type="float" office:value="-90" calcext:value-type="float">
            <text:p>-90</text:p>
          </table:table-cell>
          <table:table-cell table:style-name="ce237" table:formula="of:=RANK([.P66];[.$P$38:.$P$69];0)" office:value-type="float" office:value="17" calcext:value-type="float">
            <text:p>17</text:p>
          </table:table-cell>
          <table:table-cell table:number-columns-repeated="4"/>
          <table:table-cell table:style-name="ce237" table:formula="of:=[.Y65]+0.01" office:value-type="float" office:value="-0.369999999999999" calcext:value-type="float">
            <text:p>-0,37</text:p>
          </table:table-cell>
          <table:table-cell table:style-name="ce237" table:formula="of:=SQRT(1-[.Y66]^2)" office:value-type="float" office:value="0.929031754032122" calcext:value-type="float">
            <text:p>0,929031754</text:p>
          </table:table-cell>
          <table:table-cell table:style-name="ce237" table:formula="of:=-SQRT(1-[.Y66]^2)" office:value-type="float" office:value="-0.929031754032122" calcext:value-type="float">
            <text:p>-0,929031754</text:p>
          </table:table-cell>
          <table:table-cell table:number-columns-repeated="997"/>
        </table:table-row>
        <table:table-row table:style-name="ro3">
          <table:table-cell table:style-name="ce237" table:formula="of:=IF([.F58]=&quot;&quot;;&quot; &quot;;ACOS([.F58])*180/PI())" office:value-type="float" office:value="135" calcext:value-type="float">
            <text:p>135</text:p>
          </table:table-cell>
          <table:table-cell table:style-name="ce237" table:formula="of:=IF([.F58]=&quot;&quot;;&quot; &quot;;360-ACOS([.F58])*180/PI())" office:value-type="float" office:value="225" calcext:value-type="float">
            <text:p>225</text:p>
          </table:table-cell>
          <table:table-cell table:style-name="ce237" table:formula="of:=IF([.G58]=&quot;&quot;;&quot; &quot;;IF(ASIN([.G58])*180/PI()&gt;=0;ASIN([.G58])*180/PI();180-ASIN([.G58])*180/PI()))" office:value-type="string" office:string-value=" " calcext:value-type="string">
            <text:p><text:s/></text:p>
          </table:table-cell>
          <table:table-cell table:style-name="ce271" table:formula="of:=IF([.G58]=&quot;&quot;;&quot; &quot;;IF(ASIN([.G58])*180/PI()&gt;=0;180-ASIN([.G58])*180/PI();360+ASIN([.G58])*180/PI()))" office:value-type="string" office:string-value=" " calcext:value-type="string">
            <text:p><text:s/></text:p>
          </table:table-cell>
          <table:table-cell table:style-name="ce271" table:formula="of:=IF([.H58]=&quot;Impossible&quot;;90;IF([.H58]=&quot;&quot;;&quot; &quot;;IF(ATAN([.H58])*180/PI()&gt;=0;ATAN([.H58])*180/PI();180+ATAN([.H58])*180/PI())))" office:value-type="string" office:string-value=" " calcext:value-type="string">
            <text:p><text:s/></text:p>
          </table:table-cell>
          <table:table-cell table:style-name="ce274" table:formula="of:=IF([.H58]=&quot;Impossible&quot;;270;IF([.H58]=&quot;&quot;;&quot; &quot;;IF(ATAN([.H58])*180/PI()&gt;=0;180+ATAN([.H58])*180/PI();360+ATAN([.H58])*180/PI())))" office:value-type="string" office:string-value=" " calcext:value-type="string">
            <text:p><text:s/></text:p>
          </table:table-cell>
          <table:table-cell table:style-name="ce237" table:formula="of:=RANDBETWEEN(1;3)" office:value-type="float" office:value="3" calcext:value-type="float">
            <text:p>3</text:p>
          </table:table-cell>
          <table:table-cell table:style-name="ce237" table:formula="of:=IF([.A67]&lt;&gt;&quot; &quot;;[.A67];IF([.C67]&lt;&gt;&quot; &quot;;[.C67];IF([.E67]&lt;&gt;&quot; &quot;;[.E67];&quot; &quot;)))" office:value-type="float" office:value="135" calcext:value-type="float">
            <text:p>135</text:p>
          </table:table-cell>
          <table:table-cell table:style-name="ce237" table:formula="of:=IF([.B67]&lt;&gt;&quot; &quot;;[.B67];IF([.D67]&lt;&gt;&quot; &quot;;[.D67];IF([.F67]&lt;&gt;&quot; &quot;;[.F67];&quot; &quot;)))" office:value-type="float" office:value="225" calcext:value-type="float">
            <text:p>225</text:p>
          </table:table-cell>
          <table:table-cell table:style-name="ce295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830338" calcext:value-type="float">
            <text:p>830338</text:p>
          </table:table-cell>
          <table:table-cell table:style-name="ce237" office:value-type="float" office:value="30" calcext:value-type="float">
            <text:p>30</text:p>
          </table:table-cell>
          <table:table-cell table:style-name="ce237" table:formula="of:=[.R51]-360" office:value-type="float" office:value="-60" calcext:value-type="float">
            <text:p>-60</text:p>
          </table:table-cell>
          <table:table-cell table:style-name="ce253" table:formula="of:=IF([.R67]&gt;180;[.R67]-360;IF([.R67]&lt;-180;[.R67]+360;[.R67]))" office:value-type="float" office:value="-60" calcext:value-type="float">
            <text:p>-60</text:p>
          </table:table-cell>
          <table:table-cell table:style-name="ce237" table:formula="of:=RANK([.P67];[.$P$38:.$P$69];0)" office:value-type="float" office:value="4" calcext:value-type="float">
            <text:p>4</text:p>
          </table:table-cell>
          <table:table-cell table:number-columns-repeated="4"/>
          <table:table-cell table:style-name="ce237" table:formula="of:=[.Y66]+0.01" office:value-type="float" office:value="-0.359999999999999" calcext:value-type="float">
            <text:p>-0,36</text:p>
          </table:table-cell>
          <table:table-cell table:style-name="ce237" table:formula="of:=SQRT(1-[.Y67]^2)" office:value-type="float" office:value="0.932952303175248" calcext:value-type="float">
            <text:p>0,9329523032</text:p>
          </table:table-cell>
          <table:table-cell table:style-name="ce237" table:formula="of:=-SQRT(1-[.Y67]^2)" office:value-type="float" office:value="-0.932952303175248" calcext:value-type="float">
            <text:p>-0,9329523032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style-name="ce294"/>
          <table:table-cell table:style-name="ce295" table:number-columns-repeated="4"/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764606" calcext:value-type="float">
            <text:p>764606</text:p>
          </table:table-cell>
          <table:table-cell table:style-name="ce237" office:value-type="float" office:value="31" calcext:value-type="float">
            <text:p>31</text:p>
          </table:table-cell>
          <table:table-cell table:style-name="ce237" table:formula="of:=[.R52]-360" office:value-type="float" office:value="-45" calcext:value-type="float">
            <text:p>-45</text:p>
          </table:table-cell>
          <table:table-cell table:style-name="ce253" table:formula="of:=IF([.R68]&gt;180;[.R68]-360;IF([.R68]&lt;-180;[.R68]+360;[.R68]))" office:value-type="float" office:value="-45" calcext:value-type="float">
            <text:p>-45</text:p>
          </table:table-cell>
          <table:table-cell table:style-name="ce237" table:formula="of:=RANK([.P68];[.$P$38:.$P$69];0)" office:value-type="float" office:value="6" calcext:value-type="float">
            <text:p>6</text:p>
          </table:table-cell>
          <table:table-cell table:number-columns-repeated="4"/>
          <table:table-cell table:style-name="ce237" table:formula="of:=[.Y67]+0.01" office:value-type="float" office:value="-0.349999999999999" calcext:value-type="float">
            <text:p>-0,35</text:p>
          </table:table-cell>
          <table:table-cell table:style-name="ce237" table:formula="of:=SQRT(1-[.Y68]^2)" office:value-type="float" office:value="0.93674969975976" calcext:value-type="float">
            <text:p>0,9367496998</text:p>
          </table:table-cell>
          <table:table-cell table:style-name="ce237" table:formula="of:=-SQRT(1-[.Y68]^2)" office:value-type="float" office:value="-0.93674969975976" calcext:value-type="float">
            <text:p>-0,9367496998</text:p>
          </table:table-cell>
          <table:table-cell table:number-columns-repeated="997"/>
        </table:table-row>
        <table:table-row table:style-name="ro3">
          <table:table-cell table:style-name="ce239" office:value-type="string" calcext:value-type="string">
            <text:p>Aléatoire</text:p>
          </table:table-cell>
          <table:table-cell table:style-name="ce239" office:value-type="string" calcext:value-type="string">
            <text:p>Rang</text:p>
          </table:table-cell>
          <table:table-cell table:style-name="ce239" office:value-type="string" calcext:value-type="string">
            <text:p>Degrés</text:p>
          </table:table-cell>
          <table:table-cell table:style-name="ce239" office:value-type="string" calcext:value-type="string">
            <text:p>cos</text:p>
          </table:table-cell>
          <table:table-cell table:style-name="ce239" office:value-type="string" calcext:value-type="string">
            <text:p>sin</text:p>
          </table:table-cell>
          <table:table-cell table:style-name="ce239" office:value-type="string" calcext:value-type="string">
            <text:p>tan</text:p>
          </table:table-cell>
          <table:table-cell table:style-name="ce239" office:value-type="string" calcext:value-type="string">
            <text:p>cos</text:p>
          </table:table-cell>
          <table:table-cell table:style-name="ce239" office:value-type="string" calcext:value-type="string">
            <text:p>sin</text:p>
          </table:table-cell>
          <table:table-cell table:style-name="ce239" office:value-type="string" calcext:value-type="string">
            <text:p>tan</text:p>
          </table:table-cell>
          <table:table-cell table:style-name="ce239" office:value-type="string" calcext:value-type="string">
            <text:p>choix</text:p>
          </table:table-cell>
          <table:table-cell/>
          <table:table-cell table:style-name="ce255" table:number-columns-repeated="3"/>
          <table:table-cell/>
          <table:table-cell table:style-name="ce237" table:formula="of:=RANDBETWEEN(1;1000000)" office:value-type="float" office:value="47761" calcext:value-type="float">
            <text:p>47761</text:p>
          </table:table-cell>
          <table:table-cell table:style-name="ce237" office:value-type="float" office:value="32" calcext:value-type="float">
            <text:p>32</text:p>
          </table:table-cell>
          <table:table-cell table:style-name="ce237" table:formula="of:=[.R53]-360" office:value-type="float" office:value="-30" calcext:value-type="float">
            <text:p>-30</text:p>
          </table:table-cell>
          <table:table-cell table:style-name="ce253" table:formula="of:=IF([.R69]&gt;180;[.R69]-360;IF([.R69]&lt;-180;[.R69]+360;[.R69]))" office:value-type="float" office:value="-30" calcext:value-type="float">
            <text:p>-30</text:p>
          </table:table-cell>
          <table:table-cell table:style-name="ce237" table:formula="of:=RANK([.P69];[.$P$38:.$P$69];0)" office:value-type="float" office:value="30" calcext:value-type="float">
            <text:p>30</text:p>
          </table:table-cell>
          <table:table-cell table:number-columns-repeated="4"/>
          <table:table-cell table:style-name="ce237" table:formula="of:=[.Y68]+0.01" office:value-type="float" office:value="-0.339999999999999" calcext:value-type="float">
            <text:p>-0,34</text:p>
          </table:table-cell>
          <table:table-cell table:style-name="ce237" table:formula="of:=SQRT(1-[.Y69]^2)" office:value-type="float" office:value="0.9404254356407" calcext:value-type="float">
            <text:p>0,9404254356</text:p>
          </table:table-cell>
          <table:table-cell table:style-name="ce237" table:formula="of:=-SQRT(1-[.Y69]^2)" office:value-type="float" office:value="-0.9404254356407" calcext:value-type="float">
            <text:p>-0,9404254356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487798" calcext:value-type="float">
            <text:p>487798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number-columns-repeated="2" table:style-name="ce274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37" table:formula="of:=RANK([.A70];[.$A$70:.$A$86];0)" office:value-type="float" office:value="7" calcext:value-type="float">
            <text:p>7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69]+0.01" office:value-type="float" office:value="-0.329999999999999" calcext:value-type="float">
            <text:p>-0,33</text:p>
          </table:table-cell>
          <table:table-cell table:style-name="ce237" table:formula="of:=SQRT(1-[.Y70]^2)" office:value-type="float" office:value="0.943980932010811" calcext:value-type="float">
            <text:p>0,943980932</text:p>
          </table:table-cell>
          <table:table-cell table:style-name="ce237" table:formula="of:=-SQRT(1-[.Y70]^2)" office:value-type="float" office:value="-0.943980932010811" calcext:value-type="float">
            <text:p>-0,943980932</text:p>
          </table:table-cell>
          <table:table-cell table:number-columns-repeated="997"/>
        </table:table-row>
        <table:table-row table:style-name="ro3">
          <table:table-cell table:style-name="ce256" table:formula="of:=RANDBETWEEN(1;1000000)" office:value-type="float" office:value="793812" calcext:value-type="float">
            <text:p>793812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30" calcext:value-type="float">
            <text:p>30</text:p>
          </table:table-cell>
          <table:table-cell table:style-name="ce275" office:value-type="string" calcext:value-type="string">
            <text:p><text:span text:style-name="T15">√</text:span>3/2</text:p>
          </table:table-cell>
          <table:table-cell table:style-name="ce275" office:value-type="string" calcext:value-type="string">
            <text:p>1/2</text:p>
          </table:table-cell>
          <table:table-cell table:style-name="ce277" office:value-type="string" calcext:value-type="string">
            <text:p><text:span text:style-name="T15">√</text:span>3/3</text:p>
          </table:table-cell>
          <table:table-cell table:style-name="ce296" table:formula="of:=SQRT(3)/2" office:value-type="float" office:value="0.866025403784439" calcext:value-type="float">
            <text:p>0,866</text:p>
          </table:table-cell>
          <table:table-cell table:style-name="ce298" office:value-type="float" office:value="0.5" calcext:value-type="float">
            <text:p>0,5</text:p>
          </table:table-cell>
          <table:table-cell table:style-name="ce303" table:formula="of:=SQRT(3)/3" office:value-type="float" office:value="0.577350269189626" calcext:value-type="float">
            <text:p>0,577</text:p>
          </table:table-cell>
          <table:table-cell table:style-name="ce256" table:formula="of:=RANK([.A71];[.$A$70:.$A$86];0)" office:value-type="float" office:value="4" calcext:value-type="float">
            <text:p>4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0]+0.01" office:value-type="float" office:value="-0.319999999999999" calcext:value-type="float">
            <text:p>-0,32</text:p>
          </table:table-cell>
          <table:table-cell table:style-name="ce237" table:formula="of:=SQRT(1-[.Y71]^2)" office:value-type="float" office:value="0.947417542586161" calcext:value-type="float">
            <text:p>0,9474175426</text:p>
          </table:table-cell>
          <table:table-cell table:style-name="ce237" table:formula="of:=-SQRT(1-[.Y71]^2)" office:value-type="float" office:value="-0.947417542586161" calcext:value-type="float">
            <text:p>-0,9474175426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475714" calcext:value-type="float">
            <text:p>475714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5" calcext:value-type="float">
            <text:p>45</text:p>
          </table:table-cell>
          <table:table-cell table:style-name="ce276" office:value-type="string" calcext:value-type="string">
            <text:p><text:span text:style-name="T16">√</text:span>2/2</text:p>
          </table:table-cell>
          <table:table-cell table:style-name="ce276" office:value-type="string" calcext:value-type="string">
            <text:p><text:span text:style-name="T16">√</text:span>2/2</text:p>
          </table:table-cell>
          <table:table-cell table:style-name="ce274" office:value-type="float" office:value="1" calcext:value-type="float">
            <text:p>1</text:p>
          </table:table-cell>
          <table:table-cell table:style-name="ce297" table:formula="of:=SQRT(2)/2" office:value-type="float" office:value="0.707106781186548" calcext:value-type="float">
            <text:p>0,707</text:p>
          </table:table-cell>
          <table:table-cell table:style-name="ce297" table:formula="of:=SQRT(2)/2" office:value-type="float" office:value="0.707106781186548" calcext:value-type="float">
            <text:p>0,707</text:p>
          </table:table-cell>
          <table:table-cell table:style-name="ce253" office:value-type="float" office:value="1" calcext:value-type="float">
            <text:p>1</text:p>
          </table:table-cell>
          <table:table-cell table:style-name="ce237" table:formula="of:=RANK([.A72];[.$A$70:.$A$86];0)" office:value-type="float" office:value="8" calcext:value-type="float">
            <text:p>8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1]+0.01" office:value-type="float" office:value="-0.309999999999999" calcext:value-type="float">
            <text:p>-0,31</text:p>
          </table:table-cell>
          <table:table-cell table:style-name="ce237" table:formula="of:=SQRT(1-[.Y72]^2)" office:value-type="float" office:value="0.950736556570747" calcext:value-type="float">
            <text:p>0,9507365566</text:p>
          </table:table-cell>
          <table:table-cell table:style-name="ce237" table:formula="of:=-SQRT(1-[.Y72]^2)" office:value-type="float" office:value="-0.950736556570747" calcext:value-type="float">
            <text:p>-0,9507365566</text:p>
          </table:table-cell>
          <table:table-cell table:number-columns-repeated="997"/>
        </table:table-row>
        <table:table-row table:style-name="ro3">
          <table:table-cell table:style-name="ce256" table:formula="of:=RANDBETWEEN(1;1000000)" office:value-type="float" office:value="986246" calcext:value-type="float">
            <text:p>986246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60" calcext:value-type="float">
            <text:p>60</text:p>
          </table:table-cell>
          <table:table-cell table:style-name="ce275" office:value-type="string" calcext:value-type="string">
            <text:p>1/2</text:p>
          </table:table-cell>
          <table:table-cell table:style-name="ce275" office:value-type="string" calcext:value-type="string">
            <text:p><text:span text:style-name="T15">√</text:span>3/2</text:p>
          </table:table-cell>
          <table:table-cell table:style-name="ce277" office:value-type="string" calcext:value-type="string">
            <text:p><text:span text:style-name="T15">√</text:span>3</text:p>
          </table:table-cell>
          <table:table-cell table:style-name="ce298" table:formula="of:=0.5" office:value-type="float" office:value="0.5" calcext:value-type="float">
            <text:p>0,5</text:p>
          </table:table-cell>
          <table:table-cell table:style-name="ce296" table:formula="of:=SQRT(3)/2" office:value-type="float" office:value="0.866025403784439" calcext:value-type="float">
            <text:p>0,866</text:p>
          </table:table-cell>
          <table:table-cell table:style-name="ce303" table:formula="of:=SQRT(3)" office:value-type="float" office:value="1.73205080756888" calcext:value-type="float">
            <text:p>1,732</text:p>
          </table:table-cell>
          <table:table-cell table:style-name="ce256" table:formula="of:=RANK([.A73];[.$A$70:.$A$86];0)" office:value-type="float" office:value="1" calcext:value-type="float">
            <text:p>1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2]+0.01" office:value-type="float" office:value="-0.299999999999999" calcext:value-type="float">
            <text:p>-0,3</text:p>
          </table:table-cell>
          <table:table-cell table:style-name="ce237" table:formula="of:=SQRT(1-[.Y73]^2)" office:value-type="float" office:value="0.953939201416946" calcext:value-type="float">
            <text:p>0,9539392014</text:p>
          </table:table-cell>
          <table:table-cell table:style-name="ce237" table:formula="of:=-SQRT(1-[.Y73]^2)" office:value-type="float" office:value="-0.953939201416946" calcext:value-type="float">
            <text:p>-0,9539392014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663176" calcext:value-type="float">
            <text:p>663176</text:p>
          </table:table-cell>
          <table:table-cell table:style-name="ce237" office:value-type="float" office:value="5" calcext:value-type="float">
            <text:p>5</text:p>
          </table:table-cell>
          <table:table-cell table:style-name="ce237" office:value-type="float" office:value="90" calcext:value-type="float">
            <text:p>90</text:p>
          </table:table-cell>
          <table:table-cell table:style-name="ce274" office:value-type="float" office:value="0" calcext:value-type="float">
            <text:p>0</text:p>
          </table:table-cell>
          <table:table-cell table:style-name="ce274" office:value-type="float" office:value="1" calcext:value-type="float">
            <text:p>1</text:p>
          </table:table-cell>
          <table:table-cell table:style-name="ce274" office:value-type="string" calcext:value-type="string">
            <text:p>Impossible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Impossible</text:p>
          </table:table-cell>
          <table:table-cell table:style-name="ce237" table:formula="of:=RANK([.A74];[.$A$70:.$A$86];0)" office:value-type="float" office:value="5" calcext:value-type="float">
            <text:p>5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3]+0.01" office:value-type="float" office:value="-0.289999999999999" calcext:value-type="float">
            <text:p>-0,29</text:p>
          </table:table-cell>
          <table:table-cell table:style-name="ce237" table:formula="of:=SQRT(1-[.Y74]^2)" office:value-type="float" office:value="0.957026645397086" calcext:value-type="float">
            <text:p>0,9570266454</text:p>
          </table:table-cell>
          <table:table-cell table:style-name="ce237" table:formula="of:=-SQRT(1-[.Y74]^2)" office:value-type="float" office:value="-0.957026645397086" calcext:value-type="float">
            <text:p>-0,9570266454</text:p>
          </table:table-cell>
          <table:table-cell table:number-columns-repeated="997"/>
        </table:table-row>
        <table:table-row table:style-name="ro3">
          <table:table-cell table:style-name="ce256" table:formula="of:=RANDBETWEEN(1;1000000)" office:value-type="float" office:value="310372" calcext:value-type="float">
            <text:p>310372</text:p>
          </table:table-cell>
          <table:table-cell table:style-name="ce256" office:value-type="float" office:value="6" calcext:value-type="float">
            <text:p>6</text:p>
          </table:table-cell>
          <table:table-cell table:style-name="ce256" office:value-type="float" office:value="120" calcext:value-type="float">
            <text:p>120</text:p>
          </table:table-cell>
          <table:table-cell table:style-name="ce275" office:value-type="string" calcext:value-type="string">
            <text:p>-1/2</text:p>
          </table:table-cell>
          <table:table-cell table:style-name="ce275" office:value-type="string" calcext:value-type="string">
            <text:p><text:span text:style-name="T15">√</text:span>3/2</text:p>
          </table:table-cell>
          <table:table-cell table:style-name="ce277" office:value-type="string" calcext:value-type="string">
            <text:p><text:span text:style-name="T15">-√</text:span>3</text:p>
          </table:table-cell>
          <table:table-cell table:style-name="ce298" office:value-type="float" office:value="-0.5" calcext:value-type="float">
            <text:p>-0,5</text:p>
          </table:table-cell>
          <table:table-cell table:style-name="ce296" table:formula="of:=SQRT(3)/2" office:value-type="float" office:value="0.866025403784439" calcext:value-type="float">
            <text:p>0,866</text:p>
          </table:table-cell>
          <table:table-cell table:style-name="ce303" table:formula="of:=-SQRT(3)" office:value-type="float" office:value="-1.73205080756888" calcext:value-type="float">
            <text:p>-1,732</text:p>
          </table:table-cell>
          <table:table-cell table:style-name="ce256" table:formula="of:=RANK([.A75];[.$A$70:.$A$86];0)" office:value-type="float" office:value="10" calcext:value-type="float">
            <text:p>10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4]+0.01" office:value-type="float" office:value="-0.279999999999999" calcext:value-type="float">
            <text:p>-0,28</text:p>
          </table:table-cell>
          <table:table-cell table:style-name="ce237" table:formula="of:=SQRT(1-[.Y75]^2)" office:value-type="float" office:value="0.96" calcext:value-type="float">
            <text:p>0,96</text:p>
          </table:table-cell>
          <table:table-cell table:style-name="ce237" table:formula="of:=-SQRT(1-[.Y75]^2)" office:value-type="float" office:value="-0.96" calcext:value-type="float">
            <text:p>-0,96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228157" calcext:value-type="float">
            <text:p>228157</text:p>
          </table:table-cell>
          <table:table-cell table:style-name="ce237" office:value-type="float" office:value="7" calcext:value-type="float">
            <text:p>7</text:p>
          </table:table-cell>
          <table:table-cell table:style-name="ce237" office:value-type="float" office:value="135" calcext:value-type="float">
            <text:p>135</text:p>
          </table:table-cell>
          <table:table-cell table:style-name="ce276" office:value-type="string" calcext:value-type="string">
            <text:p><text:span text:style-name="T16">-√</text:span>2/2</text:p>
          </table:table-cell>
          <table:table-cell table:style-name="ce276" office:value-type="string" calcext:value-type="string">
            <text:p><text:span text:style-name="T16">√</text:span>2/2</text:p>
          </table:table-cell>
          <table:table-cell table:style-name="ce274" office:value-type="float" office:value="-1" calcext:value-type="float">
            <text:p>-1</text:p>
          </table:table-cell>
          <table:table-cell table:style-name="ce297" table:formula="of:=-SQRT(2)/2" office:value-type="float" office:value="-0.707106781186548" calcext:value-type="float">
            <text:p>-0,707</text:p>
          </table:table-cell>
          <table:table-cell table:style-name="ce297" table:formula="of:=SQRT(2)/2" office:value-type="float" office:value="0.707106781186548" calcext:value-type="float">
            <text:p>0,707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table:formula="of:=RANK([.A76];[.$A$70:.$A$86];0)" office:value-type="float" office:value="13" calcext:value-type="float">
            <text:p>13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5]+0.01" office:value-type="float" office:value="-0.269999999999999" calcext:value-type="float">
            <text:p>-0,27</text:p>
          </table:table-cell>
          <table:table-cell table:style-name="ce237" table:formula="of:=SQRT(1-[.Y76]^2)" office:value-type="float" office:value="0.962860322165162" calcext:value-type="float">
            <text:p>0,9628603222</text:p>
          </table:table-cell>
          <table:table-cell table:style-name="ce237" table:formula="of:=-SQRT(1-[.Y76]^2)" office:value-type="float" office:value="-0.962860322165162" calcext:value-type="float">
            <text:p>-0,9628603222</text:p>
          </table:table-cell>
          <table:table-cell table:number-columns-repeated="997"/>
        </table:table-row>
        <table:table-row table:style-name="ro3">
          <table:table-cell table:style-name="ce256" table:formula="of:=RANDBETWEEN(1;1000000)" office:value-type="float" office:value="121873" calcext:value-type="float">
            <text:p>121873</text:p>
          </table:table-cell>
          <table:table-cell table:style-name="ce256" office:value-type="float" office:value="8" calcext:value-type="float">
            <text:p>8</text:p>
          </table:table-cell>
          <table:table-cell table:style-name="ce256" office:value-type="float" office:value="150" calcext:value-type="float">
            <text:p>150</text:p>
          </table:table-cell>
          <table:table-cell table:style-name="ce275" office:value-type="string" calcext:value-type="string">
            <text:p><text:span text:style-name="T17">-</text:span><text:span text:style-name="T18">√</text:span>3/2</text:p>
          </table:table-cell>
          <table:table-cell table:style-name="ce275" office:value-type="string" calcext:value-type="string">
            <text:p>1/2</text:p>
          </table:table-cell>
          <table:table-cell table:style-name="ce277" office:value-type="string" calcext:value-type="string">
            <text:p><text:span text:style-name="T17">-</text:span><text:span text:style-name="T18">√</text:span>3/3</text:p>
          </table:table-cell>
          <table:table-cell table:style-name="ce296" table:formula="of:=-SQRT(3)/2" office:value-type="float" office:value="-0.866025403784439" calcext:value-type="float">
            <text:p>-0,866</text:p>
          </table:table-cell>
          <table:table-cell table:style-name="ce298" office:value-type="float" office:value="0.5" calcext:value-type="float">
            <text:p>0,5</text:p>
          </table:table-cell>
          <table:table-cell table:style-name="ce303" table:formula="of:=-SQRT(3)/3" office:value-type="float" office:value="-0.577350269189626" calcext:value-type="float">
            <text:p>-0,577</text:p>
          </table:table-cell>
          <table:table-cell table:style-name="ce256" table:formula="of:=RANK([.A77];[.$A$70:.$A$86];0)" office:value-type="float" office:value="15" calcext:value-type="float">
            <text:p>15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6]+0.01" office:value-type="float" office:value="-0.259999999999999" calcext:value-type="float">
            <text:p>-0,26</text:p>
          </table:table-cell>
          <table:table-cell table:style-name="ce237" table:formula="of:=SQRT(1-[.Y77]^2)" office:value-type="float" office:value="0.965608616365865" calcext:value-type="float">
            <text:p>0,9656086164</text:p>
          </table:table-cell>
          <table:table-cell table:style-name="ce237" table:formula="of:=-SQRT(1-[.Y77]^2)" office:value-type="float" office:value="-0.965608616365865" calcext:value-type="float">
            <text:p>-0,9656086164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399656" calcext:value-type="float">
            <text:p>399656</text:p>
          </table:table-cell>
          <table:table-cell table:style-name="ce237" office:value-type="float" office:value="9" calcext:value-type="float">
            <text:p>9</text:p>
          </table:table-cell>
          <table:table-cell table:style-name="ce237" office:value-type="float" office:value="180" calcext:value-type="float">
            <text:p>180</text:p>
          </table:table-cell>
          <table:table-cell table:style-name="ce274" office:value-type="float" office:value="-1" calcext:value-type="float">
            <text:p>-1</text:p>
          </table:table-cell>
          <table:table-cell table:number-columns-repeated="2" table:style-name="ce274" office:value-type="float" office:value="0" calcext:value-type="float">
            <text:p>0</text:p>
          </table:table-cell>
          <table:table-cell table:style-name="ce253" office:value-type="float" office:value="-1" calcext:value-type="float">
            <text:p>-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37" table:formula="of:=RANK([.A78];[.$A$70:.$A$86];0)" office:value-type="float" office:value="9" calcext:value-type="float">
            <text:p>9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7]+0.01" office:value-type="float" office:value="-0.249999999999999" calcext:value-type="float">
            <text:p>-0,25</text:p>
          </table:table-cell>
          <table:table-cell table:style-name="ce237" table:formula="of:=SQRT(1-[.Y78]^2)" office:value-type="float" office:value="0.968245836551854" calcext:value-type="float">
            <text:p>0,9682458366</text:p>
          </table:table-cell>
          <table:table-cell table:style-name="ce237" table:formula="of:=-SQRT(1-[.Y78]^2)" office:value-type="float" office:value="-0.968245836551854" calcext:value-type="float">
            <text:p>-0,9682458366</text:p>
          </table:table-cell>
          <table:table-cell table:number-columns-repeated="997"/>
        </table:table-row>
        <table:table-row table:style-name="ro3">
          <table:table-cell table:style-name="ce256" table:formula="of:=RANDBETWEEN(1;1000000)" office:value-type="float" office:value="539006" calcext:value-type="float">
            <text:p>539006</text:p>
          </table:table-cell>
          <table:table-cell table:style-name="ce256" office:value-type="float" office:value="10" calcext:value-type="float">
            <text:p>10</text:p>
          </table:table-cell>
          <table:table-cell table:style-name="ce256" office:value-type="float" office:value="210" calcext:value-type="float">
            <text:p>210</text:p>
          </table:table-cell>
          <table:table-cell table:style-name="ce275" office:value-type="string" calcext:value-type="string">
            <text:p><text:span text:style-name="T17">-</text:span><text:span text:style-name="T18">√</text:span>3/2</text:p>
          </table:table-cell>
          <table:table-cell table:style-name="ce275" office:value-type="string" calcext:value-type="string">
            <text:p>-1/2</text:p>
          </table:table-cell>
          <table:table-cell table:style-name="ce277" office:value-type="string" calcext:value-type="string">
            <text:p><text:span text:style-name="T15">√</text:span>3/3</text:p>
          </table:table-cell>
          <table:table-cell table:style-name="ce296" table:formula="of:=-SQRT(3)/2" office:value-type="float" office:value="-0.866025403784439" calcext:value-type="float">
            <text:p>-0,866</text:p>
          </table:table-cell>
          <table:table-cell table:style-name="ce298" office:value-type="float" office:value="-0.5" calcext:value-type="float">
            <text:p>-0,5</text:p>
          </table:table-cell>
          <table:table-cell table:style-name="ce303" table:formula="of:=SQRT(3)/3" office:value-type="float" office:value="0.577350269189626" calcext:value-type="float">
            <text:p>0,577</text:p>
          </table:table-cell>
          <table:table-cell table:style-name="ce256" table:formula="of:=RANK([.A79];[.$A$70:.$A$86];0)" office:value-type="float" office:value="6" calcext:value-type="float">
            <text:p>6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8]+0.01" office:value-type="float" office:value="-0.239999999999999" calcext:value-type="float">
            <text:p>-0,24</text:p>
          </table:table-cell>
          <table:table-cell table:style-name="ce237" table:formula="of:=SQRT(1-[.Y79]^2)" office:value-type="float" office:value="0.970772887960928" calcext:value-type="float">
            <text:p>0,970772888</text:p>
          </table:table-cell>
          <table:table-cell table:style-name="ce237" table:formula="of:=-SQRT(1-[.Y79]^2)" office:value-type="float" office:value="-0.970772887960928" calcext:value-type="float">
            <text:p>-0,970772888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874119" calcext:value-type="float">
            <text:p>874119</text:p>
          </table:table-cell>
          <table:table-cell table:style-name="ce237" office:value-type="float" office:value="11" calcext:value-type="float">
            <text:p>11</text:p>
          </table:table-cell>
          <table:table-cell table:style-name="ce237" office:value-type="float" office:value="225" calcext:value-type="float">
            <text:p>225</text:p>
          </table:table-cell>
          <table:table-cell table:style-name="ce276" office:value-type="string" calcext:value-type="string">
            <text:p><text:span text:style-name="T16">-√</text:span>2/2</text:p>
          </table:table-cell>
          <table:table-cell table:style-name="ce276" office:value-type="string" calcext:value-type="string">
            <text:p><text:span text:style-name="T16">-√</text:span>2/2</text:p>
          </table:table-cell>
          <table:table-cell table:style-name="ce274" office:value-type="float" office:value="1" calcext:value-type="float">
            <text:p>1</text:p>
          </table:table-cell>
          <table:table-cell table:style-name="ce297" table:formula="of:=-SQRT(2)/2" office:value-type="float" office:value="-0.707106781186548" calcext:value-type="float">
            <text:p>-0,707</text:p>
          </table:table-cell>
          <table:table-cell table:style-name="ce297" table:formula="of:=-SQRT(2)/2" office:value-type="float" office:value="-0.707106781186548" calcext:value-type="float">
            <text:p>-0,707</text:p>
          </table:table-cell>
          <table:table-cell table:style-name="ce253" office:value-type="float" office:value="1" calcext:value-type="float">
            <text:p>1</text:p>
          </table:table-cell>
          <table:table-cell table:style-name="ce237" table:formula="of:=RANK([.A80];[.$A$70:.$A$86];0)" office:value-type="float" office:value="2" calcext:value-type="float">
            <text:p>2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79]+0.01" office:value-type="float" office:value="-0.229999999999999" calcext:value-type="float">
            <text:p>-0,23</text:p>
          </table:table-cell>
          <table:table-cell table:style-name="ce237" table:formula="of:=SQRT(1-[.Y80]^2)" office:value-type="float" office:value="0.973190628808149" calcext:value-type="float">
            <text:p>0,9731906288</text:p>
          </table:table-cell>
          <table:table-cell table:style-name="ce237" table:formula="of:=-SQRT(1-[.Y80]^2)" office:value-type="float" office:value="-0.973190628808149" calcext:value-type="float">
            <text:p>-0,9731906288</text:p>
          </table:table-cell>
          <table:table-cell table:number-columns-repeated="997"/>
        </table:table-row>
        <table:table-row table:style-name="ro3">
          <table:table-cell table:style-name="ce256" table:formula="of:=RANDBETWEEN(1;1000000)" office:value-type="float" office:value="295458" calcext:value-type="float">
            <text:p>295458</text:p>
          </table:table-cell>
          <table:table-cell table:style-name="ce256" office:value-type="float" office:value="12" calcext:value-type="float">
            <text:p>12</text:p>
          </table:table-cell>
          <table:table-cell table:style-name="ce256" office:value-type="float" office:value="240" calcext:value-type="float">
            <text:p>240</text:p>
          </table:table-cell>
          <table:table-cell table:style-name="ce275" office:value-type="string" calcext:value-type="string">
            <text:p>-1/2</text:p>
          </table:table-cell>
          <table:table-cell table:style-name="ce275" office:value-type="string" calcext:value-type="string">
            <text:p><text:span text:style-name="T17">-</text:span><text:span text:style-name="T18">√</text:span>3/2</text:p>
          </table:table-cell>
          <table:table-cell table:style-name="ce277" office:value-type="string" calcext:value-type="string">
            <text:p><text:span text:style-name="T15">√</text:span>3</text:p>
          </table:table-cell>
          <table:table-cell table:style-name="ce298" office:value-type="float" office:value="-0.5" calcext:value-type="float">
            <text:p>-0,5</text:p>
          </table:table-cell>
          <table:table-cell table:style-name="ce296" table:formula="of:=-SQRT(3)/2" office:value-type="float" office:value="-0.866025403784439" calcext:value-type="float">
            <text:p>-0,866</text:p>
          </table:table-cell>
          <table:table-cell table:style-name="ce303" table:formula="of:=SQRT(3)" office:value-type="float" office:value="1.73205080756888" calcext:value-type="float">
            <text:p>1,732</text:p>
          </table:table-cell>
          <table:table-cell table:style-name="ce256" table:formula="of:=RANK([.A81];[.$A$70:.$A$86];0)" office:value-type="float" office:value="11" calcext:value-type="float">
            <text:p>11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80]+0.01" office:value-type="float" office:value="-0.219999999999999" calcext:value-type="float">
            <text:p>-0,22</text:p>
          </table:table-cell>
          <table:table-cell table:style-name="ce237" table:formula="of:=SQRT(1-[.Y81]^2)" office:value-type="float" office:value="0.975499871860576" calcext:value-type="float">
            <text:p>0,9754998719</text:p>
          </table:table-cell>
          <table:table-cell table:style-name="ce237" table:formula="of:=-SQRT(1-[.Y81]^2)" office:value-type="float" office:value="-0.975499871860576" calcext:value-type="float">
            <text:p>-0,9754998719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112730" calcext:value-type="float">
            <text:p>112730</text:p>
          </table:table-cell>
          <table:table-cell table:style-name="ce237" office:value-type="float" office:value="13" calcext:value-type="float">
            <text:p>13</text:p>
          </table:table-cell>
          <table:table-cell table:style-name="ce237" office:value-type="float" office:value="270" calcext:value-type="float">
            <text:p>270</text:p>
          </table:table-cell>
          <table:table-cell table:style-name="ce274" office:value-type="float" office:value="0" calcext:value-type="float">
            <text:p>0</text:p>
          </table:table-cell>
          <table:table-cell table:style-name="ce274" office:value-type="float" office:value="-1" calcext:value-type="float">
            <text:p>-1</text:p>
          </table:table-cell>
          <table:table-cell table:style-name="ce274" office:value-type="string" calcext:value-type="string">
            <text:p>Impossible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-1" calcext:value-type="float">
            <text:p>-1</text:p>
          </table:table-cell>
          <table:table-cell table:style-name="ce253" office:value-type="string" calcext:value-type="string">
            <text:p>Impossible</text:p>
          </table:table-cell>
          <table:table-cell table:style-name="ce237" table:formula="of:=RANK([.A82];[.$A$70:.$A$86];0)" office:value-type="float" office:value="16" calcext:value-type="float">
            <text:p>16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81]+0.01" office:value-type="float" office:value="-0.209999999999999" calcext:value-type="float">
            <text:p>-0,21</text:p>
          </table:table-cell>
          <table:table-cell table:style-name="ce237" table:formula="of:=SQRT(1-[.Y82]^2)" office:value-type="float" office:value="0.977701385904715" calcext:value-type="float">
            <text:p>0,9777013859</text:p>
          </table:table-cell>
          <table:table-cell table:style-name="ce237" table:formula="of:=-SQRT(1-[.Y82]^2)" office:value-type="float" office:value="-0.977701385904715" calcext:value-type="float">
            <text:p>-0,9777013859</text:p>
          </table:table-cell>
          <table:table-cell table:number-columns-repeated="997"/>
        </table:table-row>
        <table:table-row table:style-name="ro3">
          <table:table-cell table:style-name="ce256" table:formula="of:=RANDBETWEEN(1;1000000)" office:value-type="float" office:value="86538" calcext:value-type="float">
            <text:p>86538</text:p>
          </table:table-cell>
          <table:table-cell table:style-name="ce256" office:value-type="float" office:value="14" calcext:value-type="float">
            <text:p>14</text:p>
          </table:table-cell>
          <table:table-cell table:style-name="ce256" office:value-type="float" office:value="300" calcext:value-type="float">
            <text:p>300</text:p>
          </table:table-cell>
          <table:table-cell table:style-name="ce275" office:value-type="string" calcext:value-type="string">
            <text:p>1/2</text:p>
          </table:table-cell>
          <table:table-cell table:style-name="ce275" office:value-type="string" calcext:value-type="string">
            <text:p><text:span text:style-name="T17">-</text:span><text:span text:style-name="T18">√</text:span>3/2</text:p>
          </table:table-cell>
          <table:table-cell table:style-name="ce277" office:value-type="string" calcext:value-type="string">
            <text:p><text:span text:style-name="T15">-√</text:span>3</text:p>
          </table:table-cell>
          <table:table-cell table:style-name="ce298" office:value-type="float" office:value="0.5" calcext:value-type="float">
            <text:p>0,5</text:p>
          </table:table-cell>
          <table:table-cell table:style-name="ce296" table:formula="of:=-SQRT(3)/2" office:value-type="float" office:value="-0.866025403784439" calcext:value-type="float">
            <text:p>-0,866</text:p>
          </table:table-cell>
          <table:table-cell table:style-name="ce303" table:formula="of:=-SQRT(3)" office:value-type="float" office:value="-1.73205080756888" calcext:value-type="float">
            <text:p>-1,732</text:p>
          </table:table-cell>
          <table:table-cell table:style-name="ce256" table:formula="of:=RANK([.A83];[.$A$70:.$A$86];0)" office:value-type="float" office:value="17" calcext:value-type="float">
            <text:p>17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82]+0.01" office:value-type="float" office:value="-0.199999999999999" calcext:value-type="float">
            <text:p>-0,2</text:p>
          </table:table-cell>
          <table:table-cell table:style-name="ce237" table:formula="of:=SQRT(1-[.Y83]^2)" office:value-type="float" office:value="0.979795897113271" calcext:value-type="float">
            <text:p>0,9797958971</text:p>
          </table:table-cell>
          <table:table-cell table:style-name="ce237" table:formula="of:=-SQRT(1-[.Y83]^2)" office:value-type="float" office:value="-0.979795897113271" calcext:value-type="float">
            <text:p>-0,9797958971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194948" calcext:value-type="float">
            <text:p>194948</text:p>
          </table:table-cell>
          <table:table-cell table:style-name="ce237" office:value-type="float" office:value="15" calcext:value-type="float">
            <text:p>15</text:p>
          </table:table-cell>
          <table:table-cell table:style-name="ce237" office:value-type="float" office:value="315" calcext:value-type="float">
            <text:p>315</text:p>
          </table:table-cell>
          <table:table-cell table:style-name="ce276" office:value-type="string" calcext:value-type="string">
            <text:p><text:span text:style-name="T16">√</text:span>2/2</text:p>
          </table:table-cell>
          <table:table-cell table:style-name="ce276" office:value-type="string" calcext:value-type="string">
            <text:p><text:span text:style-name="T19">-</text:span><text:span text:style-name="T20">√</text:span>2/2</text:p>
          </table:table-cell>
          <table:table-cell table:style-name="ce274" office:value-type="float" office:value="-1" calcext:value-type="float">
            <text:p>-1</text:p>
          </table:table-cell>
          <table:table-cell table:style-name="ce297" table:formula="of:=SQRT(2)/2" office:value-type="float" office:value="0.707106781186548" calcext:value-type="float">
            <text:p>0,707</text:p>
          </table:table-cell>
          <table:table-cell table:style-name="ce297" table:formula="of:=-SQRT(2)/2" office:value-type="float" office:value="-0.707106781186548" calcext:value-type="float">
            <text:p>-0,707</text:p>
          </table:table-cell>
          <table:table-cell table:style-name="ce253" office:value-type="float" office:value="-1" calcext:value-type="float">
            <text:p>-1</text:p>
          </table:table-cell>
          <table:table-cell table:style-name="ce237" table:formula="of:=RANK([.A84];[.$A$70:.$A$86];0)" office:value-type="float" office:value="14" calcext:value-type="float">
            <text:p>14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83]+0.01" office:value-type="float" office:value="-0.189999999999999" calcext:value-type="float">
            <text:p>-0,19</text:p>
          </table:table-cell>
          <table:table-cell table:style-name="ce237" table:formula="of:=SQRT(1-[.Y84]^2)" office:value-type="float" office:value="0.981784090317214" calcext:value-type="float">
            <text:p>0,9817840903</text:p>
          </table:table-cell>
          <table:table-cell table:style-name="ce237" table:formula="of:=-SQRT(1-[.Y84]^2)" office:value-type="float" office:value="-0.981784090317214" calcext:value-type="float">
            <text:p>-0,9817840903</text:p>
          </table:table-cell>
          <table:table-cell table:number-columns-repeated="997"/>
        </table:table-row>
        <table:table-row table:style-name="ro3">
          <table:table-cell table:style-name="ce256" table:formula="of:=RANDBETWEEN(1;1000000)" office:value-type="float" office:value="277555" calcext:value-type="float">
            <text:p>277555</text:p>
          </table:table-cell>
          <table:table-cell table:style-name="ce256" office:value-type="float" office:value="16" calcext:value-type="float">
            <text:p>16</text:p>
          </table:table-cell>
          <table:table-cell table:style-name="ce256" office:value-type="float" office:value="330" calcext:value-type="float">
            <text:p>330</text:p>
          </table:table-cell>
          <table:table-cell table:style-name="ce275" office:value-type="string" calcext:value-type="string">
            <text:p><text:span text:style-name="T15">√</text:span>3/2</text:p>
          </table:table-cell>
          <table:table-cell table:style-name="ce275" office:value-type="string" calcext:value-type="string">
            <text:p>-1/2</text:p>
          </table:table-cell>
          <table:table-cell table:style-name="ce277" office:value-type="string" calcext:value-type="string">
            <text:p><text:span text:style-name="T15">-√</text:span>3/3</text:p>
          </table:table-cell>
          <table:table-cell table:style-name="ce296" table:formula="of:=SQRT(3)/2" office:value-type="float" office:value="0.866025403784439" calcext:value-type="float">
            <text:p>0,866</text:p>
          </table:table-cell>
          <table:table-cell table:style-name="ce298" office:value-type="float" office:value="-0.5" calcext:value-type="float">
            <text:p>-0,5</text:p>
          </table:table-cell>
          <table:table-cell table:style-name="ce303" table:formula="of:=-SQRT(3)/3" office:value-type="float" office:value="-0.577350269189626" calcext:value-type="float">
            <text:p>-0,577</text:p>
          </table:table-cell>
          <table:table-cell table:style-name="ce256" table:formula="of:=RANK([.A85];[.$A$70:.$A$86];0)" office:value-type="float" office:value="12" calcext:value-type="float">
            <text:p>12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84]+0.01" office:value-type="float" office:value="-0.179999999999999" calcext:value-type="float">
            <text:p>-0,18</text:p>
          </table:table-cell>
          <table:table-cell table:style-name="ce237" table:formula="of:=SQRT(1-[.Y85]^2)" office:value-type="float" office:value="0.983666610188635" calcext:value-type="float">
            <text:p>0,9836666102</text:p>
          </table:table-cell>
          <table:table-cell table:style-name="ce237" table:formula="of:=-SQRT(1-[.Y85]^2)" office:value-type="float" office:value="-0.983666610188635" calcext:value-type="float">
            <text:p>-0,9836666102</text:p>
          </table:table-cell>
          <table:table-cell table:number-columns-repeated="997"/>
        </table:table-row>
        <table:table-row table:style-name="ro3">
          <table:table-cell table:style-name="ce237" table:formula="of:=RANDBETWEEN(1;1000000)" office:value-type="float" office:value="822418" calcext:value-type="float">
            <text:p>822418</text:p>
          </table:table-cell>
          <table:table-cell table:style-name="ce237" office:value-type="float" office:value="17" calcext:value-type="float">
            <text:p>17</text:p>
          </table:table-cell>
          <table:table-cell table:style-name="ce237" office:value-type="float" office:value="360" calcext:value-type="float">
            <text:p>360</text:p>
          </table:table-cell>
          <table:table-cell table:style-name="ce274" office:value-type="float" office:value="1" calcext:value-type="float">
            <text:p>1</text:p>
          </table:table-cell>
          <table:table-cell table:number-columns-repeated="2" table:style-name="ce274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37" table:formula="of:=RANK([.A86];[.$A$70:.$A$86];0)" office:value-type="float" office:value="3" calcext:value-type="float">
            <text:p>3</text:p>
          </table:table-cell>
          <table:table-cell/>
          <table:table-cell table:style-name="ce255" table:number-columns-repeated="3"/>
          <table:table-cell table:number-columns-repeated="10"/>
          <table:table-cell table:style-name="ce237" table:formula="of:=[.Y85]+0.01" office:value-type="float" office:value="-0.169999999999999" calcext:value-type="float">
            <text:p>-0,17</text:p>
          </table:table-cell>
          <table:table-cell table:style-name="ce237" table:formula="of:=SQRT(1-[.Y86]^2)" office:value-type="float" office:value="0.985444062339411" calcext:value-type="float">
            <text:p>0,9854440623</text:p>
          </table:table-cell>
          <table:table-cell table:style-name="ce237" table:formula="of:=-SQRT(1-[.Y86]^2)" office:value-type="float" office:value="-0.985444062339411" calcext:value-type="float">
            <text:p>-0,9854440623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style-name="ce294"/>
          <table:table-cell table:style-name="ce295" table:number-columns-repeated="4"/>
          <table:table-cell/>
          <table:table-cell table:style-name="ce255" table:number-columns-repeated="3"/>
          <table:table-cell table:number-columns-repeated="10"/>
          <table:table-cell table:style-name="ce237" table:formula="of:=[.Y86]+0.01" office:value-type="float" office:value="-0.159999999999999" calcext:value-type="float">
            <text:p>-0,16</text:p>
          </table:table-cell>
          <table:table-cell table:style-name="ce237" table:formula="of:=SQRT(1-[.Y87]^2)" office:value-type="float" office:value="0.987117014340245" calcext:value-type="float">
            <text:p>0,9871170143</text:p>
          </table:table-cell>
          <table:table-cell table:style-name="ce237" table:formula="of:=-SQRT(1-[.Y87]^2)" office:value-type="float" office:value="-0.987117014340245" calcext:value-type="float">
            <text:p>-0,9871170143</text:p>
          </table:table-cell>
          <table:table-cell table:number-columns-repeated="997"/>
        </table:table-row>
        <table:table-row table:style-name="ro3">
          <table:table-cell table:style-name="ce249" office:value-type="string" calcext:value-type="string" table:number-columns-spanned="1" table:number-rows-spanned="3">
            <text:p>Aléatoire</text:p>
            <text:p>équa 1</text:p>
          </table:table-cell>
          <table:table-cell table:style-name="ce249" office:value-type="string" calcext:value-type="string" table:number-columns-spanned="1" table:number-rows-spanned="3">
            <text:p>Aléatoire</text:p>
            <text:p>équa 2</text:p>
          </table:table-cell>
          <table:table-cell table:style-name="ce250" office:value-type="string" calcext:value-type="string" table:number-columns-spanned="1" table:number-rows-spanned="3">
            <text:p>Rang</text:p>
          </table:table-cell>
          <table:table-cell table:style-name="ce250" office:value-type="string" calcext:value-type="string" table:number-columns-spanned="1" table:number-rows-spanned="3">
            <text:p>cos(x)</text:p>
          </table:table-cell>
          <table:table-cell table:style-name="ce250" office:value-type="string" calcext:value-type="string" table:number-columns-spanned="1" table:number-rows-spanned="3">
            <text:p>sin(x)</text:p>
          </table:table-cell>
          <table:table-cell table:style-name="ce250" office:value-type="string" calcext:value-type="string" table:number-columns-spanned="1" table:number-rows-spanned="3">
            <text:p>tan(x)</text:p>
          </table:table-cell>
          <table:table-cell table:style-name="ce250" office:value-type="string" calcext:value-type="string" table:number-columns-spanned="1" table:number-rows-spanned="3">
            <text:p>cos(x)</text:p>
          </table:table-cell>
          <table:table-cell table:style-name="ce250" office:value-type="string" calcext:value-type="string" table:number-columns-spanned="1" table:number-rows-spanned="3">
            <text:p>sin(x)</text:p>
          </table:table-cell>
          <table:table-cell table:style-name="ce250" office:value-type="string" calcext:value-type="string" table:number-columns-spanned="1" table:number-rows-spanned="3">
            <text:p>tan(x)</text:p>
          </table:table-cell>
          <table:table-cell table:style-name="ce249" office:value-type="string" calcext:value-type="string" table:number-columns-spanned="1" table:number-rows-spanned="3">
            <text:p>x1</text:p>
            <text:p>équa 1</text:p>
          </table:table-cell>
          <table:table-cell table:style-name="ce249" office:value-type="string" calcext:value-type="string" table:number-columns-spanned="1" table:number-rows-spanned="3">
            <text:p>x2</text:p>
            <text:p>équa 1</text:p>
          </table:table-cell>
          <table:table-cell table:style-name="ce249" office:value-type="string" calcext:value-type="string" table:number-columns-spanned="1" table:number-rows-spanned="3">
            <text:p>x1</text:p>
            <text:p>équa 2</text:p>
          </table:table-cell>
          <table:table-cell table:style-name="ce249" office:value-type="string" calcext:value-type="string" table:number-columns-spanned="1" table:number-rows-spanned="3">
            <text:p>x2</text:p>
            <text:p>équa 2</text:p>
          </table:table-cell>
          <table:table-cell table:style-name="ce250" office:value-type="string" calcext:value-type="string" table:number-columns-spanned="1" table:number-rows-spanned="3">
            <text:p>choix colonne équa 1</text:p>
          </table:table-cell>
          <table:table-cell table:style-name="ce250" office:value-type="string" calcext:value-type="string" table:number-columns-spanned="1" table:number-rows-spanned="3">
            <text:p>choix colonne équa 2</text:p>
          </table:table-cell>
          <table:table-cell table:number-columns-repeated="9"/>
          <table:table-cell table:style-name="ce237" table:formula="of:=[.Y87]+0.01" office:value-type="float" office:value="-0.149999999999999" calcext:value-type="float">
            <text:p>-0,15</text:p>
          </table:table-cell>
          <table:table-cell table:style-name="ce237" table:formula="of:=SQRT(1-[.Y88]^2)" office:value-type="float" office:value="0.98868599666426" calcext:value-type="float">
            <text:p>0,9886859967</text:p>
          </table:table-cell>
          <table:table-cell table:style-name="ce237" table:formula="of:=-SQRT(1-[.Y88]^2)" office:value-type="float" office:value="-0.98868599666426" calcext:value-type="float">
            <text:p>-0,9886859967</text:p>
          </table:table-cell>
          <table:table-cell table:number-columns-repeated="997"/>
        </table:table-row>
        <table:table-row table:style-name="ro3">
          <table:covered-table-cell table:number-columns-repeated="3" table:style-name="ce257"/>
          <table:covered-table-cell table:number-columns-repeated="6" table:style-name="ce250"/>
          <table:covered-table-cell table:number-columns-repeated="4" table:style-name="ce257"/>
          <table:covered-table-cell table:number-columns-repeated="2" table:style-name="ce250"/>
          <table:table-cell table:number-columns-repeated="9"/>
          <table:table-cell table:style-name="ce237" table:formula="of:=[.Y88]+0.01" office:value-type="float" office:value="-0.139999999999999" calcext:value-type="float">
            <text:p>-0,14</text:p>
          </table:table-cell>
          <table:table-cell table:style-name="ce237" table:formula="of:=SQRT(1-[.Y89]^2)" office:value-type="float" office:value="0.990151503558925" calcext:value-type="float">
            <text:p>0,9901515036</text:p>
          </table:table-cell>
          <table:table-cell table:style-name="ce237" table:formula="of:=-SQRT(1-[.Y89]^2)" office:value-type="float" office:value="-0.990151503558925" calcext:value-type="float">
            <text:p>-0,9901515036</text:p>
          </table:table-cell>
          <table:table-cell table:number-columns-repeated="997"/>
        </table:table-row>
        <table:table-row table:style-name="ro3">
          <table:covered-table-cell table:number-columns-repeated="2" table:style-name="ce236" office:value-type="string" calcext:value-type="string">
            <text:p>Aléatoire</text:p>
          </table:covered-table-cell>
          <table:covered-table-cell table:style-name="ce236" office:value-type="string" calcext:value-type="string">
            <text:p>Rang</text:p>
          </table:covered-table-cell>
          <table:covered-table-cell table:number-columns-repeated="6" table:style-name="ce251"/>
          <table:covered-table-cell table:number-columns-repeated="4" table:style-name="ce236" office:value-type="string" calcext:value-type="string">
            <text:p>Aléatoire</text:p>
          </table:covered-table-cell>
          <table:covered-table-cell table:number-columns-repeated="2" table:style-name="ce251"/>
          <table:table-cell table:number-columns-repeated="9"/>
          <table:table-cell table:style-name="ce237" table:formula="of:=[.Y89]+0.01" office:value-type="float" office:value="-0.129999999999999" calcext:value-type="float">
            <text:p>-0,13</text:p>
          </table:table-cell>
          <table:table-cell table:style-name="ce237" table:formula="of:=SQRT(1-[.Y90]^2)" office:value-type="float" office:value="0.99151399384981" calcext:value-type="float">
            <text:p>0,9915139938</text:p>
          </table:table-cell>
          <table:table-cell table:style-name="ce237" table:formula="of:=-SQRT(1-[.Y90]^2)" office:value-type="float" office:value="-0.99151399384981" calcext:value-type="float">
            <text:p>-0,9915139938</text:p>
          </table:table-cell>
          <table:table-cell table:number-columns-repeated="997"/>
        </table:table-row>
        <table:table-row table:style-name="ro3">
          <table:table-cell table:style-name="ce256" table:formula="of:=RANDBETWEEN(1;1000000)" office:value-type="float" office:value="164720" calcext:value-type="float">
            <text:p>164720</text:p>
          </table:table-cell>
          <table:table-cell table:style-name="ce256" table:formula="of:=RANDBETWEEN(1;1000000)" office:value-type="float" office:value="24240" calcext:value-type="float">
            <text:p>24240</text:p>
          </table:table-cell>
          <table:table-cell table:style-name="ce256" office:value-type="float" office:value="1" calcext:value-type="float">
            <text:p>1</text:p>
          </table:table-cell>
          <table:table-cell table:style-name="ce277" office:value-type="float" office:value="-1" calcext:value-type="float">
            <text:p>-1</text:p>
          </table:table-cell>
          <table:table-cell table:style-name="ce280" table:formula="of:=IF([.J91]=2;INDEX([.$E$70:.$E$86];[.K114]);&quot;&quot;)">
            <text:p/>
          </table:table-cell>
          <table:table-cell table:style-name="ce280" table:formula="of:=IF([.J91]=3;INDEX([.$F$70:.$F$86];[.K114]);&quot;&quot;)">
            <text:p/>
          </table:table-cell>
          <table:table-cell table:style-name="ce299" office:value-type="float" office:value="-1" calcext:value-type="float">
            <text:p>-1</text:p>
          </table:table-cell>
          <table:table-cell table:style-name="ce303" table:number-columns-repeated="2"/>
          <table:table-cell table:number-columns-repeated="2" table:style-name="ce280" office:value-type="float" office:value="180" calcext:value-type="float">
            <text:p>180</text:p>
          </table:table-cell>
          <table:table-cell table:number-columns-repeated="2" table:style-name="ce311" office:value-type="float" office:value="180" calcext:value-type="float">
            <text:p>180</text:p>
          </table:table-cell>
          <table:table-cell table:style-name="ce256" table:formula="of:=RANK([.A91];[.$A$91:.$A$116];0)" office:value-type="float" office:value="22" calcext:value-type="float">
            <text:p>22</text:p>
          </table:table-cell>
          <table:table-cell table:style-name="ce256" table:formula="of:=RANK([.B91];[.$B$91:.$B$116];0)" office:value-type="float" office:value="23" calcext:value-type="float">
            <text:p>23</text:p>
          </table:table-cell>
          <table:table-cell table:number-columns-repeated="9"/>
          <table:table-cell table:style-name="ce237" table:formula="of:=[.Y90]+0.01" office:value-type="float" office:value="-0.119999999999999" calcext:value-type="float">
            <text:p>-0,12</text:p>
          </table:table-cell>
          <table:table-cell table:style-name="ce237" table:formula="of:=SQRT(1-[.Y91]^2)" office:value-type="float" office:value="0.992773891679268" calcext:value-type="float">
            <text:p>0,9927738917</text:p>
          </table:table-cell>
          <table:table-cell table:style-name="ce237" table:formula="of:=-SQRT(1-[.Y91]^2)" office:value-type="float" office:value="-0.992773891679268" calcext:value-type="float">
            <text:p>-0,9927738917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526335" calcext:value-type="float">
            <text:p>526335</text:p>
          </table:table-cell>
          <table:table-cell table:style-name="ce258" table:formula="of:=RANDBETWEEN(1;1000000)" office:value-type="float" office:value="112398" calcext:value-type="float">
            <text:p>112398</text:p>
          </table:table-cell>
          <table:table-cell table:style-name="ce258" office:value-type="float" office:value="2" calcext:value-type="float">
            <text:p>2</text:p>
          </table:table-cell>
          <table:table-cell table:style-name="ce278" office:value-type="string" calcext:value-type="string">
            <text:p><text:span text:style-name="T17">-</text:span><text:span text:style-name="T18">√</text:span>3/2</text:p>
          </table:table-cell>
          <table:table-cell table:style-name="ce279" table:formula="of:=IF([.J92]=2;INDEX([.$E$70:.$E$86];[.K115]);&quot;&quot;)">
            <text:p/>
          </table:table-cell>
          <table:table-cell table:style-name="ce291" table:formula="of:=IF([.J92]=3;INDEX([.$F$70:.$F$86];[.K115]);&quot;&quot;)">
            <text:p/>
          </table:table-cell>
          <table:table-cell table:style-name="ce300" table:formula="of:=-SQRT(3)/2" office:value-type="float" office:value="-0.866025403784439" calcext:value-type="float">
            <text:p>-0,866</text:p>
          </table:table-cell>
          <table:table-cell table:style-name="ce304" table:number-columns-repeated="2"/>
          <table:table-cell table:style-name="ce279" office:value-type="float" office:value="-150" calcext:value-type="float">
            <text:p>-150</text:p>
          </table:table-cell>
          <table:table-cell table:style-name="ce279" office:value-type="float" office:value="150" calcext:value-type="float">
            <text:p>150</text:p>
          </table:table-cell>
          <table:table-cell table:style-name="ce258" office:value-type="float" office:value="150" calcext:value-type="float">
            <text:p>150</text:p>
          </table:table-cell>
          <table:table-cell table:style-name="ce258" office:value-type="float" office:value="210" calcext:value-type="float">
            <text:p>210</text:p>
          </table:table-cell>
          <table:table-cell table:style-name="ce258" table:formula="of:=RANK([.A92];[.$A$91:.$A$116];0)" office:value-type="float" office:value="13" calcext:value-type="float">
            <text:p>13</text:p>
          </table:table-cell>
          <table:table-cell table:style-name="ce258" table:formula="of:=RANK([.B92];[.$B$91:.$B$116];0)" office:value-type="float" office:value="18" calcext:value-type="float">
            <text:p>18</text:p>
          </table:table-cell>
          <table:table-cell table:style-name="ce312" table:number-columns-repeated="9"/>
          <table:table-cell table:style-name="ce258" table:formula="of:=[.Y91]+0.01" office:value-type="float" office:value="-0.109999999999999" calcext:value-type="float">
            <text:p>-0,11</text:p>
          </table:table-cell>
          <table:table-cell table:style-name="ce258" table:formula="of:=SQRT(1-[.Y92]^2)" office:value-type="float" office:value="0.993931587182941" calcext:value-type="float">
            <text:p>0,9939315872</text:p>
          </table:table-cell>
          <table:table-cell table:style-name="ce258" table:formula="of:=-SQRT(1-[.Y92]^2)" office:value-type="float" office:value="-0.993931587182941" calcext:value-type="float">
            <text:p>-0,9939315872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86815" calcext:value-type="float">
            <text:p>86815</text:p>
          </table:table-cell>
          <table:table-cell table:style-name="ce256" table:formula="of:=RANDBETWEEN(1;1000000)" office:value-type="float" office:value="4637" calcext:value-type="float">
            <text:p>4637</text:p>
          </table:table-cell>
          <table:table-cell table:style-name="ce256" office:value-type="float" office:value="3" calcext:value-type="float">
            <text:p>3</text:p>
          </table:table-cell>
          <table:table-cell table:style-name="ce275" office:value-type="string" calcext:value-type="string">
            <text:p><text:span text:style-name="T16">-√</text:span>2/2</text:p>
          </table:table-cell>
          <table:table-cell table:style-name="ce280" table:formula="of:=IF([.J93]=2;INDEX([.$E$70:.$E$86];[.K116]);&quot;&quot;)">
            <text:p/>
          </table:table-cell>
          <table:table-cell table:style-name="ce277" table:formula="of:=IF([.J93]=3;INDEX([.$F$70:.$F$86];[.K116]);&quot;&quot;)">
            <text:p/>
          </table:table-cell>
          <table:table-cell table:style-name="ce296" table:formula="of:=-SQRT(2)/2" office:value-type="float" office:value="-0.707106781186548" calcext:value-type="float">
            <text:p>-0,707</text:p>
          </table:table-cell>
          <table:table-cell table:style-name="ce303" table:number-columns-repeated="2"/>
          <table:table-cell table:style-name="ce280" office:value-type="float" office:value="-135" calcext:value-type="float">
            <text:p>-135</text:p>
          </table:table-cell>
          <table:table-cell table:style-name="ce280" office:value-type="float" office:value="135" calcext:value-type="float">
            <text:p>135</text:p>
          </table:table-cell>
          <table:table-cell table:style-name="ce256" office:value-type="float" office:value="135" calcext:value-type="float">
            <text:p>135</text:p>
          </table:table-cell>
          <table:table-cell table:style-name="ce256" office:value-type="float" office:value="225" calcext:value-type="float">
            <text:p>225</text:p>
          </table:table-cell>
          <table:table-cell table:style-name="ce256" table:formula="of:=RANK([.A93];[.$A$91:.$A$116];0)" office:value-type="float" office:value="24" calcext:value-type="float">
            <text:p>24</text:p>
          </table:table-cell>
          <table:table-cell table:style-name="ce256" table:formula="of:=RANK([.B93];[.$B$91:.$B$116];0)" office:value-type="float" office:value="26" calcext:value-type="float">
            <text:p>26</text:p>
          </table:table-cell>
          <table:table-cell table:number-columns-repeated="9"/>
          <table:table-cell table:style-name="ce237" table:formula="of:=[.Y92]+0.01" office:value-type="float" office:value="-0.0999999999999992" calcext:value-type="float">
            <text:p>-0,1</text:p>
          </table:table-cell>
          <table:table-cell table:style-name="ce237" table:formula="of:=SQRT(1-[.Y93]^2)" office:value-type="float" office:value="0.99498743710662" calcext:value-type="float">
            <text:p>0,9949874371</text:p>
          </table:table-cell>
          <table:table-cell table:style-name="ce237" table:formula="of:=-SQRT(1-[.Y93]^2)" office:value-type="float" office:value="-0.99498743710662" calcext:value-type="float">
            <text:p>-0,9949874371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618918" calcext:value-type="float">
            <text:p>618918</text:p>
          </table:table-cell>
          <table:table-cell table:style-name="ce258" table:formula="of:=RANDBETWEEN(1;1000000)" office:value-type="float" office:value="952352" calcext:value-type="float">
            <text:p>952352</text:p>
          </table:table-cell>
          <table:table-cell table:style-name="ce258" office:value-type="float" office:value="4" calcext:value-type="float">
            <text:p>4</text:p>
          </table:table-cell>
          <table:table-cell table:style-name="ce278" office:value-type="string" calcext:value-type="string">
            <text:p>-1/2</text:p>
          </table:table-cell>
          <table:table-cell table:style-name="ce279" table:formula="of:=IF([.J94]=2;INDEX([.$E$70:.$E$86];#REF!);&quot;&quot;)">
            <text:p/>
          </table:table-cell>
          <table:table-cell table:style-name="ce291" table:formula="of:=IF([.J94]=3;INDEX([.$F$70:.$F$86];#REF!);&quot;&quot;)">
            <text:p/>
          </table:table-cell>
          <table:table-cell table:style-name="ce301" office:value-type="float" office:value="-0.5" calcext:value-type="float">
            <text:p>-0,5</text:p>
          </table:table-cell>
          <table:table-cell table:style-name="ce304" table:number-columns-repeated="2"/>
          <table:table-cell table:style-name="ce279" office:value-type="float" office:value="-120" calcext:value-type="float">
            <text:p>-120</text:p>
          </table:table-cell>
          <table:table-cell table:style-name="ce279" office:value-type="float" office:value="120" calcext:value-type="float">
            <text:p>120</text:p>
          </table:table-cell>
          <table:table-cell table:style-name="ce258" office:value-type="float" office:value="120" calcext:value-type="float">
            <text:p>120</text:p>
          </table:table-cell>
          <table:table-cell table:style-name="ce258" office:value-type="float" office:value="240" calcext:value-type="float">
            <text:p>240</text:p>
          </table:table-cell>
          <table:table-cell table:style-name="ce258" table:formula="of:=RANK([.A94];[.$A$91:.$A$116];0)" office:value-type="float" office:value="11" calcext:value-type="float">
            <text:p>11</text:p>
          </table:table-cell>
          <table:table-cell table:style-name="ce258" table:formula="of:=RANK([.B94];[.$B$91:.$B$116];0)" office:value-type="float" office:value="2" calcext:value-type="float">
            <text:p>2</text:p>
          </table:table-cell>
          <table:table-cell table:style-name="ce312" table:number-columns-repeated="9"/>
          <table:table-cell table:style-name="ce258" table:formula="of:=[.Y93]+0.01" office:value-type="float" office:value="-0.0899999999999993" calcext:value-type="float">
            <text:p>-0,09</text:p>
          </table:table-cell>
          <table:table-cell table:style-name="ce258" table:formula="of:=SQRT(1-[.Y94]^2)" office:value-type="float" office:value="0.995941765365827" calcext:value-type="float">
            <text:p>0,9959417654</text:p>
          </table:table-cell>
          <table:table-cell table:style-name="ce258" table:formula="of:=-SQRT(1-[.Y94]^2)" office:value-type="float" office:value="-0.995941765365827" calcext:value-type="float">
            <text:p>-0,9959417654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424684" calcext:value-type="float">
            <text:p>424684</text:p>
          </table:table-cell>
          <table:table-cell table:style-name="ce256" table:formula="of:=RANDBETWEEN(1;1000000)" office:value-type="float" office:value="803476" calcext:value-type="float">
            <text:p>803476</text:p>
          </table:table-cell>
          <table:table-cell table:style-name="ce256" office:value-type="float" office:value="5" calcext:value-type="float">
            <text:p>5</text:p>
          </table:table-cell>
          <table:table-cell table:style-name="ce277" office:value-type="float" office:value="0" calcext:value-type="float">
            <text:p>0</text:p>
          </table:table-cell>
          <table:table-cell table:style-name="ce280" table:formula="of:=IF([.J95]=2;INDEX([.$E$70:.$E$86];[.K117]);&quot;&quot;)">
            <text:p/>
          </table:table-cell>
          <table:table-cell table:style-name="ce277" table:formula="of:=IF([.J95]=3;INDEX([.$F$70:.$F$86];[.K117]);&quot;&quot;)">
            <text:p/>
          </table:table-cell>
          <table:table-cell table:style-name="ce299" office:value-type="float" office:value="0" calcext:value-type="float">
            <text:p>0</text:p>
          </table:table-cell>
          <table:table-cell table:style-name="ce303" table:number-columns-repeated="2"/>
          <table:table-cell table:style-name="ce280" office:value-type="float" office:value="-90" calcext:value-type="float">
            <text:p>-90</text:p>
          </table:table-cell>
          <table:table-cell table:style-name="ce280" office:value-type="float" office:value="90" calcext:value-type="float">
            <text:p>90</text:p>
          </table:table-cell>
          <table:table-cell table:style-name="ce256" office:value-type="float" office:value="90" calcext:value-type="float">
            <text:p>90</text:p>
          </table:table-cell>
          <table:table-cell table:style-name="ce256" office:value-type="float" office:value="270" calcext:value-type="float">
            <text:p>270</text:p>
          </table:table-cell>
          <table:table-cell table:style-name="ce256" table:formula="of:=RANK([.A95];[.$A$91:.$A$116];0)" office:value-type="float" office:value="18" calcext:value-type="float">
            <text:p>18</text:p>
          </table:table-cell>
          <table:table-cell table:style-name="ce256" table:formula="of:=RANK([.B95];[.$B$91:.$B$116];0)" office:value-type="float" office:value="4" calcext:value-type="float">
            <text:p>4</text:p>
          </table:table-cell>
          <table:table-cell table:number-columns-repeated="9"/>
          <table:table-cell table:style-name="ce237" table:formula="of:=[.Y94]+0.01" office:value-type="float" office:value="-0.0799999999999993" calcext:value-type="float">
            <text:p>-0,08</text:p>
          </table:table-cell>
          <table:table-cell table:style-name="ce237" table:formula="of:=SQRT(1-[.Y95]^2)" office:value-type="float" office:value="0.996794863550169" calcext:value-type="float">
            <text:p>0,9967948636</text:p>
          </table:table-cell>
          <table:table-cell table:style-name="ce237" table:formula="of:=-SQRT(1-[.Y95]^2)" office:value-type="float" office:value="-0.996794863550169" calcext:value-type="float">
            <text:p>-0,9967948636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538379" calcext:value-type="float">
            <text:p>538379</text:p>
          </table:table-cell>
          <table:table-cell table:style-name="ce258" table:formula="of:=RANDBETWEEN(1;1000000)" office:value-type="float" office:value="486212" calcext:value-type="float">
            <text:p>486212</text:p>
          </table:table-cell>
          <table:table-cell table:style-name="ce258" office:value-type="float" office:value="6" calcext:value-type="float">
            <text:p>6</text:p>
          </table:table-cell>
          <table:table-cell table:style-name="ce278" office:value-type="string" calcext:value-type="string">
            <text:p>1/2</text:p>
          </table:table-cell>
          <table:table-cell table:style-name="ce279" table:number-columns-repeated="2"/>
          <table:table-cell table:style-name="ce301" office:value-type="float" office:value="0.5" calcext:value-type="float">
            <text:p>0,5</text:p>
          </table:table-cell>
          <table:table-cell table:style-name="ce279" table:number-columns-repeated="2"/>
          <table:table-cell table:style-name="ce279" office:value-type="float" office:value="-60" calcext:value-type="float">
            <text:p>-60</text:p>
          </table:table-cell>
          <table:table-cell table:style-name="ce279" office:value-type="float" office:value="60" calcext:value-type="float">
            <text:p>60</text:p>
          </table:table-cell>
          <table:table-cell table:style-name="ce258" office:value-type="float" office:value="60" calcext:value-type="float">
            <text:p>60</text:p>
          </table:table-cell>
          <table:table-cell table:style-name="ce258" office:value-type="float" office:value="300" calcext:value-type="float">
            <text:p>300</text:p>
          </table:table-cell>
          <table:table-cell table:style-name="ce258" table:formula="of:=RANK([.A96];[.$A$91:.$A$116];0)" office:value-type="float" office:value="12" calcext:value-type="float">
            <text:p>12</text:p>
          </table:table-cell>
          <table:table-cell table:style-name="ce258" table:formula="of:=RANK([.B96];[.$B$91:.$B$116];0)" office:value-type="float" office:value="11" calcext:value-type="float">
            <text:p>11</text:p>
          </table:table-cell>
          <table:table-cell table:style-name="ce312" table:number-columns-repeated="9"/>
          <table:table-cell table:style-name="ce258" table:formula="of:=[.Y95]+0.01" office:value-type="float" office:value="-0.0699999999999993" calcext:value-type="float">
            <text:p>-0,07</text:p>
          </table:table-cell>
          <table:table-cell table:style-name="ce258" table:formula="of:=SQRT(1-[.Y96]^2)" office:value-type="float" office:value="0.997546991374341" calcext:value-type="float">
            <text:p>0,9975469914</text:p>
          </table:table-cell>
          <table:table-cell table:style-name="ce258" table:formula="of:=-SQRT(1-[.Y96]^2)" office:value-type="float" office:value="-0.997546991374341" calcext:value-type="float">
            <text:p>-0,9975469914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65190" calcext:value-type="float">
            <text:p>65190</text:p>
          </table:table-cell>
          <table:table-cell table:style-name="ce256" table:formula="of:=RANDBETWEEN(1;1000000)" office:value-type="float" office:value="106490" calcext:value-type="float">
            <text:p>106490</text:p>
          </table:table-cell>
          <table:table-cell table:style-name="ce256" office:value-type="float" office:value="7" calcext:value-type="float">
            <text:p>7</text:p>
          </table:table-cell>
          <table:table-cell table:style-name="ce275" office:value-type="string" calcext:value-type="string">
            <text:p><text:span text:style-name="T16">√</text:span>2/2</text:p>
          </table:table-cell>
          <table:table-cell table:style-name="ce280" table:number-columns-repeated="2"/>
          <table:table-cell table:style-name="ce296" table:formula="of:=SQRT(2)/2" office:value-type="float" office:value="0.707106781186548" calcext:value-type="float">
            <text:p>0,707</text:p>
          </table:table-cell>
          <table:table-cell table:style-name="ce280" table:number-columns-repeated="2"/>
          <table:table-cell table:style-name="ce280" office:value-type="float" office:value="-45" calcext:value-type="float">
            <text:p>-45</text:p>
          </table:table-cell>
          <table:table-cell table:style-name="ce280" office:value-type="float" office:value="45" calcext:value-type="float">
            <text:p>45</text:p>
          </table:table-cell>
          <table:table-cell table:style-name="ce256" office:value-type="float" office:value="45" calcext:value-type="float">
            <text:p>45</text:p>
          </table:table-cell>
          <table:table-cell table:style-name="ce256" office:value-type="float" office:value="315" calcext:value-type="float">
            <text:p>315</text:p>
          </table:table-cell>
          <table:table-cell table:style-name="ce256" table:formula="of:=RANK([.A97];[.$A$91:.$A$116];0)" office:value-type="float" office:value="25" calcext:value-type="float">
            <text:p>25</text:p>
          </table:table-cell>
          <table:table-cell table:style-name="ce256" table:formula="of:=RANK([.B97];[.$B$91:.$B$116];0)" office:value-type="float" office:value="20" calcext:value-type="float">
            <text:p>20</text:p>
          </table:table-cell>
          <table:table-cell table:number-columns-repeated="9"/>
          <table:table-cell table:style-name="ce237" table:formula="of:=[.Y96]+0.01" office:value-type="float" office:value="-0.0599999999999993" calcext:value-type="float">
            <text:p>-0,06</text:p>
          </table:table-cell>
          <table:table-cell table:style-name="ce237" table:formula="of:=SQRT(1-[.Y97]^2)" office:value-type="float" office:value="0.998198377077422" calcext:value-type="float">
            <text:p>0,9981983771</text:p>
          </table:table-cell>
          <table:table-cell table:style-name="ce237" table:formula="of:=-SQRT(1-[.Y97]^2)" office:value-type="float" office:value="-0.998198377077422" calcext:value-type="float">
            <text:p>-0,9981983771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485278" calcext:value-type="float">
            <text:p>485278</text:p>
          </table:table-cell>
          <table:table-cell table:style-name="ce258" table:formula="of:=RANDBETWEEN(1;1000000)" office:value-type="float" office:value="967220" calcext:value-type="float">
            <text:p>967220</text:p>
          </table:table-cell>
          <table:table-cell table:style-name="ce258" office:value-type="float" office:value="8" calcext:value-type="float">
            <text:p>8</text:p>
          </table:table-cell>
          <table:table-cell table:style-name="ce278" office:value-type="string" calcext:value-type="string">
            <text:p><text:span text:style-name="T15">√</text:span>3/2</text:p>
          </table:table-cell>
          <table:table-cell table:style-name="ce279" table:number-columns-repeated="2"/>
          <table:table-cell table:style-name="ce300" table:formula="of:=SQRT(3)/2" office:value-type="float" office:value="0.866025403784439" calcext:value-type="float">
            <text:p>0,866</text:p>
          </table:table-cell>
          <table:table-cell table:style-name="ce279" table:number-columns-repeated="2"/>
          <table:table-cell table:style-name="ce279" office:value-type="float" office:value="-30" calcext:value-type="float">
            <text:p>-30</text:p>
          </table:table-cell>
          <table:table-cell table:style-name="ce279" office:value-type="float" office:value="30" calcext:value-type="float">
            <text:p>30</text:p>
          </table:table-cell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330" calcext:value-type="float">
            <text:p>330</text:p>
          </table:table-cell>
          <table:table-cell table:style-name="ce258" table:formula="of:=RANK([.A98];[.$A$91:.$A$116];0)" office:value-type="float" office:value="16" calcext:value-type="float">
            <text:p>16</text:p>
          </table:table-cell>
          <table:table-cell table:style-name="ce258" table:formula="of:=RANK([.B98];[.$B$91:.$B$116];0)" office:value-type="float" office:value="1" calcext:value-type="float">
            <text:p>1</text:p>
          </table:table-cell>
          <table:table-cell table:style-name="ce312" table:number-columns-repeated="9"/>
          <table:table-cell table:style-name="ce258" table:formula="of:=[.Y97]+0.01" office:value-type="float" office:value="-0.0499999999999993" calcext:value-type="float">
            <text:p>-0,05</text:p>
          </table:table-cell>
          <table:table-cell table:style-name="ce258" table:formula="of:=SQRT(1-[.Y98]^2)" office:value-type="float" office:value="0.998749217771909" calcext:value-type="float">
            <text:p>0,9987492178</text:p>
          </table:table-cell>
          <table:table-cell table:style-name="ce258" table:formula="of:=-SQRT(1-[.Y98]^2)" office:value-type="float" office:value="-0.998749217771909" calcext:value-type="float">
            <text:p>-0,9987492178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947353" calcext:value-type="float">
            <text:p>947353</text:p>
          </table:table-cell>
          <table:table-cell table:style-name="ce256" table:formula="of:=RANDBETWEEN(1;1000000)" office:value-type="float" office:value="606843" calcext:value-type="float">
            <text:p>606843</text:p>
          </table:table-cell>
          <table:table-cell table:style-name="ce256" office:value-type="float" office:value="9" calcext:value-type="float">
            <text:p>9</text:p>
          </table:table-cell>
          <table:table-cell table:style-name="ce277" office:value-type="float" office:value="1" calcext:value-type="float">
            <text:p>1</text:p>
          </table:table-cell>
          <table:table-cell table:style-name="ce280" table:number-columns-repeated="2"/>
          <table:table-cell table:style-name="ce299" office:value-type="float" office:value="1" calcext:value-type="float">
            <text:p>1</text:p>
          </table:table-cell>
          <table:table-cell table:style-name="ce280" table:number-columns-repeated="2"/>
          <table:table-cell table:number-columns-repeated="2" table:style-name="ce280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60" calcext:value-type="float">
            <text:p>360</text:p>
          </table:table-cell>
          <table:table-cell table:style-name="ce256" table:formula="of:=RANK([.A99];[.$A$91:.$A$116];0)" office:value-type="float" office:value="1" calcext:value-type="float">
            <text:p>1</text:p>
          </table:table-cell>
          <table:table-cell table:style-name="ce256" table:formula="of:=RANK([.B99];[.$B$91:.$B$116];0)" office:value-type="float" office:value="10" calcext:value-type="float">
            <text:p>10</text:p>
          </table:table-cell>
          <table:table-cell table:number-columns-repeated="9"/>
          <table:table-cell table:style-name="ce237" table:formula="of:=[.Y98]+0.01" office:value-type="float" office:value="-0.0399999999999992" calcext:value-type="float">
            <text:p>-0,04</text:p>
          </table:table-cell>
          <table:table-cell table:style-name="ce237" table:formula="of:=SQRT(1-[.Y99]^2)" office:value-type="float" office:value="0.999199679743744" calcext:value-type="float">
            <text:p>0,9991996797</text:p>
          </table:table-cell>
          <table:table-cell table:style-name="ce237" table:formula="of:=-SQRT(1-[.Y99]^2)" office:value-type="float" office:value="-0.999199679743744" calcext:value-type="float">
            <text:p>-0,9991996797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794012" calcext:value-type="float">
            <text:p>794012</text:p>
          </table:table-cell>
          <table:table-cell table:style-name="ce258" table:formula="of:=RANDBETWEEN(1;1000000)" office:value-type="float" office:value="612839" calcext:value-type="float">
            <text:p>612839</text:p>
          </table:table-cell>
          <table:table-cell table:style-name="ce258" office:value-type="float" office:value="10" calcext:value-type="float">
            <text:p>10</text:p>
          </table:table-cell>
          <table:table-cell table:style-name="ce279"/>
          <table:table-cell table:style-name="ce291" office:value-type="float" office:value="-1" calcext:value-type="float">
            <text:p>-1</text:p>
          </table:table-cell>
          <table:table-cell table:style-name="ce279" table:number-columns-repeated="2"/>
          <table:table-cell table:style-name="ce305" office:value-type="float" office:value="-1" calcext:value-type="float">
            <text:p>-1</text:p>
          </table:table-cell>
          <table:table-cell table:style-name="ce279"/>
          <table:table-cell table:number-columns-repeated="2" table:style-name="ce279" office:value-type="float" office:value="-90" calcext:value-type="float">
            <text:p>-90</text:p>
          </table:table-cell>
          <table:table-cell table:number-columns-repeated="2" table:style-name="ce258" office:value-type="float" office:value="270" calcext:value-type="float">
            <text:p>270</text:p>
          </table:table-cell>
          <table:table-cell table:style-name="ce258" table:formula="of:=RANK([.A100];[.$A$91:.$A$116];0)" office:value-type="float" office:value="5" calcext:value-type="float">
            <text:p>5</text:p>
          </table:table-cell>
          <table:table-cell table:style-name="ce258" table:formula="of:=RANK([.B100];[.$B$91:.$B$116];0)" office:value-type="float" office:value="9" calcext:value-type="float">
            <text:p>9</text:p>
          </table:table-cell>
          <table:table-cell table:style-name="ce312" table:number-columns-repeated="9"/>
          <table:table-cell table:style-name="ce258" table:formula="of:=[.Y99]+0.01" office:value-type="float" office:value="-0.0299999999999992" calcext:value-type="float">
            <text:p>-0,03</text:p>
          </table:table-cell>
          <table:table-cell table:style-name="ce258" table:formula="of:=SQRT(1-[.Y100]^2)" office:value-type="float" office:value="0.999549898704412" calcext:value-type="float">
            <text:p>0,9995498987</text:p>
          </table:table-cell>
          <table:table-cell table:style-name="ce258" table:formula="of:=-SQRT(1-[.Y100]^2)" office:value-type="float" office:value="-0.999549898704412" calcext:value-type="float">
            <text:p>-0,9995498987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647041" calcext:value-type="float">
            <text:p>647041</text:p>
          </table:table-cell>
          <table:table-cell table:style-name="ce256" table:formula="of:=RANDBETWEEN(1;1000000)" office:value-type="float" office:value="293925" calcext:value-type="float">
            <text:p>293925</text:p>
          </table:table-cell>
          <table:table-cell table:style-name="ce256" office:value-type="float" office:value="11" calcext:value-type="float">
            <text:p>11</text:p>
          </table:table-cell>
          <table:table-cell table:style-name="ce280"/>
          <table:table-cell table:style-name="ce275" office:value-type="string" calcext:value-type="string">
            <text:p><text:span text:style-name="T17">-</text:span><text:span text:style-name="T18">√</text:span>3/2</text:p>
          </table:table-cell>
          <table:table-cell table:style-name="ce280" table:number-columns-repeated="2"/>
          <table:table-cell table:style-name="ce296" table:formula="of:=-SQRT(3)/2" office:value-type="float" office:value="-0.866025403784439" calcext:value-type="float">
            <text:p>-0,866</text:p>
          </table:table-cell>
          <table:table-cell table:style-name="ce280"/>
          <table:table-cell table:style-name="ce280" office:value-type="float" office:value="-120" calcext:value-type="float">
            <text:p>-120</text:p>
          </table:table-cell>
          <table:table-cell table:style-name="ce280" office:value-type="float" office:value="-60" calcext:value-type="float">
            <text:p>-60</text:p>
          </table:table-cell>
          <table:table-cell table:style-name="ce256" office:value-type="float" office:value="240" calcext:value-type="float">
            <text:p>240</text:p>
          </table:table-cell>
          <table:table-cell table:style-name="ce256" office:value-type="float" office:value="300" calcext:value-type="float">
            <text:p>300</text:p>
          </table:table-cell>
          <table:table-cell table:style-name="ce256" table:formula="of:=RANK([.A101];[.$A$91:.$A$116];0)" office:value-type="float" office:value="10" calcext:value-type="float">
            <text:p>10</text:p>
          </table:table-cell>
          <table:table-cell table:style-name="ce256" table:formula="of:=RANK([.B101];[.$B$91:.$B$116];0)" office:value-type="float" office:value="16" calcext:value-type="float">
            <text:p>16</text:p>
          </table:table-cell>
          <table:table-cell table:number-columns-repeated="9"/>
          <table:table-cell table:style-name="ce237" table:formula="of:=[.Y100]+0.01" office:value-type="float" office:value="-0.0199999999999992" calcext:value-type="float">
            <text:p>-0,02</text:p>
          </table:table-cell>
          <table:table-cell table:style-name="ce237" table:formula="of:=SQRT(1-[.Y101]^2)" office:value-type="float" office:value="0.999799979995999" calcext:value-type="float">
            <text:p>0,99979998</text:p>
          </table:table-cell>
          <table:table-cell table:style-name="ce237" table:formula="of:=-SQRT(1-[.Y101]^2)" office:value-type="float" office:value="-0.999799979995999" calcext:value-type="float">
            <text:p>-0,99979998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395751" calcext:value-type="float">
            <text:p>395751</text:p>
          </table:table-cell>
          <table:table-cell table:style-name="ce258" table:formula="of:=RANDBETWEEN(1;1000000)" office:value-type="float" office:value="735169" calcext:value-type="float">
            <text:p>735169</text:p>
          </table:table-cell>
          <table:table-cell table:style-name="ce258" office:value-type="float" office:value="12" calcext:value-type="float">
            <text:p>12</text:p>
          </table:table-cell>
          <table:table-cell table:style-name="ce279"/>
          <table:table-cell table:style-name="ce278" office:value-type="string" calcext:value-type="string">
            <text:p><text:span text:style-name="T15">-√</text:span>2/2</text:p>
          </table:table-cell>
          <table:table-cell table:style-name="ce279" table:number-columns-repeated="2"/>
          <table:table-cell table:style-name="ce300" table:formula="of:=-SQRT(2)/2" office:value-type="float" office:value="-0.707106781186548" calcext:value-type="float">
            <text:p>-0,707</text:p>
          </table:table-cell>
          <table:table-cell table:style-name="ce279"/>
          <table:table-cell table:style-name="ce279" office:value-type="float" office:value="-135" calcext:value-type="float">
            <text:p>-135</text:p>
          </table:table-cell>
          <table:table-cell table:style-name="ce279" office:value-type="float" office:value="-45" calcext:value-type="float">
            <text:p>-45</text:p>
          </table:table-cell>
          <table:table-cell table:style-name="ce258" office:value-type="float" office:value="225" calcext:value-type="float">
            <text:p>225</text:p>
          </table:table-cell>
          <table:table-cell table:style-name="ce258" office:value-type="float" office:value="315" calcext:value-type="float">
            <text:p>315</text:p>
          </table:table-cell>
          <table:table-cell table:style-name="ce258" table:formula="of:=RANK([.A102];[.$A$91:.$A$116];0)" office:value-type="float" office:value="20" calcext:value-type="float">
            <text:p>20</text:p>
          </table:table-cell>
          <table:table-cell table:style-name="ce258" table:formula="of:=RANK([.B102];[.$B$91:.$B$116];0)" office:value-type="float" office:value="7" calcext:value-type="float">
            <text:p>7</text:p>
          </table:table-cell>
          <table:table-cell table:style-name="ce312" table:number-columns-repeated="9"/>
          <table:table-cell table:style-name="ce258" table:formula="of:=[.Y101]+0.01" office:value-type="float" office:value="-0.00999999999999925" calcext:value-type="float">
            <text:p>-0,01</text:p>
          </table:table-cell>
          <table:table-cell table:style-name="ce258" table:formula="of:=SQRT(1-[.Y102]^2)" office:value-type="float" office:value="0.999949998749938" calcext:value-type="float">
            <text:p>0,9999499987</text:p>
          </table:table-cell>
          <table:table-cell table:style-name="ce258" table:formula="of:=-SQRT(1-[.Y102]^2)" office:value-type="float" office:value="-0.999949998749938" calcext:value-type="float">
            <text:p>-0,9999499987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505591" calcext:value-type="float">
            <text:p>505591</text:p>
          </table:table-cell>
          <table:table-cell table:style-name="ce256" table:formula="of:=RANDBETWEEN(1;1000000)" office:value-type="float" office:value="636990" calcext:value-type="float">
            <text:p>636990</text:p>
          </table:table-cell>
          <table:table-cell table:style-name="ce256" office:value-type="float" office:value="13" calcext:value-type="float">
            <text:p>13</text:p>
          </table:table-cell>
          <table:table-cell table:style-name="ce280"/>
          <table:table-cell table:style-name="ce275" office:value-type="string" calcext:value-type="string">
            <text:p>-1/2</text:p>
          </table:table-cell>
          <table:table-cell table:style-name="ce280" table:number-columns-repeated="2"/>
          <table:table-cell table:style-name="ce298" office:value-type="float" office:value="-0.5" calcext:value-type="float">
            <text:p>-0,5</text:p>
          </table:table-cell>
          <table:table-cell table:style-name="ce280"/>
          <table:table-cell table:style-name="ce280" office:value-type="float" office:value="-150" calcext:value-type="float">
            <text:p>-150</text:p>
          </table:table-cell>
          <table:table-cell table:style-name="ce280" office:value-type="float" office:value="-30" calcext:value-type="float">
            <text:p>-30</text:p>
          </table:table-cell>
          <table:table-cell table:style-name="ce256" office:value-type="float" office:value="210" calcext:value-type="float">
            <text:p>210</text:p>
          </table:table-cell>
          <table:table-cell table:style-name="ce256" office:value-type="float" office:value="330" calcext:value-type="float">
            <text:p>330</text:p>
          </table:table-cell>
          <table:table-cell table:style-name="ce256" table:formula="of:=RANK([.A103];[.$A$91:.$A$116];0)" office:value-type="float" office:value="15" calcext:value-type="float">
            <text:p>15</text:p>
          </table:table-cell>
          <table:table-cell table:style-name="ce256" table:formula="of:=RANK([.B103];[.$B$91:.$B$116];0)" office:value-type="float" office:value="8" calcext:value-type="float">
            <text:p>8</text:p>
          </table:table-cell>
          <table:table-cell table:number-columns-repeated="9"/>
          <table:table-cell table:style-name="ce237" office:value-type="float" office:value="0" calcext:value-type="float">
            <text:p>0</text:p>
          </table:table-cell>
          <table:table-cell table:style-name="ce237" table:formula="of:=SQRT(1-[.Y103]^2)" office:value-type="float" office:value="1" calcext:value-type="float">
            <text:p>1</text:p>
          </table:table-cell>
          <table:table-cell table:style-name="ce237" table:formula="of:=-SQRT(1-[.Y103]^2)" office:value-type="float" office:value="-1" calcext:value-type="float">
            <text:p>-1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114035" calcext:value-type="float">
            <text:p>114035</text:p>
          </table:table-cell>
          <table:table-cell table:style-name="ce258" table:formula="of:=RANDBETWEEN(1;1000000)" office:value-type="float" office:value="792224" calcext:value-type="float">
            <text:p>792224</text:p>
          </table:table-cell>
          <table:table-cell table:style-name="ce258" office:value-type="float" office:value="14" calcext:value-type="float">
            <text:p>14</text:p>
          </table:table-cell>
          <table:table-cell table:style-name="ce279"/>
          <table:table-cell table:style-name="ce291" office:value-type="float" office:value="0" calcext:value-type="float">
            <text:p>0</text:p>
          </table:table-cell>
          <table:table-cell table:style-name="ce279" table:number-columns-repeated="2"/>
          <table:table-cell table:style-name="ce305" office:value-type="float" office:value="0" calcext:value-type="float">
            <text:p>0</text:p>
          </table:table-cell>
          <table:table-cell table:style-name="ce279"/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80" calcext:value-type="float">
            <text:p>180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180" calcext:value-type="float">
            <text:p>180</text:p>
          </table:table-cell>
          <table:table-cell table:style-name="ce258" table:formula="of:=RANK([.A104];[.$A$91:.$A$116];0)" office:value-type="float" office:value="23" calcext:value-type="float">
            <text:p>23</text:p>
          </table:table-cell>
          <table:table-cell table:style-name="ce258" table:formula="of:=RANK([.B104];[.$B$91:.$B$116];0)" office:value-type="float" office:value="5" calcext:value-type="float">
            <text:p>5</text:p>
          </table:table-cell>
          <table:table-cell table:style-name="ce312" table:number-columns-repeated="9"/>
          <table:table-cell table:style-name="ce258" table:formula="of:=[.Y103]+0.01" office:value-type="float" office:value="0.01" calcext:value-type="float">
            <text:p>0,01</text:p>
          </table:table-cell>
          <table:table-cell table:style-name="ce258" table:formula="of:=SQRT(1-[.Y104]^2)" office:value-type="float" office:value="0.999949998749938" calcext:value-type="float">
            <text:p>0,9999499987</text:p>
          </table:table-cell>
          <table:table-cell table:style-name="ce258" table:formula="of:=-SQRT(1-[.Y104]^2)" office:value-type="float" office:value="-0.999949998749938" calcext:value-type="float">
            <text:p>-0,9999499987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715541" calcext:value-type="float">
            <text:p>715541</text:p>
          </table:table-cell>
          <table:table-cell table:style-name="ce256" table:formula="of:=RANDBETWEEN(1;1000000)" office:value-type="float" office:value="77175" calcext:value-type="float">
            <text:p>77175</text:p>
          </table:table-cell>
          <table:table-cell table:style-name="ce256" office:value-type="float" office:value="15" calcext:value-type="float">
            <text:p>15</text:p>
          </table:table-cell>
          <table:table-cell table:style-name="ce280"/>
          <table:table-cell table:style-name="ce275" office:value-type="string" calcext:value-type="string">
            <text:p>1/2</text:p>
          </table:table-cell>
          <table:table-cell table:style-name="ce280" table:number-columns-repeated="2"/>
          <table:table-cell table:style-name="ce298" office:value-type="float" office:value="0.5" calcext:value-type="float">
            <text:p>0,5</text:p>
          </table:table-cell>
          <table:table-cell table:style-name="ce280"/>
          <table:table-cell table:style-name="ce280" office:value-type="float" office:value="30" calcext:value-type="float">
            <text:p>30</text:p>
          </table:table-cell>
          <table:table-cell table:style-name="ce280" office:value-type="float" office:value="150" calcext:value-type="float">
            <text:p>150</text:p>
          </table:table-cell>
          <table:table-cell table:style-name="ce256" office:value-type="float" office:value="30" calcext:value-type="float">
            <text:p>30</text:p>
          </table:table-cell>
          <table:table-cell table:style-name="ce256" office:value-type="float" office:value="150" calcext:value-type="float">
            <text:p>150</text:p>
          </table:table-cell>
          <table:table-cell table:style-name="ce256" table:formula="of:=RANK([.A105];[.$A$91:.$A$116];0)" office:value-type="float" office:value="8" calcext:value-type="float">
            <text:p>8</text:p>
          </table:table-cell>
          <table:table-cell table:style-name="ce256" table:formula="of:=RANK([.B105];[.$B$91:.$B$116];0)" office:value-type="float" office:value="21" calcext:value-type="float">
            <text:p>21</text:p>
          </table:table-cell>
          <table:table-cell table:number-columns-repeated="9"/>
          <table:table-cell table:style-name="ce237" table:formula="of:=[.Y104]+0.01" office:value-type="float" office:value="0.02" calcext:value-type="float">
            <text:p>0,02</text:p>
          </table:table-cell>
          <table:table-cell table:style-name="ce237" table:formula="of:=SQRT(1-[.Y105]^2)" office:value-type="float" office:value="0.999799979995999" calcext:value-type="float">
            <text:p>0,99979998</text:p>
          </table:table-cell>
          <table:table-cell table:style-name="ce237" table:formula="of:=-SQRT(1-[.Y105]^2)" office:value-type="float" office:value="-0.999799979995999" calcext:value-type="float">
            <text:p>-0,99979998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473752" calcext:value-type="float">
            <text:p>473752</text:p>
          </table:table-cell>
          <table:table-cell table:style-name="ce258" table:formula="of:=RANDBETWEEN(1;1000000)" office:value-type="float" office:value="111078" calcext:value-type="float">
            <text:p>111078</text:p>
          </table:table-cell>
          <table:table-cell table:style-name="ce258" office:value-type="float" office:value="16" calcext:value-type="float">
            <text:p>16</text:p>
          </table:table-cell>
          <table:table-cell table:style-name="ce279"/>
          <table:table-cell table:style-name="ce278" office:value-type="string" calcext:value-type="string">
            <text:p><text:span text:style-name="T15">√</text:span>2/2</text:p>
          </table:table-cell>
          <table:table-cell table:style-name="ce279" table:number-columns-repeated="2"/>
          <table:table-cell table:style-name="ce300" table:formula="of:=SQRT(2)/2" office:value-type="float" office:value="0.707106781186548" calcext:value-type="float">
            <text:p>0,707</text:p>
          </table:table-cell>
          <table:table-cell table:style-name="ce279"/>
          <table:table-cell table:style-name="ce279" office:value-type="float" office:value="45" calcext:value-type="float">
            <text:p>45</text:p>
          </table:table-cell>
          <table:table-cell table:style-name="ce279" office:value-type="float" office:value="135" calcext:value-type="float">
            <text:p>135</text:p>
          </table:table-cell>
          <table:table-cell table:style-name="ce258" office:value-type="float" office:value="45" calcext:value-type="float">
            <text:p>45</text:p>
          </table:table-cell>
          <table:table-cell table:style-name="ce258" office:value-type="float" office:value="135" calcext:value-type="float">
            <text:p>135</text:p>
          </table:table-cell>
          <table:table-cell table:style-name="ce258" table:formula="of:=RANK([.A106];[.$A$91:.$A$116];0)" office:value-type="float" office:value="17" calcext:value-type="float">
            <text:p>17</text:p>
          </table:table-cell>
          <table:table-cell table:style-name="ce258" table:formula="of:=RANK([.B106];[.$B$91:.$B$116];0)" office:value-type="float" office:value="19" calcext:value-type="float">
            <text:p>19</text:p>
          </table:table-cell>
          <table:table-cell table:style-name="ce312" table:number-columns-repeated="9"/>
          <table:table-cell table:style-name="ce258" table:formula="of:=[.Y105]+0.01" office:value-type="float" office:value="0.03" calcext:value-type="float">
            <text:p>0,03</text:p>
          </table:table-cell>
          <table:table-cell table:style-name="ce258" table:formula="of:=SQRT(1-[.Y106]^2)" office:value-type="float" office:value="0.999549898704412" calcext:value-type="float">
            <text:p>0,9995498987</text:p>
          </table:table-cell>
          <table:table-cell table:style-name="ce258" table:formula="of:=-SQRT(1-[.Y106]^2)" office:value-type="float" office:value="-0.999549898704412" calcext:value-type="float">
            <text:p>-0,9995498987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393892" calcext:value-type="float">
            <text:p>393892</text:p>
          </table:table-cell>
          <table:table-cell table:style-name="ce256" table:formula="of:=RANDBETWEEN(1;1000000)" office:value-type="float" office:value="225293" calcext:value-type="float">
            <text:p>225293</text:p>
          </table:table-cell>
          <table:table-cell table:style-name="ce256" office:value-type="float" office:value="17" calcext:value-type="float">
            <text:p>17</text:p>
          </table:table-cell>
          <table:table-cell table:style-name="ce280"/>
          <table:table-cell table:style-name="ce275" office:value-type="string" calcext:value-type="string">
            <text:p><text:span text:style-name="T15">√</text:span>3/2</text:p>
          </table:table-cell>
          <table:table-cell table:style-name="ce280" table:number-columns-repeated="2"/>
          <table:table-cell table:style-name="ce296" table:formula="of:=SQRT(3)/2" office:value-type="float" office:value="0.866025403784439" calcext:value-type="float">
            <text:p>0,866</text:p>
          </table:table-cell>
          <table:table-cell table:style-name="ce280"/>
          <table:table-cell table:style-name="ce280" office:value-type="float" office:value="60" calcext:value-type="float">
            <text:p>60</text:p>
          </table:table-cell>
          <table:table-cell table:style-name="ce280" office:value-type="float" office:value="120" calcext:value-type="float">
            <text:p>120</text:p>
          </table:table-cell>
          <table:table-cell table:style-name="ce256" office:value-type="float" office:value="60" calcext:value-type="float">
            <text:p>60</text:p>
          </table:table-cell>
          <table:table-cell table:style-name="ce256" office:value-type="float" office:value="120" calcext:value-type="float">
            <text:p>120</text:p>
          </table:table-cell>
          <table:table-cell table:style-name="ce256" table:formula="of:=RANK([.A107];[.$A$91:.$A$116];0)" office:value-type="float" office:value="21" calcext:value-type="float">
            <text:p>21</text:p>
          </table:table-cell>
          <table:table-cell table:style-name="ce256" table:formula="of:=RANK([.B107];[.$B$91:.$B$116];0)" office:value-type="float" office:value="17" calcext:value-type="float">
            <text:p>17</text:p>
          </table:table-cell>
          <table:table-cell table:number-columns-repeated="9"/>
          <table:table-cell table:style-name="ce237" table:formula="of:=[.Y106]+0.01" office:value-type="float" office:value="0.04" calcext:value-type="float">
            <text:p>0,04</text:p>
          </table:table-cell>
          <table:table-cell table:style-name="ce237" table:formula="of:=SQRT(1-[.Y107]^2)" office:value-type="float" office:value="0.999199679743744" calcext:value-type="float">
            <text:p>0,9991996797</text:p>
          </table:table-cell>
          <table:table-cell table:style-name="ce237" table:formula="of:=-SQRT(1-[.Y107]^2)" office:value-type="float" office:value="-0.999199679743744" calcext:value-type="float">
            <text:p>-0,9991996797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736763" calcext:value-type="float">
            <text:p>736763</text:p>
          </table:table-cell>
          <table:table-cell table:style-name="ce258" table:formula="of:=RANDBETWEEN(1;1000000)" office:value-type="float" office:value="760144" calcext:value-type="float">
            <text:p>760144</text:p>
          </table:table-cell>
          <table:table-cell table:style-name="ce258" office:value-type="float" office:value="18" calcext:value-type="float">
            <text:p>18</text:p>
          </table:table-cell>
          <table:table-cell table:style-name="ce279"/>
          <table:table-cell table:style-name="ce291" office:value-type="float" office:value="1" calcext:value-type="float">
            <text:p>1</text:p>
          </table:table-cell>
          <table:table-cell table:style-name="ce279" table:number-columns-repeated="2"/>
          <table:table-cell table:style-name="ce305" office:value-type="float" office:value="1" calcext:value-type="float">
            <text:p>1</text:p>
          </table:table-cell>
          <table:table-cell table:style-name="ce279"/>
          <table:table-cell table:number-columns-repeated="2" table:style-name="ce279" office:value-type="float" office:value="90" calcext:value-type="float">
            <text:p>90</text:p>
          </table:table-cell>
          <table:table-cell table:number-columns-repeated="2" table:style-name="ce258" office:value-type="float" office:value="90" calcext:value-type="float">
            <text:p>90</text:p>
          </table:table-cell>
          <table:table-cell table:style-name="ce258" table:formula="of:=RANK([.A108];[.$A$91:.$A$116];0)" office:value-type="float" office:value="6" calcext:value-type="float">
            <text:p>6</text:p>
          </table:table-cell>
          <table:table-cell table:style-name="ce258" table:formula="of:=RANK([.B108];[.$B$91:.$B$116];0)" office:value-type="float" office:value="6" calcext:value-type="float">
            <text:p>6</text:p>
          </table:table-cell>
          <table:table-cell table:style-name="ce312" table:number-columns-repeated="9"/>
          <table:table-cell table:style-name="ce258" table:formula="of:=[.Y107]+0.01" office:value-type="float" office:value="0.05" calcext:value-type="float">
            <text:p>0,05</text:p>
          </table:table-cell>
          <table:table-cell table:style-name="ce258" table:formula="of:=SQRT(1-[.Y108]^2)" office:value-type="float" office:value="0.998749217771909" calcext:value-type="float">
            <text:p>0,9987492178</text:p>
          </table:table-cell>
          <table:table-cell table:style-name="ce258" table:formula="of:=-SQRT(1-[.Y108]^2)" office:value-type="float" office:value="-0.998749217771909" calcext:value-type="float">
            <text:p>-0,9987492178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906550" calcext:value-type="float">
            <text:p>906550</text:p>
          </table:table-cell>
          <table:table-cell table:style-name="ce256" table:formula="of:=RANDBETWEEN(1;1000000)" office:value-type="float" office:value="381606" calcext:value-type="float">
            <text:p>381606</text:p>
          </table:table-cell>
          <table:table-cell table:style-name="ce256" office:value-type="float" office:value="19" calcext:value-type="float">
            <text:p>19</text:p>
          </table:table-cell>
          <table:table-cell table:style-name="ce280" table:number-columns-repeated="2"/>
          <table:table-cell table:style-name="ce277" office:value-type="string" calcext:value-type="string">
            <text:p>Impossible</text:p>
          </table:table-cell>
          <table:table-cell table:style-name="ce280" table:number-columns-repeated="2"/>
          <table:table-cell table:style-name="ce299" office:value-type="string" calcext:value-type="string">
            <text:p>Impossible</text:p>
          </table:table-cell>
          <table:table-cell table:style-name="ce280" office:value-type="float" office:value="-90" calcext:value-type="float">
            <text:p>-90</text:p>
          </table:table-cell>
          <table:table-cell table:style-name="ce280" office:value-type="float" office:value="90" calcext:value-type="float">
            <text:p>90</text:p>
          </table:table-cell>
          <table:table-cell table:style-name="ce256" office:value-type="float" office:value="90" calcext:value-type="float">
            <text:p>90</text:p>
          </table:table-cell>
          <table:table-cell table:style-name="ce256" office:value-type="float" office:value="270" calcext:value-type="float">
            <text:p>270</text:p>
          </table:table-cell>
          <table:table-cell table:style-name="ce256" table:formula="of:=RANK([.A109];[.$A$91:.$A$116];0)" office:value-type="float" office:value="2" calcext:value-type="float">
            <text:p>2</text:p>
          </table:table-cell>
          <table:table-cell table:style-name="ce256" table:formula="of:=RANK([.B109];[.$B$91:.$B$116];0)" office:value-type="float" office:value="12" calcext:value-type="float">
            <text:p>12</text:p>
          </table:table-cell>
          <table:table-cell table:number-columns-repeated="9"/>
          <table:table-cell table:style-name="ce237" table:formula="of:=[.Y108]+0.01" office:value-type="float" office:value="0.06" calcext:value-type="float">
            <text:p>0,06</text:p>
          </table:table-cell>
          <table:table-cell table:style-name="ce237" table:formula="of:=SQRT(1-[.Y109]^2)" office:value-type="float" office:value="0.998198377077422" calcext:value-type="float">
            <text:p>0,9981983771</text:p>
          </table:table-cell>
          <table:table-cell table:style-name="ce237" table:formula="of:=-SQRT(1-[.Y109]^2)" office:value-type="float" office:value="-0.998198377077422" calcext:value-type="float">
            <text:p>-0,9981983771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418286" calcext:value-type="float">
            <text:p>418286</text:p>
          </table:table-cell>
          <table:table-cell table:style-name="ce258" table:formula="of:=RANDBETWEEN(1;1000000)" office:value-type="float" office:value="15117" calcext:value-type="float">
            <text:p>15117</text:p>
          </table:table-cell>
          <table:table-cell table:style-name="ce258" office:value-type="float" office:value="20" calcext:value-type="float">
            <text:p>20</text:p>
          </table:table-cell>
          <table:table-cell table:style-name="ce279" table:number-columns-repeated="2"/>
          <table:table-cell table:style-name="ce291" office:value-type="string" calcext:value-type="string">
            <text:p><text:span text:style-name="T15">-√</text:span>3</text:p>
          </table:table-cell>
          <table:table-cell table:style-name="ce279" table:number-columns-repeated="2"/>
          <table:table-cell table:style-name="ce304" table:formula="of:=-SQRT(3)" office:value-type="float" office:value="-1.73205080756888" calcext:value-type="float">
            <text:p>-1,732</text:p>
          </table:table-cell>
          <table:table-cell table:style-name="ce279" office:value-type="float" office:value="-60" calcext:value-type="float">
            <text:p>-60</text:p>
          </table:table-cell>
          <table:table-cell table:style-name="ce279" office:value-type="float" office:value="120" calcext:value-type="float">
            <text:p>120</text:p>
          </table:table-cell>
          <table:table-cell table:style-name="ce258" office:value-type="float" office:value="120" calcext:value-type="float">
            <text:p>120</text:p>
          </table:table-cell>
          <table:table-cell table:style-name="ce258" office:value-type="float" office:value="300" calcext:value-type="float">
            <text:p>300</text:p>
          </table:table-cell>
          <table:table-cell table:style-name="ce258" table:formula="of:=RANK([.A110];[.$A$91:.$A$116];0)" office:value-type="float" office:value="19" calcext:value-type="float">
            <text:p>19</text:p>
          </table:table-cell>
          <table:table-cell table:style-name="ce258" table:formula="of:=RANK([.B110];[.$B$91:.$B$116];0)" office:value-type="float" office:value="25" calcext:value-type="float">
            <text:p>25</text:p>
          </table:table-cell>
          <table:table-cell table:style-name="ce312" table:number-columns-repeated="9"/>
          <table:table-cell table:style-name="ce258" table:formula="of:=[.Y109]+0.01" office:value-type="float" office:value="0.07" calcext:value-type="float">
            <text:p>0,07</text:p>
          </table:table-cell>
          <table:table-cell table:style-name="ce258" table:formula="of:=SQRT(1-[.Y110]^2)" office:value-type="float" office:value="0.997546991374341" calcext:value-type="float">
            <text:p>0,9975469914</text:p>
          </table:table-cell>
          <table:table-cell table:style-name="ce258" table:formula="of:=-SQRT(1-[.Y110]^2)" office:value-type="float" office:value="-0.997546991374341" calcext:value-type="float">
            <text:p>-0,9975469914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731796" calcext:value-type="float">
            <text:p>731796</text:p>
          </table:table-cell>
          <table:table-cell table:style-name="ce256" table:formula="of:=RANDBETWEEN(1;1000000)" office:value-type="float" office:value="20171" calcext:value-type="float">
            <text:p>20171</text:p>
          </table:table-cell>
          <table:table-cell table:style-name="ce256" office:value-type="float" office:value="21" calcext:value-type="float">
            <text:p>21</text:p>
          </table:table-cell>
          <table:table-cell table:style-name="ce280" table:number-columns-repeated="2"/>
          <table:table-cell table:style-name="ce277" office:value-type="float" office:value="-1" calcext:value-type="float">
            <text:p>-1</text:p>
          </table:table-cell>
          <table:table-cell table:style-name="ce280" table:number-columns-repeated="2"/>
          <table:table-cell table:style-name="ce299" office:value-type="float" office:value="-1" calcext:value-type="float">
            <text:p>-1</text:p>
          </table:table-cell>
          <table:table-cell table:style-name="ce280" office:value-type="float" office:value="-45" calcext:value-type="float">
            <text:p>-45</text:p>
          </table:table-cell>
          <table:table-cell table:style-name="ce280" office:value-type="float" office:value="135" calcext:value-type="float">
            <text:p>135</text:p>
          </table:table-cell>
          <table:table-cell table:style-name="ce256" office:value-type="float" office:value="135" calcext:value-type="float">
            <text:p>135</text:p>
          </table:table-cell>
          <table:table-cell table:style-name="ce256" office:value-type="float" office:value="315" calcext:value-type="float">
            <text:p>315</text:p>
          </table:table-cell>
          <table:table-cell table:style-name="ce256" table:formula="of:=RANK([.A111];[.$A$91:.$A$116];0)" office:value-type="float" office:value="7" calcext:value-type="float">
            <text:p>7</text:p>
          </table:table-cell>
          <table:table-cell table:style-name="ce256" table:formula="of:=RANK([.B111];[.$B$91:.$B$116];0)" office:value-type="float" office:value="24" calcext:value-type="float">
            <text:p>24</text:p>
          </table:table-cell>
          <table:table-cell table:number-columns-repeated="9"/>
          <table:table-cell table:style-name="ce237" table:formula="of:=[.Y110]+0.01" office:value-type="float" office:value="0.08" calcext:value-type="float">
            <text:p>0,08</text:p>
          </table:table-cell>
          <table:table-cell table:style-name="ce237" table:formula="of:=SQRT(1-[.Y111]^2)" office:value-type="float" office:value="0.996794863550169" calcext:value-type="float">
            <text:p>0,9967948636</text:p>
          </table:table-cell>
          <table:table-cell table:style-name="ce237" table:formula="of:=-SQRT(1-[.Y111]^2)" office:value-type="float" office:value="-0.996794863550169" calcext:value-type="float">
            <text:p>-0,9967948636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842716" calcext:value-type="float">
            <text:p>842716</text:p>
          </table:table-cell>
          <table:table-cell table:style-name="ce258" table:formula="of:=RANDBETWEEN(1;1000000)" office:value-type="float" office:value="352918" calcext:value-type="float">
            <text:p>352918</text:p>
          </table:table-cell>
          <table:table-cell table:style-name="ce258" office:value-type="float" office:value="22" calcext:value-type="float">
            <text:p>22</text:p>
          </table:table-cell>
          <table:table-cell table:style-name="ce279" table:number-columns-repeated="2"/>
          <table:table-cell table:style-name="ce291" office:value-type="string" calcext:value-type="string">
            <text:p><text:span text:style-name="T17">-</text:span><text:span text:style-name="T18">√</text:span>3/3</text:p>
          </table:table-cell>
          <table:table-cell table:style-name="ce279" table:number-columns-repeated="2"/>
          <table:table-cell table:style-name="ce304" table:formula="of:=-SQRT(3)/3" office:value-type="float" office:value="-0.577350269189626" calcext:value-type="float">
            <text:p>-0,577</text:p>
          </table:table-cell>
          <table:table-cell table:style-name="ce279" office:value-type="float" office:value="-30" calcext:value-type="float">
            <text:p>-30</text:p>
          </table:table-cell>
          <table:table-cell table:style-name="ce279" office:value-type="float" office:value="150" calcext:value-type="float">
            <text:p>150</text:p>
          </table:table-cell>
          <table:table-cell table:style-name="ce258" office:value-type="float" office:value="150" calcext:value-type="float">
            <text:p>150</text:p>
          </table:table-cell>
          <table:table-cell table:style-name="ce258" office:value-type="float" office:value="330" calcext:value-type="float">
            <text:p>330</text:p>
          </table:table-cell>
          <table:table-cell table:style-name="ce258" table:formula="of:=RANK([.A112];[.$A$91:.$A$116];0)" office:value-type="float" office:value="3" calcext:value-type="float">
            <text:p>3</text:p>
          </table:table-cell>
          <table:table-cell table:style-name="ce258" table:formula="of:=RANK([.B112];[.$B$91:.$B$116];0)" office:value-type="float" office:value="13" calcext:value-type="float">
            <text:p>13</text:p>
          </table:table-cell>
          <table:table-cell table:style-name="ce312" table:number-columns-repeated="9"/>
          <table:table-cell table:style-name="ce258" table:formula="of:=[.Y111]+0.01" office:value-type="float" office:value="0.09" calcext:value-type="float">
            <text:p>0,09</text:p>
          </table:table-cell>
          <table:table-cell table:style-name="ce258" table:formula="of:=SQRT(1-[.Y112]^2)" office:value-type="float" office:value="0.995941765365827" calcext:value-type="float">
            <text:p>0,9959417654</text:p>
          </table:table-cell>
          <table:table-cell table:style-name="ce258" table:formula="of:=-SQRT(1-[.Y112]^2)" office:value-type="float" office:value="-0.995941765365827" calcext:value-type="float">
            <text:p>-0,9959417654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61143" calcext:value-type="float">
            <text:p>61143</text:p>
          </table:table-cell>
          <table:table-cell table:style-name="ce256" table:formula="of:=RANDBETWEEN(1;1000000)" office:value-type="float" office:value="943899" calcext:value-type="float">
            <text:p>943899</text:p>
          </table:table-cell>
          <table:table-cell table:style-name="ce256" office:value-type="float" office:value="23" calcext:value-type="float">
            <text:p>23</text:p>
          </table:table-cell>
          <table:table-cell table:style-name="ce280" table:number-columns-repeated="2"/>
          <table:table-cell table:style-name="ce277" office:value-type="float" office:value="0" calcext:value-type="float">
            <text:p>0</text:p>
          </table:table-cell>
          <table:table-cell table:style-name="ce280" table:number-columns-repeated="2"/>
          <table:table-cell table:style-name="ce299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style-name="ce280" office:value-type="float" office:value="180" calcext:value-type="float">
            <text:p>180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80" calcext:value-type="float">
            <text:p>180</text:p>
          </table:table-cell>
          <table:table-cell table:style-name="ce256" table:formula="of:=RANK([.A113];[.$A$91:.$A$116];0)" office:value-type="float" office:value="26" calcext:value-type="float">
            <text:p>26</text:p>
          </table:table-cell>
          <table:table-cell table:style-name="ce256" table:formula="of:=RANK([.B113];[.$B$91:.$B$116];0)" office:value-type="float" office:value="3" calcext:value-type="float">
            <text:p>3</text:p>
          </table:table-cell>
          <table:table-cell table:number-columns-repeated="9"/>
          <table:table-cell table:style-name="ce237" table:formula="of:=[.Y112]+0.01" office:value-type="float" office:value="0.1" calcext:value-type="float">
            <text:p>0,1</text:p>
          </table:table-cell>
          <table:table-cell table:style-name="ce237" table:formula="of:=SQRT(1-[.Y113]^2)" office:value-type="float" office:value="0.99498743710662" calcext:value-type="float">
            <text:p>0,9949874371</text:p>
          </table:table-cell>
          <table:table-cell table:style-name="ce237" table:formula="of:=-SQRT(1-[.Y113]^2)" office:value-type="float" office:value="-0.99498743710662" calcext:value-type="float">
            <text:p>-0,9949874371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673166" calcext:value-type="float">
            <text:p>673166</text:p>
          </table:table-cell>
          <table:table-cell table:style-name="ce258" table:formula="of:=RANDBETWEEN(1;1000000)" office:value-type="float" office:value="74641" calcext:value-type="float">
            <text:p>74641</text:p>
          </table:table-cell>
          <table:table-cell table:style-name="ce258" office:value-type="float" office:value="24" calcext:value-type="float">
            <text:p>24</text:p>
          </table:table-cell>
          <table:table-cell table:style-name="ce279" table:number-columns-repeated="2"/>
          <table:table-cell table:style-name="ce291" office:value-type="string" calcext:value-type="string">
            <text:p><text:span text:style-name="T15">√</text:span>3/3</text:p>
          </table:table-cell>
          <table:table-cell table:style-name="ce279" table:number-columns-repeated="2"/>
          <table:table-cell table:style-name="ce304" table:formula="of:=SQRT(3)/3" office:value-type="float" office:value="0.577350269189626" calcext:value-type="float">
            <text:p>0,577</text:p>
          </table:table-cell>
          <table:table-cell table:style-name="ce279" office:value-type="float" office:value="-150" calcext:value-type="float">
            <text:p>-150</text:p>
          </table:table-cell>
          <table:table-cell table:style-name="ce279" office:value-type="float" office:value="30" calcext:value-type="float">
            <text:p>30</text:p>
          </table:table-cell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210" calcext:value-type="float">
            <text:p>210</text:p>
          </table:table-cell>
          <table:table-cell table:style-name="ce258" table:formula="of:=RANK([.A114];[.$A$91:.$A$116];0)" office:value-type="float" office:value="9" calcext:value-type="float">
            <text:p>9</text:p>
          </table:table-cell>
          <table:table-cell table:style-name="ce258" table:formula="of:=RANK([.B114];[.$B$91:.$B$116];0)" office:value-type="float" office:value="22" calcext:value-type="float">
            <text:p>22</text:p>
          </table:table-cell>
          <table:table-cell table:style-name="ce312" table:number-columns-repeated="9"/>
          <table:table-cell table:style-name="ce258" table:formula="of:=[.Y113]+0.01" office:value-type="float" office:value="0.11" calcext:value-type="float">
            <text:p>0,11</text:p>
          </table:table-cell>
          <table:table-cell table:style-name="ce258" table:formula="of:=SQRT(1-[.Y114]^2)" office:value-type="float" office:value="0.993931587182941" calcext:value-type="float">
            <text:p>0,9939315872</text:p>
          </table:table-cell>
          <table:table-cell table:style-name="ce258" table:formula="of:=-SQRT(1-[.Y114]^2)" office:value-type="float" office:value="-0.993931587182941" calcext:value-type="float">
            <text:p>-0,9939315872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6" table:formula="of:=RANDBETWEEN(1;1000000)" office:value-type="float" office:value="511989" calcext:value-type="float">
            <text:p>511989</text:p>
          </table:table-cell>
          <table:table-cell table:style-name="ce256" table:formula="of:=RANDBETWEEN(1;1000000)" office:value-type="float" office:value="306742" calcext:value-type="float">
            <text:p>306742</text:p>
          </table:table-cell>
          <table:table-cell table:style-name="ce256" office:value-type="float" office:value="25" calcext:value-type="float">
            <text:p>25</text:p>
          </table:table-cell>
          <table:table-cell table:style-name="ce280" table:number-columns-repeated="2"/>
          <table:table-cell table:style-name="ce277" office:value-type="float" office:value="1" calcext:value-type="float">
            <text:p>1</text:p>
          </table:table-cell>
          <table:table-cell table:style-name="ce280" table:number-columns-repeated="2"/>
          <table:table-cell table:style-name="ce299" office:value-type="float" office:value="1" calcext:value-type="float">
            <text:p>1</text:p>
          </table:table-cell>
          <table:table-cell table:style-name="ce280" office:value-type="float" office:value="-135" calcext:value-type="float">
            <text:p>-135</text:p>
          </table:table-cell>
          <table:table-cell table:style-name="ce280" office:value-type="float" office:value="45" calcext:value-type="float">
            <text:p>45</text:p>
          </table:table-cell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360" calcext:value-type="float">
            <text:p>360</text:p>
          </table:table-cell>
          <table:table-cell table:style-name="ce256" table:formula="of:=RANK([.A115];[.$A$91:.$A$116];0)" office:value-type="float" office:value="14" calcext:value-type="float">
            <text:p>14</text:p>
          </table:table-cell>
          <table:table-cell table:style-name="ce256" table:formula="of:=RANK([.B115];[.$B$91:.$B$116];0)" office:value-type="float" office:value="15" calcext:value-type="float">
            <text:p>15</text:p>
          </table:table-cell>
          <table:table-cell table:number-columns-repeated="9"/>
          <table:table-cell table:style-name="ce237" table:formula="of:=[.Y114]+0.01" office:value-type="float" office:value="0.12" calcext:value-type="float">
            <text:p>0,12</text:p>
          </table:table-cell>
          <table:table-cell table:style-name="ce237" table:formula="of:=SQRT(1-[.Y115]^2)" office:value-type="float" office:value="0.992773891679268" calcext:value-type="float">
            <text:p>0,9927738917</text:p>
          </table:table-cell>
          <table:table-cell table:style-name="ce237" table:formula="of:=-SQRT(1-[.Y115]^2)" office:value-type="float" office:value="-0.992773891679268" calcext:value-type="float">
            <text:p>-0,9927738917</text:p>
          </table:table-cell>
          <table:table-cell table:number-columns-repeated="997"/>
        </table:table-row>
        <table:table-row table:style-name="ro3">
          <table:table-cell table:style-name="ce258" table:formula="of:=RANDBETWEEN(1;1000000)" office:value-type="float" office:value="821260" calcext:value-type="float">
            <text:p>821260</text:p>
          </table:table-cell>
          <table:table-cell table:style-name="ce258" table:formula="of:=RANDBETWEEN(1;1000000)" office:value-type="float" office:value="336114" calcext:value-type="float">
            <text:p>336114</text:p>
          </table:table-cell>
          <table:table-cell table:style-name="ce258" office:value-type="float" office:value="26" calcext:value-type="float">
            <text:p>26</text:p>
          </table:table-cell>
          <table:table-cell table:style-name="ce279" table:number-columns-repeated="2"/>
          <table:table-cell table:style-name="ce291" office:value-type="string" calcext:value-type="string">
            <text:p><text:span text:style-name="T15">√</text:span>3</text:p>
          </table:table-cell>
          <table:table-cell table:style-name="ce279" table:number-columns-repeated="2"/>
          <table:table-cell table:style-name="ce304" table:formula="of:=SQRT(3)" office:value-type="float" office:value="1.73205080756888" calcext:value-type="float">
            <text:p>1,732</text:p>
          </table:table-cell>
          <table:table-cell table:style-name="ce279" office:value-type="float" office:value="-120" calcext:value-type="float">
            <text:p>-120</text:p>
          </table:table-cell>
          <table:table-cell table:style-name="ce279" office:value-type="float" office:value="60" calcext:value-type="float">
            <text:p>60</text:p>
          </table:table-cell>
          <table:table-cell table:style-name="ce258" office:value-type="float" office:value="60" calcext:value-type="float">
            <text:p>60</text:p>
          </table:table-cell>
          <table:table-cell table:style-name="ce258" office:value-type="float" office:value="240" calcext:value-type="float">
            <text:p>240</text:p>
          </table:table-cell>
          <table:table-cell table:style-name="ce258" table:formula="of:=RANK([.A116];[.$A$91:.$A$116];0)" office:value-type="float" office:value="4" calcext:value-type="float">
            <text:p>4</text:p>
          </table:table-cell>
          <table:table-cell table:style-name="ce258" table:formula="of:=RANK([.B116];[.$B$91:.$B$116];0)" office:value-type="float" office:value="14" calcext:value-type="float">
            <text:p>14</text:p>
          </table:table-cell>
          <table:table-cell table:style-name="ce312" table:number-columns-repeated="9"/>
          <table:table-cell table:style-name="ce258" table:formula="of:=[.Y115]+0.01" office:value-type="float" office:value="0.13" calcext:value-type="float">
            <text:p>0,13</text:p>
          </table:table-cell>
          <table:table-cell table:style-name="ce258" table:formula="of:=SQRT(1-[.Y116]^2)" office:value-type="float" office:value="0.991513993849809" calcext:value-type="float">
            <text:p>0,9915139938</text:p>
          </table:table-cell>
          <table:table-cell table:style-name="ce258" table:formula="of:=-SQRT(1-[.Y116]^2)" office:value-type="float" office:value="-0.991513993849809" calcext:value-type="float">
            <text:p>-0,9915139938</text:p>
          </table:table-cell>
          <table:table-cell table:style-name="ce312" table:number-columns-repeated="995"/>
          <table:table-cell table:style-name="ce313" table:number-columns-repeated="2"/>
        </table:table-row>
        <table:table-row table:style-name="ro3">
          <table:table-cell table:style-name="ce255" table:number-columns-repeated="8"/>
          <table:table-cell table:style-name="ce238" table:number-columns-repeated="2"/>
          <table:table-cell/>
          <table:table-cell table:style-name="ce255" table:number-columns-repeated="3"/>
          <table:table-cell table:number-columns-repeated="10"/>
          <table:table-cell table:style-name="ce258" table:formula="of:=[.Y116]+0.01" office:value-type="float" office:value="0.14" calcext:value-type="float">
            <text:p>0,14</text:p>
          </table:table-cell>
          <table:table-cell table:style-name="ce237" table:formula="of:=SQRT(1-[.Y117]^2)" office:value-type="float" office:value="0.990151503558925" calcext:value-type="float">
            <text:p>0,9901515036</text:p>
          </table:table-cell>
          <table:table-cell table:style-name="ce237" table:formula="of:=-SQRT(1-[.Y117]^2)" office:value-type="float" office:value="-0.990151503558925" calcext:value-type="float">
            <text:p>-0,9901515036</text:p>
          </table:table-cell>
          <table:table-cell table:number-columns-repeated="997"/>
        </table:table-row>
        <table:table-row table:style-name="ro3">
          <table:table-cell table:style-name="ce255" table:number-columns-repeated="8"/>
          <table:table-cell table:style-name="ce238" table:number-columns-repeated="2"/>
          <table:table-cell/>
          <table:table-cell table:style-name="ce255" table:number-columns-repeated="3"/>
          <table:table-cell table:number-columns-repeated="10"/>
          <table:table-cell table:style-name="ce258" table:formula="of:=[.Y117]+0.01" office:value-type="float" office:value="0.15" calcext:value-type="float">
            <text:p>0,15</text:p>
          </table:table-cell>
          <table:table-cell table:style-name="ce237" table:formula="of:=SQRT(1-[.Y118]^2)" office:value-type="float" office:value="0.98868599666426" calcext:value-type="float">
            <text:p>0,9886859967</text:p>
          </table:table-cell>
          <table:table-cell table:style-name="ce237" table:formula="of:=-SQRT(1-[.Y118]^2)" office:value-type="float" office:value="-0.98868599666426" calcext:value-type="float">
            <text:p>-0,9886859967</text:p>
          </table:table-cell>
          <table:table-cell table:number-columns-repeated="997"/>
        </table:table-row>
        <table:table-row table:style-name="ro3">
          <table:table-cell table:style-name="ce255" table:number-columns-repeated="8"/>
          <table:table-cell table:style-name="ce238" table:number-columns-repeated="2"/>
          <table:table-cell/>
          <table:table-cell table:style-name="ce255" table:number-columns-repeated="3"/>
          <table:table-cell table:number-columns-repeated="10"/>
          <table:table-cell table:style-name="ce258" table:formula="of:=[.Y118]+0.01" office:value-type="float" office:value="0.16" calcext:value-type="float">
            <text:p>0,16</text:p>
          </table:table-cell>
          <table:table-cell table:style-name="ce237" table:formula="of:=SQRT(1-[.Y119]^2)" office:value-type="float" office:value="0.987117014340245" calcext:value-type="float">
            <text:p>0,9871170143</text:p>
          </table:table-cell>
          <table:table-cell table:style-name="ce237" table:formula="of:=-SQRT(1-[.Y119]^2)" office:value-type="float" office:value="-0.987117014340245" calcext:value-type="float">
            <text:p>-0,9871170143</text:p>
          </table:table-cell>
          <table:table-cell table:number-columns-repeated="997"/>
        </table:table-row>
        <table:table-row table:style-name="ro3">
          <table:table-cell table:style-name="ce255" table:number-columns-repeated="8"/>
          <table:table-cell table:style-name="ce238" table:number-columns-repeated="2"/>
          <table:table-cell/>
          <table:table-cell table:style-name="ce255" table:number-columns-repeated="3"/>
          <table:table-cell table:number-columns-repeated="10"/>
          <table:table-cell table:style-name="ce258" table:formula="of:=[.Y119]+0.01" office:value-type="float" office:value="0.17" calcext:value-type="float">
            <text:p>0,17</text:p>
          </table:table-cell>
          <table:table-cell table:style-name="ce237" table:formula="of:=SQRT(1-[.Y120]^2)" office:value-type="float" office:value="0.98544406233941" calcext:value-type="float">
            <text:p>0,9854440623</text:p>
          </table:table-cell>
          <table:table-cell table:style-name="ce237" table:formula="of:=-SQRT(1-[.Y120]^2)" office:value-type="float" office:value="-0.98544406233941" calcext:value-type="float">
            <text:p>-0,9854440623</text:p>
          </table:table-cell>
          <table:table-cell table:number-columns-repeated="997"/>
        </table:table-row>
        <table:table-row table:style-name="ro3">
          <table:table-cell table:style-name="ce255" table:number-columns-repeated="8"/>
          <table:table-cell table:style-name="ce238" table:number-columns-repeated="2"/>
          <table:table-cell/>
          <table:table-cell table:style-name="ce255" table:number-columns-repeated="3"/>
          <table:table-cell table:number-columns-repeated="10"/>
          <table:table-cell table:style-name="ce258" table:formula="of:=[.Y120]+0.01" office:value-type="float" office:value="0.18" calcext:value-type="float">
            <text:p>0,18</text:p>
          </table:table-cell>
          <table:table-cell table:style-name="ce237" table:formula="of:=SQRT(1-[.Y121]^2)" office:value-type="float" office:value="0.983666610188635" calcext:value-type="float">
            <text:p>0,9836666102</text:p>
          </table:table-cell>
          <table:table-cell table:style-name="ce237" table:formula="of:=-SQRT(1-[.Y121]^2)" office:value-type="float" office:value="-0.983666610188635" calcext:value-type="float">
            <text:p>-0,9836666102</text:p>
          </table:table-cell>
          <table:table-cell table:number-columns-repeated="997"/>
        </table:table-row>
        <table:table-row table:style-name="ro3">
          <table:table-cell table:style-name="ce255" table:number-columns-repeated="8"/>
          <table:table-cell table:style-name="ce238" table:number-columns-repeated="2"/>
          <table:table-cell/>
          <table:table-cell table:style-name="ce255" table:number-columns-repeated="3"/>
          <table:table-cell table:number-columns-repeated="10"/>
          <table:table-cell table:style-name="ce258" table:formula="of:=[.Y121]+0.01" office:value-type="float" office:value="0.19" calcext:value-type="float">
            <text:p>0,19</text:p>
          </table:table-cell>
          <table:table-cell table:style-name="ce237" table:formula="of:=SQRT(1-[.Y122]^2)" office:value-type="float" office:value="0.981784090317214" calcext:value-type="float">
            <text:p>0,9817840903</text:p>
          </table:table-cell>
          <table:table-cell table:style-name="ce237" table:formula="of:=-SQRT(1-[.Y122]^2)" office:value-type="float" office:value="-0.981784090317214" calcext:value-type="float">
            <text:p>-0,9817840903</text:p>
          </table:table-cell>
          <table:table-cell table:number-columns-repeated="997"/>
        </table:table-row>
        <table:table-row table:style-name="ro3">
          <table:table-cell table:style-name="ce255" table:number-columns-repeated="8"/>
          <table:table-cell table:style-name="ce238" table:number-columns-repeated="2"/>
          <table:table-cell/>
          <table:table-cell table:style-name="ce255" table:number-columns-repeated="3"/>
          <table:table-cell table:number-columns-repeated="10"/>
          <table:table-cell table:style-name="ce258" table:formula="of:=[.Y122]+0.01" office:value-type="float" office:value="0.2" calcext:value-type="float">
            <text:p>0,2</text:p>
          </table:table-cell>
          <table:table-cell table:style-name="ce237" table:formula="of:=SQRT(1-[.Y123]^2)" office:value-type="float" office:value="0.979795897113271" calcext:value-type="float">
            <text:p>0,9797958971</text:p>
          </table:table-cell>
          <table:table-cell table:style-name="ce237" table:formula="of:=-SQRT(1-[.Y123]^2)" office:value-type="float" office:value="-0.979795897113271" calcext:value-type="float">
            <text:p>-0,9797958971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23]+0.01" office:value-type="float" office:value="0.21" calcext:value-type="float">
            <text:p>0,21</text:p>
          </table:table-cell>
          <table:table-cell table:style-name="ce237" table:formula="of:=SQRT(1-[.Y124]^2)" office:value-type="float" office:value="0.977701385904715" calcext:value-type="float">
            <text:p>0,9777013859</text:p>
          </table:table-cell>
          <table:table-cell table:style-name="ce237" table:formula="of:=-SQRT(1-[.Y124]^2)" office:value-type="float" office:value="-0.977701385904715" calcext:value-type="float">
            <text:p>-0,9777013859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24]+0.01" office:value-type="float" office:value="0.22" calcext:value-type="float">
            <text:p>0,22</text:p>
          </table:table-cell>
          <table:table-cell table:style-name="ce237" table:formula="of:=SQRT(1-[.Y125]^2)" office:value-type="float" office:value="0.975499871860576" calcext:value-type="float">
            <text:p>0,9754998719</text:p>
          </table:table-cell>
          <table:table-cell table:style-name="ce237" table:formula="of:=-SQRT(1-[.Y125]^2)" office:value-type="float" office:value="-0.975499871860576" calcext:value-type="float">
            <text:p>-0,9754998719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25]+0.01" office:value-type="float" office:value="0.23" calcext:value-type="float">
            <text:p>0,23</text:p>
          </table:table-cell>
          <table:table-cell table:style-name="ce237" table:formula="of:=SQRT(1-[.Y126]^2)" office:value-type="float" office:value="0.973190628808149" calcext:value-type="float">
            <text:p>0,9731906288</text:p>
          </table:table-cell>
          <table:table-cell table:style-name="ce237" table:formula="of:=-SQRT(1-[.Y126]^2)" office:value-type="float" office:value="-0.973190628808149" calcext:value-type="float">
            <text:p>-0,9731906288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26]+0.01" office:value-type="float" office:value="0.24" calcext:value-type="float">
            <text:p>0,24</text:p>
          </table:table-cell>
          <table:table-cell table:style-name="ce237" table:formula="of:=SQRT(1-[.Y127]^2)" office:value-type="float" office:value="0.970772887960928" calcext:value-type="float">
            <text:p>0,970772888</text:p>
          </table:table-cell>
          <table:table-cell table:style-name="ce237" table:formula="of:=-SQRT(1-[.Y127]^2)" office:value-type="float" office:value="-0.970772887960928" calcext:value-type="float">
            <text:p>-0,970772888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27]+0.01" office:value-type="float" office:value="0.25" calcext:value-type="float">
            <text:p>0,25</text:p>
          </table:table-cell>
          <table:table-cell table:style-name="ce237" table:formula="of:=SQRT(1-[.Y128]^2)" office:value-type="float" office:value="0.968245836551854" calcext:value-type="float">
            <text:p>0,9682458366</text:p>
          </table:table-cell>
          <table:table-cell table:style-name="ce237" table:formula="of:=-SQRT(1-[.Y128]^2)" office:value-type="float" office:value="-0.968245836551854" calcext:value-type="float">
            <text:p>-0,9682458366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28]+0.01" office:value-type="float" office:value="0.26" calcext:value-type="float">
            <text:p>0,26</text:p>
          </table:table-cell>
          <table:table-cell table:style-name="ce237" table:formula="of:=SQRT(1-[.Y129]^2)" office:value-type="float" office:value="0.965608616365865" calcext:value-type="float">
            <text:p>0,9656086164</text:p>
          </table:table-cell>
          <table:table-cell table:style-name="ce237" table:formula="of:=-SQRT(1-[.Y129]^2)" office:value-type="float" office:value="-0.965608616365865" calcext:value-type="float">
            <text:p>-0,9656086164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29]+0.01" office:value-type="float" office:value="0.27" calcext:value-type="float">
            <text:p>0,27</text:p>
          </table:table-cell>
          <table:table-cell table:style-name="ce237" table:formula="of:=SQRT(1-[.Y130]^2)" office:value-type="float" office:value="0.962860322165162" calcext:value-type="float">
            <text:p>0,9628603222</text:p>
          </table:table-cell>
          <table:table-cell table:style-name="ce237" table:formula="of:=-SQRT(1-[.Y130]^2)" office:value-type="float" office:value="-0.962860322165162" calcext:value-type="float">
            <text:p>-0,9628603222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0]+0.01" office:value-type="float" office:value="0.28" calcext:value-type="float">
            <text:p>0,28</text:p>
          </table:table-cell>
          <table:table-cell table:style-name="ce237" table:formula="of:=SQRT(1-[.Y131]^2)" office:value-type="float" office:value="0.96" calcext:value-type="float">
            <text:p>0,96</text:p>
          </table:table-cell>
          <table:table-cell table:style-name="ce237" table:formula="of:=-SQRT(1-[.Y131]^2)" office:value-type="float" office:value="-0.96" calcext:value-type="float">
            <text:p>-0,96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1]+0.01" office:value-type="float" office:value="0.29" calcext:value-type="float">
            <text:p>0,29</text:p>
          </table:table-cell>
          <table:table-cell table:style-name="ce237" table:formula="of:=SQRT(1-[.Y132]^2)" office:value-type="float" office:value="0.957026645397086" calcext:value-type="float">
            <text:p>0,9570266454</text:p>
          </table:table-cell>
          <table:table-cell table:style-name="ce237" table:formula="of:=-SQRT(1-[.Y132]^2)" office:value-type="float" office:value="-0.957026645397086" calcext:value-type="float">
            <text:p>-0,9570266454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2]+0.01" office:value-type="float" office:value="0.3" calcext:value-type="float">
            <text:p>0,3</text:p>
          </table:table-cell>
          <table:table-cell table:style-name="ce237" table:formula="of:=SQRT(1-[.Y133]^2)" office:value-type="float" office:value="0.953939201416946" calcext:value-type="float">
            <text:p>0,9539392014</text:p>
          </table:table-cell>
          <table:table-cell table:style-name="ce237" table:formula="of:=-SQRT(1-[.Y133]^2)" office:value-type="float" office:value="-0.953939201416946" calcext:value-type="float">
            <text:p>-0,9539392014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3]+0.01" office:value-type="float" office:value="0.31" calcext:value-type="float">
            <text:p>0,31</text:p>
          </table:table-cell>
          <table:table-cell table:style-name="ce237" table:formula="of:=SQRT(1-[.Y134]^2)" office:value-type="float" office:value="0.950736556570746" calcext:value-type="float">
            <text:p>0,9507365566</text:p>
          </table:table-cell>
          <table:table-cell table:style-name="ce237" table:formula="of:=-SQRT(1-[.Y134]^2)" office:value-type="float" office:value="-0.950736556570746" calcext:value-type="float">
            <text:p>-0,9507365566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4]+0.01" office:value-type="float" office:value="0.32" calcext:value-type="float">
            <text:p>0,32</text:p>
          </table:table-cell>
          <table:table-cell table:style-name="ce237" table:formula="of:=SQRT(1-[.Y135]^2)" office:value-type="float" office:value="0.947417542586161" calcext:value-type="float">
            <text:p>0,9474175426</text:p>
          </table:table-cell>
          <table:table-cell table:style-name="ce237" table:formula="of:=-SQRT(1-[.Y135]^2)" office:value-type="float" office:value="-0.947417542586161" calcext:value-type="float">
            <text:p>-0,9474175426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5]+0.01" office:value-type="float" office:value="0.33" calcext:value-type="float">
            <text:p>0,33</text:p>
          </table:table-cell>
          <table:table-cell table:style-name="ce237" table:formula="of:=SQRT(1-[.Y136]^2)" office:value-type="float" office:value="0.943980932010811" calcext:value-type="float">
            <text:p>0,943980932</text:p>
          </table:table-cell>
          <table:table-cell table:style-name="ce237" table:formula="of:=-SQRT(1-[.Y136]^2)" office:value-type="float" office:value="-0.943980932010811" calcext:value-type="float">
            <text:p>-0,943980932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6]+0.01" office:value-type="float" office:value="0.34" calcext:value-type="float">
            <text:p>0,34</text:p>
          </table:table-cell>
          <table:table-cell table:style-name="ce237" table:formula="of:=SQRT(1-[.Y137]^2)" office:value-type="float" office:value="0.9404254356407" calcext:value-type="float">
            <text:p>0,9404254356</text:p>
          </table:table-cell>
          <table:table-cell table:style-name="ce237" table:formula="of:=-SQRT(1-[.Y137]^2)" office:value-type="float" office:value="-0.9404254356407" calcext:value-type="float">
            <text:p>-0,9404254356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7]+0.01" office:value-type="float" office:value="0.35" calcext:value-type="float">
            <text:p>0,35</text:p>
          </table:table-cell>
          <table:table-cell table:style-name="ce237" table:formula="of:=SQRT(1-[.Y138]^2)" office:value-type="float" office:value="0.93674969975976" calcext:value-type="float">
            <text:p>0,9367496998</text:p>
          </table:table-cell>
          <table:table-cell table:style-name="ce237" table:formula="of:=-SQRT(1-[.Y138]^2)" office:value-type="float" office:value="-0.93674969975976" calcext:value-type="float">
            <text:p>-0,9367496998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8]+0.01" office:value-type="float" office:value="0.36" calcext:value-type="float">
            <text:p>0,36</text:p>
          </table:table-cell>
          <table:table-cell table:style-name="ce237" table:formula="of:=SQRT(1-[.Y139]^2)" office:value-type="float" office:value="0.932952303175248" calcext:value-type="float">
            <text:p>0,9329523032</text:p>
          </table:table-cell>
          <table:table-cell table:style-name="ce237" table:formula="of:=-SQRT(1-[.Y139]^2)" office:value-type="float" office:value="-0.932952303175248" calcext:value-type="float">
            <text:p>-0,9329523032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39]+0.01" office:value-type="float" office:value="0.37" calcext:value-type="float">
            <text:p>0,37</text:p>
          </table:table-cell>
          <table:table-cell table:style-name="ce237" table:formula="of:=SQRT(1-[.Y140]^2)" office:value-type="float" office:value="0.929031754032121" calcext:value-type="float">
            <text:p>0,929031754</text:p>
          </table:table-cell>
          <table:table-cell table:style-name="ce237" table:formula="of:=-SQRT(1-[.Y140]^2)" office:value-type="float" office:value="-0.929031754032121" calcext:value-type="float">
            <text:p>-0,929031754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0]+0.01" office:value-type="float" office:value="0.38" calcext:value-type="float">
            <text:p>0,38</text:p>
          </table:table-cell>
          <table:table-cell table:style-name="ce237" table:formula="of:=SQRT(1-[.Y141]^2)" office:value-type="float" office:value="0.924986486387774" calcext:value-type="float">
            <text:p>0,9249864864</text:p>
          </table:table-cell>
          <table:table-cell table:style-name="ce237" table:formula="of:=-SQRT(1-[.Y141]^2)" office:value-type="float" office:value="-0.924986486387774" calcext:value-type="float">
            <text:p>-0,9249864864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1]+0.01" office:value-type="float" office:value="0.39" calcext:value-type="float">
            <text:p>0,39</text:p>
          </table:table-cell>
          <table:table-cell table:style-name="ce237" table:formula="of:=SQRT(1-[.Y142]^2)" office:value-type="float" office:value="0.920814856526544" calcext:value-type="float">
            <text:p>0,9208148565</text:p>
          </table:table-cell>
          <table:table-cell table:style-name="ce237" table:formula="of:=-SQRT(1-[.Y142]^2)" office:value-type="float" office:value="-0.920814856526544" calcext:value-type="float">
            <text:p>-0,9208148565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2]+0.01" office:value-type="float" office:value="0.4" calcext:value-type="float">
            <text:p>0,4</text:p>
          </table:table-cell>
          <table:table-cell table:style-name="ce237" table:formula="of:=SQRT(1-[.Y143]^2)" office:value-type="float" office:value="0.916515138991168" calcext:value-type="float">
            <text:p>0,916515139</text:p>
          </table:table-cell>
          <table:table-cell table:style-name="ce237" table:formula="of:=-SQRT(1-[.Y143]^2)" office:value-type="float" office:value="-0.916515138991168" calcext:value-type="float">
            <text:p>-0,916515139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3]+0.01" office:value-type="float" office:value="0.41" calcext:value-type="float">
            <text:p>0,41</text:p>
          </table:table-cell>
          <table:table-cell table:style-name="ce237" table:formula="of:=SQRT(1-[.Y144]^2)" office:value-type="float" office:value="0.912085522305885" calcext:value-type="float">
            <text:p>0,9120855223</text:p>
          </table:table-cell>
          <table:table-cell table:style-name="ce237" table:formula="of:=-SQRT(1-[.Y144]^2)" office:value-type="float" office:value="-0.912085522305885" calcext:value-type="float">
            <text:p>-0,9120855223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4]+0.01" office:value-type="float" office:value="0.42" calcext:value-type="float">
            <text:p>0,42</text:p>
          </table:table-cell>
          <table:table-cell table:style-name="ce237" table:formula="of:=SQRT(1-[.Y145]^2)" office:value-type="float" office:value="0.907524104363074" calcext:value-type="float">
            <text:p>0,9075241044</text:p>
          </table:table-cell>
          <table:table-cell table:style-name="ce237" table:formula="of:=-SQRT(1-[.Y145]^2)" office:value-type="float" office:value="-0.907524104363074" calcext:value-type="float">
            <text:p>-0,9075241044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5]+0.01" office:value-type="float" office:value="0.43" calcext:value-type="float">
            <text:p>0,43</text:p>
          </table:table-cell>
          <table:table-cell table:style-name="ce237" table:formula="of:=SQRT(1-[.Y146]^2)" office:value-type="float" office:value="0.902828887442133" calcext:value-type="float">
            <text:p>0,9028288874</text:p>
          </table:table-cell>
          <table:table-cell table:style-name="ce237" table:formula="of:=-SQRT(1-[.Y146]^2)" office:value-type="float" office:value="-0.902828887442133" calcext:value-type="float">
            <text:p>-0,9028288874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6]+0.01" office:value-type="float" office:value="0.44" calcext:value-type="float">
            <text:p>0,44</text:p>
          </table:table-cell>
          <table:table-cell table:style-name="ce237" table:formula="of:=SQRT(1-[.Y147]^2)" office:value-type="float" office:value="0.897997772825746" calcext:value-type="float">
            <text:p>0,8979977728</text:p>
          </table:table-cell>
          <table:table-cell table:style-name="ce237" table:formula="of:=-SQRT(1-[.Y147]^2)" office:value-type="float" office:value="-0.897997772825746" calcext:value-type="float">
            <text:p>-0,8979977728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7]+0.01" office:value-type="float" office:value="0.45" calcext:value-type="float">
            <text:p>0,45</text:p>
          </table:table-cell>
          <table:table-cell table:style-name="ce237" table:formula="of:=SQRT(1-[.Y148]^2)" office:value-type="float" office:value="0.893028554974587" calcext:value-type="float">
            <text:p>0,893028555</text:p>
          </table:table-cell>
          <table:table-cell table:style-name="ce237" table:formula="of:=-SQRT(1-[.Y148]^2)" office:value-type="float" office:value="-0.893028554974587" calcext:value-type="float">
            <text:p>-0,893028555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8]+0.01" office:value-type="float" office:value="0.46" calcext:value-type="float">
            <text:p>0,46</text:p>
          </table:table-cell>
          <table:table-cell table:style-name="ce237" table:formula="of:=SQRT(1-[.Y149]^2)" office:value-type="float" office:value="0.887918915216924" calcext:value-type="float">
            <text:p>0,8879189152</text:p>
          </table:table-cell>
          <table:table-cell table:style-name="ce237" table:formula="of:=-SQRT(1-[.Y149]^2)" office:value-type="float" office:value="-0.887918915216924" calcext:value-type="float">
            <text:p>-0,8879189152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49]+0.01" office:value-type="float" office:value="0.47" calcext:value-type="float">
            <text:p>0,47</text:p>
          </table:table-cell>
          <table:table-cell table:style-name="ce237" table:formula="of:=SQRT(1-[.Y150]^2)" office:value-type="float" office:value="0.882666414904294" calcext:value-type="float">
            <text:p>0,8826664149</text:p>
          </table:table-cell>
          <table:table-cell table:style-name="ce237" table:formula="of:=-SQRT(1-[.Y150]^2)" office:value-type="float" office:value="-0.882666414904294" calcext:value-type="float">
            <text:p>-0,8826664149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50]+0.01" office:value-type="float" office:value="0.48" calcext:value-type="float">
            <text:p>0,48</text:p>
          </table:table-cell>
          <table:table-cell table:style-name="ce237" table:formula="of:=SQRT(1-[.Y151]^2)" office:value-type="float" office:value="0.877268487978452" calcext:value-type="float">
            <text:p>0,877268488</text:p>
          </table:table-cell>
          <table:table-cell table:style-name="ce237" table:formula="of:=-SQRT(1-[.Y151]^2)" office:value-type="float" office:value="-0.877268487978452" calcext:value-type="float">
            <text:p>-0,877268488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51]+0.01" office:value-type="float" office:value="0.49" calcext:value-type="float">
            <text:p>0,49</text:p>
          </table:table-cell>
          <table:table-cell table:style-name="ce237" table:formula="of:=SQRT(1-[.Y152]^2)" office:value-type="float" office:value="0.8717224328879" calcext:value-type="float">
            <text:p>0,8717224329</text:p>
          </table:table-cell>
          <table:table-cell table:style-name="ce237" table:formula="of:=-SQRT(1-[.Y152]^2)" office:value-type="float" office:value="-0.8717224328879" calcext:value-type="float">
            <text:p>-0,8717224329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52]+0.01" office:value-type="float" office:value="0.5" calcext:value-type="float">
            <text:p>0,5</text:p>
          </table:table-cell>
          <table:table-cell table:style-name="ce237" table:formula="of:=SQRT(1-[.Y153]^2)" office:value-type="float" office:value="0.866025403784438" calcext:value-type="float">
            <text:p>0,8660254038</text:p>
          </table:table-cell>
          <table:table-cell table:style-name="ce237" table:formula="of:=-SQRT(1-[.Y153]^2)" office:value-type="float" office:value="-0.866025403784438" calcext:value-type="float">
            <text:p>-0,8660254038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53]+0.01" office:value-type="float" office:value="0.51" calcext:value-type="float">
            <text:p>0,51</text:p>
          </table:table-cell>
          <table:table-cell table:style-name="ce237" table:formula="of:=SQRT(1-[.Y154]^2)" office:value-type="float" office:value="0.860174400921115" calcext:value-type="float">
            <text:p>0,8601744009</text:p>
          </table:table-cell>
          <table:table-cell table:style-name="ce237" table:formula="of:=-SQRT(1-[.Y154]^2)" office:value-type="float" office:value="-0.860174400921115" calcext:value-type="float">
            <text:p>-0,8601744009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54]+0.01" office:value-type="float" office:value="0.52" calcext:value-type="float">
            <text:p>0,52</text:p>
          </table:table-cell>
          <table:table-cell table:style-name="ce237" table:formula="of:=SQRT(1-[.Y155]^2)" office:value-type="float" office:value="0.854166260162505" calcext:value-type="float">
            <text:p>0,8541662602</text:p>
          </table:table-cell>
          <table:table-cell table:style-name="ce237" table:formula="of:=-SQRT(1-[.Y155]^2)" office:value-type="float" office:value="-0.854166260162505" calcext:value-type="float">
            <text:p>-0,8541662602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55]+0.01" office:value-type="float" office:value="0.53" calcext:value-type="float">
            <text:p>0,53</text:p>
          </table:table-cell>
          <table:table-cell table:style-name="ce237" table:formula="of:=SQRT(1-[.Y156]^2)" office:value-type="float" office:value="0.847997641506154" calcext:value-type="float">
            <text:p>0,8479976415</text:p>
          </table:table-cell>
          <table:table-cell table:style-name="ce237" table:formula="of:=-SQRT(1-[.Y156]^2)" office:value-type="float" office:value="-0.847997641506154" calcext:value-type="float">
            <text:p>-0,8479976415</text:p>
          </table:table-cell>
          <table:table-cell table:number-columns-repeated="997"/>
        </table:table-row>
        <table:table-row table:style-name="ro3">
          <table:table-cell table:style-name="ce255" table:number-columns-repeated="5"/>
          <table:table-cell table:number-columns-repeated="6"/>
          <table:table-cell table:style-name="ce255" table:number-columns-repeated="3"/>
          <table:table-cell table:number-columns-repeated="10"/>
          <table:table-cell table:style-name="ce258" table:formula="of:=[.Y156]+0.01" office:value-type="float" office:value="0.54" calcext:value-type="float">
            <text:p>0,54</text:p>
          </table:table-cell>
          <table:table-cell table:style-name="ce237" table:formula="of:=SQRT(1-[.Y157]^2)" office:value-type="float" office:value="0.841665016500032" calcext:value-type="float">
            <text:p>0,8416650165</text:p>
          </table:table-cell>
          <table:table-cell table:style-name="ce237" table:formula="of:=-SQRT(1-[.Y157]^2)" office:value-type="float" office:value="-0.841665016500032" calcext:value-type="float">
            <text:p>-0,8416650165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57]+0.01" office:value-type="float" office:value="0.55" calcext:value-type="float">
            <text:p>0,55</text:p>
          </table:table-cell>
          <table:table-cell table:style-name="ce237" table:formula="of:=SQRT(1-[.Y158]^2)" office:value-type="float" office:value="0.835164654424503" calcext:value-type="float">
            <text:p>0,8351646544</text:p>
          </table:table-cell>
          <table:table-cell table:style-name="ce237" table:formula="of:=-SQRT(1-[.Y158]^2)" office:value-type="float" office:value="-0.835164654424503" calcext:value-type="float">
            <text:p>-0,8351646544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58]+0.01" office:value-type="float" office:value="0.56" calcext:value-type="float">
            <text:p>0,56</text:p>
          </table:table-cell>
          <table:table-cell table:style-name="ce237" table:formula="of:=SQRT(1-[.Y159]^2)" office:value-type="float" office:value="0.828492607088319" calcext:value-type="float">
            <text:p>0,8284926071</text:p>
          </table:table-cell>
          <table:table-cell table:style-name="ce237" table:formula="of:=-SQRT(1-[.Y159]^2)" office:value-type="float" office:value="-0.828492607088319" calcext:value-type="float">
            <text:p>-0,8284926071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59]+0.01" office:value-type="float" office:value="0.57" calcext:value-type="float">
            <text:p>0,57</text:p>
          </table:table-cell>
          <table:table-cell table:style-name="ce237" table:formula="of:=SQRT(1-[.Y160]^2)" office:value-type="float" office:value="0.821644692065859" calcext:value-type="float">
            <text:p>0,8216446921</text:p>
          </table:table-cell>
          <table:table-cell table:style-name="ce237" table:formula="of:=-SQRT(1-[.Y160]^2)" office:value-type="float" office:value="-0.821644692065859" calcext:value-type="float">
            <text:p>-0,8216446921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0]+0.01" office:value-type="float" office:value="0.58" calcext:value-type="float">
            <text:p>0,58</text:p>
          </table:table-cell>
          <table:table-cell table:style-name="ce237" table:formula="of:=SQRT(1-[.Y161]^2)" office:value-type="float" office:value="0.814616474176652" calcext:value-type="float">
            <text:p>0,8146164742</text:p>
          </table:table-cell>
          <table:table-cell table:style-name="ce237" table:formula="of:=-SQRT(1-[.Y161]^2)" office:value-type="float" office:value="-0.814616474176652" calcext:value-type="float">
            <text:p>-0,8146164742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1]+0.01" office:value-type="float" office:value="0.59" calcext:value-type="float">
            <text:p>0,59</text:p>
          </table:table-cell>
          <table:table-cell table:style-name="ce237" table:formula="of:=SQRT(1-[.Y162]^2)" office:value-type="float" office:value="0.807403244977378" calcext:value-type="float">
            <text:p>0,807403245</text:p>
          </table:table-cell>
          <table:table-cell table:style-name="ce237" table:formula="of:=-SQRT(1-[.Y162]^2)" office:value-type="float" office:value="-0.807403244977378" calcext:value-type="float">
            <text:p>-0,807403245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2]+0.01" office:value-type="float" office:value="0.6" calcext:value-type="float">
            <text:p>0,6</text:p>
          </table:table-cell>
          <table:table-cell table:style-name="ce237" table:formula="of:=SQRT(1-[.Y163]^2)" office:value-type="float" office:value="0.8" calcext:value-type="float">
            <text:p>0,8</text:p>
          </table:table-cell>
          <table:table-cell table:style-name="ce237" table:formula="of:=-SQRT(1-[.Y163]^2)" office:value-type="float" office:value="-0.8" calcext:value-type="float">
            <text:p>-0,8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3]+0.01" office:value-type="float" office:value="0.61" calcext:value-type="float">
            <text:p>0,61</text:p>
          </table:table-cell>
          <table:table-cell table:style-name="ce237" table:formula="of:=SQRT(1-[.Y164]^2)" office:value-type="float" office:value="0.792401413426301" calcext:value-type="float">
            <text:p>0,7924014134</text:p>
          </table:table-cell>
          <table:table-cell table:style-name="ce237" table:formula="of:=-SQRT(1-[.Y164]^2)" office:value-type="float" office:value="-0.792401413426301" calcext:value-type="float">
            <text:p>-0,7924014134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4]+0.01" office:value-type="float" office:value="0.62" calcext:value-type="float">
            <text:p>0,62</text:p>
          </table:table-cell>
          <table:table-cell table:style-name="ce237" table:formula="of:=SQRT(1-[.Y165]^2)" office:value-type="float" office:value="0.784601809837321" calcext:value-type="float">
            <text:p>0,7846018098</text:p>
          </table:table-cell>
          <table:table-cell table:style-name="ce237" table:formula="of:=-SQRT(1-[.Y165]^2)" office:value-type="float" office:value="-0.784601809837321" calcext:value-type="float">
            <text:p>-0,7846018098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5]+0.01" office:value-type="float" office:value="0.63" calcext:value-type="float">
            <text:p>0,63</text:p>
          </table:table-cell>
          <table:table-cell table:style-name="ce237" table:formula="of:=SQRT(1-[.Y166]^2)" office:value-type="float" office:value="0.776595132614157" calcext:value-type="float">
            <text:p>0,7765951326</text:p>
          </table:table-cell>
          <table:table-cell table:style-name="ce237" table:formula="of:=-SQRT(1-[.Y166]^2)" office:value-type="float" office:value="-0.776595132614157" calcext:value-type="float">
            <text:p>-0,7765951326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6]+0.01" office:value-type="float" office:value="0.64" calcext:value-type="float">
            <text:p>0,64</text:p>
          </table:table-cell>
          <table:table-cell table:style-name="ce237" table:formula="of:=SQRT(1-[.Y167]^2)" office:value-type="float" office:value="0.768374908491942" calcext:value-type="float">
            <text:p>0,7683749085</text:p>
          </table:table-cell>
          <table:table-cell table:style-name="ce237" table:formula="of:=-SQRT(1-[.Y167]^2)" office:value-type="float" office:value="-0.768374908491942" calcext:value-type="float">
            <text:p>-0,7683749085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7]+0.01" office:value-type="float" office:value="0.65" calcext:value-type="float">
            <text:p>0,65</text:p>
          </table:table-cell>
          <table:table-cell table:style-name="ce237" table:formula="of:=SQRT(1-[.Y168]^2)" office:value-type="float" office:value="0.759934207678533" calcext:value-type="float">
            <text:p>0,7599342077</text:p>
          </table:table-cell>
          <table:table-cell table:style-name="ce237" table:formula="of:=-SQRT(1-[.Y168]^2)" office:value-type="float" office:value="-0.759934207678533" calcext:value-type="float">
            <text:p>-0,7599342077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8]+0.01" office:value-type="float" office:value="0.66" calcext:value-type="float">
            <text:p>0,66</text:p>
          </table:table-cell>
          <table:table-cell table:style-name="ce237" table:formula="of:=SQRT(1-[.Y169]^2)" office:value-type="float" office:value="0.751265598839718" calcext:value-type="float">
            <text:p>0,7512655988</text:p>
          </table:table-cell>
          <table:table-cell table:style-name="ce237" table:formula="of:=-SQRT(1-[.Y169]^2)" office:value-type="float" office:value="-0.751265598839718" calcext:value-type="float">
            <text:p>-0,7512655988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69]+0.01" office:value-type="float" office:value="0.67" calcext:value-type="float">
            <text:p>0,67</text:p>
          </table:table-cell>
          <table:table-cell table:style-name="ce237" table:formula="of:=SQRT(1-[.Y170]^2)" office:value-type="float" office:value="0.742361098118698" calcext:value-type="float">
            <text:p>0,7423610981</text:p>
          </table:table-cell>
          <table:table-cell table:style-name="ce237" table:formula="of:=-SQRT(1-[.Y170]^2)" office:value-type="float" office:value="-0.742361098118698" calcext:value-type="float">
            <text:p>-0,7423610981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0]+0.01" office:value-type="float" office:value="0.68" calcext:value-type="float">
            <text:p>0,68</text:p>
          </table:table-cell>
          <table:table-cell table:style-name="ce237" table:formula="of:=SQRT(1-[.Y171]^2)" office:value-type="float" office:value="0.733212111192934" calcext:value-type="float">
            <text:p>0,7332121112</text:p>
          </table:table-cell>
          <table:table-cell table:style-name="ce237" table:formula="of:=-SQRT(1-[.Y171]^2)" office:value-type="float" office:value="-0.733212111192934" calcext:value-type="float">
            <text:p>-0,7332121112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1]+0.01" office:value-type="float" office:value="0.69" calcext:value-type="float">
            <text:p>0,69</text:p>
          </table:table-cell>
          <table:table-cell table:style-name="ce237" table:formula="of:=SQRT(1-[.Y172]^2)" office:value-type="float" office:value="0.723809367167902" calcext:value-type="float">
            <text:p>0,7238093672</text:p>
          </table:table-cell>
          <table:table-cell table:style-name="ce237" table:formula="of:=-SQRT(1-[.Y172]^2)" office:value-type="float" office:value="-0.723809367167902" calcext:value-type="float">
            <text:p>-0,7238093672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2]+0.01" office:value-type="float" office:value="0.7" calcext:value-type="float">
            <text:p>0,7</text:p>
          </table:table-cell>
          <table:table-cell table:style-name="ce237" table:formula="of:=SQRT(1-[.Y173]^2)" office:value-type="float" office:value="0.714142842854285" calcext:value-type="float">
            <text:p>0,7141428429</text:p>
          </table:table-cell>
          <table:table-cell table:style-name="ce237" table:formula="of:=-SQRT(1-[.Y173]^2)" office:value-type="float" office:value="-0.714142842854285" calcext:value-type="float">
            <text:p>-0,7141428429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3]+0.01" office:value-type="float" office:value="0.71" calcext:value-type="float">
            <text:p>0,71</text:p>
          </table:table-cell>
          <table:table-cell table:style-name="ce237" table:formula="of:=SQRT(1-[.Y174]^2)" office:value-type="float" office:value="0.70420167565833" calcext:value-type="float">
            <text:p>0,7042016757</text:p>
          </table:table-cell>
          <table:table-cell table:style-name="ce237" table:formula="of:=-SQRT(1-[.Y174]^2)" office:value-type="float" office:value="-0.70420167565833" calcext:value-type="float">
            <text:p>-0,7042016757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4]+0.01" office:value-type="float" office:value="0.72" calcext:value-type="float">
            <text:p>0,72</text:p>
          </table:table-cell>
          <table:table-cell table:style-name="ce237" table:formula="of:=SQRT(1-[.Y175]^2)" office:value-type="float" office:value="0.693974062915898" calcext:value-type="float">
            <text:p>0,6939740629</text:p>
          </table:table-cell>
          <table:table-cell table:style-name="ce237" table:formula="of:=-SQRT(1-[.Y175]^2)" office:value-type="float" office:value="-0.693974062915898" calcext:value-type="float">
            <text:p>-0,6939740629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5]+0.01" office:value-type="float" office:value="0.73" calcext:value-type="float">
            <text:p>0,73</text:p>
          </table:table-cell>
          <table:table-cell table:style-name="ce237" table:formula="of:=SQRT(1-[.Y176]^2)" office:value-type="float" office:value="0.683447144993671" calcext:value-type="float">
            <text:p>0,683447145</text:p>
          </table:table-cell>
          <table:table-cell table:style-name="ce237" table:formula="of:=-SQRT(1-[.Y176]^2)" office:value-type="float" office:value="-0.683447144993671" calcext:value-type="float">
            <text:p>-0,683447145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6]+0.01" office:value-type="float" office:value="0.74" calcext:value-type="float">
            <text:p>0,74</text:p>
          </table:table-cell>
          <table:table-cell table:style-name="ce237" table:formula="of:=SQRT(1-[.Y177]^2)" office:value-type="float" office:value="0.672606868832009" calcext:value-type="float">
            <text:p>0,6726068688</text:p>
          </table:table-cell>
          <table:table-cell table:style-name="ce237" table:formula="of:=-SQRT(1-[.Y177]^2)" office:value-type="float" office:value="-0.672606868832009" calcext:value-type="float">
            <text:p>-0,6726068688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7]+0.01" office:value-type="float" office:value="0.75" calcext:value-type="float">
            <text:p>0,75</text:p>
          </table:table-cell>
          <table:table-cell table:style-name="ce237" table:formula="of:=SQRT(1-[.Y178]^2)" office:value-type="float" office:value="0.661437827766147" calcext:value-type="float">
            <text:p>0,6614378278</text:p>
          </table:table-cell>
          <table:table-cell table:style-name="ce237" table:formula="of:=-SQRT(1-[.Y178]^2)" office:value-type="float" office:value="-0.661437827766147" calcext:value-type="float">
            <text:p>-0,6614378278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8]+0.01" office:value-type="float" office:value="0.76" calcext:value-type="float">
            <text:p>0,76</text:p>
          </table:table-cell>
          <table:table-cell table:style-name="ce237" table:formula="of:=SQRT(1-[.Y179]^2)" office:value-type="float" office:value="0.649923072370876" calcext:value-type="float">
            <text:p>0,6499230724</text:p>
          </table:table-cell>
          <table:table-cell table:style-name="ce237" table:formula="of:=-SQRT(1-[.Y179]^2)" office:value-type="float" office:value="-0.649923072370876" calcext:value-type="float">
            <text:p>-0,6499230724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79]+0.01" office:value-type="float" office:value="0.77" calcext:value-type="float">
            <text:p>0,77</text:p>
          </table:table-cell>
          <table:table-cell table:style-name="ce237" table:formula="of:=SQRT(1-[.Y180]^2)" office:value-type="float" office:value="0.63804388563797" calcext:value-type="float">
            <text:p>0,6380438856</text:p>
          </table:table-cell>
          <table:table-cell table:style-name="ce237" table:formula="of:=-SQRT(1-[.Y180]^2)" office:value-type="float" office:value="-0.63804388563797" calcext:value-type="float">
            <text:p>-0,6380438856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0]+0.01" office:value-type="float" office:value="0.78" calcext:value-type="float">
            <text:p>0,78</text:p>
          </table:table-cell>
          <table:table-cell table:style-name="ce237" table:formula="of:=SQRT(1-[.Y181]^2)" office:value-type="float" office:value="0.62577951388648" calcext:value-type="float">
            <text:p>0,6257795139</text:p>
          </table:table-cell>
          <table:table-cell table:style-name="ce237" table:formula="of:=-SQRT(1-[.Y181]^2)" office:value-type="float" office:value="-0.62577951388648" calcext:value-type="float">
            <text:p>-0,6257795139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1]+0.01" office:value-type="float" office:value="0.790000000000001" calcext:value-type="float">
            <text:p>0,79</text:p>
          </table:table-cell>
          <table:table-cell table:style-name="ce237" table:formula="of:=SQRT(1-[.Y182]^2)" office:value-type="float" office:value="0.613106842238773" calcext:value-type="float">
            <text:p>0,6131068422</text:p>
          </table:table-cell>
          <table:table-cell table:style-name="ce237" table:formula="of:=-SQRT(1-[.Y182]^2)" office:value-type="float" office:value="-0.613106842238773" calcext:value-type="float">
            <text:p>-0,6131068422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2]+0.01" office:value-type="float" office:value="0.8" calcext:value-type="float">
            <text:p>0,8</text:p>
          </table:table-cell>
          <table:table-cell table:style-name="ce237" table:formula="of:=SQRT(1-[.Y183]^2)" office:value-type="float" office:value="0.599999999999999" calcext:value-type="float">
            <text:p>0,6</text:p>
          </table:table-cell>
          <table:table-cell table:style-name="ce237" table:formula="of:=-SQRT(1-[.Y183]^2)" office:value-type="float" office:value="-0.599999999999999" calcext:value-type="float">
            <text:p>-0,6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3]+0.01" office:value-type="float" office:value="0.810000000000001" calcext:value-type="float">
            <text:p>0,81</text:p>
          </table:table-cell>
          <table:table-cell table:style-name="ce237" table:formula="of:=SQRT(1-[.Y184]^2)" office:value-type="float" office:value="0.586429876455829" calcext:value-type="float">
            <text:p>0,5864298765</text:p>
          </table:table-cell>
          <table:table-cell table:style-name="ce237" table:formula="of:=-SQRT(1-[.Y184]^2)" office:value-type="float" office:value="-0.586429876455829" calcext:value-type="float">
            <text:p>-0,5864298765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4]+0.01" office:value-type="float" office:value="0.82" calcext:value-type="float">
            <text:p>0,82</text:p>
          </table:table-cell>
          <table:table-cell table:style-name="ce237" table:formula="of:=SQRT(1-[.Y185]^2)" office:value-type="float" office:value="0.572363520850167" calcext:value-type="float">
            <text:p>0,5723635209</text:p>
          </table:table-cell>
          <table:table-cell table:style-name="ce237" table:formula="of:=-SQRT(1-[.Y185]^2)" office:value-type="float" office:value="-0.572363520850167" calcext:value-type="float">
            <text:p>-0,5723635209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5]+0.01" office:value-type="float" office:value="0.83" calcext:value-type="float">
            <text:p>0,83</text:p>
          </table:table-cell>
          <table:table-cell table:style-name="ce237" table:formula="of:=SQRT(1-[.Y186]^2)" office:value-type="float" office:value="0.557763390695373" calcext:value-type="float">
            <text:p>0,5577633907</text:p>
          </table:table-cell>
          <table:table-cell table:style-name="ce237" table:formula="of:=-SQRT(1-[.Y186]^2)" office:value-type="float" office:value="-0.557763390695373" calcext:value-type="float">
            <text:p>-0,5577633907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6]+0.01" office:value-type="float" office:value="0.84" calcext:value-type="float">
            <text:p>0,84</text:p>
          </table:table-cell>
          <table:table-cell table:style-name="ce237" table:formula="of:=SQRT(1-[.Y187]^2)" office:value-type="float" office:value="0.542586398650021" calcext:value-type="float">
            <text:p>0,5425863987</text:p>
          </table:table-cell>
          <table:table-cell table:style-name="ce237" table:formula="of:=-SQRT(1-[.Y187]^2)" office:value-type="float" office:value="-0.542586398650021" calcext:value-type="float">
            <text:p>-0,5425863987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7]+0.01" office:value-type="float" office:value="0.850000000000001" calcext:value-type="float">
            <text:p>0,85</text:p>
          </table:table-cell>
          <table:table-cell table:style-name="ce237" table:formula="of:=SQRT(1-[.Y188]^2)" office:value-type="float" office:value="0.526782687642636" calcext:value-type="float">
            <text:p>0,5267826876</text:p>
          </table:table-cell>
          <table:table-cell table:style-name="ce237" table:formula="of:=-SQRT(1-[.Y188]^2)" office:value-type="float" office:value="-0.526782687642636" calcext:value-type="float">
            <text:p>-0,5267826876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8]+0.01" office:value-type="float" office:value="0.860000000000001" calcext:value-type="float">
            <text:p>0,86</text:p>
          </table:table-cell>
          <table:table-cell table:style-name="ce237" table:formula="of:=SQRT(1-[.Y189]^2)" office:value-type="float" office:value="0.510294032886922" calcext:value-type="float">
            <text:p>0,5102940329</text:p>
          </table:table-cell>
          <table:table-cell table:style-name="ce237" table:formula="of:=-SQRT(1-[.Y189]^2)" office:value-type="float" office:value="-0.510294032886922" calcext:value-type="float">
            <text:p>-0,5102940329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89]+0.01" office:value-type="float" office:value="0.87" calcext:value-type="float">
            <text:p>0,87</text:p>
          </table:table-cell>
          <table:table-cell table:style-name="ce237" table:formula="of:=SQRT(1-[.Y190]^2)" office:value-type="float" office:value="0.493051721424841" calcext:value-type="float">
            <text:p>0,4930517214</text:p>
          </table:table-cell>
          <table:table-cell table:style-name="ce237" table:formula="of:=-SQRT(1-[.Y190]^2)" office:value-type="float" office:value="-0.493051721424841" calcext:value-type="float">
            <text:p>-0,4930517214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0]+0.01" office:value-type="float" office:value="0.88" calcext:value-type="float">
            <text:p>0,88</text:p>
          </table:table-cell>
          <table:table-cell table:style-name="ce237" table:formula="of:=SQRT(1-[.Y191]^2)" office:value-type="float" office:value="0.474973683481516" calcext:value-type="float">
            <text:p>0,4749736835</text:p>
          </table:table-cell>
          <table:table-cell table:style-name="ce237" table:formula="of:=-SQRT(1-[.Y191]^2)" office:value-type="float" office:value="-0.474973683481516" calcext:value-type="float">
            <text:p>-0,4749736835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1]+0.01" office:value-type="float" office:value="0.890000000000001" calcext:value-type="float">
            <text:p>0,89</text:p>
          </table:table-cell>
          <table:table-cell table:style-name="ce237" table:formula="of:=SQRT(1-[.Y192]^2)" office:value-type="float" office:value="0.455960524607119" calcext:value-type="float">
            <text:p>0,4559605246</text:p>
          </table:table-cell>
          <table:table-cell table:style-name="ce237" table:formula="of:=-SQRT(1-[.Y192]^2)" office:value-type="float" office:value="-0.455960524607119" calcext:value-type="float">
            <text:p>-0,4559605246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2]+0.01" office:value-type="float" office:value="0.900000000000001" calcext:value-type="float">
            <text:p>0,9</text:p>
          </table:table-cell>
          <table:table-cell table:style-name="ce237" table:formula="of:=SQRT(1-[.Y193]^2)" office:value-type="float" office:value="0.435889894354066" calcext:value-type="float">
            <text:p>0,4358898944</text:p>
          </table:table-cell>
          <table:table-cell table:style-name="ce237" table:formula="of:=-SQRT(1-[.Y193]^2)" office:value-type="float" office:value="-0.435889894354066" calcext:value-type="float">
            <text:p>-0,4358898944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3]+0.01" office:value-type="float" office:value="0.910000000000001" calcext:value-type="float">
            <text:p>0,91</text:p>
          </table:table-cell>
          <table:table-cell table:style-name="ce237" table:formula="of:=SQRT(1-[.Y194]^2)" office:value-type="float" office:value="0.414608248832556" calcext:value-type="float">
            <text:p>0,4146082488</text:p>
          </table:table-cell>
          <table:table-cell table:style-name="ce237" table:formula="of:=-SQRT(1-[.Y194]^2)" office:value-type="float" office:value="-0.414608248832556" calcext:value-type="float">
            <text:p>-0,4146082488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4]+0.01" office:value-type="float" office:value="0.92" calcext:value-type="float">
            <text:p>0,92</text:p>
          </table:table-cell>
          <table:table-cell table:style-name="ce237" table:formula="of:=SQRT(1-[.Y195]^2)" office:value-type="float" office:value="0.391918358845307" calcext:value-type="float">
            <text:p>0,3919183588</text:p>
          </table:table-cell>
          <table:table-cell table:style-name="ce237" table:formula="of:=-SQRT(1-[.Y195]^2)" office:value-type="float" office:value="-0.391918358845307" calcext:value-type="float">
            <text:p>-0,3919183588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5]+0.01" office:value-type="float" office:value="0.930000000000001" calcext:value-type="float">
            <text:p>0,93</text:p>
          </table:table-cell>
          <table:table-cell table:style-name="ce237" table:formula="of:=SQRT(1-[.Y196]^2)" office:value-type="float" office:value="0.367559518989781" calcext:value-type="float">
            <text:p>0,367559519</text:p>
          </table:table-cell>
          <table:table-cell table:style-name="ce237" table:formula="of:=-SQRT(1-[.Y196]^2)" office:value-type="float" office:value="-0.367559518989781" calcext:value-type="float">
            <text:p>-0,367559519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6]+0.01" office:value-type="float" office:value="0.940000000000001" calcext:value-type="float">
            <text:p>0,94</text:p>
          </table:table-cell>
          <table:table-cell table:style-name="ce237" table:formula="of:=SQRT(1-[.Y197]^2)" office:value-type="float" office:value="0.341174442184638" calcext:value-type="float">
            <text:p>0,3411744422</text:p>
          </table:table-cell>
          <table:table-cell table:style-name="ce237" table:formula="of:=-SQRT(1-[.Y197]^2)" office:value-type="float" office:value="-0.341174442184638" calcext:value-type="float">
            <text:p>-0,3411744422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7]+0.01" office:value-type="float" office:value="0.950000000000001" calcext:value-type="float">
            <text:p>0,95</text:p>
          </table:table-cell>
          <table:table-cell table:style-name="ce237" table:formula="of:=SQRT(1-[.Y198]^2)" office:value-type="float" office:value="0.312249899919918" calcext:value-type="float">
            <text:p>0,3122498999</text:p>
          </table:table-cell>
          <table:table-cell table:style-name="ce237" table:formula="of:=-SQRT(1-[.Y198]^2)" office:value-type="float" office:value="-0.312249899919918" calcext:value-type="float">
            <text:p>-0,3122498999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8]+0.01" office:value-type="float" office:value="0.960000000000001" calcext:value-type="float">
            <text:p>0,96</text:p>
          </table:table-cell>
          <table:table-cell table:style-name="ce237" table:formula="of:=SQRT(1-[.Y199]^2)" office:value-type="float" office:value="0.279999999999998" calcext:value-type="float">
            <text:p>0,28</text:p>
          </table:table-cell>
          <table:table-cell table:style-name="ce237" table:formula="of:=-SQRT(1-[.Y199]^2)" office:value-type="float" office:value="-0.279999999999998" calcext:value-type="float">
            <text:p>-0,28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199]+0.01" office:value-type="float" office:value="0.970000000000001" calcext:value-type="float">
            <text:p>0,97</text:p>
          </table:table-cell>
          <table:table-cell table:style-name="ce237" table:formula="of:=SQRT(1-[.Y200]^2)" office:value-type="float" office:value="0.243104915622862" calcext:value-type="float">
            <text:p>0,2431049156</text:p>
          </table:table-cell>
          <table:table-cell table:style-name="ce237" table:formula="of:=-SQRT(1-[.Y200]^2)" office:value-type="float" office:value="-0.243104915622862" calcext:value-type="float">
            <text:p>-0,2431049156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200]+0.01" office:value-type="float" office:value="0.980000000000001" calcext:value-type="float">
            <text:p>0,98</text:p>
          </table:table-cell>
          <table:table-cell table:style-name="ce237" table:formula="of:=SQRT(1-[.Y201]^2)" office:value-type="float" office:value="0.198997487421321" calcext:value-type="float">
            <text:p>0,1989974874</text:p>
          </table:table-cell>
          <table:table-cell table:style-name="ce237" table:formula="of:=-SQRT(1-[.Y201]^2)" office:value-type="float" office:value="-0.198997487421321" calcext:value-type="float">
            <text:p>-0,1989974874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55" table:number-columns-repeated="3"/>
          <table:table-cell table:number-columns-repeated="10"/>
          <table:table-cell table:style-name="ce258" table:formula="of:=[.Y201]+0.01" office:value-type="float" office:value="0.990000000000001" calcext:value-type="float">
            <text:p>0,99</text:p>
          </table:table-cell>
          <table:table-cell table:style-name="ce237" table:formula="of:=SQRT(1-[.Y202]^2)" office:value-type="float" office:value="0.141067359796654" calcext:value-type="float">
            <text:p>0,1410673598</text:p>
          </table:table-cell>
          <table:table-cell table:style-name="ce237" table:formula="of:=-SQRT(1-[.Y202]^2)" office:value-type="float" office:value="-0.141067359796654" calcext:value-type="float">
            <text:p>-0,1410673598</text:p>
          </table:table-cell>
          <table:table-cell table:number-columns-repeated="997"/>
        </table:table-row>
        <table:table-row table:style-name="ro3">
          <table:table-cell table:number-columns-repeated="11"/>
          <table:table-cell table:style-name="ce238"/>
          <table:table-cell table:number-columns-repeated="12"/>
          <table:table-cell table:style-name="ce258" table:formula="of:=[.Y202]+0.01" office:value-type="float" office:value="1" calcext:value-type="float">
            <text:p>1</text:p>
          </table:table-cell>
          <table:table-cell table:style-name="ce237" table:formula="of:=SQRT(1-[.Y203]^2)" office:value-type="float" office:value="0" calcext:value-type="float">
            <text:p>0</text:p>
          </table:table-cell>
          <table:table-cell table:style-name="ce237" table:formula="of:=-SQRT(1-[.Y203]^2)" office:value-type="float" office:value="-0" calcext:value-type="float">
            <text:p>0</text:p>
          </table:table-cell>
          <table:table-cell table:number-columns-repeated="997"/>
        </table:table-row>
        <table:table-row table:style-name="ro3" table:number-rows-repeated="25">
          <table:table-cell table:number-columns-repeated="11"/>
          <table:table-cell table:style-name="ce238"/>
          <table:table-cell table:number-columns-repeated="1012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 New Roman1" svg:font-family="'Times New Roman'" style:font-adornments="Normal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number:min-denominator-digits="1"/>
    </number:number-style>
    <number:currency-style style:name="N11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3P0"/>
    </number:currency-style>
    <number:currency-style style:name="N115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19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5P0"/>
    </number:currency-style>
    <number:currency-style style:name="N126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7P0"/>
    </number:currency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text>M</number:text>
      <number:number number:decimal-places="0" loext:min-decimal-places="0" number:min-integer-digits="0"/>
    </number:number-style>
    <number:number-style style:name="N137">
      <number:number number:decimal-places="0" loext:min-decimal-places="0" number:min-integer-digits="0"/>
    </number:number-style>
    <number:number-style style:name="N138">
      <number:number number:decimal-places="1" loext:min-decimal-places="1" number:min-integer-digits="0"/>
    </number:number-style>
    <number:number-style style:name="N139">
      <number:number number:decimal-places="1" loext:min-decimal-places="0" number:min-integer-digits="1" number:decimal-replacement=""/>
    </number:number-style>
    <number:number-style style:name="N140">
      <number:number number:decimal-places="3" loext:min-decimal-places="0" number:min-integer-digits="1" number:decimal-replacement=""/>
    </number:number-style>
    <number:number-style style:name="N141">
      <number:number number:decimal-places="6" loext:min-decimal-places="0" number:min-integer-digits="1" number:decimal-replacement=""/>
    </number:number-style>
    <number:number-style style:name="N142">
      <number:number number:decimal-places="14" loext:min-decimal-places="14" number:min-integer-digits="1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10" loext:min-decimal-places="10" number:min-integer-digits="1"/>
    </number:number-style>
    <number:number-style style:name="N147">
      <number:number number:decimal-places="0" loext:min-decimal-places="0" number:min-integer-digits="0"/>
      <number:text> / 3</number:text>
    </number:number-style>
    <number:number-style style:name="N148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49">
      <number:number number:decimal-places="9" loext:min-decimal-places="0" number:min-integer-digits="1" number:decimal-replacement="" number:grouping="true"/>
    </number:number-style>
    <number:number-style style:name="N150">
      <number:number number:decimal-places="2" loext:min-decimal-places="0" number:min-integer-digits="0" number:decimal-replacement="" number:grouping="true"/>
    </number:number-style>
    <number:number-style style:name="N151">
      <number:number number:decimal-places="2" loext:min-decimal-places="0" number:min-integer-digits="1" number:decimal-replacement="" number:grouping="true"/>
    </number:number-style>
    <number:number-style style:name="N152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3">
      <number:number number:decimal-places="3" loext:min-decimal-places="0" number:min-integer-digits="0" number:decimal-replacement="" number:grouping="true"/>
    </number:number-style>
    <number:number-style style:name="N154">
      <number:number number:decimal-places="3" loext:min-decimal-places="0" number:min-integer-digits="1" number:decimal-replacement="" number:grouping="true"/>
    </number:number-style>
    <number:number-style style:name="N155">
      <number:number number:decimal-places="9" loext:min-decimal-places="0" number:min-integer-digits="4" number:decimal-replacement="" number:grouping="true"/>
    </number:number-style>
    <number:number-style style:name="N156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7">
      <number:number number:decimal-places="12" loext:min-decimal-places="0" number:min-integer-digits="1" number:decimal-replacement=""/>
    </number:number-style>
    <number:number-style style:name="N158">
      <number:number number:decimal-places="12" loext:min-decimal-places="12" number:min-integer-digits="1" number:grouping="true"/>
    </number:number-style>
    <number:number-style style:name="N159">
      <number:number number:decimal-places="0" loext:min-decimal-places="0" number:min-integer-digits="2"/>
    </number:number-style>
    <number:number-style style:name="N160">
      <number:fraction number:min-numerator-digits="2" number:min-denominator-digits="2"/>
    </number:number-style>
    <number:number-style style:name="N161">
      <number:number number:decimal-places="2" loext:min-decimal-places="0" number:min-integer-digits="1" number:decimal-replacement=""/>
    </number:number-style>
    <number:currency-style style:name="N16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15:49:20.6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10T15:52:00.627000000</dc:date>
    <meta:editing-duration>P1DT22H15M2S</meta:editing-duration>
    <meta:editing-cycles>475</meta:editing-cycles>
    <meta:generator>LibreOffice/5.0.5.2$Windows_x86 LibreOffice_project/55b006a02d247b5f7215fc6ea0fde844b30035b3</meta:generator>
    <meta:document-statistic meta:table-count="8" meta:cell-count="2626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5cm" chart:symbol-height="0.5cm" chart:link-data-style-to-source="true">
        <chart:symbol-image xlink:href="Pictures/100002000000000C0000000CB636CCB85045C2C4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7D1422FA29DDF7D5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7cm" chart:symbol-height="0.7cm" chart:link-data-style-to-source="true">
        <chart:symbol-image xlink:href="Pictures/1000020000000010000000104D3C6998AE6D5F97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9" style:family="chart" style:data-style-name="N0">
      <style:chart-properties chart:symbol-type="image" chart:symbol-width="0.7cm" chart:symbol-height="0.35cm" chart:link-data-style-to-source="true">
        <chart:symbol-image xlink:href="Pictures/100002000000000E0000000782FA037329863FC1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6cm" chart:symbol-height="0.6cm" chart:link-data-style-to-source="true"/>
      <style:graphic-properties svg:stroke-width="0.08cm" svg:stroke-color="#3333ff" draw:fill-color="#3333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6cm" chart:symbol-height="0.6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94cm" svg:height="15.073cm" xlink:href=".." xlink:type="simple" chart:class="chart:scatter" chart:style-name="ch1">
        <chart:plot-area chart:style-name="ch2" table:cell-range-address="Données.Y3:Données.AA203 'Equations 1'.B4:'Equations 1'.B8 'Equations 1'.D4:'Equations 1'.D8" chart:data-source-has-labels="row" svg:x="0.195cm" svg:y="0.153cm" svg:width="14.81cm" svg:height="14.313cm">
          <chartooo:coordinate-region svg:x="0.341cm" svg:y="0.352cm" svg:width="14.57cm" svg:height="13.9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Z3:Données.Z203" loext:label-string="&quot;Cercle haut&quot;" chart:class="chart:scatter">
            <chart:domain table:cell-range-address="Données.Y3:Données.Y203"/>
            <chart:data-point chart:repeated="201"/>
          </chart:series>
          <chart:series chart:style-name="ch6" chart:values-cell-range-address="'Equations 1'.B7:'Equations 1'.B7" loext:label-string="&quot;Valeur 4 : x_1&quot;" chart:class="chart:scatter">
            <chart:domain table:cell-range-address="'Equations 1'.A7:'Equations 1'.A7"/>
            <chart:data-point/>
          </chart:series>
          <chart:series chart:style-name="ch7" chart:values-cell-range-address="'Equations 1'.B8:'Equations 1'.B8" loext:label-string="&quot;Valeur 5 : x_1&quot;" chart:class="chart:scatter">
            <chart:domain table:cell-range-address="'Equations 1'.A8:'Equations 1'.A8"/>
            <chart:data-point/>
          </chart:series>
          <chart:series chart:style-name="ch7" chart:values-cell-range-address="'Equations 1'.D8:'Equations 1'.D8" loext:label-string="&quot;Valeur 5 : x_2&quot;" chart:class="chart:scatter">
            <chart:domain table:cell-range-address="'Equations 1'.C8:'Equations 1'.C8"/>
            <chart:data-point/>
          </chart:series>
          <chart:series chart:style-name="ch6" chart:values-cell-range-address="'Equations 1'.D7:'Equations 1'.D7" loext:label-string="&quot;Valeur 4 : x_2&quot;" chart:class="chart:scatter">
            <chart:domain table:cell-range-address="'Equations 1'.C7:'Equations 1'.C7"/>
            <chart:data-point/>
          </chart:series>
          <chart:series chart:style-name="ch8" chart:values-cell-range-address="'Equations 1'.B6:'Equations 1'.B6" loext:label-string="&quot;Valeur 3 : x_1&quot;" chart:class="chart:scatter">
            <chart:domain table:cell-range-address="'Equations 1'.A6:'Equations 1'.A6"/>
            <chart:data-point/>
          </chart:series>
          <chart:series chart:style-name="ch8" chart:values-cell-range-address="'Equations 1'.D6:'Equations 1'.D6" loext:label-string="&quot;Valeur 3 : x_2&quot;" chart:class="chart:scatter">
            <chart:domain table:cell-range-address="'Equations 1'.C6:'Equations 1'.C6"/>
            <chart:data-point/>
          </chart:series>
          <chart:series chart:style-name="ch9" chart:values-cell-range-address="'Equations 1'.B4:'Equations 1'.B4" loext:label-string="&quot;Valeur 1 : x_1&quot;" chart:class="chart:scatter">
            <chart:domain table:cell-range-address="'Equations 1'.A4:'Equations 1'.A4"/>
            <chart:data-point/>
          </chart:series>
          <chart:series chart:style-name="ch9" chart:values-cell-range-address="'Equations 1'.D4:'Equations 1'.D4" loext:label-string="&quot;Valeur 1 : x_2&quot;" chart:class="chart:scatter">
            <chart:domain table:cell-range-address="'Equations 1'.C4:'Equations 1'.C4"/>
            <chart:data-point/>
          </chart:series>
          <chart:series chart:style-name="ch10" chart:values-cell-range-address="Données.AA3:Données.AA203" loext:label-string="&quot;Cercle bas&quot;" chart:class="chart:scatter">
            <chart:data-point chart:repeated="201"/>
          </chart:series>
          <chart:series chart:style-name="ch11" chart:values-cell-range-address="'Equations 1'.B5:'Equations 1'.B5" loext:label-string="&quot;Valeur 2 : x_1&quot;" chart:class="chart:scatter">
            <chart:domain table:cell-range-address="'Equations 1'.A5:'Equations 1'.A5"/>
            <chart:data-point/>
          </chart:series>
          <chart:series chart:style-name="ch12" chart:values-cell-range-address="'Equations 1'.D5:'Equations 1'.D5" loext:label-string="&quot;Valeur 2 : x_2&quot;" chart:class="chart:scatter">
            <chart:domain table:cell-range-address="'Equations 1'.C5:'Equations 1'.C5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Y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1 : x_2</text:p>
              </table:table-cell>
              <table:table-cell office:value-type="string">
                <text:p>Cercle bas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Y3:Données.Y203</svg:desc>
                </draw:g>
              </table:table-cell>
              <table:table-cell office:value-type="float" office:value="0">
                <text:p>0</text:p>
                <draw:g>
                  <svg:desc>Données.Z3:Données.Z203</svg:desc>
                </draw:g>
              </table:table-cell>
              <table:table-cell office:value-type="float" office:value="NaN">
                <text:p>NaN</text:p>
                <draw:g>
                  <svg:desc>'Equations 1'.A7:'Equations 1'.A7</svg:desc>
                </draw:g>
              </table:table-cell>
              <table:table-cell office:value-type="float" office:value="NaN">
                <text:p>NaN</text:p>
                <draw:g>
                  <svg:desc>'Equations 1'.B7:'Equations 1'.B7</svg:desc>
                </draw:g>
              </table:table-cell>
              <table:table-cell office:value-type="float" office:value="NaN">
                <text:p>NaN</text:p>
                <draw:g>
                  <svg:desc>'Equations 1'.A8:'Equations 1'.A8</svg:desc>
                </draw:g>
              </table:table-cell>
              <table:table-cell office:value-type="float" office:value="NaN">
                <text:p>NaN</text:p>
                <draw:g>
                  <svg:desc>'Equations 1'.B8:'Equations 1'.B8</svg:desc>
                </draw:g>
              </table:table-cell>
              <table:table-cell office:value-type="float" office:value="NaN">
                <text:p>NaN</text:p>
                <draw:g>
                  <svg:desc>'Equations 1'.C8:'Equations 1'.C8</svg:desc>
                </draw:g>
              </table:table-cell>
              <table:table-cell office:value-type="float" office:value="NaN">
                <text:p>NaN</text:p>
                <draw:g>
                  <svg:desc>'Equations 1'.D8:'Equations 1'.D8</svg:desc>
                </draw:g>
              </table:table-cell>
              <table:table-cell office:value-type="float" office:value="NaN">
                <text:p>NaN</text:p>
                <draw:g>
                  <svg:desc>'Equations 1'.C7:'Equations 1'.C7</svg:desc>
                </draw:g>
              </table:table-cell>
              <table:table-cell office:value-type="float" office:value="NaN">
                <text:p>NaN</text:p>
                <draw:g>
                  <svg:desc>'Equations 1'.D7:'Equations 1'.D7</svg:desc>
                </draw:g>
              </table:table-cell>
              <table:table-cell office:value-type="float" office:value="NaN">
                <text:p>NaN</text:p>
                <draw:g>
                  <svg:desc>'Equations 1'.A6:'Equations 1'.A6</svg:desc>
                </draw:g>
              </table:table-cell>
              <table:table-cell office:value-type="float" office:value="NaN">
                <text:p>NaN</text:p>
                <draw:g>
                  <svg:desc>'Equations 1'.B6:'Equations 1'.B6</svg:desc>
                </draw:g>
              </table:table-cell>
              <table:table-cell office:value-type="float" office:value="NaN">
                <text:p>NaN</text:p>
                <draw:g>
                  <svg:desc>'Equations 1'.C6:'Equations 1'.C6</svg:desc>
                </draw:g>
              </table:table-cell>
              <table:table-cell office:value-type="float" office:value="NaN">
                <text:p>NaN</text:p>
                <draw:g>
                  <svg:desc>'Equations 1'.D6:'Equations 1'.D6</svg:desc>
                </draw:g>
              </table:table-cell>
              <table:table-cell office:value-type="float" office:value="NaN">
                <text:p>NaN</text:p>
                <draw:g>
                  <svg:desc>'Equations 1'.A4:'Equations 1'.A4</svg:desc>
                </draw:g>
              </table:table-cell>
              <table:table-cell office:value-type="float" office:value="NaN">
                <text:p>NaN</text:p>
                <draw:g>
                  <svg:desc>'Equations 1'.B4:'Equations 1'.B4</svg:desc>
                </draw:g>
              </table:table-cell>
              <table:table-cell office:value-type="float" office:value="NaN">
                <text:p>NaN</text:p>
                <draw:g>
                  <svg:desc>'Equations 1'.C4:'Equations 1'.C4</svg:desc>
                </draw:g>
              </table:table-cell>
              <table:table-cell office:value-type="float" office:value="NaN">
                <text:p>NaN</text:p>
                <draw:g>
                  <svg:desc>'Equations 1'.D4:'Equations 1'.D4</svg:desc>
                </draw:g>
              </table:table-cell>
              <table:table-cell office:value-type="float" office:value="-0">
                <text:p>-0</text:p>
                <draw:g>
                  <svg:desc>Données.AA3:Données.AA203</svg:desc>
                </draw:g>
              </table:table-cell>
              <table:table-cell office:value-type="float" office:value="NaN">
                <text:p>NaN</text:p>
                <draw:g>
                  <svg:desc>'Equations 1'.A5:'Equations 1'.A5</svg:desc>
                </draw:g>
              </table:table-cell>
              <table:table-cell office:value-type="float" office:value="NaN">
                <text:p>NaN</text:p>
                <draw:g>
                  <svg:desc>'Equations 1'.B5:'Equations 1'.B5</svg:desc>
                </draw:g>
              </table:table-cell>
              <table:table-cell office:value-type="float" office:value="NaN">
                <text:p>NaN</text:p>
                <draw:g>
                  <svg:desc>'Equations 1'.C5:'Equations 1'.C5</svg:desc>
                </draw:g>
              </table:table-cell>
              <table:table-cell office:value-type="float" office:value="NaN">
                <text:p>NaN</text:p>
                <draw:g>
                  <svg:desc>'Equations 1'.D5:'Equations 1'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0.784601809837321">
                <text:p>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1">
                <text:p>-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0.733212111192934">
                <text:p>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4">
                <text:p>-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0.672606868832009">
                <text:p>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9">
                <text:p>-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0.661437827766147">
                <text:p>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7">
                <text:p>-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0.649923072370876">
                <text:p>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6">
                <text:p>-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0.63804388563797">
                <text:p>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">
                <text:p>-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62577951388648">
                <text:p>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">
                <text:p>-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9">
                <text:p>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9">
                <text:p>-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0.572363520850167">
                <text:p>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7">
                <text:p>-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0.557763390695373">
                <text:p>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3">
                <text:p>-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0.542586398650021">
                <text:p>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1">
                <text:p>-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6">
                <text:p>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6">
                <text:p>-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2">
                <text:p>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2">
                <text:p>-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0.493051721424841">
                <text:p>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1">
                <text:p>-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0.474973683481516">
                <text:p>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6">
                <text:p>-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9">
                <text:p>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9">
                <text:p>-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6">
                <text:p>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6">
                <text:p>-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6">
                <text:p>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6">
                <text:p>-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0.391918358845307">
                <text:p>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7">
                <text:p>-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81">
                <text:p>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1">
                <text:p>-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8">
                <text:p>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8">
                <text:p>-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8">
                <text:p>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8">
                <text:p>-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8">
                <text:p>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8">
                <text:p>-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62">
                <text:p>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2">
                <text:p>-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21">
                <text:p>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1">
                <text:p>-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54">
                <text:p>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4">
                <text:p>-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6">
      <number:text>M</number:text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circle" chart:symbol-width="0.4cm" chart:symbol-height="0.4cm"/>
    </style:style>
    <style:style style:name="ch9" style:family="chart" style:data-style-name="N0">
      <style:chart-properties chart:symbol-type="image" chart:symbol-width="0.4cm" chart:symbol-height="0.4cm" chart:link-data-style-to-source="true" chart:label-position="top">
        <chart:symbol-image xlink:href="Pictures/100002000000000A0000000A5CBD833091249E98.gif"/>
      </style:chart-properties>
      <style:graphic-properties svg:stroke-width="0.08cm" svg:stroke-color="#0000ff" draw:fill-color="#0000ff"/>
      <style:text-properties fo:color="#0000ff" fo:font-size="10pt" style:font-size-asian="10pt" style:font-size-complex="10pt"/>
    </style:style>
    <style:style style:name="ch10" style:family="chart">
      <style:chart-properties chart:solid-type="cuboid" chart:symbol-type="image" chart:symbol-width="0.37cm" chart:symbol-height="0.37cm"/>
    </style:style>
    <style:style style:name="ch11" style:family="chart" style:data-style-name="N0">
      <style:chart-properties chart:symbol-type="image" chart:symbol-width="0.4cm" chart:symbol-height="0.4cm" chart:link-data-style-to-source="true">
        <chart:symbol-image xlink:href="Pictures/100002000000000B0000000B7D1422FA29DDF7D5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4cm" chart:symbol-height="0.4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image" chart:symbol-width="0.4cm" chart:symbol-height="0.4cm" chart:link-data-style-to-source="true">
        <chart:symbol-image xlink:href="Pictures/100002000000000A0000000AF7389912097AF89E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5" style:family="chart" style:data-style-name="N0">
      <style:chart-properties chart:symbol-type="image" chart:symbol-width="0.5cm" chart:symbol-height="0.5cm" chart:link-data-style-to-source="true">
        <chart:symbol-image xlink:href="Pictures/100002000000000A0000000A06DA059B56D9B274.gif"/>
      </style:chart-properties>
      <style:graphic-properties svg:stroke-width="0.08cm" svg:stroke-color="#ffff00" draw:fill-color="#ffff00"/>
      <style:text-properties fo:font-size="10pt" style:font-size-asian="10pt" style:font-size-complex="10pt"/>
    </style:style>
    <style:style style:name="ch16" style:family="chart">
      <style:chart-properties chart:solid-type="cuboid" chart:symbol-type="image" chart:symbol-width="0.5cm" chart:symbol-height="0.5cm"/>
    </style:style>
    <style:style style:name="ch17" style:family="chart" style:data-style-name="N0">
      <style:chart-properties chart:symbol-type="image" chart:symbol-width="0.4cm" chart:symbol-height="0.4cm" chart:link-data-style-to-source="true">
        <chart:symbol-image xlink:href="Pictures/100002000000000A0000000A1585BE0ADBF974D6.gif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136">
      <style:chart-properties chart:symbol-type="named-symbol" chart:symbol-name="circle" chart:symbol-width="0.4cm" chart:symbol-height="0.4cm" chart:link-data-style-to-source="false" chart:label-position="top"/>
      <style:graphic-properties svg:stroke-width="0.08cm" svg:stroke-color="#ff0000" draw:fill-color="#ff0000"/>
      <style:text-properties fo:color="#ff0000" fo:font-size="10pt" style:font-size-asian="10pt" style:font-size-complex="10pt"/>
    </style:style>
    <style:style style:name="ch19" style:family="chart">
      <style:chart-properties chart:solid-type="cuboid" chart:symbol-type="image" chart:symbol-width="0.35cm" chart:symbol-height="0.35cm">
        <chart:symbol-image xlink:href="Pictures/100002000000000A0000000A5C2E3F6F1846279A.gif"/>
      </style:chart-properties>
    </style:style>
    <style:style style:name="ch20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24cm" svg:height="14.72cm" xlink:href=".." xlink:type="simple" chart:class="chart:scatter" chart:style-name="ch1">
        <chart:plot-area chart:style-name="ch2" table:cell-range-address="'Cos Sin Tan'.K9:'Cos Sin Tan'.K9 Données.Y3:Données.AA203 'Cos Sin Tan'.H4:'Cos Sin Tan'.H13 'Cos Sin Tan'.B16:'Cos Sin Tan'.B25" chart:data-source-has-labels="both" svg:x="0.33cm" svg:y="0.127cm" svg:width="14.881cm" svg:height="14.423cm">
          <chartooo:coordinate-region svg:x="0.476cm" svg:y="0.326cm" svg:width="14.641cm" svg:height="14.025cm"/>
          <chart:axis chart:dimension="x" chart:name="primary-x" chart:style-name="ch3" chartooo:axis-type="auto">
            <chart:categories table:cell-range-address="'Cos Sin Tan'.K9:'Cos Sin Tan'.K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Données.Z3:Données.Z203" loext:label-string="&quot;Cercle haut&quot;" chart:class="chart:scatter">
            <chart:domain table:cell-range-address="Données.Y3:Données.Y203"/>
            <chart:data-point chart:repeated="201"/>
          </chart:series>
          <chart:series chart:style-name="ch6" chart:values-cell-range-address="'Cos Sin Tan'.B24:'Cos Sin Tan'.B24" chart:label-cell-address="'Cos Sin Tan'.H12:'Cos Sin Tan'.H12" chart:class="chart:scatter">
            <chart:domain table:cell-range-address="'Cos Sin Tan'.A24:'Cos Sin Tan'.A24"/>
            <chart:data-point/>
          </chart:series>
          <chart:series chart:style-name="ch7" chart:values-cell-range-address="'Cos Sin Tan'.B25:'Cos Sin Tan'.B25" chart:label-cell-address="'Cos Sin Tan'.H13:'Cos Sin Tan'.H13" chart:class="chart:scatter">
            <chart:domain table:cell-range-address="'Cos Sin Tan'.A25:'Cos Sin Tan'.A25"/>
            <chart:data-point chart:style-name="ch8"/>
          </chart:series>
          <chart:series chart:style-name="ch9" chart:values-cell-range-address="'Cos Sin Tan'.B17:'Cos Sin Tan'.B17" chart:label-cell-address="'Cos Sin Tan'.H5:'Cos Sin Tan'.H5" chart:class="chart:scatter">
            <chart:domain table:cell-range-address="'Cos Sin Tan'.A17:'Cos Sin Tan'.A17"/>
            <chart:data-point chart:style-name="ch10"/>
          </chart:series>
          <chart:series chart:style-name="ch11" chart:values-cell-range-address="'Cos Sin Tan'.B21:'Cos Sin Tan'.B21" chart:label-cell-address="'Cos Sin Tan'.H9:'Cos Sin Tan'.H9" chart:class="chart:scatter">
            <chart:domain table:cell-range-address="'Cos Sin Tan'.A21:'Cos Sin Tan'.A21"/>
            <chart:data-point/>
          </chart:series>
          <chart:series chart:style-name="ch12" chart:values-cell-range-address="'Cos Sin Tan'.B22:'Cos Sin Tan'.B22" chart:label-cell-address="'Cos Sin Tan'.H10:'Cos Sin Tan'.H10" chart:class="chart:scatter">
            <chart:domain table:cell-range-address="'Cos Sin Tan'.A22:'Cos Sin Tan'.A22"/>
            <chart:data-point/>
          </chart:series>
          <chart:series chart:style-name="ch13" chart:values-cell-range-address="'Cos Sin Tan'.B23:'Cos Sin Tan'.B23" chart:label-cell-address="'Cos Sin Tan'.H11:'Cos Sin Tan'.H11" chart:class="chart:scatter">
            <chart:domain table:cell-range-address="'Cos Sin Tan'.A23:'Cos Sin Tan'.A23"/>
            <chart:data-point/>
          </chart:series>
          <chart:series chart:style-name="ch14" chart:values-cell-range-address="'Cos Sin Tan'.B18:'Cos Sin Tan'.B18" chart:label-cell-address="'Cos Sin Tan'.H6:'Cos Sin Tan'.H6" chart:class="chart:scatter">
            <chart:domain table:cell-range-address="'Cos Sin Tan'.A18:'Cos Sin Tan'.A18"/>
            <chart:data-point/>
          </chart:series>
          <chart:series chart:style-name="ch15" chart:values-cell-range-address="'Cos Sin Tan'.B19:'Cos Sin Tan'.B19" chart:label-cell-address="'Cos Sin Tan'.H7:'Cos Sin Tan'.H7" chart:class="chart:scatter">
            <chart:domain table:cell-range-address="'Cos Sin Tan'.A19:'Cos Sin Tan'.A19"/>
            <chart:data-point chart:style-name="ch16"/>
          </chart:series>
          <chart:series chart:style-name="ch17" chart:values-cell-range-address="'Cos Sin Tan'.B20:'Cos Sin Tan'.B20" chart:label-cell-address="'Cos Sin Tan'.H8:'Cos Sin Tan'.H8" chart:class="chart:scatter">
            <chart:domain table:cell-range-address="'Cos Sin Tan'.A20:'Cos Sin Tan'.A20"/>
            <chart:data-point/>
          </chart:series>
          <chart:series chart:style-name="ch18" chart:values-cell-range-address="'Cos Sin Tan'.B16:'Cos Sin Tan'.B16" chart:label-cell-address="'Cos Sin Tan'.H4:'Cos Sin Tan'.H4" chart:class="chart:scatter">
            <chart:domain table:cell-range-address="'Cos Sin Tan'.A16:'Cos Sin Tan'.A16"/>
            <chart:data-point chart:style-name="ch19"/>
          </chart:series>
          <chart:series chart:style-name="ch20" chart:values-cell-range-address="Données.AA3:Données.AA203" loext:label-string="&quot;Cercle bas&quot;" chart:class="chart:scatter">
            <chart:data-point chart:repeated="20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Y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M9</text:p>
                <draw:g>
                  <svg:desc>'Cos Sin Tan'.H12:'Cos Sin Tan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>M10</text:p>
                <draw:g>
                  <svg:desc>'Cos Sin Tan'.H13:'Cos Sin Tan'.H13</svg:desc>
                </draw:g>
              </table:table-cell>
              <table:table-cell office:value-type="string">
                <text:p/>
              </table:table-cell>
              <table:table-cell office:value-type="string">
                <text:p>M2</text:p>
                <draw:g>
                  <svg:desc>'Cos Sin Tan'.H5:'Cos Sin Tan'.H5</svg:desc>
                </draw:g>
              </table:table-cell>
              <table:table-cell office:value-type="string">
                <text:p/>
              </table:table-cell>
              <table:table-cell office:value-type="string">
                <text:p>M6</text:p>
                <draw:g>
                  <svg:desc>'Cos Sin Tan'.H9:'Cos Sin Tan'.H9</svg:desc>
                </draw:g>
              </table:table-cell>
              <table:table-cell office:value-type="string">
                <text:p/>
              </table:table-cell>
              <table:table-cell office:value-type="string">
                <text:p>M7</text:p>
                <draw:g>
                  <svg:desc>'Cos Sin Tan'.H10:'Cos Sin Tan'.H10</svg:desc>
                </draw:g>
              </table:table-cell>
              <table:table-cell office:value-type="string">
                <text:p/>
              </table:table-cell>
              <table:table-cell office:value-type="string">
                <text:p>M8</text:p>
                <draw:g>
                  <svg:desc>'Cos Sin Tan'.H11:'Cos Sin Tan'.H11</svg:desc>
                </draw:g>
              </table:table-cell>
              <table:table-cell office:value-type="string">
                <text:p/>
              </table:table-cell>
              <table:table-cell office:value-type="string">
                <text:p>M3</text:p>
                <draw:g>
                  <svg:desc>'Cos Sin Tan'.H6:'Cos Sin Tan'.H6</svg:desc>
                </draw:g>
              </table:table-cell>
              <table:table-cell office:value-type="string">
                <text:p/>
              </table:table-cell>
              <table:table-cell office:value-type="string">
                <text:p>M4</text:p>
                <draw:g>
                  <svg:desc>'Cos Sin Tan'.H7:'Cos Sin Tan'.H7</svg:desc>
                </draw:g>
              </table:table-cell>
              <table:table-cell office:value-type="string">
                <text:p/>
              </table:table-cell>
              <table:table-cell office:value-type="string">
                <text:p>M5</text:p>
                <draw:g>
                  <svg:desc>'Cos Sin Tan'.H8:'Cos Sin Tan'.H8</svg:desc>
                </draw:g>
              </table:table-cell>
              <table:table-cell office:value-type="string">
                <text:p/>
              </table:table-cell>
              <table:table-cell office:value-type="string">
                <text:p>M1</text:p>
                <draw:g>
                  <svg:desc>'Cos Sin Tan'.H4:'Cos Sin Tan'.H4</svg:desc>
                </draw:g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os Sin Tan'.K9:'Cos Sin Tan'.K9</svg:desc>
                </draw:g>
              </table:table-cell>
              <table:table-cell office:value-type="float" office:value="-1">
                <text:p>-1</text:p>
                <draw:g>
                  <svg:desc>Données.Y3:Données.Y203</svg:desc>
                </draw:g>
              </table:table-cell>
              <table:table-cell office:value-type="float" office:value="0">
                <text:p>0</text:p>
                <draw:g>
                  <svg:desc>Données.Z3:Données.Z203</svg:desc>
                </draw:g>
              </table:table-cell>
              <table:table-cell office:value-type="float" office:value="1">
                <text:p>1</text:p>
                <draw:g>
                  <svg:desc>'Cos Sin Tan'.A24:'Cos Sin Tan'.A24</svg:desc>
                </draw:g>
              </table:table-cell>
              <table:table-cell office:value-type="float" office:value="NaN">
                <text:p>NaN</text:p>
                <draw:g>
                  <svg:desc>'Cos Sin Tan'.B24:'Cos Sin Tan'.B24</svg:desc>
                </draw:g>
              </table:table-cell>
              <table:table-cell office:value-type="float" office:value="1">
                <text:p>1</text:p>
                <draw:g>
                  <svg:desc>'Cos Sin Tan'.A25:'Cos Sin Tan'.A25</svg:desc>
                </draw:g>
              </table:table-cell>
              <table:table-cell office:value-type="float" office:value="NaN">
                <text:p>NaN</text:p>
                <draw:g>
                  <svg:desc>'Cos Sin Tan'.B25:'Cos Sin Tan'.B25</svg:desc>
                </draw:g>
              </table:table-cell>
              <table:table-cell office:value-type="float" office:value="1">
                <text:p>1</text:p>
                <draw:g>
                  <svg:desc>'Cos Sin Tan'.A17:'Cos Sin Tan'.A17</svg:desc>
                </draw:g>
              </table:table-cell>
              <table:table-cell office:value-type="float" office:value="NaN">
                <text:p>NaN</text:p>
                <draw:g>
                  <svg:desc>'Cos Sin Tan'.B17:'Cos Sin Tan'.B17</svg:desc>
                </draw:g>
              </table:table-cell>
              <table:table-cell office:value-type="float" office:value="1">
                <text:p>1</text:p>
                <draw:g>
                  <svg:desc>'Cos Sin Tan'.A21:'Cos Sin Tan'.A21</svg:desc>
                </draw:g>
              </table:table-cell>
              <table:table-cell office:value-type="float" office:value="NaN">
                <text:p>NaN</text:p>
                <draw:g>
                  <svg:desc>'Cos Sin Tan'.B21:'Cos Sin Tan'.B21</svg:desc>
                </draw:g>
              </table:table-cell>
              <table:table-cell office:value-type="float" office:value="1">
                <text:p>1</text:p>
                <draw:g>
                  <svg:desc>'Cos Sin Tan'.A22:'Cos Sin Tan'.A22</svg:desc>
                </draw:g>
              </table:table-cell>
              <table:table-cell office:value-type="float" office:value="NaN">
                <text:p>NaN</text:p>
                <draw:g>
                  <svg:desc>'Cos Sin Tan'.B22:'Cos Sin Tan'.B22</svg:desc>
                </draw:g>
              </table:table-cell>
              <table:table-cell office:value-type="float" office:value="1">
                <text:p>1</text:p>
                <draw:g>
                  <svg:desc>'Cos Sin Tan'.A23:'Cos Sin Tan'.A23</svg:desc>
                </draw:g>
              </table:table-cell>
              <table:table-cell office:value-type="float" office:value="NaN">
                <text:p>NaN</text:p>
                <draw:g>
                  <svg:desc>'Cos Sin Tan'.B23:'Cos Sin Tan'.B23</svg:desc>
                </draw:g>
              </table:table-cell>
              <table:table-cell office:value-type="float" office:value="1">
                <text:p>1</text:p>
                <draw:g>
                  <svg:desc>'Cos Sin Tan'.A18:'Cos Sin Tan'.A18</svg:desc>
                </draw:g>
              </table:table-cell>
              <table:table-cell office:value-type="float" office:value="NaN">
                <text:p>NaN</text:p>
                <draw:g>
                  <svg:desc>'Cos Sin Tan'.B18:'Cos Sin Tan'.B18</svg:desc>
                </draw:g>
              </table:table-cell>
              <table:table-cell office:value-type="float" office:value="1">
                <text:p>1</text:p>
                <draw:g>
                  <svg:desc>'Cos Sin Tan'.A19:'Cos Sin Tan'.A19</svg:desc>
                </draw:g>
              </table:table-cell>
              <table:table-cell office:value-type="float" office:value="NaN">
                <text:p>NaN</text:p>
                <draw:g>
                  <svg:desc>'Cos Sin Tan'.B19:'Cos Sin Tan'.B19</svg:desc>
                </draw:g>
              </table:table-cell>
              <table:table-cell office:value-type="float" office:value="1">
                <text:p>1</text:p>
                <draw:g>
                  <svg:desc>'Cos Sin Tan'.A20:'Cos Sin Tan'.A20</svg:desc>
                </draw:g>
              </table:table-cell>
              <table:table-cell office:value-type="float" office:value="NaN">
                <text:p>NaN</text:p>
                <draw:g>
                  <svg:desc>'Cos Sin Tan'.B20:'Cos Sin Tan'.B20</svg:desc>
                </draw:g>
              </table:table-cell>
              <table:table-cell office:value-type="float" office:value="1">
                <text:p>1</text:p>
                <draw:g>
                  <svg:desc>'Cos Sin Tan'.A16:'Cos Sin Tan'.A16</svg:desc>
                </draw:g>
              </table:table-cell>
              <table:table-cell office:value-type="float" office:value="NaN">
                <text:p>NaN</text:p>
                <draw:g>
                  <svg:desc>'Cos Sin Tan'.B16:'Cos Sin Tan'.B16</svg:desc>
                </draw:g>
              </table:table-cell>
              <table:table-cell office:value-type="float" office:value="-0">
                <text:p>-0</text:p>
                <draw:g>
                  <svg:desc>Données.AA3:Données.AA203</svg:desc>
                </draw:g>
              </table:table-cell>
            </table:table-row>
            <table:table-row>
              <table:table-cell office:value-type="string"/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/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/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/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/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/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/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/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/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/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/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/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/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/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/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/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/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/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/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/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/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/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/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/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/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/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/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/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/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/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/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/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/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/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/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/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/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/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/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/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/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/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/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/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/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/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/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/>
              <table:table-cell office:value-type="float" office:value="0.34">
                <text:p>0.34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/>
              <table:table-cell office:value-type="float" office:value="0.35">
                <text:p>0.35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/>
              <table:table-cell office:value-type="float" office:value="0.37">
                <text:p>0.37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/>
              <table:table-cell office:value-type="float" office:value="0.38">
                <text:p>0.38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/>
              <table:table-cell office:value-type="float" office:value="0.39">
                <text:p>0.3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/>
              <table:table-cell office:value-type="float" office:value="0.41">
                <text:p>0.4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/>
              <table:table-cell office:value-type="float" office:value="0.42">
                <text:p>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/>
              <table:table-cell office:value-type="float" office:value="0.43">
                <text:p>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/>
              <table:table-cell office:value-type="float" office:value="0.45">
                <text:p>0.45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/>
              <table:table-cell office:value-type="float" office:value="0.46">
                <text:p>0.46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/>
              <table:table-cell office:value-type="float" office:value="0.47">
                <text:p>0.47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/>
              <table:table-cell office:value-type="float" office:value="0.49">
                <text:p>0.49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/>
              <table:table-cell office:value-type="float" office:value="0.51">
                <text:p>0.5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/>
              <table:table-cell office:value-type="float" office:value="0.53">
                <text:p>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</table:table-row>
            <table:table-row>
              <table:table-cell office:value-type="string"/>
              <table:table-cell office:value-type="float" office:value="0.54">
                <text:p>0.54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/>
              <table:table-cell office:value-type="float" office:value="0.55">
                <text:p>0.55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/>
              <table:table-cell office:value-type="float" office:value="0.57">
                <text:p>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/>
              <table:table-cell office:value-type="float" office:value="0.58">
                <text:p>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/>
              <table:table-cell office:value-type="float" office:value="0.59">
                <text:p>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/>
              <table:table-cell office:value-type="float" office:value="0.61">
                <text:p>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/>
              <table:table-cell office:value-type="float" office:value="0.62">
                <text:p>0.62</text:p>
              </table:table-cell>
              <table:table-cell office:value-type="float" office:value="0.784601809837321">
                <text:p>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1">
                <text:p>-0.784601809837321</text:p>
              </table:table-cell>
            </table:table-row>
            <table:table-row>
              <table:table-cell office:value-type="string"/>
              <table:table-cell office:value-type="float" office:value="0.63">
                <text:p>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/>
              <table:table-cell office:value-type="float" office:value="0.64">
                <text:p>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/>
              <table:table-cell office:value-type="float" office:value="0.65">
                <text:p>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/>
              <table:table-cell office:value-type="float" office:value="0.66">
                <text:p>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/>
              <table:table-cell office:value-type="float" office:value="0.67">
                <text:p>0.67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0.733212111192934">
                <text:p>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4">
                <text:p>-0.733212111192934</text:p>
              </table:table-cell>
            </table:table-row>
            <table:table-row>
              <table:table-cell office:value-type="string"/>
              <table:table-cell office:value-type="float" office:value="0.69">
                <text:p>0.69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/>
              <table:table-cell office:value-type="float" office:value="0.71">
                <text:p>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/>
              <table:table-cell office:value-type="float" office:value="0.72">
                <text:p>0.72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/>
              <table:table-cell office:value-type="float" office:value="0.73">
                <text:p>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/>
              <table:table-cell office:value-type="float" office:value="0.74">
                <text:p>0.74</text:p>
              </table:table-cell>
              <table:table-cell office:value-type="float" office:value="0.672606868832009">
                <text:p>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9">
                <text:p>-0.672606868832009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661437827766147">
                <text:p>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7">
                <text:p>-0.661437827766147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0.649923072370876">
                <text:p>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6">
                <text:p>-0.649923072370876</text:p>
              </table:table-cell>
            </table:table-row>
            <table:table-row>
              <table:table-cell office:value-type="string"/>
              <table:table-cell office:value-type="float" office:value="0.77">
                <text:p>0.77</text:p>
              </table:table-cell>
              <table:table-cell office:value-type="float" office:value="0.63804388563797">
                <text:p>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">
                <text:p>-0.63804388563797</text:p>
              </table:table-cell>
            </table:table-row>
            <table:table-row>
              <table:table-cell office:value-type="string"/>
              <table:table-cell office:value-type="float" office:value="0.78">
                <text:p>0.78</text:p>
              </table:table-cell>
              <table:table-cell office:value-type="float" office:value="0.62577951388648">
                <text:p>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">
                <text:p>-0.62577951388648</text:p>
              </table:table-cell>
            </table:table-row>
            <table:table-row>
              <table:table-cell office:value-type="string"/>
              <table:table-cell office:value-type="float" office:value="0.790000000000001">
                <text:p>0.790000000000001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</table:table-row>
            <table:table-row>
              <table:table-cell office:value-type="string"/>
              <table:table-cell office:value-type="float" office:value="0.810000000000001">
                <text:p>0.810000000000001</text:p>
              </table:table-cell>
              <table:table-cell office:value-type="float" office:value="0.586429876455829">
                <text:p>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9">
                <text:p>-0.586429876455829</text:p>
              </table:table-cell>
            </table:table-row>
            <table:table-row>
              <table:table-cell office:value-type="string"/>
              <table:table-cell office:value-type="float" office:value="0.82">
                <text:p>0.82</text:p>
              </table:table-cell>
              <table:table-cell office:value-type="float" office:value="0.572363520850167">
                <text:p>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7">
                <text:p>-0.572363520850167</text:p>
              </table:table-cell>
            </table:table-row>
            <table:table-row>
              <table:table-cell office:value-type="string"/>
              <table:table-cell office:value-type="float" office:value="0.83">
                <text:p>0.83</text:p>
              </table:table-cell>
              <table:table-cell office:value-type="float" office:value="0.557763390695373">
                <text:p>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3">
                <text:p>-0.557763390695373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0.542586398650021">
                <text:p>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1">
                <text:p>-0.542586398650021</text:p>
              </table:table-cell>
            </table:table-row>
            <table:table-row>
              <table:table-cell office:value-type="string"/>
              <table:table-cell office:value-type="float" office:value="0.850000000000001">
                <text:p>0.850000000000001</text:p>
              </table:table-cell>
              <table:table-cell office:value-type="float" office:value="0.526782687642636">
                <text:p>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6">
                <text:p>-0.526782687642636</text:p>
              </table:table-cell>
            </table:table-row>
            <table:table-row>
              <table:table-cell office:value-type="string"/>
              <table:table-cell office:value-type="float" office:value="0.860000000000001">
                <text:p>0.860000000000001</text:p>
              </table:table-cell>
              <table:table-cell office:value-type="float" office:value="0.510294032886922">
                <text:p>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2">
                <text:p>-0.510294032886922</text:p>
              </table:table-cell>
            </table:table-row>
            <table:table-row>
              <table:table-cell office:value-type="string"/>
              <table:table-cell office:value-type="float" office:value="0.87">
                <text:p>0.87</text:p>
              </table:table-cell>
              <table:table-cell office:value-type="float" office:value="0.493051721424841">
                <text:p>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1">
                <text:p>-0.493051721424841</text:p>
              </table:table-cell>
            </table:table-row>
            <table:table-row>
              <table:table-cell office:value-type="string"/>
              <table:table-cell office:value-type="float" office:value="0.88">
                <text:p>0.88</text:p>
              </table:table-cell>
              <table:table-cell office:value-type="float" office:value="0.474973683481516">
                <text:p>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6">
                <text:p>-0.474973683481516</text:p>
              </table:table-cell>
            </table:table-row>
            <table:table-row>
              <table:table-cell office:value-type="string"/>
              <table:table-cell office:value-type="float" office:value="0.890000000000001">
                <text:p>0.890000000000001</text:p>
              </table:table-cell>
              <table:table-cell office:value-type="float" office:value="0.455960524607119">
                <text:p>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9">
                <text:p>-0.455960524607119</text:p>
              </table:table-cell>
            </table:table-row>
            <table:table-row>
              <table:table-cell office:value-type="string"/>
              <table:table-cell office:value-type="float" office:value="0.900000000000001">
                <text:p>0.900000000000001</text:p>
              </table:table-cell>
              <table:table-cell office:value-type="float" office:value="0.435889894354066">
                <text:p>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6">
                <text:p>-0.435889894354066</text:p>
              </table:table-cell>
            </table:table-row>
            <table:table-row>
              <table:table-cell office:value-type="string"/>
              <table:table-cell office:value-type="float" office:value="0.910000000000001">
                <text:p>0.910000000000001</text:p>
              </table:table-cell>
              <table:table-cell office:value-type="float" office:value="0.414608248832556">
                <text:p>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6">
                <text:p>-0.414608248832556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0.391918358845307">
                <text:p>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7">
                <text:p>-0.391918358845307</text:p>
              </table:table-cell>
            </table:table-row>
            <table:table-row>
              <table:table-cell office:value-type="string"/>
              <table:table-cell office:value-type="float" office:value="0.930000000000001">
                <text:p>0.930000000000001</text:p>
              </table:table-cell>
              <table:table-cell office:value-type="float" office:value="0.367559518989781">
                <text:p>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1">
                <text:p>-0.367559518989781</text:p>
              </table:table-cell>
            </table:table-row>
            <table:table-row>
              <table:table-cell office:value-type="string"/>
              <table:table-cell office:value-type="float" office:value="0.940000000000001">
                <text:p>0.940000000000001</text:p>
              </table:table-cell>
              <table:table-cell office:value-type="float" office:value="0.341174442184638">
                <text:p>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8">
                <text:p>-0.341174442184638</text:p>
              </table:table-cell>
            </table:table-row>
            <table:table-row>
              <table:table-cell office:value-type="string"/>
              <table:table-cell office:value-type="float" office:value="0.950000000000001">
                <text:p>0.950000000000001</text:p>
              </table:table-cell>
              <table:table-cell office:value-type="float" office:value="0.312249899919918">
                <text:p>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8">
                <text:p>-0.312249899919918</text:p>
              </table:table-cell>
            </table:table-row>
            <table:table-row>
              <table:table-cell office:value-type="string"/>
              <table:table-cell office:value-type="float" office:value="0.960000000000001">
                <text:p>0.960000000000001</text:p>
              </table:table-cell>
              <table:table-cell office:value-type="float" office:value="0.279999999999998">
                <text:p>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8">
                <text:p>-0.279999999999998</text:p>
              </table:table-cell>
            </table:table-row>
            <table:table-row>
              <table:table-cell office:value-type="string"/>
              <table:table-cell office:value-type="float" office:value="0.970000000000001">
                <text:p>0.970000000000001</text:p>
              </table:table-cell>
              <table:table-cell office:value-type="float" office:value="0.243104915622862">
                <text:p>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2">
                <text:p>-0.243104915622862</text:p>
              </table:table-cell>
            </table:table-row>
            <table:table-row>
              <table:table-cell office:value-type="string"/>
              <table:table-cell office:value-type="float" office:value="0.980000000000001">
                <text:p>0.980000000000001</text:p>
              </table:table-cell>
              <table:table-cell office:value-type="float" office:value="0.198997487421321">
                <text:p>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1">
                <text:p>-0.198997487421321</text:p>
              </table:table-cell>
            </table:table-row>
            <table:table-row>
              <table:table-cell office:value-type="string"/>
              <table:table-cell office:value-type="float" office:value="0.990000000000001">
                <text:p>0.990000000000001</text:p>
              </table:table-cell>
              <table:table-cell office:value-type="float" office:value="0.141067359796654">
                <text:p>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4">
                <text:p>-0.14106735979665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" chart:maximum="1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0000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7cm" chart:symbol-height="0.35cm" chart:link-data-style-to-source="true">
        <chart:symbol-image xlink:href="Pictures/100002000000000E0000000782FA037329863FC1.gif"/>
      </style:chart-properties>
      <style:graphic-properties svg:stroke-width="0.08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image" chart:symbol-width="0.35cm" chart:symbol-height="0.35cm" chart:link-data-style-to-source="true">
        <chart:symbol-image xlink:href="Pictures/100002000000000B0000000B7D1422FA29DDF7D5.gif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5cm" chart:symbol-height="0.5cm" chart:link-data-style-to-source="true">
        <chart:symbol-image xlink:href="Pictures/100002000000000C0000000CB636CCB85045C2C4.gif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chart-properties chart:solid-type="cuboid" chart:symbol-type="image" chart:symbol-width="0.5cm" chart:symbol-height="0.5cm"/>
    </style:style>
    <style:style style:name="ch10" style:family="chart" style:data-style-name="N0">
      <style:chart-properties chart:symbol-type="image" chart:symbol-width="0.7cm" chart:symbol-height="0.7cm" chart:link-data-style-to-source="true">
        <chart:symbol-image xlink:href="Pictures/1000020000000010000000104D3C6998AE6D5F97.gif"/>
      </style:chart-properties>
      <style:graphic-properties svg:stroke-width="0.08cm" svg:stroke-color="#009900" draw:fill-color="#0099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6cm" chart:symbol-height="0.6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65cm" chart:symbol-height="0.6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15.239cm" xlink:href=".." xlink:type="simple" chart:class="chart:scatter" chart:style-name="ch1">
        <chart:plot-area chart:style-name="ch2" table:cell-range-address="Données.Y3:Données.AA203 'Equations 2'.B4:'Equations 2'.B5 'Equations 2'.B6:'Equations 2'.B8 'Equations 2'.D4:'Equations 2'.D8" chart:data-source-has-labels="row" svg:x="0.472cm" svg:y="0.33cm" svg:width="14.994cm" svg:height="14.465cm">
          <chartooo:coordinate-region svg:x="0.618cm" svg:y="0.529cm" svg:width="14.754cm" svg:height="14.0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Données.Z3:Données.Z203" loext:label-string="&quot;Cercle haut&quot;" chart:class="chart:scatter">
            <chart:domain table:cell-range-address="Données.Y3:Données.Y203"/>
            <chart:data-point chart:repeated="201"/>
          </chart:series>
          <chart:series chart:style-name="ch6" chart:values-cell-range-address="'Equations 2'.B4:'Equations 2'.B4" loext:label-string="&quot;Valeur 1 : x_1&quot;" chart:class="chart:scatter">
            <chart:domain table:cell-range-address="'Equations 2'.A4:'Equations 2'.A4"/>
            <chart:data-point/>
          </chart:series>
          <chart:series chart:style-name="ch7" chart:values-cell-range-address="'Equations 2'.B8:'Equations 2'.B8" loext:label-string="&quot;Valeur 5 : x_1&quot;" chart:class="chart:scatter">
            <chart:domain table:cell-range-address="'Equations 2'.A8:'Equations 2'.A8"/>
            <chart:data-point/>
          </chart:series>
          <chart:series chart:style-name="ch7" chart:values-cell-range-address="'Equations 2'.D8:'Equations 2'.D8" loext:label-string="&quot;Valeur 5 : x_2&quot;" chart:class="chart:scatter">
            <chart:domain table:cell-range-address="'Equations 2'.C8:'Equations 2'.C8"/>
            <chart:data-point/>
          </chart:series>
          <chart:series chart:style-name="ch8" chart:values-cell-range-address="'Equations 2'.B7:'Equations 2'.B7" loext:label-string="&quot;Valeur 4 : x_1&quot;" chart:class="chart:scatter">
            <chart:domain table:cell-range-address="'Equations 2'.A7:'Equations 2'.A7"/>
            <chart:data-point chart:style-name="ch9"/>
          </chart:series>
          <chart:series chart:style-name="ch8" chart:values-cell-range-address="'Equations 2'.D7:'Equations 2'.D7" loext:label-string="&quot;Valeur 4 : x_2&quot;" chart:class="chart:scatter">
            <chart:domain table:cell-range-address="'Equations 2'.C7:'Equations 2'.C7"/>
            <chart:data-point/>
          </chart:series>
          <chart:series chart:style-name="ch10" chart:values-cell-range-address="'Equations 2'.B6:'Equations 2'.B6" loext:label-string="&quot;Valeur 3 : x_1&quot;" chart:class="chart:scatter">
            <chart:domain table:cell-range-address="'Equations 2'.A6:'Equations 2'.A6"/>
            <chart:data-point/>
          </chart:series>
          <chart:series chart:style-name="ch10" chart:values-cell-range-address="'Equations 2'.D6:'Equations 2'.D6" loext:label-string="&quot;Valeur 3 : x_2&quot;" chart:class="chart:scatter">
            <chart:domain table:cell-range-address="'Equations 2'.C6:'Equations 2'.C6"/>
            <chart:data-point/>
          </chart:series>
          <chart:series chart:style-name="ch11" chart:values-cell-range-address="'Equations 2'.B5:'Equations 2'.B5" loext:label-string="&quot;Valeur 1 : x_1&quot;" chart:class="chart:scatter">
            <chart:domain table:cell-range-address="'Equations 2'.A5:'Equations 2'.A5"/>
            <chart:data-point/>
          </chart:series>
          <chart:series chart:style-name="ch12" chart:values-cell-range-address="'Equations 2'.D5:'Equations 2'.D5" loext:label-string="&quot;Valeur 2 : x_2&quot;" chart:class="chart:scatter">
            <chart:domain table:cell-range-address="'Equations 2'.C5:'Equations 2'.C5"/>
            <chart:data-point/>
          </chart:series>
          <chart:series chart:style-name="ch6" chart:values-cell-range-address="'Equations 2'.D4:'Equations 2'.D4" loext:label-string="&quot;Valeur 2 : x_1&quot;" chart:class="chart:scatter">
            <chart:domain table:cell-range-address="'Equations 2'.C4:'Equations 2'.C4"/>
            <chart:data-point/>
          </chart:series>
          <chart:series chart:style-name="ch13" chart:values-cell-range-address="Données.AA3:Données.AA203" loext:label-string="&quot;Cercle bas&quot;" chart:class="chart:scatter">
            <chart:data-point chart:repeated="2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Y</text:p>
              </table:table-cell>
              <table:table-cell office:value-type="string">
                <text:p>Cercle haut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5 : x_1</text:p>
              </table:table-cell>
              <table:table-cell office:value-type="string">
                <text:p/>
              </table:table-cell>
              <table:table-cell office:value-type="string">
                <text:p>Valeur 5 : x_2</text:p>
              </table:table-cell>
              <table:table-cell office:value-type="string">
                <text:p/>
              </table:table-cell>
              <table:table-cell office:value-type="string">
                <text:p>Valeur 4 : x_1</text:p>
              </table:table-cell>
              <table:table-cell office:value-type="string">
                <text:p/>
              </table:table-cell>
              <table:table-cell office:value-type="string">
                <text:p>Valeur 4 : x_2</text:p>
              </table:table-cell>
              <table:table-cell office:value-type="string">
                <text:p/>
              </table:table-cell>
              <table:table-cell office:value-type="string">
                <text:p>Valeur 3 : x_1</text:p>
              </table:table-cell>
              <table:table-cell office:value-type="string">
                <text:p/>
              </table:table-cell>
              <table:table-cell office:value-type="string">
                <text:p>Valeur 3 : x_2</text:p>
              </table:table-cell>
              <table:table-cell office:value-type="string">
                <text:p/>
              </table:table-cell>
              <table:table-cell office:value-type="string">
                <text:p>Valeur 1 : x_1</text:p>
              </table:table-cell>
              <table:table-cell office:value-type="string">
                <text:p/>
              </table:table-cell>
              <table:table-cell office:value-type="string">
                <text:p>Valeur 2 : x_2</text:p>
              </table:table-cell>
              <table:table-cell office:value-type="string">
                <text:p/>
              </table:table-cell>
              <table:table-cell office:value-type="string">
                <text:p>Valeur 2 : x_1</text:p>
              </table:table-cell>
              <table:table-cell office:value-type="string">
                <text:p>Cercle b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Données.Y3:Données.Y203</svg:desc>
                </draw:g>
              </table:table-cell>
              <table:table-cell office:value-type="float" office:value="0">
                <text:p>0</text:p>
                <draw:g>
                  <svg:desc>Données.Z3:Données.Z203</svg:desc>
                </draw:g>
              </table:table-cell>
              <table:table-cell office:value-type="float" office:value="NaN">
                <text:p>NaN</text:p>
                <draw:g>
                  <svg:desc>'Equations 2'.A4:'Equations 2'.A4</svg:desc>
                </draw:g>
              </table:table-cell>
              <table:table-cell office:value-type="float" office:value="NaN">
                <text:p>NaN</text:p>
                <draw:g>
                  <svg:desc>'Equations 2'.B4:'Equations 2'.B4</svg:desc>
                </draw:g>
              </table:table-cell>
              <table:table-cell office:value-type="float" office:value="NaN">
                <text:p>NaN</text:p>
                <draw:g>
                  <svg:desc>'Equations 2'.A8:'Equations 2'.A8</svg:desc>
                </draw:g>
              </table:table-cell>
              <table:table-cell office:value-type="float" office:value="NaN">
                <text:p>NaN</text:p>
                <draw:g>
                  <svg:desc>'Equations 2'.B8:'Equations 2'.B8</svg:desc>
                </draw:g>
              </table:table-cell>
              <table:table-cell office:value-type="float" office:value="NaN">
                <text:p>NaN</text:p>
                <draw:g>
                  <svg:desc>'Equations 2'.C8:'Equations 2'.C8</svg:desc>
                </draw:g>
              </table:table-cell>
              <table:table-cell office:value-type="float" office:value="NaN">
                <text:p>NaN</text:p>
                <draw:g>
                  <svg:desc>'Equations 2'.D8:'Equations 2'.D8</svg:desc>
                </draw:g>
              </table:table-cell>
              <table:table-cell office:value-type="float" office:value="NaN">
                <text:p>NaN</text:p>
                <draw:g>
                  <svg:desc>'Equations 2'.A7:'Equations 2'.A7</svg:desc>
                </draw:g>
              </table:table-cell>
              <table:table-cell office:value-type="float" office:value="NaN">
                <text:p>NaN</text:p>
                <draw:g>
                  <svg:desc>'Equations 2'.B7:'Equations 2'.B7</svg:desc>
                </draw:g>
              </table:table-cell>
              <table:table-cell office:value-type="float" office:value="NaN">
                <text:p>NaN</text:p>
                <draw:g>
                  <svg:desc>'Equations 2'.C7:'Equations 2'.C7</svg:desc>
                </draw:g>
              </table:table-cell>
              <table:table-cell office:value-type="float" office:value="NaN">
                <text:p>NaN</text:p>
                <draw:g>
                  <svg:desc>'Equations 2'.D7:'Equations 2'.D7</svg:desc>
                </draw:g>
              </table:table-cell>
              <table:table-cell office:value-type="float" office:value="NaN">
                <text:p>NaN</text:p>
                <draw:g>
                  <svg:desc>'Equations 2'.A6:'Equations 2'.A6</svg:desc>
                </draw:g>
              </table:table-cell>
              <table:table-cell office:value-type="float" office:value="NaN">
                <text:p>NaN</text:p>
                <draw:g>
                  <svg:desc>'Equations 2'.B6:'Equations 2'.B6</svg:desc>
                </draw:g>
              </table:table-cell>
              <table:table-cell office:value-type="float" office:value="NaN">
                <text:p>NaN</text:p>
                <draw:g>
                  <svg:desc>'Equations 2'.C6:'Equations 2'.C6</svg:desc>
                </draw:g>
              </table:table-cell>
              <table:table-cell office:value-type="float" office:value="NaN">
                <text:p>NaN</text:p>
                <draw:g>
                  <svg:desc>'Equations 2'.D6:'Equations 2'.D6</svg:desc>
                </draw:g>
              </table:table-cell>
              <table:table-cell office:value-type="float" office:value="NaN">
                <text:p>NaN</text:p>
                <draw:g>
                  <svg:desc>'Equations 2'.A5:'Equations 2'.A5</svg:desc>
                </draw:g>
              </table:table-cell>
              <table:table-cell office:value-type="float" office:value="NaN">
                <text:p>NaN</text:p>
                <draw:g>
                  <svg:desc>'Equations 2'.B5:'Equations 2'.B5</svg:desc>
                </draw:g>
              </table:table-cell>
              <table:table-cell office:value-type="float" office:value="NaN">
                <text:p>NaN</text:p>
                <draw:g>
                  <svg:desc>'Equations 2'.C5:'Equations 2'.C5</svg:desc>
                </draw:g>
              </table:table-cell>
              <table:table-cell office:value-type="float" office:value="NaN">
                <text:p>NaN</text:p>
                <draw:g>
                  <svg:desc>'Equations 2'.D5:'Equations 2'.D5</svg:desc>
                </draw:g>
              </table:table-cell>
              <table:table-cell office:value-type="float" office:value="NaN">
                <text:p>NaN</text:p>
                <draw:g>
                  <svg:desc>'Equations 2'.C4:'Equations 2'.C4</svg:desc>
                </draw:g>
              </table:table-cell>
              <table:table-cell office:value-type="float" office:value="NaN">
                <text:p>NaN</text:p>
                <draw:g>
                  <svg:desc>'Equations 2'.D4:'Equations 2'.D4</svg:desc>
                </draw:g>
              </table:table-cell>
              <table:table-cell office:value-type="float" office:value="-0">
                <text:p>-0</text:p>
                <draw:g>
                  <svg:desc>Données.AA3:Données.AA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41067359796659">
                <text:p>0.141067359796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9">
                <text:p>-0.141067359796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198997487421324">
                <text:p>0.19899748742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4">
                <text:p>-0.198997487421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243104915622864">
                <text:p>0.243104915622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4">
                <text:p>-0.243104915622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31224989991992">
                <text:p>0.312249899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2">
                <text:p>-0.3122498999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34117444218464">
                <text:p>0.3411744421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4">
                <text:p>-0.34117444218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367559518989782">
                <text:p>0.367559518989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2">
                <text:p>-0.36755951898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391918358845309">
                <text:p>0.391918358845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9">
                <text:p>-0.391918358845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414608248832558">
                <text:p>0.414608248832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8">
                <text:p>-0.414608248832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435889894354068">
                <text:p>0.435889894354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8">
                <text:p>-0.435889894354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45596052460712">
                <text:p>0.45596052460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2">
                <text:p>-0.45596052460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474973683481517">
                <text:p>0.47497368348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7">
                <text:p>-0.474973683481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493051721424842">
                <text:p>0.49305172142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2">
                <text:p>-0.49305172142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510294032886923">
                <text:p>0.51029403288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3">
                <text:p>-0.510294032886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526782687642637">
                <text:p>0.52678268764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7">
                <text:p>-0.526782687642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542586398650022">
                <text:p>0.54258639865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2">
                <text:p>-0.542586398650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557763390695374">
                <text:p>0.557763390695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4">
                <text:p>-0.5577633906953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572363520850168">
                <text:p>0.57236352085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8">
                <text:p>-0.5723635208501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58642987645583">
                <text:p>0.58642987645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3">
                <text:p>-0.58642987645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613106842238774">
                <text:p>0.61310684223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4">
                <text:p>-0.613106842238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625779513886481">
                <text:p>0.62577951388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1">
                <text:p>-0.6257795138864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638043885637971">
                <text:p>0.63804388563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1">
                <text:p>-0.638043885637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649923072370877">
                <text:p>0.64992307237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7">
                <text:p>-0.64992307237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661437827766148">
                <text:p>0.66143782776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8">
                <text:p>-0.661437827766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67260686883201">
                <text:p>0.6726068688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1">
                <text:p>-0.67260686883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693974062915899">
                <text:p>0.6939740629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9">
                <text:p>-0.693974062915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723809367167903">
                <text:p>0.723809367167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3">
                <text:p>-0.723809367167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733212111192935">
                <text:p>0.73321211119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5">
                <text:p>-0.733212111192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742361098118699">
                <text:p>0.74236109811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9">
                <text:p>-0.742361098118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784601809837322">
                <text:p>0.78460180983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2">
                <text:p>-0.7846018098373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835164654424504">
                <text:p>0.83516465442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4">
                <text:p>-0.8351646544245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841665016500033">
                <text:p>0.84166501650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3">
                <text:p>-0.841665016500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847997641506155">
                <text:p>0.84799764150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5">
                <text:p>-0.847997641506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860174400921116">
                <text:p>0.86017440092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6">
                <text:p>-0.8601744009211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871722432887901">
                <text:p>0.87172243288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01">
                <text:p>-0.871722432887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877268487978453">
                <text:p>0.8772684879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3">
                <text:p>-0.877268487978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882666414904295">
                <text:p>0.882666414904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5">
                <text:p>-0.882666414904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887918915216925">
                <text:p>0.8879189152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5">
                <text:p>-0.887918915216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893028554974588">
                <text:p>0.8930285549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8">
                <text:p>-0.8930285549745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912085522305886">
                <text:p>0.91208552230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6">
                <text:p>-0.9120855223058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929031754032122">
                <text:p>0.929031754032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2">
                <text:p>-0.929031754032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950736556570747">
                <text:p>0.9507365565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7">
                <text:p>-0.950736556570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985444062339411">
                <text:p>0.98544406233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1">
                <text:p>-0.9854440623394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9151399384981">
                <text:p>0.9915139938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1">
                <text:p>-0.9915139938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0.999949998749938">
                <text:p>0.99994999874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949998749938">
                <text:p>-0.999949998749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0.999799979995999">
                <text:p>0.99979997999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99979995999">
                <text:p>-0.9997999799959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0.999549898704412">
                <text:p>0.999549898704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549898704412">
                <text:p>-0.9995498987044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0.999199679743744">
                <text:p>0.999199679743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199679743744">
                <text:p>-0.9991996797437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0.998749217771909">
                <text:p>0.99874921777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749217771909">
                <text:p>-0.998749217771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0.998198377077422">
                <text:p>0.99819837707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8198377077422">
                <text:p>-0.9981983770774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0.997546991374341">
                <text:p>0.99754699137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7546991374341">
                <text:p>-0.997546991374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0.996794863550169">
                <text:p>0.9967948635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6794863550169">
                <text:p>-0.996794863550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0.995941765365827">
                <text:p>0.99594176536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941765365827">
                <text:p>-0.9959417653658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0.99498743710662">
                <text:p>0.9949874371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98743710662">
                <text:p>-0.994987437106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0.993931587182941">
                <text:p>0.99393158718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3931587182941">
                <text:p>-0.9939315871829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0.992773891679268">
                <text:p>0.99277389167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2773891679268">
                <text:p>-0.99277389167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0.991513993849809">
                <text:p>0.99151399384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1513993849809">
                <text:p>-0.9915139938498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0.990151503558925">
                <text:p>0.99015150355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151503558925">
                <text:p>-0.99015150355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0.98868599666426">
                <text:p>0.98868599666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868599666426">
                <text:p>-0.988685996664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0.987117014340245">
                <text:p>0.98711701434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7117014340245">
                <text:p>-0.9871170143402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0.98544406233941">
                <text:p>0.9854440623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544406233941">
                <text:p>-0.985444062339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0.983666610188635">
                <text:p>0.98366661018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3666610188635">
                <text:p>-0.98366661018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0.981784090317214">
                <text:p>0.98178409031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1784090317214">
                <text:p>-0.981784090317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9795897113271">
                <text:p>-0.979795897113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0.977701385904715">
                <text:p>0.97770138590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701385904715">
                <text:p>-0.9777013859047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0.975499871860576">
                <text:p>0.97549987186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5499871860576">
                <text:p>-0.975499871860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0.973190628808149">
                <text:p>0.97319062880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190628808149">
                <text:p>-0.9731906288081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0.970772887960928">
                <text:p>0.97077288796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772887960928">
                <text:p>-0.9707728879609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0.968245836551854">
                <text:p>0.9682458365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245836551854">
                <text:p>-0.9682458365518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0.965608616365865">
                <text:p>0.96560861636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5608616365865">
                <text:p>-0.965608616365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0.962860322165162">
                <text:p>0.96286032216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2860322165162">
                <text:p>-0.962860322165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0.957026645397086">
                <text:p>0.957026645397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7026645397086">
                <text:p>-0.957026645397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0.953939201416946">
                <text:p>0.95393920141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3939201416946">
                <text:p>-0.9539392014169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0.950736556570746">
                <text:p>0.95073655657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0736556570746">
                <text:p>-0.9507365565707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0.947417542586161">
                <text:p>0.947417542586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7417542586161">
                <text:p>-0.9474175425861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0.943980932010811">
                <text:p>0.943980932010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3980932010811">
                <text:p>-0.9439809320108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0.9404254356407">
                <text:p>0.940425435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04254356407">
                <text:p>-0.9404254356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0.93674969975976">
                <text:p>0.93674969975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674969975976">
                <text:p>-0.93674969975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0.932952303175248">
                <text:p>0.93295230317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2952303175248">
                <text:p>-0.9329523031752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0.929031754032121">
                <text:p>0.929031754032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31754032121">
                <text:p>-0.92903175403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0.924986486387774">
                <text:p>0.924986486387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986486387774">
                <text:p>-0.9249864863877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0.920814856526544">
                <text:p>0.92081485652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814856526544">
                <text:p>-0.9208148565265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0.916515138991168">
                <text:p>0.91651513899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6515138991168">
                <text:p>-0.9165151389911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0.912085522305885">
                <text:p>0.91208552230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2085522305885">
                <text:p>-0.9120855223058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0.907524104363074">
                <text:p>0.90752410436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7524104363074">
                <text:p>-0.9075241043630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0.902828887442133">
                <text:p>0.90282888744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828887442133">
                <text:p>-0.9028288874421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0.897997772825746">
                <text:p>0.89799777282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7997772825746">
                <text:p>-0.8979977728257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0.893028554974587">
                <text:p>0.8930285549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028554974587">
                <text:p>-0.8930285549745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0.887918915216924">
                <text:p>0.887918915216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7918915216924">
                <text:p>-0.887918915216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0.882666414904294">
                <text:p>0.882666414904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2666414904294">
                <text:p>-0.882666414904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0.877268487978452">
                <text:p>0.877268487978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7268487978452">
                <text:p>-0.877268487978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0.8717224328879">
                <text:p>0.871722432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7224328879">
                <text:p>-0.87172243288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0.860174400921115">
                <text:p>0.86017440092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0174400921115">
                <text:p>-0.8601744009211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0.854166260162505">
                <text:p>0.85416626016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4166260162505">
                <text:p>-0.8541662601625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0.847997641506154">
                <text:p>0.8479976415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7997641506154">
                <text:p>-0.8479976415061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0.841665016500032">
                <text:p>0.8416650165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1665016500032">
                <text:p>-0.8416650165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0.835164654424503">
                <text:p>0.83516465442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5164654424503">
                <text:p>-0.8351646544245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0.828492607088319">
                <text:p>0.828492607088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492607088319">
                <text:p>-0.8284926070883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0.821644692065859">
                <text:p>0.82164469206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1644692065859">
                <text:p>-0.8216446920658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0.814616474176652">
                <text:p>0.814616474176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616474176652">
                <text:p>-0.8146164741766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0.807403244977378">
                <text:p>0.80740324497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403244977378">
                <text:p>-0.807403244977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0.792401413426301">
                <text:p>0.79240141342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401413426301">
                <text:p>-0.7924014134263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0.784601809837321">
                <text:p>0.78460180983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4601809837321">
                <text:p>-0.7846018098373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0.776595132614157">
                <text:p>0.776595132614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6595132614157">
                <text:p>-0.776595132614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0.768374908491942">
                <text:p>0.76837490849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8374908491942">
                <text:p>-0.7683749084919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0.759934207678533">
                <text:p>0.75993420767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9934207678533">
                <text:p>-0.759934207678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0.751265598839718">
                <text:p>0.751265598839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1265598839718">
                <text:p>-0.751265598839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0.742361098118698">
                <text:p>0.742361098118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2361098118698">
                <text:p>-0.7423610981186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0.733212111192934">
                <text:p>0.73321211119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212111192934">
                <text:p>-0.7332121111929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0.723809367167902">
                <text:p>0.72380936716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3809367167902">
                <text:p>-0.7238093671679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0.714142842854285">
                <text:p>0.7141428428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4142842854285">
                <text:p>-0.7141428428542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0.70420167565833">
                <text:p>0.7042016756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420167565833">
                <text:p>-0.704201675658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0.693974062915898">
                <text:p>0.693974062915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3974062915898">
                <text:p>-0.6939740629158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0.683447144993671">
                <text:p>0.683447144993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3447144993671">
                <text:p>-0.6834471449936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0.672606868832009">
                <text:p>0.67260686883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606868832009">
                <text:p>-0.6726068688320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0.661437827766147">
                <text:p>0.6614378277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1437827766147">
                <text:p>-0.6614378277661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0.649923072370876">
                <text:p>0.64992307237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9923072370876">
                <text:p>-0.649923072370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0.63804388563797">
                <text:p>0.63804388563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804388563797">
                <text:p>-0.638043885637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0.62577951388648">
                <text:p>0.62577951388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577951388648">
                <text:p>-0.625779513886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613106842238773">
                <text:p>0.613106842238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3106842238773">
                <text:p>-0.6131068422387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9999999999999">
                <text:p>-0.599999999999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586429876455829">
                <text:p>0.58642987645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6429876455829">
                <text:p>-0.5864298764558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0.572363520850167">
                <text:p>0.57236352085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2363520850167">
                <text:p>-0.572363520850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0.557763390695373">
                <text:p>0.557763390695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763390695373">
                <text:p>-0.5577633906953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0.542586398650021">
                <text:p>0.5425863986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2586398650021">
                <text:p>-0.542586398650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526782687642636">
                <text:p>0.5267826876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782687642636">
                <text:p>-0.5267826876426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510294032886922">
                <text:p>0.510294032886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294032886922">
                <text:p>-0.5102940328869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0.493051721424841">
                <text:p>0.49305172142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3051721424841">
                <text:p>-0.4930517214248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0.474973683481516">
                <text:p>0.47497368348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4973683481516">
                <text:p>-0.4749736834815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455960524607119">
                <text:p>0.455960524607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5960524607119">
                <text:p>-0.455960524607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435889894354066">
                <text:p>0.4358898943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5889894354066">
                <text:p>-0.4358898943540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414608248832556">
                <text:p>0.414608248832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08248832556">
                <text:p>-0.414608248832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">
                <text:p>0.92</text:p>
              </table:table-cell>
              <table:table-cell office:value-type="float" office:value="0.391918358845307">
                <text:p>0.39191835884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1918358845307">
                <text:p>-0.3919183588453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67559518989781">
                <text:p>0.367559518989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7559518989781">
                <text:p>-0.3675595189897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41174442184638">
                <text:p>0.341174442184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1174442184638">
                <text:p>-0.3411744421846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12249899919918">
                <text:p>0.31224989991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2249899919918">
                <text:p>-0.3122498999199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79999999999998">
                <text:p>0.27999999999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9999999999998">
                <text:p>-0.279999999999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43104915622862">
                <text:p>0.243104915622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3104915622862">
                <text:p>-0.2431049156228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198997487421321">
                <text:p>0.19899748742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8997487421321">
                <text:p>-0.1989974874213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141067359796654">
                <text:p>0.141067359796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067359796654">
                <text:p>-0.141067359796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0" draw:border="0%"/>
    <draw:gradient draw:name="Gradient_20_15" draw:display-name="Gradient 15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